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officeooo:rsid="0017c7a3" officeooo:paragraph-rsid="0017c7a3" fo:background-color="#ffff00"/>
    </style:style>
    <style:style style:name="P2" style:family="paragraph" style:parent-style-name="Standard">
      <style:text-properties officeooo:rsid="0017c7a3" officeooo:paragraph-rsid="0017c7a3" fo:background-color="#ff99ff"/>
    </style:style>
    <style:style style:name="P3" style:family="paragraph" style:parent-style-name="Standard">
      <style:text-properties officeooo:rsid="0017c7a3" officeooo:paragraph-rsid="0017c7a3" fo:background-color="#ccff66"/>
    </style:style>
    <style:style style:name="P4" style:family="paragraph" style:parent-style-name="Standard">
      <style:text-properties officeooo:rsid="0017c7a3" officeooo:paragraph-rsid="0017c7a3" fo:background-color="#9999ff"/>
    </style:style>
    <style:style style:name="P5" style:family="paragraph" style:parent-style-name="Standard">
      <style:text-properties officeooo:rsid="0017c7a3" officeooo:paragraph-rsid="0017c7a3" fo:background-color="#ff9999"/>
    </style:style>
    <style:style style:name="P6" style:family="paragraph" style:parent-style-name="Standard">
      <style:text-properties officeooo:rsid="0017c7a3" officeooo:paragraph-rsid="0017c7a3" fo:background-color="#ccffff"/>
    </style:style>
    <style:style style:name="P7" style:family="paragraph" style:parent-style-name="Standard">
      <style:text-properties officeooo:rsid="0017c7a3" officeooo:paragraph-rsid="0017c7a3" fo:background-color="#ffffcc"/>
    </style:style>
    <style:style style:name="P8" style:family="paragraph" style:parent-style-name="Standard">
      <style:text-properties officeooo:rsid="0017c7a3" officeooo:paragraph-rsid="0017c7a3" fo:background-color="#dddd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ual: Max: Min: Sum: Shutter: LaserPower: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<text:soft-page-break/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<text:soft-page-break/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<text:soft-page-break/>000 002 001 002 12810 143</text:p>
      <text:p text:style-name="P1">000 003 001 002 12810 143</text:p>
      <text:p text:style-name="P1">000 003 001 002 12810 143</text:p>
      <text:p text:style-name="P1">000 003 001 002 12810 143</text:p>
      <text:p text:style-name="P1">000 003 001 002 12810 143</text:p>
      <text:p text:style-name="P1">000 003 001 002 12810 143</text:p>
      <text:p text:style-name="P1">000 003 001 002 12810 143</text:p>
      <text:p text:style-name="P1">000 003 001 002 12810 143</text:p>
      <text:p text:style-name="P1">000 003 001 002 12810 143</text:p>
      <text:p text:style-name="P1">000 003 001 002 12810 143</text:p>
      <text:p text:style-name="P1">000 003 001 002 12810 143</text:p>
      <text:p text:style-name="P1">000 003 001 002 12810 143</text:p>
      <text:p text:style-name="P1">000 004 001 002 12810 143</text:p>
      <text:p text:style-name="P1">000 004 001 002 12810 143</text:p>
      <text:p text:style-name="P1">000 004 001 002 12810 143</text:p>
      <text:p text:style-name="P1">000 004 001 002 12810 143</text:p>
      <text:p text:style-name="P1">000 004 001 002 12810 143</text:p>
      <text:p text:style-name="P1">000 004 001 002 12810 143</text:p>
      <text:p text:style-name="P1">000 005 001 002 12810 143</text:p>
      <text:p text:style-name="P1">001 005 001 002 12810 143</text:p>
      <text:p text:style-name="P1">001 005 001 002 12810 143</text:p>
      <text:p text:style-name="P1">000 005 001 002 12810 143</text:p>
      <text:p text:style-name="P1">001 006 001 002 12810 143</text:p>
      <text:p text:style-name="P1">001 006 001 002 12810 143</text:p>
      <text:p text:style-name="P1">002 006 001 002 12810 143</text:p>
      <text:p text:style-name="P1">003 007 001 002 12810 143</text:p>
      <text:p text:style-name="P1">002 007 001 002 12810 143</text:p>
      <text:p text:style-name="P1">002 007 001 002 12810 143</text:p>
      <text:p text:style-name="P1">004 008 001 002 12810 143</text:p>
      <text:p text:style-name="P1">003 009 001 002 12810 143</text:p>
      <text:p text:style-name="P1">004 010 001 002 12810 143</text:p>
      <text:p text:style-name="P1">004 011 001 002 12810 143</text:p>
      <text:p text:style-name="P1">004 011 001 002 12810 143</text:p>
      <text:p text:style-name="P1">004 011 001 002 12810 143</text:p>
      <text:p text:style-name="P1">004 011 001 002 12810 143</text:p>
      <text:p text:style-name="P1">005 011 001 002 12810 143</text:p>
      <text:p text:style-name="P1">005 012 001 002 12810 143</text:p>
      <text:p text:style-name="P1">005 012 001 002 12810 143</text:p>
      <text:p text:style-name="P1">006 013 001 002 12810 143</text:p>
      <text:p text:style-name="P1">005 013 001 002 12810 143</text:p>
      <text:p text:style-name="P1">004 014 001 002 12810 143</text:p>
      <text:p text:style-name="P1">005 013 001 002 12810 143</text:p>
      <text:p text:style-name="P1">006 014 001 002 12810 143</text:p>
      <text:p text:style-name="P1">006 013 001 002 12810 143</text:p>
      <text:p text:style-name="P1">006 015 001 002 12810 143</text:p>
      <text:p text:style-name="P1">006 015 001 003 12810 143</text:p>
      <text:p text:style-name="P1">006 017 001 003 12810 143</text:p>
      <text:p text:style-name="P1">006 017 001 003 12810 143</text:p>
      <text:p text:style-name="P1">006 017 001 003 12810 143</text:p>
      <text:p text:style-name="P1"><text:soft-page-break/>005 018 001 003 12810 143</text:p>
      <text:p text:style-name="P1">006 018 001 003 12810 143</text:p>
      <text:p text:style-name="P1">007 020 001 003 12810 143</text:p>
      <text:p text:style-name="P1">007 021 001 003 12810 143</text:p>
      <text:p text:style-name="P1">007 025 001 003 12810 143</text:p>
      <text:p text:style-name="P1">008 026 001 003 12810 143</text:p>
      <text:p text:style-name="P1">008 028 001 003 12810 143</text:p>
      <text:p text:style-name="P1">008 024 001 003 12810 143</text:p>
      <text:p text:style-name="P1">008 026 001 003 12810 143</text:p>
      <text:p text:style-name="P1">008 023 001 003 12810 143</text:p>
      <text:p text:style-name="P1">008 023 001 003 12810 143</text:p>
      <text:p text:style-name="P1">009 024 001 003 12810 143</text:p>
      <text:p text:style-name="P1">008 029 001 003 12810 143</text:p>
      <text:p text:style-name="P1">009 029 001 003 12810 143</text:p>
      <text:p text:style-name="P1">009 036 001 003 12810 143</text:p>
      <text:p text:style-name="P1">009 037 001 003 12810 143</text:p>
      <text:p text:style-name="P1">009 035 001 003 12810 143</text:p>
      <text:p text:style-name="P1">008 029 001 003 12810 143</text:p>
      <text:p text:style-name="P1">009 029 001 003 12810 143</text:p>
      <text:p text:style-name="P1">008 027 001 003 12810 143</text:p>
      <text:p text:style-name="P1">008 027 001 003 12810 143</text:p>
      <text:p text:style-name="P1">009 030 001 003 12810 143</text:p>
      <text:p text:style-name="P1">009 036 001 003 12810 143</text:p>
      <text:p text:style-name="P1">009 036 001 003 12810 143</text:p>
      <text:p text:style-name="P1">009 041 001 003 12810 143</text:p>
      <text:p text:style-name="P1">009 040 001 003 12810 143</text:p>
      <text:p text:style-name="P1">009 029 001 003 12810 143</text:p>
      <text:p text:style-name="P1">009 028 001 003 12810 143</text:p>
      <text:p text:style-name="P1">009 027 001 003 12810 143</text:p>
      <text:p text:style-name="P1">009 029 001 003 12810 143</text:p>
      <text:p text:style-name="P1">009 029 001 003 12810 143</text:p>
      <text:p text:style-name="P1">009 035 001 003 12810 143</text:p>
      <text:p text:style-name="P1">009 037 001 004 12810 143</text:p>
      <text:p text:style-name="P1">009 037 001 004 12810 143</text:p>
      <text:p text:style-name="P1">009 031 001 004 12810 143</text:p>
      <text:p text:style-name="P1">009 032 001 003 12810 143</text:p>
      <text:p text:style-name="P1">010 029 001 003 12810 143</text:p>
      <text:p text:style-name="P1">010 029 001 003 12810 143</text:p>
      <text:p text:style-name="P1">010 030 001 003 12810 143</text:p>
      <text:p text:style-name="P1">011 037 001 003 12810 143</text:p>
      <text:p text:style-name="P1">011 037 001 004 12810 143</text:p>
      <text:p text:style-name="P1">011 037 001 004 12810 143</text:p>
      <text:p text:style-name="P1">011 030 001 003 12810 143</text:p>
      <text:p text:style-name="P1">011 027 001 003 12810 143</text:p>
      <text:p text:style-name="P1">011 031 001 004 12810 143</text:p>
      <text:p text:style-name="P1">012 030 001 004 12810 143</text:p>
      <text:p text:style-name="P1">011 036 001 004 12810 143</text:p>
      <text:p text:style-name="P1">011 036 001 004 12810 143</text:p>
      <text:p text:style-name="P1">012 039 001 004 12810 143</text:p>
      <text:p text:style-name="P1"><text:soft-page-break/>012 032 001 004 12810 143</text:p>
      <text:p text:style-name="P1">012 032 001 004 12810 143</text:p>
      <text:p text:style-name="P1">011 029 001 004 12810 143</text:p>
      <text:p text:style-name="P1">010 029 001 004 12810 143</text:p>
      <text:p text:style-name="P1">011 038 001 004 12810 143</text:p>
      <text:p text:style-name="P1">012 038 001 004 12810 143</text:p>
      <text:p text:style-name="P1">012 039 001 004 12810 143</text:p>
      <text:p text:style-name="P1">012 041 001 004 12810 143</text:p>
      <text:p text:style-name="P1">011 034 001 004 12810 143</text:p>
      <text:p text:style-name="P1">011 030 001 004 12810 143</text:p>
      <text:p text:style-name="P1">011 031 001 004 12810 143</text:p>
      <text:p text:style-name="P1">011 031 001 004 12810 143</text:p>
      <text:p text:style-name="P1">011 031 001 004 12810 143</text:p>
      <text:p text:style-name="P1">011 037 001 004 12810 143</text:p>
      <text:p text:style-name="P1">011 044 001 004 12810 143</text:p>
      <text:p text:style-name="P1">012 045 001 004 12810 143</text:p>
      <text:p text:style-name="P1">012 037 001 005 12810 143</text:p>
      <text:p text:style-name="P1">011 036 001 004 12810 143</text:p>
      <text:p text:style-name="P1">011 031 001 004 12810 143</text:p>
      <text:p text:style-name="P1">010 031 001 004 12810 143</text:p>
      <text:p text:style-name="P1">011 029 001 004 12810 143</text:p>
      <text:p text:style-name="P1">011 032 001 004 12810 143</text:p>
      <text:p text:style-name="P1">011 032 001 004 12810 143</text:p>
      <text:p text:style-name="P1">010 040 001 005 12810 143</text:p>
      <text:p text:style-name="P1">010 042 001 005 12810 143</text:p>
      <text:p text:style-name="P1">011 040 001 005 12810 143</text:p>
      <text:p text:style-name="P1">010 033 001 005 12810 143</text:p>
      <text:p text:style-name="P1">009 033 001 005 12810 143</text:p>
      <text:p text:style-name="P1">011 029 001 005 12810 143</text:p>
      <text:p text:style-name="P1">009 028 001 004 12810 143</text:p>
      <text:p text:style-name="P1">011 030 001 004 12810 143</text:p>
      <text:p text:style-name="P1">012 033 001 005 12810 143</text:p>
      <text:p text:style-name="P1">013 039 001 005 12810 143</text:p>
      <text:p text:style-name="P1">012 039 001 005 12810 143</text:p>
      <text:p text:style-name="P1">013 033 001 005 12810 143</text:p>
      <text:p text:style-name="P1">012 031 001 005 12810 143</text:p>
      <text:p text:style-name="P1">013 038 001 005 12810 143</text:p>
      <text:p text:style-name="P1">014 045 001 005 12810 143</text:p>
      <text:p text:style-name="P1">014 045 001 005 12810 143</text:p>
      <text:p text:style-name="P1">014 040 001 006 12810 143</text:p>
      <text:p text:style-name="P1">013 038 001 005 12810 143</text:p>
      <text:p text:style-name="P1">013 031 001 005 12810 143</text:p>
      <text:p text:style-name="P1">013 029 001 005 12810 143</text:p>
      <text:p text:style-name="P1">014 029 001 005 12810 143</text:p>
      <text:p text:style-name="P1">015 032 001 005 12810 143</text:p>
      <text:p text:style-name="P1">014 032 001 005 12810 143</text:p>
      <text:p text:style-name="P1">014 037 001 005 12810 143</text:p>
      <text:p text:style-name="P1">013 039 001 005 12810 143</text:p>
      <text:p text:style-name="P1">014 040 001 005 12810 143</text:p>
      <text:p text:style-name="P1"><text:soft-page-break/>012 033 001 005 12810 143</text:p>
      <text:p text:style-name="P1">012 033 001 005 12810 143</text:p>
      <text:p text:style-name="P1">012 031 001 005 12810 143</text:p>
      <text:p text:style-name="P1">012 031 001 005 12810 143</text:p>
      <text:p text:style-name="P1">012 031 001 005 12810 143</text:p>
      <text:p text:style-name="P1">013 037 001 005 12810 143</text:p>
      <text:p text:style-name="P1">014 038 001 006 12810 143</text:p>
      <text:p text:style-name="P1">014 046 001 006 12810 143</text:p>
      <text:p text:style-name="P1">014 045 001 006 12810 143</text:p>
      <text:p text:style-name="P1">015 038 001 005 12810 143</text:p>
      <text:p text:style-name="P1">016 048 001 006 12810 143</text:p>
      <text:p text:style-name="P1">015 042 001 006 12810 143</text:p>
      <text:p text:style-name="P1">015 042 001 006 12810 143</text:p>
      <text:p text:style-name="P1">016 035 001 006 12810 143</text:p>
      <text:p text:style-name="P1">014 032 001 005 12810 143</text:p>
      <text:p text:style-name="P1">015 032 001 005 12810 143</text:p>
      <text:p text:style-name="P1">014 035 001 005 12810 143</text:p>
      <text:p text:style-name="P1">015 035 001 005 12810 143</text:p>
      <text:p text:style-name="P1">017 044 001 006 12810 143</text:p>
      <text:p text:style-name="P1">017 045 001 006 12810 143</text:p>
      <text:p text:style-name="P1">016 050 001 006 12810 143</text:p>
      <text:p text:style-name="P1">017 041 001 006 12810 143</text:p>
      <text:p text:style-name="P1">015 041 001 006 12810 143</text:p>
      <text:p text:style-name="P1">017 035 001 006 12810 143</text:p>
      <text:p text:style-name="P1">017 034 001 005 12810 143</text:p>
      <text:p text:style-name="P1">018 040 001 005 12810 143</text:p>
      <text:p text:style-name="P1">017 040 001 006 12810 143</text:p>
      <text:p text:style-name="P1">018 040 001 006 12810 143</text:p>
      <text:p text:style-name="P1">017 049 001 006 12810 143</text:p>
      <text:p text:style-name="P1">018 045 001 007 12810 143</text:p>
      <text:p text:style-name="P1">016 033 001 006 12810 143</text:p>
      <text:p text:style-name="P1">017 036 001 005 12810 143</text:p>
      <text:p text:style-name="P1">019 036 001 006 12810 143</text:p>
      <text:p text:style-name="P1">017 044 001 006 12810 143</text:p>
      <text:p text:style-name="P1">020 054 001 006 12810 143</text:p>
      <text:p text:style-name="P1">019 053 001 007 12810 143</text:p>
      <text:p text:style-name="P1">017 037 001 006 12810 143</text:p>
      <text:p text:style-name="P1">018 033 001 006 12810 143</text:p>
      <text:p text:style-name="P1">019 037 001 005 12810 143</text:p>
      <text:p text:style-name="P1">019 038 001 006 12810 143</text:p>
      <text:p text:style-name="P1">020 046 001 006 12810 143</text:p>
      <text:p text:style-name="P1">021 047 001 006 12810 143</text:p>
      <text:p text:style-name="P1">021 054 001 007 12810 143</text:p>
      <text:p text:style-name="P1">019 044 001 007 12810 143</text:p>
      <text:p text:style-name="P1">019 042 001 006 12810 143</text:p>
      <text:p text:style-name="P1">019 036 001 006 12810 143</text:p>
      <text:p text:style-name="P1">019 035 001 006 12810 143</text:p>
      <text:p text:style-name="P1">020 035 001 006 12810 143</text:p>
      <text:p text:style-name="P1">021 034 001 006 12810 143</text:p>
      <text:p text:style-name="P1"><text:soft-page-break/>021 040 001 006 12810 143</text:p>
      <text:p text:style-name="P1">022 049 001 006 12810 143</text:p>
      <text:p text:style-name="P1">021 050 001 007 12810 143</text:p>
      <text:p text:style-name="P1">022 046 001 007 12810 143</text:p>
      <text:p text:style-name="P1">021 037 001 006 12810 143</text:p>
      <text:p text:style-name="P1">022 038 001 006 12810 143</text:p>
      <text:p text:style-name="P1">022 034 001 006 12810 143</text:p>
      <text:p text:style-name="P1">023 033 001 006 12810 143</text:p>
      <text:p text:style-name="P1">022 036 001 006 12810 143</text:p>
      <text:p text:style-name="P1">024 044 001 006 12810 143</text:p>
      <text:p text:style-name="P1">023 045 001 006 12810 143</text:p>
      <text:p text:style-name="P1">025 050 001 006 12810 143</text:p>
      <text:p text:style-name="P1">023 050 001 007 12810 143</text:p>
      <text:p text:style-name="P1">023 041 001 007 12810 143</text:p>
      <text:p text:style-name="P1">022 041 001 006 12810 143</text:p>
      <text:p text:style-name="P1">023 035 001 006 12810 143</text:p>
      <text:p text:style-name="P1">021 034 001 006 12810 143</text:p>
      <text:p text:style-name="P1">023 034 001 006 12810 143</text:p>
      <text:p text:style-name="P1">023 039 001 006 12810 143</text:p>
      <text:p text:style-name="P1">022 047 001 006 12810 143</text:p>
      <text:p text:style-name="P1">022 046 001 007 12810 143</text:p>
      <text:p text:style-name="P1">023 042 001 007 12810 143</text:p>
      <text:p text:style-name="P1">020 041 001 006 12810 143</text:p>
      <text:p text:style-name="P1">020 033 001 006 12810 143</text:p>
      <text:p text:style-name="P1">020 032 001 006 12810 143</text:p>
      <text:p text:style-name="P1">021 038 001 006 12810 143</text:p>
      <text:p text:style-name="P1">022 044 001 006 12810 143</text:p>
      <text:p text:style-name="P1">021 043 001 007 12810 143</text:p>
      <text:p text:style-name="P1">020 032 001 006 12810 143</text:p>
      <text:p text:style-name="P1">021 032 001 006 12810 143</text:p>
      <text:p text:style-name="P1">022 030 001 006 12810 143</text:p>
      <text:p text:style-name="P1">021 029 001 006 12810 143</text:p>
      <text:p text:style-name="P1">022 033 001 006 12810 143</text:p>
      <text:p text:style-name="P1">023 039 001 006 12810 143</text:p>
      <text:p text:style-name="P1">024 040 001 007 12810 143</text:p>
      <text:p text:style-name="P1">024 042 001 007 12810 143</text:p>
      <text:p text:style-name="P1">022 042 001 007 12810 143</text:p>
      <text:p text:style-name="P1">024 035 001 007 12810 143</text:p>
      <text:p text:style-name="P1">024 036 001 006 12810 143</text:p>
      <text:p text:style-name="P1">023 031 001 006 12810 143</text:p>
      <text:p text:style-name="P1">024 031 001 006 12810 143</text:p>
      <text:p text:style-name="P1">024 032 001 006 12810 143</text:p>
      <text:p text:style-name="P1">025 039 001 006 12810 143</text:p>
      <text:p text:style-name="P1">024 046 001 006 12810 143</text:p>
      <text:p text:style-name="P1">024 046 001 006 12810 143</text:p>
      <text:p text:style-name="P1">024 041 001 007 12810 143</text:p>
      <text:p text:style-name="P1">024 041 001 006 12810 143</text:p>
      <text:p text:style-name="P1">024 035 001 006 12810 143</text:p>
      <text:p text:style-name="P1">023 031 001 006 12810 143</text:p>
      <text:p text:style-name="P1"><text:soft-page-break/>024 032 001 006 12810 143</text:p>
      <text:p text:style-name="P1">023 036 001 006 12810 143</text:p>
      <text:p text:style-name="P1">024 036 001 006 12810 143</text:p>
      <text:p text:style-name="P1">025 044 001 006 12810 143</text:p>
      <text:p text:style-name="P1">024 047 001 007 12810 143</text:p>
      <text:p text:style-name="P1">024 048 001 007 12810 143</text:p>
      <text:p text:style-name="P1">023 037 001 006 12810 143</text:p>
      <text:p text:style-name="P1">025 045 001 007 12810 143</text:p>
      <text:p text:style-name="P1">025 049 001 007 12810 143</text:p>
      <text:p text:style-name="P1">024 041 001 007 12810 143</text:p>
      <text:p text:style-name="P1">024 039 001 007 12810 143</text:p>
      <text:p text:style-name="P1">023 035 001 006 12810 143</text:p>
      <text:p text:style-name="P1">022 034 001 006 12810 143</text:p>
      <text:p text:style-name="P1">023 034 001 006 12810 143</text:p>
      <text:p text:style-name="P1">023 041 001 006 12810 143</text:p>
      <text:p text:style-name="P1">023 040 001 007 12810 143</text:p>
      <text:p text:style-name="P1">023 049 001 007 12810 143</text:p>
      <text:p text:style-name="P1">022 043 001 007 12810 143</text:p>
      <text:p text:style-name="P1">021 032 001 006 12810 143</text:p>
      <text:p text:style-name="P1">022 034 001 006 12810 143</text:p>
      <text:p text:style-name="P1">023 035 001 006 12810 143</text:p>
      <text:p text:style-name="P1">024 042 001 006 12810 143</text:p>
      <text:p text:style-name="P1">023 042 001 007 12810 143</text:p>
      <text:p text:style-name="P1">024 047 001 007 12810 143</text:p>
      <text:p text:style-name="P1">024 039 001 007 12810 143</text:p>
      <text:p text:style-name="P1">024 039 001 006 12810 143</text:p>
      <text:p text:style-name="P1">024 034 001 006 12810 143</text:p>
      <text:p text:style-name="P1">025 033 001 006 12810 143</text:p>
      <text:p text:style-name="P1">025 033 001 006 12810 143</text:p>
      <text:p text:style-name="P1">025 039 001 006 12810 143</text:p>
      <text:p text:style-name="P1">025 038 001 006 12810 143</text:p>
      <text:p text:style-name="P1">026 047 001 007 12810 143</text:p>
      <text:p text:style-name="P1">026 048 001 007 12810 143</text:p>
      <text:p text:style-name="P1">026 048 001 007 12810 143</text:p>
      <text:p text:style-name="P1">026 047 001 007 12810 143</text:p>
      <text:p text:style-name="P1">024 045 001 007 12810 143</text:p>
      <text:p text:style-name="P1">025 045 001 007 12810 143</text:p>
      <text:p text:style-name="P1">025 038 001 007 12810 143</text:p>
      <text:p text:style-name="P1">025 033 001 006 12810 143</text:p>
      <text:p text:style-name="P1">025 032 001 006 12810 143</text:p>
      <text:p text:style-name="P1">024 034 001 006 12810 143</text:p>
      <text:p text:style-name="P1">024 035 001 006 12810 143</text:p>
      <text:p text:style-name="P1">025 041 001 006 12810 143</text:p>
      <text:p text:style-name="P1">027 049 001 007 12810 143</text:p>
      <text:p text:style-name="P1">026 050 001 007 12810 143</text:p>
      <text:p text:style-name="P1">026 042 001 008 12810 143</text:p>
      <text:p text:style-name="P1">024 051 001 007 12810 143</text:p>
      <text:p text:style-name="P1">024 044 001 006 12810 143</text:p>
      <text:p text:style-name="P1">024 050 001 007 12810 143</text:p>
      <text:p text:style-name="P1"><text:soft-page-break/>024 050 001 007 12810 143</text:p>
      <text:p text:style-name="P1">023 040 001 007 12810 143</text:p>
      <text:p text:style-name="P1">023 039 001 007 12810 143</text:p>
      <text:p text:style-name="P1">022 035 001 007 12810 143</text:p>
      <text:p text:style-name="P1">022 034 001 006 12810 143</text:p>
      <text:p text:style-name="P1">022 034 001 006 12810 143</text:p>
      <text:p text:style-name="P1">023 041 001 006 12810 143</text:p>
      <text:p text:style-name="P1">024 042 001 007 12810 143</text:p>
      <text:p text:style-name="P1">024 053 001 007 12810 143</text:p>
      <text:p text:style-name="P1">024 048 001 008 12810 143</text:p>
      <text:p text:style-name="P1">024 048 001 007 12810 143</text:p>
      <text:p text:style-name="P1">024 043 001 007 12810 143</text:p>
      <text:p text:style-name="P1">024 038 001 006 12810 143</text:p>
      <text:p text:style-name="P1">026 054 001 007 12810 143</text:p>
      <text:p text:style-name="P1">024 049 001 008 12810 143</text:p>
      <text:p text:style-name="P1">023 040 001 007 12810 143</text:p>
      <text:p text:style-name="P1">024 040 001 007 12810 143</text:p>
      <text:p text:style-name="P1">025 036 001 007 12810 143</text:p>
      <text:p text:style-name="P1">026 035 001 006 12810 143</text:p>
      <text:p text:style-name="P1">025 038 001 006 12810 143</text:p>
      <text:p text:style-name="P1">028 047 001 007 12810 143</text:p>
      <text:p text:style-name="P1">027 048 001 007 12810 143</text:p>
      <text:p text:style-name="P1">026 053 001 007 12810 143</text:p>
      <text:p text:style-name="P1">026 052 001 008 12810 143</text:p>
      <text:p text:style-name="P1">026 043 001 008 12810 143</text:p>
      <text:p text:style-name="P1">025 036 001 007 12810 143</text:p>
      <text:p text:style-name="P1">024 035 001 006 12810 143</text:p>
      <text:p text:style-name="P1">025 034 001 006 12810 143</text:p>
      <text:p text:style-name="P1">024 034 001 006 12810 143</text:p>
      <text:p text:style-name="P1">025 040 001 006 12810 143</text:p>
      <text:p text:style-name="P1">026 048 001 007 12810 143</text:p>
      <text:p text:style-name="P1">026 047 001 008 12810 143</text:p>
      <text:p text:style-name="P1">026 043 001 008 12810 143</text:p>
      <text:p text:style-name="P1">024 043 001 007 12810 143</text:p>
      <text:p text:style-name="P1">022 036 001 007 12810 143</text:p>
      <text:p text:style-name="P1">024 035 001 006 12810 143</text:p>
      <text:p text:style-name="P1">024 032 001 006 12810 143</text:p>
      <text:p text:style-name="P1">024 035 001 006 12810 143</text:p>
      <text:p text:style-name="P1">024 035 001 006 12810 143</text:p>
      <text:p text:style-name="P1">024 035 001 007 12810 143</text:p>
      <text:p text:style-name="P1">024 033 001 006 12810 143</text:p>
      <text:p text:style-name="P1">024 033 001 006 12810 143</text:p>
      <text:p text:style-name="P1">024 037 001 006 12810 143</text:p>
      <text:p text:style-name="P1">025 038 001 007 12810 143</text:p>
      <text:p text:style-name="P1">025 048 001 007 12810 143</text:p>
      <text:p text:style-name="P1">025 049 001 007 12810 143</text:p>
      <text:p text:style-name="P1">026 048 001 008 12810 143</text:p>
      <text:p text:style-name="P1">025 039 001 007 12810 143</text:p>
      <text:p text:style-name="P1">026 040 001 007 12810 143</text:p>
      <text:p text:style-name="P1"><text:soft-page-break/>026 035 001 007 12810 143</text:p>
      <text:p text:style-name="P1">028 034 001 006 12810 143</text:p>
      <text:p text:style-name="P1">027 035 001 006 12810 143</text:p>
      <text:p text:style-name="P1">026 051 001 007 12810 143</text:p>
      <text:p text:style-name="P1">027 053 001 007 12810 143</text:p>
      <text:p text:style-name="P1">026 047 001 008 12810 143</text:p>
      <text:p text:style-name="P1">025 047 001 007 12810 143</text:p>
      <text:p text:style-name="P1">025 040 001 007 12810 143</text:p>
      <text:p text:style-name="P1">025 039 001 007 12810 143</text:p>
      <text:p text:style-name="P1">025 047 001 007 12810 143</text:p>
      <text:p text:style-name="P1">025 056 001 007 12810 143</text:p>
      <text:p text:style-name="P1">025 057 001 008 12810 143</text:p>
      <text:p text:style-name="P1">027 046 001 008 12810 143</text:p>
      <text:p text:style-name="P1">023 045 001 007 12810 143</text:p>
      <text:p text:style-name="P1">026 049 001 007 12810 143</text:p>
      <text:p text:style-name="P1">025 054 001 008 12810 143</text:p>
      <text:p text:style-name="P1">025 053 001 008 12810 143</text:p>
      <text:p text:style-name="P1">024 043 001 008 12810 143</text:p>
      <text:p text:style-name="P1">023 036 001 007 12810 143</text:p>
      <text:p text:style-name="P1">023 036 001 007 12810 143</text:p>
      <text:p text:style-name="P1">022 035 001 006 12810 143</text:p>
      <text:p text:style-name="P1">024 035 001 006 12810 143</text:p>
      <text:p text:style-name="P1">025 041 001 006 12810 143</text:p>
      <text:p text:style-name="P1">025 049 001 007 12810 143</text:p>
      <text:p text:style-name="P1">026 049 001 007 12810 143</text:p>
      <text:p text:style-name="P1">025 042 001 008 12810 143</text:p>
      <text:p text:style-name="P1">024 041 001 008 12810 143</text:p>
      <text:p text:style-name="P1">025 035 001 007 12810 143</text:p>
      <text:p text:style-name="P1">025 034 001 006 12810 143</text:p>
      <text:p text:style-name="P1">024 031 001 006 12810 143</text:p>
      <text:p text:style-name="P1">025 036 001 006 12810 143</text:p>
      <text:p text:style-name="P1">026 037 001 007 12810 143</text:p>
      <text:p text:style-name="P1">028 047 001 007 12810 143</text:p>
      <text:p text:style-name="P1">026 047 001 007 12810 143</text:p>
      <text:p text:style-name="P1">026 051 001 007 12810 143</text:p>
      <text:p text:style-name="P1">024 042 001 007 12810 143</text:p>
      <text:p text:style-name="P1">024 042 001 007 12810 143</text:p>
      <text:p text:style-name="P1">024 036 001 007 12810 143</text:p>
      <text:p text:style-name="P1">026 036 001 006 12810 143</text:p>
      <text:p text:style-name="P1">024 037 001 006 12810 143</text:p>
      <text:p text:style-name="P1">024 046 001 006 12810 143</text:p>
      <text:p text:style-name="P1">025 046 001 007 12810 143</text:p>
      <text:p text:style-name="P1">026 058 001 007 12810 143</text:p>
      <text:p text:style-name="P1">026 060 001 008 12810 143</text:p>
      <text:p text:style-name="P1">025 052 001 008 12810 143</text:p>
      <text:p text:style-name="P1">024 043 001 007 12810 143</text:p>
      <text:p text:style-name="P1">024 042 001 007 12810 143</text:p>
      <text:p text:style-name="P1">022 038 001 006 12810 143</text:p>
      <text:p text:style-name="P1">023 038 001 006 12810 143</text:p>
      <text:p text:style-name="P1"><text:soft-page-break/>023 042 001 006 12810 143</text:p>
      <text:p text:style-name="P1">023 043 001 007 12810 143</text:p>
      <text:p text:style-name="P1">023 053 001 007 12810 143</text:p>
      <text:p text:style-name="P1">023 051 001 007 12810 143</text:p>
      <text:p text:style-name="P1">023 056 001 008 12810 143</text:p>
      <text:p text:style-name="P1">022 045 001 007 12810 143</text:p>
      <text:p text:style-name="P1">022 038 001 007 12810 143</text:p>
      <text:p text:style-name="P1">021 038 001 007 12810 143</text:p>
      <text:p text:style-name="P1">021 036 001 006 12810 143</text:p>
      <text:p text:style-name="P1">022 036 001 006 12810 143</text:p>
      <text:p text:style-name="P1">021 043 001 006 12810 143</text:p>
      <text:p text:style-name="P1">022 043 001 007 12810 143</text:p>
      <text:p text:style-name="P1">022 051 001 007 12810 143</text:p>
      <text:p text:style-name="P1">022 047 001 007 12810 143</text:p>
      <text:p text:style-name="P1">021 046 001 007 12810 143</text:p>
      <text:p text:style-name="P1">022 038 001 007 12810 143</text:p>
      <text:p text:style-name="P1">021 037 001 006 12810 143</text:p>
      <text:p text:style-name="P1">021 034 001 006 12810 143</text:p>
      <text:p text:style-name="P1">022 038 001 006 12810 143</text:p>
      <text:p text:style-name="P1">023 039 001 006 12810 143</text:p>
      <text:p text:style-name="P1">024 047 001 007 12810 143</text:p>
      <text:p text:style-name="P1">025 049 001 007 12810 143</text:p>
      <text:p text:style-name="P1">025 056 001 007 12810 143</text:p>
      <text:p text:style-name="P1">025 046 001 008 12810 143</text:p>
      <text:p text:style-name="P1">024 045 001 008 12810 143</text:p>
      <text:p text:style-name="P1">024 038 001 007 12810 143</text:p>
      <text:p text:style-name="P1">024 039 001 006 12810 143</text:p>
      <text:p text:style-name="P1">025 038 001 006 12810 143</text:p>
      <text:p text:style-name="P1">025 044 001 006 12810 143</text:p>
      <text:p text:style-name="P1">025 044 001 007 12810 143</text:p>
      <text:p text:style-name="P1">024 054 001 008 12810 143</text:p>
      <text:p text:style-name="P1">025 043 001 008 12810 143</text:p>
      <text:p text:style-name="P1">023 037 001 007 12810 143</text:p>
      <text:p text:style-name="P1">025 036 001 007 12810 143</text:p>
      <text:p text:style-name="P1">025 037 001 006 12810 143</text:p>
      <text:p text:style-name="P1">023 038 001 007 12810 143</text:p>
      <text:p text:style-name="P1">024 036 001 006 12810 143</text:p>
      <text:p text:style-name="P1">023 036 001 006 12810 143</text:p>
      <text:p text:style-name="P1">024 043 001 006 12810 143</text:p>
      <text:p text:style-name="P1">024 044 001 007 12810 143</text:p>
      <text:p text:style-name="P1">024 053 001 007 12810 143</text:p>
      <text:p text:style-name="P1">023 050 001 008 12810 143</text:p>
      <text:p text:style-name="P1">023 050 001 008 12810 143</text:p>
      <text:p text:style-name="P1">022 045 001 006 12810 143</text:p>
      <text:p text:style-name="P1">023 052 001 008 12810 143</text:p>
      <text:p text:style-name="P1">024 051 001 008 12810 143</text:p>
      <text:p text:style-name="P1">023 043 001 007 12810 143</text:p>
      <text:p text:style-name="P1">022 040 001 006 12810 143</text:p>
      <text:p text:style-name="P1">024 047 001 006 12810 143</text:p>
      <text:p text:style-name="P1"><text:soft-page-break/>024 048 001 007 12810 143</text:p>
      <text:p text:style-name="P1">025 057 001 007 12810 143</text:p>
      <text:p text:style-name="P1">024 048 001 008 12810 143</text:p>
      <text:p text:style-name="P1">025 046 001 008 12810 143</text:p>
      <text:p text:style-name="P1">025 038 001 007 12810 143</text:p>
      <text:p text:style-name="P1">024 039 001 006 12810 143</text:p>
      <text:p text:style-name="P1">023 037 001 006 12810 143</text:p>
      <text:p text:style-name="P1">024 043 001 006 12810 143</text:p>
      <text:p text:style-name="P1">023 044 001 006 12810 143</text:p>
      <text:p text:style-name="P1">025 055 001 007 12810 143</text:p>
      <text:p text:style-name="P1">026 058 001 007 12810 143</text:p>
      <text:p text:style-name="P1">025 058 001 007 12810 143</text:p>
      <text:p text:style-name="P1">023 046 001 007 12810 143</text:p>
      <text:p text:style-name="P1">023 046 001 007 12810 143</text:p>
      <text:p text:style-name="P1">022 041 001 006 12810 143</text:p>
      <text:p text:style-name="P1">024 039 001 006 12810 143</text:p>
      <text:p text:style-name="P1">024 041 001 006 12810 143</text:p>
      <text:p text:style-name="P1">025 050 001 006 12810 143</text:p>
      <text:p text:style-name="P1">024 051 001 006 12810 143</text:p>
      <text:p text:style-name="P1">025 062 001 007 12810 143</text:p>
      <text:p text:style-name="P1">023 061 001 008 12810 143</text:p>
      <text:p text:style-name="P1">023 040 001 006 12810 143</text:p>
      <text:p text:style-name="P1">024 040 001 006 12810 143</text:p>
      <text:p text:style-name="P1">024 042 001 006 12810 143</text:p>
      <text:p text:style-name="P1">023 042 001 006 12810 143</text:p>
      <text:p text:style-name="P1">023 051 001 006 12810 143</text:p>
      <text:p text:style-name="P1">023 062 001 007 12810 143</text:p>
      <text:p text:style-name="P1">023 060 001 007 12810 143</text:p>
      <text:p text:style-name="P1">022 048 001 007 12810 143</text:p>
      <text:p text:style-name="P1">022 047 001 007 12810 143</text:p>
      <text:p text:style-name="P1">022 041 001 007 12810 143</text:p>
      <text:p text:style-name="P1">022 037 001 006 12810 143</text:p>
      <text:p text:style-name="P1">023 036 001 006 12810 143</text:p>
      <text:p text:style-name="P1">024 042 001 006 12810 143</text:p>
      <text:p text:style-name="P1">024 043 001 007 12810 143</text:p>
      <text:p text:style-name="P1">024 052 001 007 12810 143</text:p>
      <text:p text:style-name="P1">024 051 001 007 12810 143</text:p>
      <text:p text:style-name="P1">024 051 001 007 12810 143</text:p>
      <text:p text:style-name="P1">025 042 001 007 12810 143</text:p>
      <text:p text:style-name="P1">022 042 001 006 12810 143</text:p>
      <text:p text:style-name="P1">024 037 001 006 12810 143</text:p>
      <text:p text:style-name="P1">024 039 001 006 12810 143</text:p>
      <text:p text:style-name="P1">026 056 001 007 12810 143</text:p>
      <text:p text:style-name="P1">025 048 001 008 12810 143</text:p>
      <text:p text:style-name="P1">023 046 001 007 12810 143</text:p>
      <text:p text:style-name="P1">024 039 001 007 12810 143</text:p>
      <text:p text:style-name="P1">024 037 001 006 12810 143</text:p>
      <text:p text:style-name="P1">023 037 001 006 12810 143</text:p>
      <text:p text:style-name="P1">023 050 001 007 12810 143</text:p>
      <text:p text:style-name="P1"><text:soft-page-break/>022 037 001 006 12810 143</text:p>
      <text:p text:style-name="P1">023 038 001 006 12810 143</text:p>
      <text:p text:style-name="P1">023 042 001 006 12810 143</text:p>
      <text:p text:style-name="P1">023 051 001 006 12810 143</text:p>
      <text:p text:style-name="P1">023 051 001 007 12810 143</text:p>
      <text:p text:style-name="P1">024 057 001 007 12810 143</text:p>
      <text:p text:style-name="P1">024 046 001 007 12810 143</text:p>
      <text:p text:style-name="P1">024 045 001 007 12810 143</text:p>
      <text:p text:style-name="P1">023 039 001 006 12810 143</text:p>
      <text:p text:style-name="P1">023 040 001 006 12810 143</text:p>
      <text:p text:style-name="P1">024 039 001 006 12810 143</text:p>
      <text:p text:style-name="P1">024 039 001 006 12810 143</text:p>
      <text:p text:style-name="P1">023 047 001 006 12810 143</text:p>
      <text:p text:style-name="P1">024 060 001 007 12810 143</text:p>
      <text:p text:style-name="P1">023 061 001 007 12810 143</text:p>
      <text:p text:style-name="P1">023 054 001 007 12810 143</text:p>
      <text:p text:style-name="P1">023 054 001 007 12810 143</text:p>
      <text:p text:style-name="P1">023 046 001 007 12810 143</text:p>
      <text:p text:style-name="P1">023 041 001 006 12810 143</text:p>
      <text:p text:style-name="P1">022 040 001 006 12810 143</text:p>
      <text:p text:style-name="P1">023 045 001 006 12810 143</text:p>
      <text:p text:style-name="P1">023 045 001 006 12810 143</text:p>
      <text:p text:style-name="P1">026 057 001 006 12810 143</text:p>
      <text:p text:style-name="P1">025 063 001 007 12810 143</text:p>
      <text:p text:style-name="P1">025 063 001 007 12810 143</text:p>
      <text:p text:style-name="P1">026 051 001 007 12810 143</text:p>
      <text:p text:style-name="P1">025 050 001 006 12810 143</text:p>
      <text:p text:style-name="P1">025 042 001 006 12810 143</text:p>
      <text:p text:style-name="P1">025 040 001 006 12810 143</text:p>
      <text:p text:style-name="P1">025 041 001 006 12810 143</text:p>
      <text:p text:style-name="P1">025 048 001 006 12810 143</text:p>
      <text:p text:style-name="P1">025 049 001 007 12810 143</text:p>
      <text:p text:style-name="P1">023 061 001 007 12810 143</text:p>
      <text:p text:style-name="P1">022 063 001 007 12810 143</text:p>
      <text:p text:style-name="P1">024 055 001 007 12810 143</text:p>
      <text:p text:style-name="P1">023 045 001 007 12810 143</text:p>
      <text:p text:style-name="P1">024 045 001 006 12810 143</text:p>
      <text:p text:style-name="P1">024 045 001 006 12810 143</text:p>
      <text:p text:style-name="P1">025 056 001 007 12810 143</text:p>
      <text:p text:style-name="P1">024 063 001 007 12810 143</text:p>
      <text:p text:style-name="P1">024 055 001 006 12810 143</text:p>
      <text:p text:style-name="P1">024 056 001 007 12810 143</text:p>
      <text:p text:style-name="P1">023 063 001 007 12810 143</text:p>
      <text:p text:style-name="P1">023 063 001 007 12810 143</text:p>
      <text:p text:style-name="P1">023 051 001 007 12810 143</text:p>
      <text:p text:style-name="P1">022 045 001 006 12810 143</text:p>
      <text:p text:style-name="P1">022 045 001 006 12810 143</text:p>
      <text:p text:style-name="P1">022 042 001 006 12810 143</text:p>
      <text:p text:style-name="P1">023 042 001 006 12810 143</text:p>
      <text:p text:style-name="P1"><text:soft-page-break/>022 050 001 006 12810 143</text:p>
      <text:p text:style-name="P1">023 062 000 006 12810 143</text:p>
      <text:p text:style-name="P1">023 063 001 006 12810 143</text:p>
      <text:p text:style-name="P1">023 059 001 007 12810 143</text:p>
      <text:p text:style-name="P1">023 059 001 007 12810 143</text:p>
      <text:p text:style-name="P1">022 049 001 007 12810 143</text:p>
      <text:p text:style-name="P1">023 043 001 006 12810 143</text:p>
      <text:p text:style-name="P1">023 043 001 006 12810 143</text:p>
      <text:p text:style-name="P1">023 046 001 006 12810 143</text:p>
      <text:p text:style-name="P1">023 047 001 006 12810 143</text:p>
      <text:p text:style-name="P1">024 057 001 006 12810 143</text:p>
      <text:p text:style-name="P1">024 063 001 007 12810 143</text:p>
      <text:p text:style-name="P1">023 063 001 007 12810 143</text:p>
      <text:p text:style-name="P1">022 056 001 007 12810 143</text:p>
      <text:p text:style-name="P1">023 055 001 006 12810 143</text:p>
      <text:p text:style-name="P1">024 045 001 006 12810 143</text:p>
      <text:p text:style-name="P1">023 043 001 006 12810 143</text:p>
      <text:p text:style-name="P1">024 043 001 006 12810 143</text:p>
      <text:p text:style-name="P1">022 058 001 007 12810 143</text:p>
      <text:p text:style-name="P1">024 063 001 007 12810 143</text:p>
      <text:p text:style-name="P1">022 053 001 007 12810 143</text:p>
      <text:p text:style-name="P1">024 052 001 007 12810 143</text:p>
      <text:p text:style-name="P1">023 043 001 006 12810 143</text:p>
      <text:p text:style-name="P1">023 045 001 006 12810 143</text:p>
      <text:p text:style-name="P1">023 052 001 006 12810 143</text:p>
      <text:p text:style-name="P1">023 044 001 006 12810 143</text:p>
      <text:p text:style-name="P1">022 040 001 006 12810 143</text:p>
      <text:p text:style-name="P1">022 040 001 006 12810 143</text:p>
      <text:p text:style-name="P1">023 049 001 006 12810 143</text:p>
      <text:p text:style-name="P1">023 049 001 006 12810 143</text:p>
      <text:p text:style-name="P1">023 061 001 006 12810 143</text:p>
      <text:p text:style-name="P1">023 042 001 006 12810 143</text:p>
      <text:p text:style-name="P1">024 042 001 006 12810 143</text:p>
      <text:p text:style-name="P1">024 051 001 006 12810 143</text:p>
      <text:p text:style-name="P1">024 061 001 006 12810 143</text:p>
      <text:p text:style-name="P1">023 062 001 007 12810 143</text:p>
      <text:p text:style-name="P1">023 058 001 007 12810 143</text:p>
      <text:p text:style-name="P1">022 057 001 006 12810 143</text:p>
      <text:p text:style-name="P1">022 055 001 006 12810 143</text:p>
      <text:p text:style-name="P1">022 040 001 006 12810 143</text:p>
      <text:p text:style-name="P1">023 040 001 006 12810 143</text:p>
      <text:p text:style-name="P1">023 043 001 006 12810 143</text:p>
      <text:p text:style-name="P1">023 043 001 006 12810 143</text:p>
      <text:p text:style-name="P1">024 051 001 006 12810 143</text:p>
      <text:p text:style-name="P1">023 059 001 006 12810 143</text:p>
      <text:p text:style-name="P1">023 059 001 007 12810 143</text:p>
      <text:p text:style-name="P1">023 047 001 007 12810 143</text:p>
      <text:p text:style-name="P1">023 047 001 006 12810 143</text:p>
      <text:p text:style-name="P1">023 040 001 006 12810 143</text:p>
      <text:p text:style-name="P1"><text:soft-page-break/>022 039 001 005 12810 143</text:p>
      <text:p text:style-name="P1">023 039 001 005 12810 143</text:p>
      <text:p text:style-name="P1">023 046 001 006 12810 143</text:p>
      <text:p text:style-name="P1">023 047 001 006 12810 143</text:p>
      <text:p text:style-name="P1">023 057 001 006 12810 143</text:p>
      <text:p text:style-name="P1">022 053 001 007 12810 143</text:p>
      <text:p text:style-name="P1">023 054 001 007 12810 143</text:p>
      <text:p text:style-name="P1">021 046 001 006 12810 143</text:p>
      <text:p text:style-name="P1">021 048 001 006 12810 143</text:p>
      <text:p text:style-name="P1">021 042 001 006 12810 143</text:p>
      <text:p text:style-name="P1">021 046 001 005 12810 143</text:p>
      <text:p text:style-name="P1">022 047 001 005 12810 143</text:p>
      <text:p text:style-name="P1">022 059 001 006 12810 143</text:p>
      <text:p text:style-name="P1">023 059 001 006 12810 143</text:p>
      <text:p text:style-name="P1">021 063 001 006 12810 143</text:p>
      <text:p text:style-name="P1">021 063 001 006 12810 143</text:p>
      <text:p text:style-name="P1">021 057 001 006 12810 143</text:p>
      <text:p text:style-name="P1">022 047 001 006 12810 143</text:p>
      <text:p text:style-name="P1">021 047 001 005 12810 143</text:p>
      <text:p text:style-name="P1">022 044 001 005 12810 143</text:p>
      <text:p text:style-name="P1">023 045 001 005 12810 143</text:p>
      <text:p text:style-name="P1">024 053 001 005 12810 143</text:p>
      <text:p text:style-name="P1">023 063 001 006 12810 143</text:p>
      <text:p text:style-name="P1">023 044 001 005 12810 143</text:p>
      <text:p text:style-name="P1">023 053 001 005 12810 143</text:p>
      <text:p text:style-name="P1">024 052 001 006 12810 143</text:p>
      <text:p text:style-name="P1">023 063 001 006 12810 143</text:p>
      <text:p text:style-name="P1">022 047 001 006 12810 143</text:p>
      <text:p text:style-name="P1">022 042 001 006 12810 143</text:p>
      <text:p text:style-name="P1">022 040 001 005 12810 143</text:p>
      <text:p text:style-name="P1">022 042 001 005 12810 143</text:p>
      <text:p text:style-name="P1">022 051 001 005 12810 143</text:p>
      <text:p text:style-name="P1">022 052 001 006 12810 143</text:p>
      <text:p text:style-name="P1">023 059 001 006 12810 143</text:p>
      <text:p text:style-name="P1">022 058 001 006 12810 143</text:p>
      <text:p text:style-name="P1">021 047 001 006 12810 143</text:p>
      <text:p text:style-name="P1">021 041 001 006 12810 143</text:p>
      <text:p text:style-name="P1">019 041 001 005 12810 143</text:p>
      <text:p text:style-name="P1">019 038 001 005 12810 143</text:p>
      <text:p text:style-name="P1">020 039 001 005 12810 143</text:p>
      <text:p text:style-name="P1">021 046 001 005 12810 143</text:p>
      <text:p text:style-name="P1">021 039 001 005 12810 143</text:p>
      <text:p text:style-name="P1">021 039 001 005 12810 143</text:p>
      <text:p text:style-name="P1">020 039 001 005 12810 143</text:p>
      <text:p text:style-name="P1">021 046 001 005 12810 143</text:p>
      <text:p text:style-name="P1">021 056 001 006 12810 143</text:p>
      <text:p text:style-name="P1">020 056 001 006 12810 143</text:p>
      <text:p text:style-name="P1">020 052 001 006 12810 143</text:p>
      <text:p text:style-name="P1">021 045 001 006 12810 143</text:p>
      <text:p text:style-name="P1"><text:soft-page-break/>020 044 001 005 12810 143</text:p>
      <text:p text:style-name="P1">021 054 001 006 12810 143</text:p>
      <text:p text:style-name="P1">020 054 001 006 12810 143</text:p>
      <text:p text:style-name="P1">020 047 001 006 12810 143</text:p>
      <text:p text:style-name="P1">020 041 001 005 12810 143</text:p>
      <text:p text:style-name="P1">020 042 001 005 12810 143</text:p>
      <text:p text:style-name="P1">020 046 001 005 12810 143</text:p>
      <text:p text:style-name="P1">020 047 001 005 12810 143</text:p>
      <text:p text:style-name="P1">020 058 001 005 12810 143</text:p>
      <text:p text:style-name="P1">020 063 001 006 12810 143</text:p>
      <text:p text:style-name="P1">020 063 001 006 12810 143</text:p>
      <text:p text:style-name="P1">020 056 001 006 12810 143</text:p>
      <text:p text:style-name="P1">019 055 001 005 12810 143</text:p>
      <text:p text:style-name="P1">018 046 001 005 12810 143</text:p>
      <text:p text:style-name="P1">017 042 001 005 12810 143</text:p>
      <text:p text:style-name="P1">017 043 001 005 12810 143</text:p>
      <text:p text:style-name="P1">016 051 001 005 12810 143</text:p>
      <text:p text:style-name="P1">017 050 001 005 12810 143</text:p>
      <text:p text:style-name="P1">016 062 001 005 12810 143</text:p>
      <text:p text:style-name="P1">018 063 001 006 12810 143</text:p>
      <text:p text:style-name="P1">017 055 001 006 12810 143</text:p>
      <text:p text:style-name="P1">017 044 001 005 12810 143</text:p>
      <text:p text:style-name="P1">017 042 001 005 12810 143</text:p>
      <text:p text:style-name="P1">017 051 001 005 12810 143</text:p>
      <text:p text:style-name="P1">017 051 001 006 12810 143</text:p>
      <text:p text:style-name="P1">017 059 001 005 12810 143</text:p>
      <text:p text:style-name="P1">017 058 001 006 12810 143</text:p>
      <text:p text:style-name="P1">017 048 001 006 12810 143</text:p>
      <text:p text:style-name="P1">017 037 001 005 12810 143</text:p>
      <text:p text:style-name="P1">016 041 001 005 12810 143</text:p>
      <text:p text:style-name="P1">017 041 001 005 12810 143</text:p>
      <text:p text:style-name="P1">017 051 001 005 12810 143</text:p>
      <text:p text:style-name="P1">017 052 001 005 12810 143</text:p>
      <text:p text:style-name="P1">017 056 001 005 12810 143</text:p>
      <text:p text:style-name="P1">016 047 001 005 12810 143</text:p>
      <text:p text:style-name="P1">016 047 001 005 12810 143</text:p>
      <text:p text:style-name="P1">015 040 001 005 12810 143</text:p>
      <text:p text:style-name="P1">015 039 001 005 12810 143</text:p>
      <text:p text:style-name="P1">015 039 001 005 12810 143</text:p>
      <text:p text:style-name="P1">015 047 001 005 12810 143</text:p>
      <text:p text:style-name="P1">015 047 001 005 12810 143</text:p>
      <text:p text:style-name="P1">014 058 001 005 12810 143</text:p>
      <text:p text:style-name="P1">014 059 001 006 12810 143</text:p>
      <text:p text:style-name="P1">013 054 001 006 12810 143</text:p>
      <text:p text:style-name="P1">014 044 001 005 12810 143</text:p>
      <text:p text:style-name="P1">012 043 001 005 12810 143</text:p>
      <text:p text:style-name="P1">012 039 001 005 12810 143</text:p>
      <text:p text:style-name="P1">012 039 001 005 12810 143</text:p>
      <text:p text:style-name="P1">011 043 001 005 12810 143</text:p>
      <text:p text:style-name="P1"><text:soft-page-break/>012 053 001 005 12810 143</text:p>
      <text:p text:style-name="P1">012 053 001 005 12810 143</text:p>
      <text:p text:style-name="P1">012 060 001 005 12810 143</text:p>
      <text:p text:style-name="P1">012 059 001 005 12810 143</text:p>
      <text:p text:style-name="P1">012 046 001 005 12810 143</text:p>
      <text:p text:style-name="P1">012 045 001 005 12810 143</text:p>
      <text:p text:style-name="P1">013 058 001 005 12810 143</text:p>
      <text:p text:style-name="P1">012 046 001 005 12810 143</text:p>
      <text:p text:style-name="P1">012 038 001 005 12810 143</text:p>
      <text:p text:style-name="P1">012 038 001 004 12810 143</text:p>
      <text:p text:style-name="P1">011 037 001 004 12810 143</text:p>
      <text:p text:style-name="P1">011 043 001 004 12810 143</text:p>
      <text:p text:style-name="P1">012 043 001 004 12810 143</text:p>
      <text:p text:style-name="P1">011 054 001 005 12810 143</text:p>
      <text:p text:style-name="P1">011 056 001 005 12810 143</text:p>
      <text:p text:style-name="P1">012 051 001 005 12810 143</text:p>
      <text:p text:style-name="P1">011 041 001 005 12810 143</text:p>
      <text:p text:style-name="P1">011 039 001 004 12810 143</text:p>
      <text:p text:style-name="P1">012 048 001 004 12810 143</text:p>
      <text:p text:style-name="P1">011 049 001 005 12810 143</text:p>
      <text:p text:style-name="P1">012 060 001 005 12810 143</text:p>
      <text:p text:style-name="P1">011 059 001 005 12810 143</text:p>
      <text:p text:style-name="P1">012 051 001 005 12810 143</text:p>
      <text:p text:style-name="P1">010 042 001 004 12810 143</text:p>
      <text:p text:style-name="P1">011 042 001 004 12810 143</text:p>
      <text:p text:style-name="P1">011 039 001 004 12810 143</text:p>
      <text:p text:style-name="P1">011 039 001 004 12810 143</text:p>
      <text:p text:style-name="P1">011 046 001 004 12810 143</text:p>
      <text:p text:style-name="P1">010 041 001 004 12810 143</text:p>
      <text:p text:style-name="P1">010 041 001 004 12810 143</text:p>
      <text:p text:style-name="P1">009 041 001 004 12810 143</text:p>
      <text:p text:style-name="P1">010 047 001 004 12810 143</text:p>
      <text:p text:style-name="P1">011 047 001 004 12810 143</text:p>
      <text:p text:style-name="P1">010 060 001 004 12810 143</text:p>
      <text:p text:style-name="P1">010 056 001 005 12810 143</text:p>
      <text:p text:style-name="P1">010 055 001 004 12810 143</text:p>
      <text:p text:style-name="P1">010 044 001 004 12810 143</text:p>
      <text:p text:style-name="P1">010 043 001 004 12810 143</text:p>
      <text:p text:style-name="P1">010 038 001 004 12810 143</text:p>
      <text:p text:style-name="P1">010 039 001 004 12810 143</text:p>
      <text:p text:style-name="P1">010 041 001 004 12810 143</text:p>
      <text:p text:style-name="P1">010 051 001 004 12810 143</text:p>
      <text:p text:style-name="P1">010 052 001 004 12810 143</text:p>
      <text:p text:style-name="P1">010 060 001 004 12810 143</text:p>
      <text:p text:style-name="P1">010 058 001 004 12810 143</text:p>
      <text:p text:style-name="P1">010 046 001 004 12810 143</text:p>
      <text:p text:style-name="P1">010 040 001 004 12810 143</text:p>
      <text:p text:style-name="P1">010 039 001 004 12810 143</text:p>
      <text:p text:style-name="P1">010 037 001 004 12810 143</text:p>
      <text:p text:style-name="P1"><text:soft-page-break/>010 037 001 004 12810 143</text:p>
      <text:p text:style-name="P1">009 046 001 004 12810 143</text:p>
      <text:p text:style-name="P1">010 057 001 004 12810 143</text:p>
      <text:p text:style-name="P1">009 056 001 004 12810 143</text:p>
      <text:p text:style-name="P1">009 050 001 004 12810 143</text:p>
      <text:p text:style-name="P1">010 050 001 004 12810 143</text:p>
      <text:p text:style-name="P1">009 037 001 003 12810 143</text:p>
      <text:p text:style-name="P1">010 037 001 003 12810 143</text:p>
      <text:p text:style-name="P1">009 044 001 003 12810 143</text:p>
      <text:p text:style-name="P1">010 044 001 003 12810 143</text:p>
      <text:p text:style-name="P1">009 054 001 003 12810 143</text:p>
      <text:p text:style-name="P1">009 045 001 004 12810 143</text:p>
      <text:p text:style-name="P1">008 033 001 003 12810 143</text:p>
      <text:p text:style-name="P1">008 035 001 003 12810 143</text:p>
      <text:p text:style-name="P1">009 035 001 003 12810 143</text:p>
      <text:p text:style-name="P1">008 041 001 003 12810 143</text:p>
      <text:p text:style-name="P1">009 040 001 003 12810 143</text:p>
      <text:p text:style-name="P1">008 043 001 003 12810 143</text:p>
      <text:p text:style-name="P1">008 034 001 003 12810 143</text:p>
      <text:p text:style-name="P1">008 031 001 003 12810 143</text:p>
      <text:p text:style-name="P1">007 026 001 003 12810 143</text:p>
      <text:p text:style-name="P1">007 025 001 003 12810 143</text:p>
      <text:p text:style-name="P1">008 025 001 003 12810 143</text:p>
      <text:p text:style-name="P1">007 027 001 003 12810 143</text:p>
      <text:p text:style-name="P1">007 026 001 003 12810 143</text:p>
      <text:p text:style-name="P1">007 029 001 003 12810 143</text:p>
      <text:p text:style-name="P1">007 027 001 003 12810 143</text:p>
      <text:p text:style-name="P1">006 022 001 003 12810 143</text:p>
      <text:p text:style-name="P1">005 019 001 003 12810 143</text:p>
      <text:p text:style-name="P1">005 018 001 003 12810 143</text:p>
      <text:p text:style-name="P1">005 016 001 003 12810 143</text:p>
      <text:p text:style-name="P1">005 017 001 003 12810 143</text:p>
      <text:p text:style-name="P1">005 016 001 003 12810 143</text:p>
      <text:p text:style-name="P1">005 017 001 003 12810 143</text:p>
      <text:p text:style-name="P1">005 014 001 003 12810 143</text:p>
      <text:p text:style-name="P1">004 013 001 002 12810 143</text:p>
      <text:p text:style-name="P1">004 011 001 002 12810 143</text:p>
      <text:p text:style-name="P1">004 011 001 002 12810 143</text:p>
      <text:p text:style-name="P1">004 010 001 002 12810 143</text:p>
      <text:p text:style-name="P1">004 010 001 002 12810 143</text:p>
      <text:p text:style-name="P1">004 009 001 002 12810 143</text:p>
      <text:p text:style-name="P1">004 009 001 002 12810 143</text:p>
      <text:p text:style-name="P1">004 009 001 002 12810 143</text:p>
      <text:p text:style-name="P1">004 008 001 002 12810 143</text:p>
      <text:p text:style-name="P1">003 007 001 002 12810 143</text:p>
      <text:p text:style-name="P1">004 007 001 002 12810 143</text:p>
      <text:p text:style-name="P1">003 006 001 002 12810 143</text:p>
      <text:p text:style-name="P1">003 006 001 002 12810 143</text:p>
      <text:p text:style-name="P1">002 006 001 002 12810 143</text:p>
      <text:p text:style-name="P1"><text:soft-page-break/>002 005 001 002 12810 143</text:p>
      <text:p text:style-name="P1">002 005 001 002 12810 143</text:p>
      <text:p text:style-name="P1">002 005 001 002 12810 143</text:p>
      <text:p text:style-name="P1">000 004 001 002 12810 143</text:p>
      <text:p text:style-name="P1">000 004 001 002 12810 143</text:p>
      <text:p text:style-name="P1">000 004 001 002 12810 143</text:p>
      <text:p text:style-name="P1">000 004 001 002 12810 143</text:p>
      <text:p text:style-name="P1">000 003 001 002 12810 143</text:p>
      <text:p text:style-name="P1">000 003 001 002 12810 143</text:p>
      <text:p text:style-name="P1">000 003 001 002 12810 143</text:p>
      <text:p text:style-name="P1">000 003 001 002 12810 143</text:p>
      <text:p text:style-name="P1">000 003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<text:soft-page-break/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1">000 002 001 002 12810 143</text:p>
      <text:p text:style-name="P2">Squal: Max: Min: Sum: Shutter: LaserPower: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<text:soft-page-break/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<text:soft-page-break/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<text:soft-page-break/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3 001 002 12810 143</text:p>
      <text:p text:style-name="P2">000 003 001 002 12810 143</text:p>
      <text:p text:style-name="P2">000 003 001 002 12810 143</text:p>
      <text:p text:style-name="P2">000 003 001 002 12810 143</text:p>
      <text:p text:style-name="P2">000 003 001 002 12810 143</text:p>
      <text:p text:style-name="P2">000 003 001 002 12810 143</text:p>
      <text:p text:style-name="P2">000 003 001 002 12810 143</text:p>
      <text:p text:style-name="P2">000 003 001 002 12810 143</text:p>
      <text:p text:style-name="P2">000 003 001 002 12810 143</text:p>
      <text:p text:style-name="P2">000 003 001 002 12810 143</text:p>
      <text:p text:style-name="P2">000 003 001 002 12810 143</text:p>
      <text:p text:style-name="P2">000 004 001 002 12810 143</text:p>
      <text:p text:style-name="P2">000 004 001 002 12810 143</text:p>
      <text:p text:style-name="P2">000 004 001 002 12810 143</text:p>
      <text:p text:style-name="P2">000 004 001 002 12810 143</text:p>
      <text:p text:style-name="P2">000 004 001 002 12810 143</text:p>
      <text:p text:style-name="P2">000 004 001 002 12810 143</text:p>
      <text:p text:style-name="P2">002 005 001 002 12810 143</text:p>
      <text:p text:style-name="P2">001 005 001 002 12810 143</text:p>
      <text:p text:style-name="P2">001 005 001 002 12810 143</text:p>
      <text:p text:style-name="P2">000 005 001 002 12810 143</text:p>
      <text:p text:style-name="P2">002 006 001 002 12810 143</text:p>
      <text:p text:style-name="P2">002 006 001 002 12810 143</text:p>
      <text:p text:style-name="P2">002 006 001 002 12810 143</text:p>
      <text:p text:style-name="P2">003 007 001 002 12810 143</text:p>
      <text:p text:style-name="P2">003 007 001 002 12810 143</text:p>
      <text:p text:style-name="P2">003 007 001 002 12810 143</text:p>
      <text:p text:style-name="P2"><text:soft-page-break/>003 008 001 002 12810 143</text:p>
      <text:p text:style-name="P2">003 008 001 002 12810 143</text:p>
      <text:p text:style-name="P2">003 009 001 002 12810 143</text:p>
      <text:p text:style-name="P2">004 011 001 002 12810 143</text:p>
      <text:p text:style-name="P2">004 011 001 002 12810 143</text:p>
      <text:p text:style-name="P2">004 012 001 002 12810 143</text:p>
      <text:p text:style-name="P2">004 012 001 002 12810 143</text:p>
      <text:p text:style-name="P2">004 012 001 002 12810 143</text:p>
      <text:p text:style-name="P2">005 012 001 002 12810 143</text:p>
      <text:p text:style-name="P2">005 012 001 002 12810 143</text:p>
      <text:p text:style-name="P2">005 012 001 002 12810 143</text:p>
      <text:p text:style-name="P2">005 012 001 002 12810 143</text:p>
      <text:p text:style-name="P2">005 013 001 002 12810 143</text:p>
      <text:p text:style-name="P2">006 015 001 002 12810 143</text:p>
      <text:p text:style-name="P2">006 015 001 002 12810 143</text:p>
      <text:p text:style-name="P2">006 015 001 002 12810 143</text:p>
      <text:p text:style-name="P2">006 016 001 003 12810 143</text:p>
      <text:p text:style-name="P2">006 015 001 003 12810 143</text:p>
      <text:p text:style-name="P2">006 015 001 003 12810 143</text:p>
      <text:p text:style-name="P2">006 018 001 003 12810 143</text:p>
      <text:p text:style-name="P2">006 020 001 003 12810 143</text:p>
      <text:p text:style-name="P2">006 022 001 003 12810 143</text:p>
      <text:p text:style-name="P2">007 020 001 003 12810 143</text:p>
      <text:p text:style-name="P2">007 021 001 003 12810 143</text:p>
      <text:p text:style-name="P2">006 020 001 003 12810 143</text:p>
      <text:p text:style-name="P2">007 020 001 003 12810 143</text:p>
      <text:p text:style-name="P2">007 021 001 003 12810 143</text:p>
      <text:p text:style-name="P2">008 023 001 003 12810 143</text:p>
      <text:p text:style-name="P2">007 027 001 003 12810 143</text:p>
      <text:p text:style-name="P2">008 031 001 003 12810 143</text:p>
      <text:p text:style-name="P2">008 027 001 003 12810 143</text:p>
      <text:p text:style-name="P2">008 027 001 003 12810 143</text:p>
      <text:p text:style-name="P2">008 025 001 003 12810 143</text:p>
      <text:p text:style-name="P2">008 025 001 003 12810 143</text:p>
      <text:p text:style-name="P2">009 025 001 003 12810 143</text:p>
      <text:p text:style-name="P2">008 029 001 003 12810 143</text:p>
      <text:p text:style-name="P2">008 030 001 003 12810 143</text:p>
      <text:p text:style-name="P2">009 036 001 003 12810 143</text:p>
      <text:p text:style-name="P2">009 035 001 003 12810 143</text:p>
      <text:p text:style-name="P2">009 035 001 003 12810 143</text:p>
      <text:p text:style-name="P2">008 030 001 003 12810 143</text:p>
      <text:p text:style-name="P2">008 031 001 003 12810 143</text:p>
      <text:p text:style-name="P2">009 027 001 003 12810 143</text:p>
      <text:p text:style-name="P2">009 029 001 003 12810 143</text:p>
      <text:p text:style-name="P2">008 029 001 003 12810 143</text:p>
      <text:p text:style-name="P2">008 035 001 003 12810 143</text:p>
      <text:p text:style-name="P2">008 034 001 003 12810 143</text:p>
      <text:p text:style-name="P2">010 038 001 003 12810 143</text:p>
      <text:p text:style-name="P2">009 037 001 003 12810 143</text:p>
      <text:p text:style-name="P2"><text:soft-page-break/>010 031 001 004 12810 143</text:p>
      <text:p text:style-name="P2">010 027 001 003 12810 143</text:p>
      <text:p text:style-name="P2">010 026 001 003 12810 143</text:p>
      <text:p text:style-name="P2">009 026 001 003 12810 143</text:p>
      <text:p text:style-name="P2">009 026 001 003 12810 143</text:p>
      <text:p text:style-name="P2">009 030 001 003 12810 143</text:p>
      <text:p text:style-name="P2">010 029 001 003 12810 143</text:p>
      <text:p text:style-name="P2">010 031 001 003 12810 143</text:p>
      <text:p text:style-name="P2">009 039 001 003 12810 143</text:p>
      <text:p text:style-name="P2">010 040 001 003 12810 143</text:p>
      <text:p text:style-name="P2">010 041 001 004 12810 143</text:p>
      <text:p text:style-name="P2">009 041 001 004 12810 143</text:p>
      <text:p text:style-name="P2">010 034 001 004 12810 143</text:p>
      <text:p text:style-name="P2">010 029 001 003 12810 143</text:p>
      <text:p text:style-name="P2">011 034 001 003 12810 143</text:p>
      <text:p text:style-name="P2">011 033 001 004 12810 143</text:p>
      <text:p text:style-name="P2">011 039 001 004 12810 143</text:p>
      <text:p text:style-name="P2">012 034 001 004 12810 143</text:p>
      <text:p text:style-name="P2">012 034 001 004 12810 143</text:p>
      <text:p text:style-name="P2">013 029 001 004 12810 143</text:p>
      <text:p text:style-name="P2">011 028 001 004 12810 143</text:p>
      <text:p text:style-name="P2">012 028 001 004 12810 143</text:p>
      <text:p text:style-name="P2">012 031 001 004 12810 143</text:p>
      <text:p text:style-name="P2">012 031 001 004 12810 143</text:p>
      <text:p text:style-name="P2">012 038 001 004 12810 143</text:p>
      <text:p text:style-name="P2">012 037 001 004 12810 143</text:p>
      <text:p text:style-name="P2">012 039 001 004 12810 143</text:p>
      <text:p text:style-name="P2">012 032 001 004 12810 143</text:p>
      <text:p text:style-name="P2">011 033 001 004 12810 143</text:p>
      <text:p text:style-name="P2">011 029 001 004 12810 143</text:p>
      <text:p text:style-name="P2">011 030 001 004 12810 143</text:p>
      <text:p text:style-name="P2">011 030 001 004 12810 143</text:p>
      <text:p text:style-name="P2">011 037 001 004 12810 143</text:p>
      <text:p text:style-name="P2">011 036 001 004 12810 143</text:p>
      <text:p text:style-name="P2">011 043 001 004 12810 143</text:p>
      <text:p text:style-name="P2">010 042 001 005 12810 143</text:p>
      <text:p text:style-name="P2">012 038 001 005 12810 143</text:p>
      <text:p text:style-name="P2">011 031 001 004 12810 143</text:p>
      <text:p text:style-name="P2">011 031 001 004 12810 143</text:p>
      <text:p text:style-name="P2">011 029 001 004 12810 143</text:p>
      <text:p text:style-name="P2">009 029 001 004 12810 143</text:p>
      <text:p text:style-name="P2">010 031 001 004 12810 143</text:p>
      <text:p text:style-name="P2">011 037 001 004 12810 143</text:p>
      <text:p text:style-name="P2">011 038 001 004 12810 143</text:p>
      <text:p text:style-name="P2">012 042 001 005 12810 143</text:p>
      <text:p text:style-name="P2">010 040 001 005 12810 143</text:p>
      <text:p text:style-name="P2">009 032 001 005 12810 143</text:p>
      <text:p text:style-name="P2">011 038 001 005 12810 143</text:p>
      <text:p text:style-name="P2">011 040 001 005 12810 143</text:p>
      <text:p text:style-name="P2"><text:soft-page-break/>010 032 001 005 12810 143</text:p>
      <text:p text:style-name="P2">010 032 001 005 12810 143</text:p>
      <text:p text:style-name="P2">010 028 001 005 12810 143</text:p>
      <text:p text:style-name="P2">010 029 001 004 12810 143</text:p>
      <text:p text:style-name="P2">012 029 001 004 12810 143</text:p>
      <text:p text:style-name="P2">013 035 001 005 12810 143</text:p>
      <text:p text:style-name="P2">013 036 001 005 12810 143</text:p>
      <text:p text:style-name="P2">011 045 001 005 12810 143</text:p>
      <text:p text:style-name="P2">011 033 001 005 12810 143</text:p>
      <text:p text:style-name="P2">011 030 001 005 12810 143</text:p>
      <text:p text:style-name="P2">011 030 001 005 12810 143</text:p>
      <text:p text:style-name="P2">013 033 001 005 12810 143</text:p>
      <text:p text:style-name="P2">014 039 001 005 12810 143</text:p>
      <text:p text:style-name="P2">014 039 001 005 12810 143</text:p>
      <text:p text:style-name="P2">015 042 001 005 12810 143</text:p>
      <text:p text:style-name="P2">014 042 001 005 12810 143</text:p>
      <text:p text:style-name="P2">013 034 001 005 12810 143</text:p>
      <text:p text:style-name="P2">012 029 001 005 12810 143</text:p>
      <text:p text:style-name="P2">012 028 001 005 12810 143</text:p>
      <text:p text:style-name="P2">012 028 001 005 12810 143</text:p>
      <text:p text:style-name="P2">013 029 001 005 12810 143</text:p>
      <text:p text:style-name="P2">012 034 001 005 12810 143</text:p>
      <text:p text:style-name="P2">013 042 001 005 12810 143</text:p>
      <text:p text:style-name="P2">013 044 001 006 12810 143</text:p>
      <text:p text:style-name="P2">013 040 001 006 12810 143</text:p>
      <text:p text:style-name="P2">012 031 001 005 12810 143</text:p>
      <text:p text:style-name="P2">011 030 001 005 12810 143</text:p>
      <text:p text:style-name="P2">014 031 001 005 12810 143</text:p>
      <text:p text:style-name="P2">013 031 001 005 12810 143</text:p>
      <text:p text:style-name="P2">014 037 001 005 12810 143</text:p>
      <text:p text:style-name="P2">015 045 001 006 12810 143</text:p>
      <text:p text:style-name="P2">014 046 001 006 12810 143</text:p>
      <text:p text:style-name="P2">014 039 001 006 12810 143</text:p>
      <text:p text:style-name="P2">015 038 001 005 12810 143</text:p>
      <text:p text:style-name="P2">016 033 001 005 12810 143</text:p>
      <text:p text:style-name="P2">015 033 001 005 12810 143</text:p>
      <text:p text:style-name="P2">016 031 001 005 12810 143</text:p>
      <text:p text:style-name="P2">016 035 001 005 12810 143</text:p>
      <text:p text:style-name="P2">016 035 001 006 12810 143</text:p>
      <text:p text:style-name="P2">018 044 001 006 12810 143</text:p>
      <text:p text:style-name="P2">017 046 001 006 12810 143</text:p>
      <text:p text:style-name="P2">017 047 001 006 12810 143</text:p>
      <text:p text:style-name="P2">017 039 001 006 12810 143</text:p>
      <text:p text:style-name="P2">015 040 001 006 12810 143</text:p>
      <text:p text:style-name="P2">016 034 001 006 12810 143</text:p>
      <text:p text:style-name="P2">017 034 001 005 12810 143</text:p>
      <text:p text:style-name="P2">017 035 001 005 12810 143</text:p>
      <text:p text:style-name="P2">018 042 001 006 12810 143</text:p>
      <text:p text:style-name="P2">020 042 001 006 12810 143</text:p>
      <text:p text:style-name="P2"><text:soft-page-break/>018 049 001 006 12810 143</text:p>
      <text:p text:style-name="P2">018 050 001 007 12810 143</text:p>
      <text:p text:style-name="P2">016 032 001 006 12810 143</text:p>
      <text:p text:style-name="P2">018 037 001 005 12810 143</text:p>
      <text:p text:style-name="P2">018 037 001 006 12810 143</text:p>
      <text:p text:style-name="P2">018 045 001 006 12810 143</text:p>
      <text:p text:style-name="P2">020 045 001 006 12810 143</text:p>
      <text:p text:style-name="P2">019 049 001 006 12810 143</text:p>
      <text:p text:style-name="P2">018 039 001 006 12810 143</text:p>
      <text:p text:style-name="P2">018 038 001 006 12810 143</text:p>
      <text:p text:style-name="P2">018 034 001 006 12810 143</text:p>
      <text:p text:style-name="P2">019 035 001 005 12810 143</text:p>
      <text:p text:style-name="P2">018 034 001 005 12810 143</text:p>
      <text:p text:style-name="P2">019 041 001 006 12810 143</text:p>
      <text:p text:style-name="P2">020 042 001 006 12810 143</text:p>
      <text:p text:style-name="P2">020 052 001 006 12810 143</text:p>
      <text:p text:style-name="P2">019 051 001 007 12810 143</text:p>
      <text:p text:style-name="P2">019 041 001 006 12810 143</text:p>
      <text:p text:style-name="P2">020 042 001 006 12810 143</text:p>
      <text:p text:style-name="P2">021 051 001 006 12810 143</text:p>
      <text:p text:style-name="P2">020 043 001 007 12810 143</text:p>
      <text:p text:style-name="P2">021 042 001 007 12810 143</text:p>
      <text:p text:style-name="P2">021 036 001 006 12810 143</text:p>
      <text:p text:style-name="P2">021 036 001 006 12810 143</text:p>
      <text:p text:style-name="P2">022 033 001 006 12810 143</text:p>
      <text:p text:style-name="P2">022 037 001 006 12810 143</text:p>
      <text:p text:style-name="P2">023 038 001 006 12810 143</text:p>
      <text:p text:style-name="P2">021 046 001 006 12810 143</text:p>
      <text:p text:style-name="P2">025 046 001 007 12810 143</text:p>
      <text:p text:style-name="P2">023 047 001 007 12810 143</text:p>
      <text:p text:style-name="P2">024 039 001 006 12810 143</text:p>
      <text:p text:style-name="P2">023 038 001 006 12810 143</text:p>
      <text:p text:style-name="P2">021 033 001 006 12810 143</text:p>
      <text:p text:style-name="P2">021 033 001 005 12810 143</text:p>
      <text:p text:style-name="P2">023 034 001 005 12810 143</text:p>
      <text:p text:style-name="P2">023 041 001 006 12810 143</text:p>
      <text:p text:style-name="P2">022 040 001 006 12810 143</text:p>
      <text:p text:style-name="P2">022 049 001 006 12810 143</text:p>
      <text:p text:style-name="P2">020 049 001 007 12810 143</text:p>
      <text:p text:style-name="P2">021 041 001 007 12810 143</text:p>
      <text:p text:style-name="P2">020 039 001 006 12810 143</text:p>
      <text:p text:style-name="P2">020 033 001 006 12810 143</text:p>
      <text:p text:style-name="P2">020 031 001 006 12810 143</text:p>
      <text:p text:style-name="P2">021 030 001 006 12810 143</text:p>
      <text:p text:style-name="P2">022 037 001 006 12810 143</text:p>
      <text:p text:style-name="P2">019 031 001 006 12810 143</text:p>
      <text:p text:style-name="P2">020 029 001 006 12810 143</text:p>
      <text:p text:style-name="P2">020 030 001 006 12810 143</text:p>
      <text:p text:style-name="P2">021 033 001 006 12810 143</text:p>
      <text:p text:style-name="P2"><text:soft-page-break/>022 032 001 006 12810 143</text:p>
      <text:p text:style-name="P2">021 033 001 006 12810 143</text:p>
      <text:p text:style-name="P2">021 030 001 006 12810 143</text:p>
      <text:p text:style-name="P2">021 029 001 006 12810 143</text:p>
      <text:p text:style-name="P2">020 034 001 006 12810 143</text:p>
      <text:p text:style-name="P2">021 034 001 006 12810 143</text:p>
      <text:p text:style-name="P2">023 041 001 006 12810 143</text:p>
      <text:p text:style-name="P2">022 039 001 007 12810 143</text:p>
      <text:p text:style-name="P2">021 039 001 006 12810 143</text:p>
      <text:p text:style-name="P2">023 033 001 006 12810 143</text:p>
      <text:p text:style-name="P2">023 034 001 006 12810 143</text:p>
      <text:p text:style-name="P2">022 030 001 006 12810 143</text:p>
      <text:p text:style-name="P2">023 032 001 006 12810 143</text:p>
      <text:p text:style-name="P2">024 033 001 006 12810 143</text:p>
      <text:p text:style-name="P2">026 039 001 006 12810 143</text:p>
      <text:p text:style-name="P2">026 040 001 006 12810 143</text:p>
      <text:p text:style-name="P2">024 045 001 006 12810 143</text:p>
      <text:p text:style-name="P2">024 038 001 007 12810 143</text:p>
      <text:p text:style-name="P2">025 039 001 007 12810 143</text:p>
      <text:p text:style-name="P2">023 033 001 006 12810 143</text:p>
      <text:p text:style-name="P2">024 033 001 006 12810 143</text:p>
      <text:p text:style-name="P2">024 032 001 006 12810 143</text:p>
      <text:p text:style-name="P2">023 045 001 007 12810 143</text:p>
      <text:p text:style-name="P2">024 041 001 007 12810 143</text:p>
      <text:p text:style-name="P2">023 044 001 007 12810 143</text:p>
      <text:p text:style-name="P2">024 037 001 007 12810 143</text:p>
      <text:p text:style-name="P2">023 037 001 007 12810 143</text:p>
      <text:p text:style-name="P2">023 033 001 006 12810 143</text:p>
      <text:p text:style-name="P2">023 033 001 006 12810 143</text:p>
      <text:p text:style-name="P2">023 033 001 006 12810 143</text:p>
      <text:p text:style-name="P2">024 039 001 006 12810 143</text:p>
      <text:p text:style-name="P2">024 039 001 006 12810 143</text:p>
      <text:p text:style-name="P2">025 048 001 006 12810 143</text:p>
      <text:p text:style-name="P2">025 048 001 007 12810 143</text:p>
      <text:p text:style-name="P2">024 044 001 007 12810 143</text:p>
      <text:p text:style-name="P2">023 036 001 006 12810 143</text:p>
      <text:p text:style-name="P2">023 036 001 006 12810 143</text:p>
      <text:p text:style-name="P2">022 033 001 006 12810 143</text:p>
      <text:p text:style-name="P2">022 033 001 006 12810 143</text:p>
      <text:p text:style-name="P2">022 047 001 007 12810 143</text:p>
      <text:p text:style-name="P2">021 046 001 007 12810 143</text:p>
      <text:p text:style-name="P2">021 038 001 007 12810 143</text:p>
      <text:p text:style-name="P2">020 038 001 006 12810 143</text:p>
      <text:p text:style-name="P2">022 033 001 006 12810 143</text:p>
      <text:p text:style-name="P2">023 032 001 006 12810 143</text:p>
      <text:p text:style-name="P2">023 032 001 006 12810 143</text:p>
      <text:p text:style-name="P2">024 038 001 006 12810 143</text:p>
      <text:p text:style-name="P2">025 046 001 006 12810 143</text:p>
      <text:p text:style-name="P2">025 045 001 006 12810 143</text:p>
      <text:p text:style-name="P2"><text:soft-page-break/>024 045 001 006 12810 143</text:p>
      <text:p text:style-name="P2">026 045 001 006 12810 143</text:p>
      <text:p text:style-name="P2">025 044 001 007 12810 143</text:p>
      <text:p text:style-name="P2">025 044 001 007 12810 143</text:p>
      <text:p text:style-name="P2">026 037 001 007 12810 143</text:p>
      <text:p text:style-name="P2">024 037 001 006 12810 143</text:p>
      <text:p text:style-name="P2">026 033 001 006 12810 143</text:p>
      <text:p text:style-name="P2">025 033 001 006 12810 143</text:p>
      <text:p text:style-name="P2">025 034 001 006 12810 143</text:p>
      <text:p text:style-name="P2">025 042 001 006 12810 143</text:p>
      <text:p text:style-name="P2">025 041 001 007 12810 143</text:p>
      <text:p text:style-name="P2">025 047 001 007 12810 143</text:p>
      <text:p text:style-name="P2">025 039 001 007 12810 143</text:p>
      <text:p text:style-name="P2">025 040 001 007 12810 143</text:p>
      <text:p text:style-name="P2">024 034 001 007 12810 143</text:p>
      <text:p text:style-name="P2">024 034 001 006 12810 143</text:p>
      <text:p text:style-name="P2">024 032 001 006 12810 143</text:p>
      <text:p text:style-name="P2">025 038 001 006 12810 143</text:p>
      <text:p text:style-name="P2">025 038 001 007 12810 143</text:p>
      <text:p text:style-name="P2">024 046 001 006 12810 143</text:p>
      <text:p text:style-name="P2">024 047 001 007 12810 143</text:p>
      <text:p text:style-name="P2">024 046 001 007 12810 143</text:p>
      <text:p text:style-name="P2">023 038 001 007 12810 143</text:p>
      <text:p text:style-name="P2">022 037 001 007 12810 143</text:p>
      <text:p text:style-name="P2">022 033 001 006 12810 143</text:p>
      <text:p text:style-name="P2">023 033 001 006 12810 143</text:p>
      <text:p text:style-name="P2">022 035 001 006 12810 143</text:p>
      <text:p text:style-name="P2">022 035 001 006 12810 143</text:p>
      <text:p text:style-name="P2">023 035 001 006 12810 143</text:p>
      <text:p text:style-name="P2">024 036 001 006 12810 143</text:p>
      <text:p text:style-name="P2">024 043 001 006 12810 143</text:p>
      <text:p text:style-name="P2">025 044 001 007 12810 143</text:p>
      <text:p text:style-name="P2">025 054 001 007 12810 143</text:p>
      <text:p text:style-name="P2">025 047 001 008 12810 143</text:p>
      <text:p text:style-name="P2">024 036 001 006 12810 143</text:p>
      <text:p text:style-name="P2">024 039 001 006 12810 143</text:p>
      <text:p text:style-name="P2">026 039 001 006 12810 143</text:p>
      <text:p text:style-name="P2">025 047 001 007 12810 143</text:p>
      <text:p text:style-name="P2">026 053 001 007 12810 143</text:p>
      <text:p text:style-name="P2">026 052 001 007 12810 143</text:p>
      <text:p text:style-name="P2">026 043 001 008 12810 143</text:p>
      <text:p text:style-name="P2">025 042 001 007 12810 143</text:p>
      <text:p text:style-name="P2">027 036 001 007 12810 143</text:p>
      <text:p text:style-name="P2">027 035 001 006 12810 143</text:p>
      <text:p text:style-name="P2">026 035 001 006 12810 143</text:p>
      <text:p text:style-name="P2">026 041 001 006 12810 143</text:p>
      <text:p text:style-name="P2">027 042 001 007 12810 143</text:p>
      <text:p text:style-name="P2">027 050 001 007 12810 143</text:p>
      <text:p text:style-name="P2">026 045 001 008 12810 143</text:p>
      <text:p text:style-name="P2"><text:soft-page-break/>025 045 001 007 12810 143</text:p>
      <text:p text:style-name="P2">025 037 001 007 12810 143</text:p>
      <text:p text:style-name="P2">024 033 001 006 12810 143</text:p>
      <text:p text:style-name="P2">023 032 001 006 12810 143</text:p>
      <text:p text:style-name="P2">024 035 001 006 12810 143</text:p>
      <text:p text:style-name="P2">026 035 001 007 12810 143</text:p>
      <text:p text:style-name="P2">024 041 001 006 12810 143</text:p>
      <text:p text:style-name="P2">026 041 001 007 12810 143</text:p>
      <text:p text:style-name="P2">024 046 001 007 12810 143</text:p>
      <text:p text:style-name="P2">024 038 001 007 12810 143</text:p>
      <text:p text:style-name="P2">024 037 001 006 12810 143</text:p>
      <text:p text:style-name="P2">023 033 001 006 12810 143</text:p>
      <text:p text:style-name="P2">024 033 001 006 12810 143</text:p>
      <text:p text:style-name="P2">024 033 001 006 12810 143</text:p>
      <text:p text:style-name="P2">024 038 001 006 12810 143</text:p>
      <text:p text:style-name="P2">025 039 001 007 12810 143</text:p>
      <text:p text:style-name="P2">025 049 001 007 12810 143</text:p>
      <text:p text:style-name="P2">025 049 001 007 12810 143</text:p>
      <text:p text:style-name="P2">025 044 001 007 12810 143</text:p>
      <text:p text:style-name="P2">024 036 001 007 12810 143</text:p>
      <text:p text:style-name="P2">024 037 001 006 12810 143</text:p>
      <text:p text:style-name="P2">025 034 001 006 12810 143</text:p>
      <text:p text:style-name="P2">026 036 001 006 12810 143</text:p>
      <text:p text:style-name="P2">026 036 001 006 12810 143</text:p>
      <text:p text:style-name="P2">027 045 001 007 12810 143</text:p>
      <text:p text:style-name="P2">026 045 001 007 12810 143</text:p>
      <text:p text:style-name="P2">025 051 001 007 12810 143</text:p>
      <text:p text:style-name="P2">027 045 001 007 12810 143</text:p>
      <text:p text:style-name="P2">026 054 001 007 12810 143</text:p>
      <text:p text:style-name="P2">024 038 001 007 12810 143</text:p>
      <text:p text:style-name="P2">025 035 001 006 12810 143</text:p>
      <text:p text:style-name="P2">024 035 001 006 12810 143</text:p>
      <text:p text:style-name="P2">025 041 001 006 12810 143</text:p>
      <text:p text:style-name="P2">025 041 001 007 12810 143</text:p>
      <text:p text:style-name="P2">026 050 001 007 12810 143</text:p>
      <text:p text:style-name="P2">026 051 001 008 12810 143</text:p>
      <text:p text:style-name="P2">025 051 001 007 12810 143</text:p>
      <text:p text:style-name="P2">025 042 001 007 12810 143</text:p>
      <text:p text:style-name="P2">023 040 001 007 12810 143</text:p>
      <text:p text:style-name="P2">022 040 001 006 12810 143</text:p>
      <text:p text:style-name="P2">023 042 001 008 12810 143</text:p>
      <text:p text:style-name="P2">024 050 001 007 12810 143</text:p>
      <text:p text:style-name="P2">024 040 001 007 12810 143</text:p>
      <text:p text:style-name="P2">022 039 001 007 12810 143</text:p>
      <text:p text:style-name="P2">024 034 001 007 12810 143</text:p>
      <text:p text:style-name="P2">023 034 001 006 12810 143</text:p>
      <text:p text:style-name="P2">023 033 001 006 12810 143</text:p>
      <text:p text:style-name="P2">024 038 001 006 12810 143</text:p>
      <text:p text:style-name="P2">025 038 001 006 12810 143</text:p>
      <text:p text:style-name="P2"><text:soft-page-break/>026 046 001 007 12810 143</text:p>
      <text:p text:style-name="P2">025 045 001 007 12810 143</text:p>
      <text:p text:style-name="P2">026 040 001 007 12810 143</text:p>
      <text:p text:style-name="P2">024 041 001 007 12810 143</text:p>
      <text:p text:style-name="P2">025 035 001 007 12810 143</text:p>
      <text:p text:style-name="P2">026 033 001 006 12810 143</text:p>
      <text:p text:style-name="P2">026 033 001 006 12810 143</text:p>
      <text:p text:style-name="P2">025 037 001 006 12810 143</text:p>
      <text:p text:style-name="P2">026 038 001 007 12810 143</text:p>
      <text:p text:style-name="P2">026 047 001 007 12810 143</text:p>
      <text:p text:style-name="P2">024 051 001 007 12810 143</text:p>
      <text:p text:style-name="P2">025 052 001 007 12810 143</text:p>
      <text:p text:style-name="P2">023 043 001 007 12810 143</text:p>
      <text:p text:style-name="P2">024 043 001 007 12810 143</text:p>
      <text:p text:style-name="P2">023 038 001 007 12810 143</text:p>
      <text:p text:style-name="P2">024 038 001 006 12810 143</text:p>
      <text:p text:style-name="P2">024 038 001 006 12810 143</text:p>
      <text:p text:style-name="P2">025 046 001 006 12810 143</text:p>
      <text:p text:style-name="P2">025 044 001 007 12810 143</text:p>
      <text:p text:style-name="P2">023 044 001 006 12810 143</text:p>
      <text:p text:style-name="P2">023 045 001 007 12810 143</text:p>
      <text:p text:style-name="P2">023 055 001 007 12810 143</text:p>
      <text:p text:style-name="P2">023 055 001 008 12810 143</text:p>
      <text:p text:style-name="P2">023 051 001 008 12810 143</text:p>
      <text:p text:style-name="P2">023 037 001 006 12810 143</text:p>
      <text:p text:style-name="P2">024 039 001 006 12810 143</text:p>
      <text:p text:style-name="P2">023 046 001 006 12810 143</text:p>
      <text:p text:style-name="P2">024 046 001 007 12810 143</text:p>
      <text:p text:style-name="P2">022 056 001 007 12810 143</text:p>
      <text:p text:style-name="P2">023 054 001 007 12810 143</text:p>
      <text:p text:style-name="P2">022 045 001 007 12810 143</text:p>
      <text:p text:style-name="P2">022 038 001 007 12810 143</text:p>
      <text:p text:style-name="P2">021 037 001 006 12810 143</text:p>
      <text:p text:style-name="P2">021 034 001 006 12810 143</text:p>
      <text:p text:style-name="P2">021 035 001 006 12810 143</text:p>
      <text:p text:style-name="P2">021 040 001 006 12810 143</text:p>
      <text:p text:style-name="P2">023 049 001 007 12810 143</text:p>
      <text:p text:style-name="P2">023 048 001 007 12810 143</text:p>
      <text:p text:style-name="P2">023 047 001 007 12810 143</text:p>
      <text:p text:style-name="P2">023 046 001 007 12810 143</text:p>
      <text:p text:style-name="P2">023 039 001 007 12810 143</text:p>
      <text:p text:style-name="P2">022 034 001 006 12810 143</text:p>
      <text:p text:style-name="P2">023 035 001 006 12810 143</text:p>
      <text:p text:style-name="P2">024 037 001 006 12810 143</text:p>
      <text:p text:style-name="P2">025 038 001 006 12810 143</text:p>
      <text:p text:style-name="P2">025 046 001 006 12810 143</text:p>
      <text:p text:style-name="P2">025 056 001 007 12810 143</text:p>
      <text:p text:style-name="P2">025 056 001 007 12810 143</text:p>
      <text:p text:style-name="P2">026 047 001 008 12810 143</text:p>
      <text:p text:style-name="P2"><text:soft-page-break/>027 045 001 007 12810 143</text:p>
      <text:p text:style-name="P2">025 038 001 007 12810 143</text:p>
      <text:p text:style-name="P2">024 035 001 006 12810 143</text:p>
      <text:p text:style-name="P2">024 035 001 006 12810 143</text:p>
      <text:p text:style-name="P2">025 041 001 006 12810 143</text:p>
      <text:p text:style-name="P2">024 041 001 007 12810 143</text:p>
      <text:p text:style-name="P2">024 051 001 007 12810 143</text:p>
      <text:p text:style-name="P2">025 052 001 008 12810 143</text:p>
      <text:p text:style-name="P2">024 049 001 008 12810 143</text:p>
      <text:p text:style-name="P2">022 040 001 007 12810 143</text:p>
      <text:p text:style-name="P2">024 036 001 007 12810 143</text:p>
      <text:p text:style-name="P2">023 037 001 006 12810 143</text:p>
      <text:p text:style-name="P2">023 037 001 006 12810 143</text:p>
      <text:p text:style-name="P2">024 044 001 006 12810 143</text:p>
      <text:p text:style-name="P2">023 054 001 007 12810 143</text:p>
      <text:p text:style-name="P2">023 055 001 007 12810 143</text:p>
      <text:p text:style-name="P2">023 047 001 008 12810 143</text:p>
      <text:p text:style-name="P2">021 047 001 007 12810 143</text:p>
      <text:p text:style-name="P2">022 040 001 007 12810 143</text:p>
      <text:p text:style-name="P2">022 041 001 006 12810 143</text:p>
      <text:p text:style-name="P2">024 049 001 006 12810 143</text:p>
      <text:p text:style-name="P2">024 055 001 007 12810 143</text:p>
      <text:p text:style-name="P2">024 055 001 007 12810 143</text:p>
      <text:p text:style-name="P2">025 045 001 007 12810 143</text:p>
      <text:p text:style-name="P2">025 043 001 007 12810 143</text:p>
      <text:p text:style-name="P2">024 037 001 007 12810 143</text:p>
      <text:p text:style-name="P2">024 036 001 006 12810 143</text:p>
      <text:p text:style-name="P2">023 037 001 006 12810 143</text:p>
      <text:p text:style-name="P2">023 044 001 006 12810 143</text:p>
      <text:p text:style-name="P2">025 045 001 007 12810 143</text:p>
      <text:p text:style-name="P2">026 057 001 007 12810 143</text:p>
      <text:p text:style-name="P2">025 059 001 008 12810 143</text:p>
      <text:p text:style-name="P2">025 052 001 007 12810 143</text:p>
      <text:p text:style-name="P2">024 043 001 007 12810 143</text:p>
      <text:p text:style-name="P2">024 043 001 006 12810 143</text:p>
      <text:p text:style-name="P2">023 039 001 006 12810 143</text:p>
      <text:p text:style-name="P2">024 038 001 006 12810 143</text:p>
      <text:p text:style-name="P2">023 038 001 006 12810 143</text:p>
      <text:p text:style-name="P2">023 038 001 006 12810 143</text:p>
      <text:p text:style-name="P2">023 041 001 006 12810 143</text:p>
      <text:p text:style-name="P2">023 049 001 006 12810 143</text:p>
      <text:p text:style-name="P2">023 050 001 007 12810 143</text:p>
      <text:p text:style-name="P2">026 060 001 007 12810 143</text:p>
      <text:p text:style-name="P2">025 061 001 008 12810 143</text:p>
      <text:p text:style-name="P2">024 049 001 007 12810 143</text:p>
      <text:p text:style-name="P2">023 048 001 007 12810 143</text:p>
      <text:p text:style-name="P2">024 041 001 007 12810 143</text:p>
      <text:p text:style-name="P2">023 039 001 006 12810 143</text:p>
      <text:p text:style-name="P2">022 038 001 006 12810 143</text:p>
      <text:p text:style-name="P2"><text:soft-page-break/>022 044 001 006 12810 143</text:p>
      <text:p text:style-name="P2">022 044 001 007 12810 143</text:p>
      <text:p text:style-name="P2">023 055 001 007 12810 143</text:p>
      <text:p text:style-name="P2">024 051 001 007 12810 143</text:p>
      <text:p text:style-name="P2">024 050 001 007 12810 143</text:p>
      <text:p text:style-name="P2">024 041 001 007 12810 143</text:p>
      <text:p text:style-name="P2">024 037 001 006 12810 143</text:p>
      <text:p text:style-name="P2">024 036 001 006 12810 143</text:p>
      <text:p text:style-name="P2">024 038 001 006 12810 143</text:p>
      <text:p text:style-name="P2">025 039 001 006 12810 143</text:p>
      <text:p text:style-name="P2">027 047 001 006 12810 143</text:p>
      <text:p text:style-name="P2">026 047 001 007 12810 143</text:p>
      <text:p text:style-name="P2">026 054 001 007 12810 143</text:p>
      <text:p text:style-name="P2">026 045 001 007 12810 143</text:p>
      <text:p text:style-name="P2">022 036 001 006 12810 143</text:p>
      <text:p text:style-name="P2">024 047 001 007 12810 143</text:p>
      <text:p text:style-name="P2">024 054 001 007 12810 143</text:p>
      <text:p text:style-name="P2">023 045 001 007 12810 143</text:p>
      <text:p text:style-name="P2">024 045 001 007 12810 143</text:p>
      <text:p text:style-name="P2">023 039 001 006 12810 143</text:p>
      <text:p text:style-name="P2">022 039 001 006 12810 143</text:p>
      <text:p text:style-name="P2">023 037 001 006 12810 143</text:p>
      <text:p text:style-name="P2">024 043 001 006 12810 143</text:p>
      <text:p text:style-name="P2">023 043 001 006 12810 143</text:p>
      <text:p text:style-name="P2">024 052 001 006 12810 143</text:p>
      <text:p text:style-name="P2">023 052 001 007 12810 143</text:p>
      <text:p text:style-name="P2">023 052 001 007 12810 143</text:p>
      <text:p text:style-name="P2">023 039 001 006 12810 143</text:p>
      <text:p text:style-name="P2">023 056 001 007 12810 143</text:p>
      <text:p text:style-name="P2">022 045 001 006 12810 143</text:p>
      <text:p text:style-name="P2">023 039 001 006 12810 143</text:p>
      <text:p text:style-name="P2">023 037 001 006 12810 143</text:p>
      <text:p text:style-name="P2">023 037 001 006 12810 143</text:p>
      <text:p text:style-name="P2">023 044 001 006 12810 143</text:p>
      <text:p text:style-name="P2">023 046 001 006 12810 143</text:p>
      <text:p text:style-name="P2">024 057 001 006 12810 143</text:p>
      <text:p text:style-name="P2">024 054 001 007 12810 143</text:p>
      <text:p text:style-name="P2">023 052 001 006 12810 143</text:p>
      <text:p text:style-name="P2">024 046 001 007 12810 143</text:p>
      <text:p text:style-name="P2">023 045 001 006 12810 143</text:p>
      <text:p text:style-name="P2">022 039 001 006 12810 143</text:p>
      <text:p text:style-name="P2">022 042 001 006 12810 143</text:p>
      <text:p text:style-name="P2">023 043 001 006 12810 143</text:p>
      <text:p text:style-name="P2">023 053 001 006 12810 143</text:p>
      <text:p text:style-name="P2">025 053 001 007 12810 143</text:p>
      <text:p text:style-name="P2">024 062 001 007 12810 143</text:p>
      <text:p text:style-name="P2">025 062 001 007 12810 143</text:p>
      <text:p text:style-name="P2">025 051 001 007 12810 143</text:p>
      <text:p text:style-name="P2">025 042 001 006 12810 143</text:p>
      <text:p text:style-name="P2"><text:soft-page-break/>024 041 001 006 12810 143</text:p>
      <text:p text:style-name="P2">024 039 001 006 12810 143</text:p>
      <text:p text:style-name="P2">025 039 001 006 12810 143</text:p>
      <text:p text:style-name="P2">025 047 001 006 12810 143</text:p>
      <text:p text:style-name="P2">024 057 001 006 12810 143</text:p>
      <text:p text:style-name="P2">024 059 001 007 12810 143</text:p>
      <text:p text:style-name="P2">025 047 001 006 12810 143</text:p>
      <text:p text:style-name="P2">025 057 001 006 12810 143</text:p>
      <text:p text:style-name="P2">024 057 001 007 12810 143</text:p>
      <text:p text:style-name="P2">023 042 001 006 12810 143</text:p>
      <text:p text:style-name="P2">024 042 001 006 12810 143</text:p>
      <text:p text:style-name="P2">023 042 001 006 12810 143</text:p>
      <text:p text:style-name="P2">024 050 001 006 12810 143</text:p>
      <text:p text:style-name="P2">024 063 001 007 12810 143</text:p>
      <text:p text:style-name="P2">023 063 001 007 12810 143</text:p>
      <text:p text:style-name="P2">023 054 001 007 12810 143</text:p>
      <text:p text:style-name="P2">022 053 001 006 12810 143</text:p>
      <text:p text:style-name="P2">022 045 001 006 12810 143</text:p>
      <text:p text:style-name="P2">023 045 001 006 12810 143</text:p>
      <text:p text:style-name="P2">022 041 001 006 12810 143</text:p>
      <text:p text:style-name="P2">022 046 001 006 12810 143</text:p>
      <text:p text:style-name="P2">023 047 001 006 12810 143</text:p>
      <text:p text:style-name="P2">023 058 001 006 12810 143</text:p>
      <text:p text:style-name="P2">023 059 001 007 12810 143</text:p>
      <text:p text:style-name="P2">023 061 001 007 12810 143</text:p>
      <text:p text:style-name="P2">023 051 001 007 12810 143</text:p>
      <text:p text:style-name="P2">023 051 001 006 12810 143</text:p>
      <text:p text:style-name="P2">023 043 001 006 12810 143</text:p>
      <text:p text:style-name="P2">023 043 001 006 12810 143</text:p>
      <text:p text:style-name="P2">023 044 001 006 12810 143</text:p>
      <text:p text:style-name="P2">023 054 001 006 12810 143</text:p>
      <text:p text:style-name="P2">024 054 001 006 12810 143</text:p>
      <text:p text:style-name="P2">025 063 001 006 12810 143</text:p>
      <text:p text:style-name="P2">024 063 001 007 12810 143</text:p>
      <text:p text:style-name="P2">024 058 001 007 12810 143</text:p>
      <text:p text:style-name="P2">024 047 001 006 12810 143</text:p>
      <text:p text:style-name="P2">023 047 001 006 12810 143</text:p>
      <text:p text:style-name="P2">025 042 001 006 12810 143</text:p>
      <text:p text:style-name="P2">024 042 001 006 12810 143</text:p>
      <text:p text:style-name="P2">024 047 001 006 12810 143</text:p>
      <text:p text:style-name="P2">023 058 001 006 12810 143</text:p>
      <text:p text:style-name="P2">025 059 001 006 12810 143</text:p>
      <text:p text:style-name="P2">024 061 001 007 12810 143</text:p>
      <text:p text:style-name="P2">023 059 001 007 12810 143</text:p>
      <text:p text:style-name="P2">023 048 001 006 12810 143</text:p>
      <text:p text:style-name="P2">023 048 001 006 12810 143</text:p>
      <text:p text:style-name="P2">022 041 001 006 12810 143</text:p>
      <text:p text:style-name="P2">022 047 001 006 12810 143</text:p>
      <text:p text:style-name="P2">023 048 001 006 12810 143</text:p>
      <text:p text:style-name="P2"><text:soft-page-break/>024 061 001 006 12810 143</text:p>
      <text:p text:style-name="P2">022 062 001 007 12810 143</text:p>
      <text:p text:style-name="P2">023 055 001 007 12810 143</text:p>
      <text:p text:style-name="P2">023 047 001 006 12810 143</text:p>
      <text:p text:style-name="P2">023 044 001 006 12810 143</text:p>
      <text:p text:style-name="P2">022 053 001 006 12810 143</text:p>
      <text:p text:style-name="P2">023 053 001 006 12810 143</text:p>
      <text:p text:style-name="P2">023 063 001 006 12810 143</text:p>
      <text:p text:style-name="P2">023 053 001 007 12810 143</text:p>
      <text:p text:style-name="P2">022 052 001 007 12810 143</text:p>
      <text:p text:style-name="P2">022 043 001 006 12810 143</text:p>
      <text:p text:style-name="P2">022 042 001 006 12810 143</text:p>
      <text:p text:style-name="P2">023 040 001 006 12810 143</text:p>
      <text:p text:style-name="P2">024 046 001 006 12810 143</text:p>
      <text:p text:style-name="P2">024 046 001 006 12810 143</text:p>
      <text:p text:style-name="P2">025 055 001 006 12810 143</text:p>
      <text:p text:style-name="P2">023 055 001 007 12810 143</text:p>
      <text:p text:style-name="P2">024 054 001 007 12810 143</text:p>
      <text:p text:style-name="P2">023 044 001 006 12810 143</text:p>
      <text:p text:style-name="P2">023 043 001 006 12810 143</text:p>
      <text:p text:style-name="P2">023 043 001 006 12810 143</text:p>
      <text:p text:style-name="P2">023 039 001 005 12810 143</text:p>
      <text:p text:style-name="P2">022 040 001 005 12810 143</text:p>
      <text:p text:style-name="P2">023 041 001 006 12810 143</text:p>
      <text:p text:style-name="P2">023 049 001 006 12810 143</text:p>
      <text:p text:style-name="P2">024 052 001 006 12810 143</text:p>
      <text:p text:style-name="P2">022 042 001 006 12810 143</text:p>
      <text:p text:style-name="P2">022 043 001 006 12810 143</text:p>
      <text:p text:style-name="P2">022 039 001 006 12810 143</text:p>
      <text:p text:style-name="P2">021 043 001 005 12810 143</text:p>
      <text:p text:style-name="P2">022 044 001 006 12810 143</text:p>
      <text:p text:style-name="P2">022 055 001 006 12810 143</text:p>
      <text:p text:style-name="P2">022 063 001 006 12810 143</text:p>
      <text:p text:style-name="P2">022 063 001 006 12810 143</text:p>
      <text:p text:style-name="P2">021 053 001 006 12810 143</text:p>
      <text:p text:style-name="P2">022 053 001 006 12810 143</text:p>
      <text:p text:style-name="P2">021 045 001 006 12810 143</text:p>
      <text:p text:style-name="P2">021 046 001 005 12810 143</text:p>
      <text:p text:style-name="P2">021 043 001 005 12810 143</text:p>
      <text:p text:style-name="P2">022 051 001 005 12810 143</text:p>
      <text:p text:style-name="P2">022 051 001 006 12810 143</text:p>
      <text:p text:style-name="P2">021 063 001 006 12810 143</text:p>
      <text:p text:style-name="P2">022 063 001 006 12810 143</text:p>
      <text:p text:style-name="P2">022 060 001 006 12810 143</text:p>
      <text:p text:style-name="P2">023 049 001 006 12810 143</text:p>
      <text:p text:style-name="P2">023 049 001 006 12810 143</text:p>
      <text:p text:style-name="P2">022 042 001 005 12810 143</text:p>
      <text:p text:style-name="P2">023 041 001 005 12810 143</text:p>
      <text:p text:style-name="P2">023 063 001 006 12810 143</text:p>
      <text:p text:style-name="P2"><text:soft-page-break/>022 063 001 006 12810 143</text:p>
      <text:p text:style-name="P2">022 051 001 006 12810 143</text:p>
      <text:p text:style-name="P2">022 042 001 006 12810 143</text:p>
      <text:p text:style-name="P2">023 042 001 005 12810 143</text:p>
      <text:p text:style-name="P2">023 043 001 005 12810 143</text:p>
      <text:p text:style-name="P2">022 050 001 005 12810 143</text:p>
      <text:p text:style-name="P2">022 051 001 006 12810 143</text:p>
      <text:p text:style-name="P2">022 056 001 006 12810 143</text:p>
      <text:p text:style-name="P2">020 057 001 006 12810 143</text:p>
      <text:p text:style-name="P2">019 046 001 006 12810 143</text:p>
      <text:p text:style-name="P2">019 039 001 005 12810 143</text:p>
      <text:p text:style-name="P2">020 039 001 005 12810 143</text:p>
      <text:p text:style-name="P2">021 039 001 005 12810 143</text:p>
      <text:p text:style-name="P2">020 039 001 005 12810 143</text:p>
      <text:p text:style-name="P2">020 046 001 005 12810 143</text:p>
      <text:p text:style-name="P2">021 055 001 006 12810 143</text:p>
      <text:p text:style-name="P2">021 045 001 006 12810 143</text:p>
      <text:p text:style-name="P2">020 043 001 006 12810 143</text:p>
      <text:p text:style-name="P2">020 038 001 005 12810 143</text:p>
      <text:p text:style-name="P2">019 038 001 005 12810 143</text:p>
      <text:p text:style-name="P2">019 040 001 005 12810 143</text:p>
      <text:p text:style-name="P2">020 048 001 005 12810 143</text:p>
      <text:p text:style-name="P2">020 047 001 005 12810 143</text:p>
      <text:p text:style-name="P2">020 059 001 006 12810 143</text:p>
      <text:p text:style-name="P2">020 061 001 006 12810 143</text:p>
      <text:p text:style-name="P2">020 053 001 006 12810 143</text:p>
      <text:p text:style-name="P2">020 043 001 005 12810 143</text:p>
      <text:p text:style-name="P2">019 045 001 005 12810 143</text:p>
      <text:p text:style-name="P2">019 041 001 005 12810 143</text:p>
      <text:p text:style-name="P2">019 041 001 005 12810 143</text:p>
      <text:p text:style-name="P2">019 045 001 005 12810 143</text:p>
      <text:p text:style-name="P2">019 046 001 005 12810 143</text:p>
      <text:p text:style-name="P2">020 042 001 005 12810 143</text:p>
      <text:p text:style-name="P2">020 047 001 005 12810 143</text:p>
      <text:p text:style-name="P2">019 047 001 005 12810 143</text:p>
      <text:p text:style-name="P2">018 059 001 005 12810 143</text:p>
      <text:p text:style-name="P2">017 063 001 006 12810 143</text:p>
      <text:p text:style-name="P2">017 061 001 006 12810 143</text:p>
      <text:p text:style-name="P2">017 049 001 006 12810 143</text:p>
      <text:p text:style-name="P2">016 047 001 005 12810 143</text:p>
      <text:p text:style-name="P2">016 041 001 005 12810 143</text:p>
      <text:p text:style-name="P2">016 040 001 005 12810 143</text:p>
      <text:p text:style-name="P2">018 040 001 005 12810 143</text:p>
      <text:p text:style-name="P2">017 059 001 006 12810 143</text:p>
      <text:p text:style-name="P2">017 051 001 005 12810 143</text:p>
      <text:p text:style-name="P2">017 042 001 005 12810 143</text:p>
      <text:p text:style-name="P2">017 041 001 005 12810 143</text:p>
      <text:p text:style-name="P2">017 036 001 005 12810 143</text:p>
      <text:p text:style-name="P2">017 041 001 005 12810 143</text:p>
      <text:p text:style-name="P2"><text:soft-page-break/>016 041 001 005 12810 143</text:p>
      <text:p text:style-name="P2">016 050 001 005 12810 143</text:p>
      <text:p text:style-name="P2">016 050 001 005 12810 143</text:p>
      <text:p text:style-name="P2">016 056 001 005 12810 143</text:p>
      <text:p text:style-name="P2">015 045 001 005 12810 143</text:p>
      <text:p text:style-name="P2">016 044 001 005 12810 143</text:p>
      <text:p text:style-name="P2">016 038 001 005 12810 143</text:p>
      <text:p text:style-name="P2">016 039 001 005 12810 143</text:p>
      <text:p text:style-name="P2">015 039 001 005 12810 143</text:p>
      <text:p text:style-name="P2">016 045 001 005 12810 143</text:p>
      <text:p text:style-name="P2">016 046 001 005 12810 143</text:p>
      <text:p text:style-name="P2">015 058 001 005 12810 143</text:p>
      <text:p text:style-name="P2">015 058 001 005 12810 143</text:p>
      <text:p text:style-name="P2">014 051 001 005 12810 143</text:p>
      <text:p text:style-name="P2">014 042 001 005 12810 143</text:p>
      <text:p text:style-name="P2">013 042 001 005 12810 143</text:p>
      <text:p text:style-name="P2">013 038 001 005 12810 143</text:p>
      <text:p text:style-name="P2">013 038 001 005 12810 143</text:p>
      <text:p text:style-name="P2">011 042 001 005 12810 143</text:p>
      <text:p text:style-name="P2">011 052 001 005 12810 143</text:p>
      <text:p text:style-name="P2">012 052 001 005 12810 143</text:p>
      <text:p text:style-name="P2">012 056 001 005 12810 143</text:p>
      <text:p text:style-name="P2">012 056 001 005 12810 143</text:p>
      <text:p text:style-name="P2">012 045 001 005 12810 143</text:p>
      <text:p text:style-name="P2">013 044 001 005 12810 143</text:p>
      <text:p text:style-name="P2">012 037 001 005 12810 143</text:p>
      <text:p text:style-name="P2">012 037 001 004 12810 143</text:p>
      <text:p text:style-name="P2">013 038 001 004 12810 143</text:p>
      <text:p text:style-name="P2">013 044 001 004 12810 143</text:p>
      <text:p text:style-name="P2">013 044 001 005 12810 143</text:p>
      <text:p text:style-name="P2">013 049 001 005 12810 143</text:p>
      <text:p text:style-name="P2">011 049 001 005 12810 143</text:p>
      <text:p text:style-name="P2">011 041 001 005 12810 143</text:p>
      <text:p text:style-name="P2">011 036 001 004 12810 143</text:p>
      <text:p text:style-name="P2">011 048 001 005 12810 143</text:p>
      <text:p text:style-name="P2">010 048 001 005 12810 143</text:p>
      <text:p text:style-name="P2">010 040 001 005 12810 143</text:p>
      <text:p text:style-name="P2">010 037 001 004 12810 143</text:p>
      <text:p text:style-name="P2">011 048 001 004 12810 143</text:p>
      <text:p text:style-name="P2">012 056 001 005 12810 143</text:p>
      <text:p text:style-name="P2">011 058 001 005 12810 143</text:p>
      <text:p text:style-name="P2">010 046 001 005 12810 143</text:p>
      <text:p text:style-name="P2">011 045 001 004 12810 143</text:p>
      <text:p text:style-name="P2">010 039 001 004 12810 143</text:p>
      <text:p text:style-name="P2">010 038 001 004 12810 143</text:p>
      <text:p text:style-name="P2">010 038 001 004 12810 143</text:p>
      <text:p text:style-name="P2">011 045 001 004 12810 143</text:p>
      <text:p text:style-name="P2">011 046 001 004 12810 143</text:p>
      <text:p text:style-name="P2">011 057 001 004 12810 143</text:p>
      <text:p text:style-name="P2"><text:soft-page-break/>011 053 001 005 12810 143</text:p>
      <text:p text:style-name="P2">012 053 001 004 12810 143</text:p>
      <text:p text:style-name="P2">010 044 001 004 12810 143</text:p>
      <text:p text:style-name="P2">009 044 001 004 12810 143</text:p>
      <text:p text:style-name="P2">010 038 001 004 12810 143</text:p>
      <text:p text:style-name="P2">011 041 001 004 12810 143</text:p>
      <text:p text:style-name="P2">010 038 001 004 12810 143</text:p>
      <text:p text:style-name="P2">010 052 001 004 12810 143</text:p>
      <text:p text:style-name="P2">010 041 001 004 12810 143</text:p>
      <text:p text:style-name="P2">009 041 001 004 12810 143</text:p>
      <text:p text:style-name="P2">010 050 001 004 12810 143</text:p>
      <text:p text:style-name="P2">010 050 001 004 12810 143</text:p>
      <text:p text:style-name="P2">010 056 001 004 12810 143</text:p>
      <text:p text:style-name="P2">010 047 001 004 12810 143</text:p>
      <text:p text:style-name="P2">010 047 001 004 12810 143</text:p>
      <text:p text:style-name="P2">010 040 001 004 12810 143</text:p>
      <text:p text:style-name="P2">010 039 001 004 12810 143</text:p>
      <text:p text:style-name="P2">010 037 001 004 12810 143</text:p>
      <text:p text:style-name="P2">010 037 001 004 12810 143</text:p>
      <text:p text:style-name="P2">010 044 001 004 12810 143</text:p>
      <text:p text:style-name="P2">010 054 001 004 12810 143</text:p>
      <text:p text:style-name="P2">010 054 001 004 12810 143</text:p>
      <text:p text:style-name="P2">010 051 001 004 12810 143</text:p>
      <text:p text:style-name="P2">010 051 001 004 12810 143</text:p>
      <text:p text:style-name="P2">009 040 001 004 12810 143</text:p>
      <text:p text:style-name="P2">010 036 001 003 12810 143</text:p>
      <text:p text:style-name="P2">010 035 001 003 12810 143</text:p>
      <text:p text:style-name="P2">009 038 001 003 12810 143</text:p>
      <text:p text:style-name="P2">010 038 001 003 12810 143</text:p>
      <text:p text:style-name="P2">010 046 001 003 12810 143</text:p>
      <text:p text:style-name="P2">009 053 001 003 12810 143</text:p>
      <text:p text:style-name="P2">009 052 001 004 12810 143</text:p>
      <text:p text:style-name="P2">009 040 001 004 12810 143</text:p>
      <text:p text:style-name="P2">009 032 001 003 12810 143</text:p>
      <text:p text:style-name="P2">009 037 001 003 12810 143</text:p>
      <text:p text:style-name="P2">009 031 001 003 12810 143</text:p>
      <text:p text:style-name="P2">008 034 001 003 12810 143</text:p>
      <text:p text:style-name="P2">008 033 001 003 12810 143</text:p>
      <text:p text:style-name="P2">008 039 001 003 12810 143</text:p>
      <text:p text:style-name="P2">008 039 001 003 12810 143</text:p>
      <text:p text:style-name="P2">008 037 001 003 12810 143</text:p>
      <text:p text:style-name="P2">008 029 001 003 12810 143</text:p>
      <text:p text:style-name="P2">007 028 001 003 12810 143</text:p>
      <text:p text:style-name="P2">008 024 001 003 12810 143</text:p>
      <text:p text:style-name="P2">007 022 001 003 12810 143</text:p>
      <text:p text:style-name="P2">007 023 001 003 12810 143</text:p>
      <text:p text:style-name="P2">006 025 001 003 12810 143</text:p>
      <text:p text:style-name="P2">006 024 001 003 12810 143</text:p>
      <text:p text:style-name="P2">006 025 001 003 12810 143</text:p>
      <text:p text:style-name="P2"><text:soft-page-break/>006 020 001 003 12810 143</text:p>
      <text:p text:style-name="P2">005 019 001 003 12810 143</text:p>
      <text:p text:style-name="P2">005 016 001 003 12810 143</text:p>
      <text:p text:style-name="P2">005 015 001 003 12810 143</text:p>
      <text:p text:style-name="P2">005 014 001 002 12810 143</text:p>
      <text:p text:style-name="P2">005 014 001 002 12810 143</text:p>
      <text:p text:style-name="P2">004 014 001 002 12810 143</text:p>
      <text:p text:style-name="P2">004 013 001 002 12810 143</text:p>
      <text:p text:style-name="P2">004 012 001 002 12810 143</text:p>
      <text:p text:style-name="P2">004 011 001 002 12810 143</text:p>
      <text:p text:style-name="P2">004 011 001 002 12810 143</text:p>
      <text:p text:style-name="P2">004 009 001 002 12810 143</text:p>
      <text:p text:style-name="P2">004 009 001 002 12810 143</text:p>
      <text:p text:style-name="P2">004 008 001 002 12810 143</text:p>
      <text:p text:style-name="P2">004 008 001 002 12810 143</text:p>
      <text:p text:style-name="P2">004 007 001 002 12810 143</text:p>
      <text:p text:style-name="P2">003 007 001 002 12810 143</text:p>
      <text:p text:style-name="P2">003 006 001 002 12810 143</text:p>
      <text:p text:style-name="P2">003 006 001 002 12810 143</text:p>
      <text:p text:style-name="P2">002 006 001 002 12810 143</text:p>
      <text:p text:style-name="P2">001 005 001 002 12810 143</text:p>
      <text:p text:style-name="P2">002 005 001 002 12810 143</text:p>
      <text:p text:style-name="P2">002 005 001 002 12810 143</text:p>
      <text:p text:style-name="P2">000 004 001 002 12810 143</text:p>
      <text:p text:style-name="P2">000 004 001 002 12810 143</text:p>
      <text:p text:style-name="P2">000 004 001 002 12810 143</text:p>
      <text:p text:style-name="P2">000 003 001 002 12810 143</text:p>
      <text:p text:style-name="P2">000 003 001 002 12810 143</text:p>
      <text:p text:style-name="P2">000 003 001 002 12810 143</text:p>
      <text:p text:style-name="P2">000 003 001 002 12810 143</text:p>
      <text:p text:style-name="P2">000 003 001 002 12810 143</text:p>
      <text:p text:style-name="P2">000 003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<text:soft-page-break/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2">000 002 001 002 12810 143</text:p>
      <text:p text:style-name="P3">Squal: Max: Min: Sum: Shutter: LaserPower: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<text:soft-page-break/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<text:soft-page-break/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<text:soft-page-break/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3 001 002 12810 143</text:p>
      <text:p text:style-name="P3">000 003 001 002 12810 143</text:p>
      <text:p text:style-name="P3">000 003 001 002 12810 143</text:p>
      <text:p text:style-name="P3">000 003 001 002 12810 143</text:p>
      <text:p text:style-name="P3">000 003 001 002 12810 143</text:p>
      <text:p text:style-name="P3"><text:soft-page-break/>000 003 001 002 12810 143</text:p>
      <text:p text:style-name="P3">000 003 001 002 12810 143</text:p>
      <text:p text:style-name="P3">000 003 001 002 12810 143</text:p>
      <text:p text:style-name="P3">000 003 001 002 12810 143</text:p>
      <text:p text:style-name="P3">000 003 001 002 12810 143</text:p>
      <text:p text:style-name="P3">000 004 001 002 12810 143</text:p>
      <text:p text:style-name="P3">000 004 001 002 12810 143</text:p>
      <text:p text:style-name="P3">000 004 001 002 12810 143</text:p>
      <text:p text:style-name="P3">000 004 001 002 12810 143</text:p>
      <text:p text:style-name="P3">000 004 001 002 12810 143</text:p>
      <text:p text:style-name="P3">000 004 001 002 12810 143</text:p>
      <text:p text:style-name="P3">002 005 001 002 12810 143</text:p>
      <text:p text:style-name="P3">002 005 001 002 12810 143</text:p>
      <text:p text:style-name="P3">001 005 001 002 12810 143</text:p>
      <text:p text:style-name="P3">001 005 001 002 12810 143</text:p>
      <text:p text:style-name="P3">001 005 001 002 12810 143</text:p>
      <text:p text:style-name="P3">001 005 001 002 12810 143</text:p>
      <text:p text:style-name="P3">002 006 001 002 12810 143</text:p>
      <text:p text:style-name="P3">003 006 001 002 12810 143</text:p>
      <text:p text:style-name="P3">002 007 001 002 12810 143</text:p>
      <text:p text:style-name="P3">002 008 001 002 12810 143</text:p>
      <text:p text:style-name="P3">003 008 001 002 12810 143</text:p>
      <text:p text:style-name="P3">003 009 001 002 12810 143</text:p>
      <text:p text:style-name="P3">004 009 001 002 12810 143</text:p>
      <text:p text:style-name="P3">003 009 001 002 12810 143</text:p>
      <text:p text:style-name="P3">004 010 001 002 12810 143</text:p>
      <text:p text:style-name="P3">004 011 001 002 12810 143</text:p>
      <text:p text:style-name="P3">004 011 001 002 12810 143</text:p>
      <text:p text:style-name="P3">005 012 001 002 12810 143</text:p>
      <text:p text:style-name="P3">005 013 001 002 12810 143</text:p>
      <text:p text:style-name="P3">005 013 001 002 12810 143</text:p>
      <text:p text:style-name="P3">005 013 001 002 12810 143</text:p>
      <text:p text:style-name="P3">005 012 001 002 12810 143</text:p>
      <text:p text:style-name="P3">005 013 001 002 12810 143</text:p>
      <text:p text:style-name="P3">006 013 001 002 12810 143</text:p>
      <text:p text:style-name="P3">006 013 001 002 12810 143</text:p>
      <text:p text:style-name="P3">006 014 001 002 12810 143</text:p>
      <text:p text:style-name="P3">006 015 001 002 12810 143</text:p>
      <text:p text:style-name="P3">006 016 001 003 12810 143</text:p>
      <text:p text:style-name="P3">006 018 001 003 12810 143</text:p>
      <text:p text:style-name="P3">006 015 001 003 12810 143</text:p>
      <text:p text:style-name="P3">006 016 001 003 12810 143</text:p>
      <text:p text:style-name="P3">006 018 001 003 12810 143</text:p>
      <text:p text:style-name="P3">006 019 001 003 12810 143</text:p>
      <text:p text:style-name="P3">007 022 001 003 12810 143</text:p>
      <text:p text:style-name="P3">007 023 001 003 12810 143</text:p>
      <text:p text:style-name="P3">007 025 001 003 12810 143</text:p>
      <text:p text:style-name="P3">008 024 001 003 12810 143</text:p>
      <text:p text:style-name="P3">008 027 001 003 12810 143</text:p>
      <text:p text:style-name="P3"><text:soft-page-break/>008 024 001 003 12810 143</text:p>
      <text:p text:style-name="P3">008 025 001 003 12810 143</text:p>
      <text:p text:style-name="P3">008 023 001 003 12810 143</text:p>
      <text:p text:style-name="P3">008 023 001 003 12810 143</text:p>
      <text:p text:style-name="P3">009 023 001 003 12810 143</text:p>
      <text:p text:style-name="P3">008 027 001 003 12810 143</text:p>
      <text:p text:style-name="P3">009 028 001 003 12810 143</text:p>
      <text:p text:style-name="P3">009 033 001 003 12810 143</text:p>
      <text:p text:style-name="P3">009 034 001 003 12810 143</text:p>
      <text:p text:style-name="P3">008 034 001 003 12810 143</text:p>
      <text:p text:style-name="P3">009 029 001 003 12810 143</text:p>
      <text:p text:style-name="P3">008 026 001 003 12810 143</text:p>
      <text:p text:style-name="P3">008 027 001 003 12810 143</text:p>
      <text:p text:style-name="P3">008 027 001 003 12810 143</text:p>
      <text:p text:style-name="P3">009 028 001 003 12810 143</text:p>
      <text:p text:style-name="P3">009 034 001 003 12810 143</text:p>
      <text:p text:style-name="P3">009 034 001 003 12810 143</text:p>
      <text:p text:style-name="P3">009 040 001 003 12810 143</text:p>
      <text:p text:style-name="P3">009 039 001 003 12810 143</text:p>
      <text:p text:style-name="P3">009 032 001 003 12810 143</text:p>
      <text:p text:style-name="P3">009 028 001 003 12810 143</text:p>
      <text:p text:style-name="P3">009 028 001 003 12810 143</text:p>
      <text:p text:style-name="P3">009 026 001 003 12810 143</text:p>
      <text:p text:style-name="P3">009 025 001 003 12810 143</text:p>
      <text:p text:style-name="P3">010 029 001 003 12810 143</text:p>
      <text:p text:style-name="P3">009 035 001 003 12810 143</text:p>
      <text:p text:style-name="P3">009 035 001 003 12810 143</text:p>
      <text:p text:style-name="P3">009 035 001 004 12810 143</text:p>
      <text:p text:style-name="P3">009 036 001 004 12810 143</text:p>
      <text:p text:style-name="P3">009 031 001 004 12810 143</text:p>
      <text:p text:style-name="P3">009 031 001 003 12810 143</text:p>
      <text:p text:style-name="P3">009 028 001 003 12810 143</text:p>
      <text:p text:style-name="P3">010 030 001 003 12810 143</text:p>
      <text:p text:style-name="P3">010 030 001 003 12810 143</text:p>
      <text:p text:style-name="P3">011 036 001 004 12810 143</text:p>
      <text:p text:style-name="P3">011 035 001 004 12810 143</text:p>
      <text:p text:style-name="P3">011 029 001 004 12810 143</text:p>
      <text:p text:style-name="P3">012 027 001 004 12810 143</text:p>
      <text:p text:style-name="P3">011 027 001 004 12810 143</text:p>
      <text:p text:style-name="P3">011 030 001 004 12810 143</text:p>
      <text:p text:style-name="P3">012 031 001 004 12810 143</text:p>
      <text:p text:style-name="P3">012 038 001 004 12810 143</text:p>
      <text:p text:style-name="P3">012 039 001 004 12810 143</text:p>
      <text:p text:style-name="P3">012 038 001 004 12810 143</text:p>
      <text:p text:style-name="P3">011 031 001 004 12810 143</text:p>
      <text:p text:style-name="P3">011 032 001 004 12810 143</text:p>
      <text:p text:style-name="P3">011 028 001 004 12810 143</text:p>
      <text:p text:style-name="P3">012 031 001 004 12810 143</text:p>
      <text:p text:style-name="P3">011 032 001 004 12810 143</text:p>
      <text:p text:style-name="P3"><text:soft-page-break/>011 029 001 004 12810 143</text:p>
      <text:p text:style-name="P3">011 030 001 004 12810 143</text:p>
      <text:p text:style-name="P3">011 030 001 004 12810 143</text:p>
      <text:p text:style-name="P3">012 036 001 004 12810 143</text:p>
      <text:p text:style-name="P3">011 044 001 004 12810 143</text:p>
      <text:p text:style-name="P3">011 044 001 004 12810 143</text:p>
      <text:p text:style-name="P3">011 043 001 005 12810 143</text:p>
      <text:p text:style-name="P3">011 037 001 005 12810 143</text:p>
      <text:p text:style-name="P3">011 031 001 004 12810 143</text:p>
      <text:p text:style-name="P3">011 031 001 004 12810 143</text:p>
      <text:p text:style-name="P3">009 028 001 004 12810 143</text:p>
      <text:p text:style-name="P3">011 029 001 004 12810 143</text:p>
      <text:p text:style-name="P3">009 032 001 004 12810 143</text:p>
      <text:p text:style-name="P3">011 038 001 004 12810 143</text:p>
      <text:p text:style-name="P3">011 037 001 004 12810 143</text:p>
      <text:p text:style-name="P3">011 039 001 005 12810 143</text:p>
      <text:p text:style-name="P3">011 040 001 005 12810 143</text:p>
      <text:p text:style-name="P3">010 032 001 005 12810 143</text:p>
      <text:p text:style-name="P3">010 028 001 004 12810 143</text:p>
      <text:p text:style-name="P3">010 027 001 004 12810 143</text:p>
      <text:p text:style-name="P3">010 029 001 004 12810 143</text:p>
      <text:p text:style-name="P3">010 029 001 004 12810 143</text:p>
      <text:p text:style-name="P3">011 034 001 004 12810 143</text:p>
      <text:p text:style-name="P3">013 034 001 005 12810 143</text:p>
      <text:p text:style-name="P3">012 042 001 005 12810 143</text:p>
      <text:p text:style-name="P3">010 031 001 005 12810 143</text:p>
      <text:p text:style-name="P3">012 028 001 005 12810 143</text:p>
      <text:p text:style-name="P3">012 029 001 004 12810 143</text:p>
      <text:p text:style-name="P3">013 031 001 005 12810 143</text:p>
      <text:p text:style-name="P3">012 044 001 005 12810 143</text:p>
      <text:p text:style-name="P3">014 038 001 005 12810 143</text:p>
      <text:p text:style-name="P3">013 032 001 005 12810 143</text:p>
      <text:p text:style-name="P3">011 032 001 005 12810 143</text:p>
      <text:p text:style-name="P3">013 030 001 005 12810 143</text:p>
      <text:p text:style-name="P3">013 029 001 005 12810 143</text:p>
      <text:p text:style-name="P3">013 032 001 005 12810 143</text:p>
      <text:p text:style-name="P3">014 039 001 005 12810 143</text:p>
      <text:p text:style-name="P3">014 039 001 005 12810 143</text:p>
      <text:p text:style-name="P3">015 039 001 005 12810 143</text:p>
      <text:p text:style-name="P3">012 037 001 005 12810 143</text:p>
      <text:p text:style-name="P3">014 031 001 005 12810 143</text:p>
      <text:p text:style-name="P3">011 028 001 005 12810 143</text:p>
      <text:p text:style-name="P3">012 028 001 005 12810 143</text:p>
      <text:p text:style-name="P3">011 030 001 005 12810 143</text:p>
      <text:p text:style-name="P3">013 031 001 005 12810 143</text:p>
      <text:p text:style-name="P3">012 037 001 005 12810 143</text:p>
      <text:p text:style-name="P3">014 044 001 005 12810 143</text:p>
      <text:p text:style-name="P3">014 044 001 006 12810 143</text:p>
      <text:p text:style-name="P3">013 038 001 006 12810 143</text:p>
      <text:p text:style-name="P3"><text:soft-page-break/>013 038 001 005 12810 143</text:p>
      <text:p text:style-name="P3">014 031 001 005 12810 143</text:p>
      <text:p text:style-name="P3">012 029 001 005 12810 143</text:p>
      <text:p text:style-name="P3">015 033 001 006 12810 143</text:p>
      <text:p text:style-name="P3">014 030 001 005 12810 143</text:p>
      <text:p text:style-name="P3">014 030 001 005 12810 143</text:p>
      <text:p text:style-name="P3">014 033 001 005 12810 143</text:p>
      <text:p text:style-name="P3">016 034 001 005 12810 143</text:p>
      <text:p text:style-name="P3">016 041 001 005 12810 143</text:p>
      <text:p text:style-name="P3">015 041 001 006 12810 143</text:p>
      <text:p text:style-name="P3">016 045 001 006 12810 143</text:p>
      <text:p text:style-name="P3">015 037 001 006 12810 143</text:p>
      <text:p text:style-name="P3">015 038 001 005 12810 143</text:p>
      <text:p text:style-name="P3">016 033 001 005 12810 143</text:p>
      <text:p text:style-name="P3">016 033 001 005 12810 143</text:p>
      <text:p text:style-name="P3">016 033 001 005 12810 143</text:p>
      <text:p text:style-name="P3">018 040 001 005 12810 143</text:p>
      <text:p text:style-name="P3">019 040 001 006 12810 143</text:p>
      <text:p text:style-name="P3">019 049 001 006 12810 143</text:p>
      <text:p text:style-name="P3">019 050 001 006 12810 143</text:p>
      <text:p text:style-name="P3">018 043 001 006 12810 143</text:p>
      <text:p text:style-name="P3">017 035 001 006 12810 143</text:p>
      <text:p text:style-name="P3">017 034 001 006 12810 143</text:p>
      <text:p text:style-name="P3">017 034 001 006 12810 143</text:p>
      <text:p text:style-name="P3">019 043 001 006 12810 143</text:p>
      <text:p text:style-name="P3">019 050 001 006 12810 143</text:p>
      <text:p text:style-name="P3">018 049 001 006 12810 143</text:p>
      <text:p text:style-name="P3">018 040 001 006 12810 143</text:p>
      <text:p text:style-name="P3">018 034 001 006 12810 143</text:p>
      <text:p text:style-name="P3">016 033 001 006 12810 143</text:p>
      <text:p text:style-name="P3">019 041 001 006 12810 143</text:p>
      <text:p text:style-name="P3">019 036 001 006 12810 143</text:p>
      <text:p text:style-name="P3">017 034 001 006 12810 143</text:p>
      <text:p text:style-name="P3">019 033 001 005 12810 143</text:p>
      <text:p text:style-name="P3">019 038 001 005 12810 143</text:p>
      <text:p text:style-name="P3">019 039 001 006 12810 143</text:p>
      <text:p text:style-name="P3">019 048 001 006 12810 143</text:p>
      <text:p text:style-name="P3">019 048 001 006 12810 143</text:p>
      <text:p text:style-name="P3">019 047 001 006 12810 143</text:p>
      <text:p text:style-name="P3">020 039 001 006 12810 143</text:p>
      <text:p text:style-name="P3">020 039 001 006 12810 143</text:p>
      <text:p text:style-name="P3">019 033 001 006 12810 143</text:p>
      <text:p text:style-name="P3">020 034 001 005 12810 143</text:p>
      <text:p text:style-name="P3">021 034 001 006 12810 143</text:p>
      <text:p text:style-name="P3">021 041 001 006 12810 143</text:p>
      <text:p text:style-name="P3">023 041 001 006 12810 143</text:p>
      <text:p text:style-name="P3">023 049 001 006 12810 143</text:p>
      <text:p text:style-name="P3">024 042 001 007 12810 143</text:p>
      <text:p text:style-name="P3">023 042 001 006 12810 143</text:p>
      <text:p text:style-name="P3"><text:soft-page-break/>024 035 001 006 12810 143</text:p>
      <text:p text:style-name="P3">023 034 001 006 12810 143</text:p>
      <text:p text:style-name="P3">023 033 001 006 12810 143</text:p>
      <text:p text:style-name="P3">023 037 001 005 12810 143</text:p>
      <text:p text:style-name="P3">022 037 001 005 12810 143</text:p>
      <text:p text:style-name="P3">024 045 001 006 12810 143</text:p>
      <text:p text:style-name="P3">023 046 001 006 12810 143</text:p>
      <text:p text:style-name="P3">024 045 001 006 12810 143</text:p>
      <text:p text:style-name="P3">022 033 001 006 12810 143</text:p>
      <text:p text:style-name="P3">022 032 001 005 12810 143</text:p>
      <text:p text:style-name="P3">021 032 001 005 12810 143</text:p>
      <text:p text:style-name="P3">022 037 001 006 12810 143</text:p>
      <text:p text:style-name="P3">024 043 001 006 12810 143</text:p>
      <text:p text:style-name="P3">023 042 001 006 12810 143</text:p>
      <text:p text:style-name="P3">022 040 001 006 12810 143</text:p>
      <text:p text:style-name="P3">022 039 001 006 12810 143</text:p>
      <text:p text:style-name="P3">020 032 001 006 12810 143</text:p>
      <text:p text:style-name="P3">020 030 001 005 12810 143</text:p>
      <text:p text:style-name="P3">021 035 001 006 12810 143</text:p>
      <text:p text:style-name="P3">021 041 001 006 12810 143</text:p>
      <text:p text:style-name="P3">021 041 001 006 12810 143</text:p>
      <text:p text:style-name="P3">021 035 001 007 12810 143</text:p>
      <text:p text:style-name="P3">021 035 001 006 12810 143</text:p>
      <text:p text:style-name="P3">021 031 001 006 12810 143</text:p>
      <text:p text:style-name="P3">022 029 001 006 12810 143</text:p>
      <text:p text:style-name="P3">023 029 001 006 12810 143</text:p>
      <text:p text:style-name="P3">021 033 001 006 12810 143</text:p>
      <text:p text:style-name="P3">022 033 001 006 12810 143</text:p>
      <text:p text:style-name="P3">023 040 001 006 12810 143</text:p>
      <text:p text:style-name="P3">024 040 001 007 12810 143</text:p>
      <text:p text:style-name="P3">022 041 001 007 12810 143</text:p>
      <text:p text:style-name="P3">023 035 001 006 12810 143</text:p>
      <text:p text:style-name="P3">023 034 001 006 12810 143</text:p>
      <text:p text:style-name="P3">024 030 001 006 12810 143</text:p>
      <text:p text:style-name="P3">022 032 001 006 12810 143</text:p>
      <text:p text:style-name="P3">026 043 001 006 12810 143</text:p>
      <text:p text:style-name="P3">025 043 001 007 12810 143</text:p>
      <text:p text:style-name="P3">024 041 001 007 12810 143</text:p>
      <text:p text:style-name="P3">024 035 001 006 12810 143</text:p>
      <text:p text:style-name="P3">024 035 001 006 12810 143</text:p>
      <text:p text:style-name="P3">024 031 001 006 12810 143</text:p>
      <text:p text:style-name="P3">024 031 001 006 12810 143</text:p>
      <text:p text:style-name="P3">024 033 001 006 12810 143</text:p>
      <text:p text:style-name="P3">024 039 001 006 12810 143</text:p>
      <text:p text:style-name="P3">026 039 001 006 12810 143</text:p>
      <text:p text:style-name="P3">024 045 001 006 12810 143</text:p>
      <text:p text:style-name="P3">024 045 001 007 12810 143</text:p>
      <text:p text:style-name="P3">024 038 001 007 12810 143</text:p>
      <text:p text:style-name="P3">024 038 001 006 12810 143</text:p>
      <text:p text:style-name="P3"><text:soft-page-break/>024 033 001 006 12810 143</text:p>
      <text:p text:style-name="P3">023 033 001 006 12810 143</text:p>
      <text:p text:style-name="P3">024 033 001 006 12810 143</text:p>
      <text:p text:style-name="P3">024 038 001 006 12810 143</text:p>
      <text:p text:style-name="P3">025 038 001 006 12810 143</text:p>
      <text:p text:style-name="P3">025 047 001 006 12810 143</text:p>
      <text:p text:style-name="P3">025 046 001 007 12810 143</text:p>
      <text:p text:style-name="P3">023 044 001 007 12810 143</text:p>
      <text:p text:style-name="P3">023 036 001 007 12810 143</text:p>
      <text:p text:style-name="P3">021 036 001 006 12810 143</text:p>
      <text:p text:style-name="P3">021 032 001 006 12810 143</text:p>
      <text:p text:style-name="P3">023 039 001 006 12810 143</text:p>
      <text:p text:style-name="P3">022 045 001 006 12810 143</text:p>
      <text:p text:style-name="P3">021 035 001 006 12810 143</text:p>
      <text:p text:style-name="P3">020 032 001 006 12810 143</text:p>
      <text:p text:style-name="P3">022 031 001 006 12810 143</text:p>
      <text:p text:style-name="P3">023 033 001 006 12810 143</text:p>
      <text:p text:style-name="P3">023 039 001 006 12810 143</text:p>
      <text:p text:style-name="P3">025 041 001 007 12810 143</text:p>
      <text:p text:style-name="P3">024 046 001 007 12810 143</text:p>
      <text:p text:style-name="P3">024 046 001 007 12810 143</text:p>
      <text:p text:style-name="P3">025 038 001 007 12810 143</text:p>
      <text:p text:style-name="P3">025 034 001 006 12810 143</text:p>
      <text:p text:style-name="P3">024 032 001 006 12810 143</text:p>
      <text:p text:style-name="P3">025 032 001 006 12810 143</text:p>
      <text:p text:style-name="P3">025 037 001 006 12810 143</text:p>
      <text:p text:style-name="P3">024 038 001 006 12810 143</text:p>
      <text:p text:style-name="P3">026 045 001 006 12810 143</text:p>
      <text:p text:style-name="P3">026 045 001 007 12810 143</text:p>
      <text:p text:style-name="P3">026 044 001 007 12810 143</text:p>
      <text:p text:style-name="P3">024 037 001 007 12810 143</text:p>
      <text:p text:style-name="P3">026 036 001 007 12810 143</text:p>
      <text:p text:style-name="P3">024 032 001 006 12810 143</text:p>
      <text:p text:style-name="P3">025 031 001 006 12810 143</text:p>
      <text:p text:style-name="P3">024 033 001 006 12810 143</text:p>
      <text:p text:style-name="P3">025 039 001 006 12810 143</text:p>
      <text:p text:style-name="P3">024 040 001 006 12810 143</text:p>
      <text:p text:style-name="P3">026 047 001 007 12810 143</text:p>
      <text:p text:style-name="P3">025 049 001 007 12810 143</text:p>
      <text:p text:style-name="P3">024 040 001 007 12810 143</text:p>
      <text:p text:style-name="P3">026 048 001 007 12810 143</text:p>
      <text:p text:style-name="P3">025 042 001 007 12810 143</text:p>
      <text:p text:style-name="P3">024 042 001 007 12810 143</text:p>
      <text:p text:style-name="P3">023 035 001 007 12810 143</text:p>
      <text:p text:style-name="P3">022 032 001 006 12810 143</text:p>
      <text:p text:style-name="P3">022 033 001 006 12810 143</text:p>
      <text:p text:style-name="P3">022 037 001 006 12810 143</text:p>
      <text:p text:style-name="P3">023 037 001 006 12810 143</text:p>
      <text:p text:style-name="P3">023 044 001 006 12810 143</text:p>
      <text:p text:style-name="P3"><text:soft-page-break/>025 045 001 007 12810 143</text:p>
      <text:p text:style-name="P3">024 047 001 007 12810 143</text:p>
      <text:p text:style-name="P3">024 039 001 007 12810 143</text:p>
      <text:p text:style-name="P3">023 040 001 007 12810 143</text:p>
      <text:p text:style-name="P3">024 035 001 006 12810 143</text:p>
      <text:p text:style-name="P3">023 036 001 006 12810 143</text:p>
      <text:p text:style-name="P3">023 053 001 007 12810 143</text:p>
      <text:p text:style-name="P3">025 053 001 007 12810 143</text:p>
      <text:p text:style-name="P3">025 046 001 007 12810 143</text:p>
      <text:p text:style-name="P3">024 039 001 007 12810 143</text:p>
      <text:p text:style-name="P3">024 039 001 007 12810 143</text:p>
      <text:p text:style-name="P3">024 035 001 006 12810 143</text:p>
      <text:p text:style-name="P3">027 038 001 006 12810 143</text:p>
      <text:p text:style-name="P3">027 039 001 006 12810 143</text:p>
      <text:p text:style-name="P3">027 046 001 007 12810 143</text:p>
      <text:p text:style-name="P3">027 046 001 007 12810 143</text:p>
      <text:p text:style-name="P3">026 051 001 008 12810 143</text:p>
      <text:p text:style-name="P3">026 042 001 008 12810 143</text:p>
      <text:p text:style-name="P3">026 034 001 006 12810 143</text:p>
      <text:p text:style-name="P3">025 033 001 006 12810 143</text:p>
      <text:p text:style-name="P3">025 037 001 006 12810 143</text:p>
      <text:p text:style-name="P3">026 045 001 007 12810 143</text:p>
      <text:p text:style-name="P3">025 045 001 007 12810 143</text:p>
      <text:p text:style-name="P3">026 047 001 007 12810 143</text:p>
      <text:p text:style-name="P3">024 046 001 007 12810 143</text:p>
      <text:p text:style-name="P3">025 037 001 007 12810 143</text:p>
      <text:p text:style-name="P3">023 033 001 006 12810 143</text:p>
      <text:p text:style-name="P3">022 032 001 006 12810 143</text:p>
      <text:p text:style-name="P3">023 032 001 006 12810 143</text:p>
      <text:p text:style-name="P3">024 033 001 006 12810 143</text:p>
      <text:p text:style-name="P3">025 038 001 006 12810 143</text:p>
      <text:p text:style-name="P3">025 038 001 007 12810 143</text:p>
      <text:p text:style-name="P3">025 046 001 007 12810 143</text:p>
      <text:p text:style-name="P3">026 041 001 007 12810 143</text:p>
      <text:p text:style-name="P3">023 041 001 007 12810 143</text:p>
      <text:p text:style-name="P3">023 034 001 007 12810 143</text:p>
      <text:p text:style-name="P3">023 034 001 006 12810 143</text:p>
      <text:p text:style-name="P3">025 033 001 006 12810 143</text:p>
      <text:p text:style-name="P3">025 037 001 006 12810 143</text:p>
      <text:p text:style-name="P3">025 037 001 007 12810 143</text:p>
      <text:p text:style-name="P3">024 045 001 007 12810 143</text:p>
      <text:p text:style-name="P3">026 047 001 007 12810 143</text:p>
      <text:p text:style-name="P3">027 049 001 007 12810 143</text:p>
      <text:p text:style-name="P3">025 039 001 007 12810 143</text:p>
      <text:p text:style-name="P3">026 038 001 006 12810 143</text:p>
      <text:p text:style-name="P3">027 046 001 007 12810 143</text:p>
      <text:p text:style-name="P3">026 039 001 006 12810 143</text:p>
      <text:p text:style-name="P3">026 039 001 007 12810 143</text:p>
      <text:p text:style-name="P3">026 049 001 007 12810 143</text:p>
      <text:p text:style-name="P3"><text:soft-page-break/>025 051 001 008 12810 143</text:p>
      <text:p text:style-name="P3">024 036 001 007 12810 143</text:p>
      <text:p text:style-name="P3">024 036 001 006 12810 143</text:p>
      <text:p text:style-name="P3">025 037 001 006 12810 143</text:p>
      <text:p text:style-name="P3">025 045 001 006 12810 143</text:p>
      <text:p text:style-name="P3">025 045 001 007 12810 143</text:p>
      <text:p text:style-name="P3">026 053 001 007 12810 143</text:p>
      <text:p text:style-name="P3">024 053 001 008 12810 143</text:p>
      <text:p text:style-name="P3">025 044 001 008 12810 143</text:p>
      <text:p text:style-name="P3">025 038 001 007 12810 143</text:p>
      <text:p text:style-name="P3">023 037 001 006 12810 143</text:p>
      <text:p text:style-name="P3">021 034 001 006 12810 143</text:p>
      <text:p text:style-name="P3">021 039 001 006 12810 143</text:p>
      <text:p text:style-name="P3">023 039 001 007 12810 143</text:p>
      <text:p text:style-name="P3">023 045 001 007 12810 143</text:p>
      <text:p text:style-name="P3">024 045 001 007 12810 143</text:p>
      <text:p text:style-name="P3">025 044 001 007 12810 143</text:p>
      <text:p text:style-name="P3">025 044 001 007 12810 143</text:p>
      <text:p text:style-name="P3">024 036 001 006 12810 143</text:p>
      <text:p text:style-name="P3">024 032 001 006 12810 143</text:p>
      <text:p text:style-name="P3">023 032 001 006 12810 143</text:p>
      <text:p text:style-name="P3">025 033 001 006 12810 143</text:p>
      <text:p text:style-name="P3">024 039 001 006 12810 143</text:p>
      <text:p text:style-name="P3">025 032 001 006 12810 143</text:p>
      <text:p text:style-name="P3">023 033 001 006 12810 143</text:p>
      <text:p text:style-name="P3">027 039 001 006 12810 143</text:p>
      <text:p text:style-name="P3">028 039 001 007 12810 143</text:p>
      <text:p text:style-name="P3">026 048 001 007 12810 143</text:p>
      <text:p text:style-name="P3">025 044 001 007 12810 143</text:p>
      <text:p text:style-name="P3">024 043 001 007 12810 143</text:p>
      <text:p text:style-name="P3">025 036 001 007 12810 143</text:p>
      <text:p text:style-name="P3">025 036 001 006 12810 143</text:p>
      <text:p text:style-name="P3">023 035 001 006 12810 143</text:p>
      <text:p text:style-name="P3">025 039 001 006 12810 143</text:p>
      <text:p text:style-name="P3">024 040 001 006 12810 143</text:p>
      <text:p text:style-name="P3">025 049 001 007 12810 143</text:p>
      <text:p text:style-name="P3">024 051 001 007 12810 143</text:p>
      <text:p text:style-name="P3">024 055 001 007 12810 143</text:p>
      <text:p text:style-name="P3">025 054 001 007 12810 143</text:p>
      <text:p text:style-name="P3">025 044 001 007 12810 143</text:p>
      <text:p text:style-name="P3">024 039 001 007 12810 143</text:p>
      <text:p text:style-name="P3">022 038 001 006 12810 143</text:p>
      <text:p text:style-name="P3">023 038 001 006 12810 143</text:p>
      <text:p text:style-name="P3">023 038 001 006 12810 143</text:p>
      <text:p text:style-name="P3">024 046 001 006 12810 143</text:p>
      <text:p text:style-name="P3">025 050 001 007 12810 143</text:p>
      <text:p text:style-name="P3">023 040 001 007 12810 143</text:p>
      <text:p text:style-name="P3">022 036 001 006 12810 143</text:p>
      <text:p text:style-name="P3">022 036 001 006 12810 143</text:p>
      <text:p text:style-name="P3"><text:soft-page-break/>022 039 001 006 12810 143</text:p>
      <text:p text:style-name="P3">022 039 001 006 12810 143</text:p>
      <text:p text:style-name="P3">022 047 001 006 12810 143</text:p>
      <text:p text:style-name="P3">022 052 001 007 12810 143</text:p>
      <text:p text:style-name="P3">022 052 001 007 12810 143</text:p>
      <text:p text:style-name="P3">021 041 001 007 12810 143</text:p>
      <text:p text:style-name="P3">021 036 001 006 12810 143</text:p>
      <text:p text:style-name="P3">021 035 001 006 12810 143</text:p>
      <text:p text:style-name="P3">022 035 001 006 12810 143</text:p>
      <text:p text:style-name="P3">022 034 001 006 12810 143</text:p>
      <text:p text:style-name="P3">022 040 001 006 12810 143</text:p>
      <text:p text:style-name="P3">023 041 001 007 12810 143</text:p>
      <text:p text:style-name="P3">023 050 001 007 12810 143</text:p>
      <text:p text:style-name="P3">022 045 001 007 12810 143</text:p>
      <text:p text:style-name="P3">022 045 001 007 12810 143</text:p>
      <text:p text:style-name="P3">024 052 001 007 12810 143</text:p>
      <text:p text:style-name="P3">024 053 001 008 12810 143</text:p>
      <text:p text:style-name="P3">023 046 001 007 12810 143</text:p>
      <text:p text:style-name="P3">023 047 001 007 12810 143</text:p>
      <text:p text:style-name="P3">025 040 001 007 12810 143</text:p>
      <text:p text:style-name="P3">025 036 001 006 12810 143</text:p>
      <text:p text:style-name="P3">024 036 001 006 12810 143</text:p>
      <text:p text:style-name="P3">025 039 001 006 12810 143</text:p>
      <text:p text:style-name="P3">025 047 001 007 12810 143</text:p>
      <text:p text:style-name="P3">026 055 001 007 12810 143</text:p>
      <text:p text:style-name="P3">025 043 001 008 12810 143</text:p>
      <text:p text:style-name="P3">024 043 001 008 12810 143</text:p>
      <text:p text:style-name="P3">025 037 001 007 12810 143</text:p>
      <text:p text:style-name="P3">026 046 001 008 12810 143</text:p>
      <text:p text:style-name="P3">024 038 001 007 12810 143</text:p>
      <text:p text:style-name="P3">022 038 001 007 12810 143</text:p>
      <text:p text:style-name="P3">021 035 001 006 12810 143</text:p>
      <text:p text:style-name="P3">024 035 001 006 12810 143</text:p>
      <text:p text:style-name="P3">023 040 001 006 12810 143</text:p>
      <text:p text:style-name="P3">024 040 001 007 12810 143</text:p>
      <text:p text:style-name="P3">023 049 001 007 12810 143</text:p>
      <text:p text:style-name="P3">022 036 001 006 12810 143</text:p>
      <text:p text:style-name="P3">022 040 001 006 12810 143</text:p>
      <text:p text:style-name="P3">023 049 001 007 12810 143</text:p>
      <text:p text:style-name="P3">022 053 001 007 12810 143</text:p>
      <text:p text:style-name="P3">022 038 001 007 12810 143</text:p>
      <text:p text:style-name="P3">022 037 001 006 12810 143</text:p>
      <text:p text:style-name="P3">024 043 001 006 12810 143</text:p>
      <text:p text:style-name="P3">023 043 001 006 12810 143</text:p>
      <text:p text:style-name="P3">025 054 001 007 12810 143</text:p>
      <text:p text:style-name="P3">025 053 001 007 12810 143</text:p>
      <text:p text:style-name="P3">025 047 001 007 12810 143</text:p>
      <text:p text:style-name="P3">025 046 001 007 12810 143</text:p>
      <text:p text:style-name="P3">024 040 001 007 12810 143</text:p>
      <text:p text:style-name="P3"><text:soft-page-break/>023 036 001 006 12810 143</text:p>
      <text:p text:style-name="P3">022 037 001 006 12810 143</text:p>
      <text:p text:style-name="P3">023 041 001 006 12810 143</text:p>
      <text:p text:style-name="P3">024 042 001 006 12810 143</text:p>
      <text:p text:style-name="P3">024 051 001 006 12810 143</text:p>
      <text:p text:style-name="P3">025 058 001 007 12810 143</text:p>
      <text:p text:style-name="P3">025 057 001 007 12810 143</text:p>
      <text:p text:style-name="P3">025 047 001 007 12810 143</text:p>
      <text:p text:style-name="P3">023 046 001 006 12810 143</text:p>
      <text:p text:style-name="P3">024 039 001 006 12810 143</text:p>
      <text:p text:style-name="P3">022 038 001 006 12810 143</text:p>
      <text:p text:style-name="P3">024 039 001 006 12810 143</text:p>
      <text:p text:style-name="P3">024 045 001 006 12810 143</text:p>
      <text:p text:style-name="P3">023 046 001 007 12810 143</text:p>
      <text:p text:style-name="P3">026 038 001 006 12810 143</text:p>
      <text:p text:style-name="P3">025 046 001 006 12810 143</text:p>
      <text:p text:style-name="P3">024 055 001 007 12810 143</text:p>
      <text:p text:style-name="P3">025 055 001 007 12810 143</text:p>
      <text:p text:style-name="P3">025 053 001 007 12810 143</text:p>
      <text:p text:style-name="P3">023 044 001 007 12810 143</text:p>
      <text:p text:style-name="P3">022 043 001 007 12810 143</text:p>
      <text:p text:style-name="P3">022 038 001 006 12810 143</text:p>
      <text:p text:style-name="P3">022 037 001 006 12810 143</text:p>
      <text:p text:style-name="P3">022 040 001 006 12810 143</text:p>
      <text:p text:style-name="P3">023 039 001 006 12810 143</text:p>
      <text:p text:style-name="P3">023 047 001 006 12810 143</text:p>
      <text:p text:style-name="P3">024 054 001 007 12810 143</text:p>
      <text:p text:style-name="P3">025 053 001 007 12810 143</text:p>
      <text:p text:style-name="P3">024 043 001 007 12810 143</text:p>
      <text:p text:style-name="P3">025 043 001 006 12810 143</text:p>
      <text:p text:style-name="P3">024 037 001 006 12810 143</text:p>
      <text:p text:style-name="P3">023 036 001 006 12810 143</text:p>
      <text:p text:style-name="P3">025 036 001 006 12810 143</text:p>
      <text:p text:style-name="P3">025 042 001 006 12810 143</text:p>
      <text:p text:style-name="P3">022 042 001 006 12810 143</text:p>
      <text:p text:style-name="P3">024 042 001 007 12810 143</text:p>
      <text:p text:style-name="P3">024 037 001 006 12810 143</text:p>
      <text:p text:style-name="P3">024 036 001 006 12810 143</text:p>
      <text:p text:style-name="P3">024 037 001 006 12810 143</text:p>
      <text:p text:style-name="P3">024 038 001 006 12810 143</text:p>
      <text:p text:style-name="P3">022 046 001 006 12810 143</text:p>
      <text:p text:style-name="P3">022 037 001 006 12810 143</text:p>
      <text:p text:style-name="P3">024 042 001 007 12810 143</text:p>
      <text:p text:style-name="P3">023 042 001 006 12810 143</text:p>
      <text:p text:style-name="P3">023 037 001 006 12810 143</text:p>
      <text:p text:style-name="P3">023 039 001 006 12810 143</text:p>
      <text:p text:style-name="P3">024 039 001 006 12810 143</text:p>
      <text:p text:style-name="P3">024 048 001 006 12810 143</text:p>
      <text:p text:style-name="P3">023 047 001 007 12810 143</text:p>
      <text:p text:style-name="P3"><text:soft-page-break/>023 055 001 007 12810 143</text:p>
      <text:p text:style-name="P3">024 046 001 007 12810 143</text:p>
      <text:p text:style-name="P3">023 046 001 006 12810 143</text:p>
      <text:p text:style-name="P3">022 039 001 006 12810 143</text:p>
      <text:p text:style-name="P3">023 039 001 006 12810 143</text:p>
      <text:p text:style-name="P3">022 037 001 006 12810 143</text:p>
      <text:p text:style-name="P3">023 044 001 006 12810 143</text:p>
      <text:p text:style-name="P3">023 046 001 006 12810 143</text:p>
      <text:p text:style-name="P3">023 055 001 006 12810 143</text:p>
      <text:p text:style-name="P3">023 056 001 007 12810 143</text:p>
      <text:p text:style-name="P3">023 055 001 007 12810 143</text:p>
      <text:p text:style-name="P3">022 045 001 007 12810 143</text:p>
      <text:p text:style-name="P3">023 045 001 007 12810 143</text:p>
      <text:p text:style-name="P3">022 040 001 006 12810 143</text:p>
      <text:p text:style-name="P3">023 040 001 006 12810 143</text:p>
      <text:p text:style-name="P3">023 043 001 006 12810 143</text:p>
      <text:p text:style-name="P3">025 043 001 006 12810 143</text:p>
      <text:p text:style-name="P3">025 052 001 006 12810 143</text:p>
      <text:p text:style-name="P3">025 063 001 007 12810 143</text:p>
      <text:p text:style-name="P3">025 044 001 006 12810 143</text:p>
      <text:p text:style-name="P3">025 039 001 006 12810 143</text:p>
      <text:p text:style-name="P3">024 040 001 006 12810 143</text:p>
      <text:p text:style-name="P3">025 043 001 006 12810 143</text:p>
      <text:p text:style-name="P3">025 042 001 006 12810 143</text:p>
      <text:p text:style-name="P3">024 051 001 006 12810 143</text:p>
      <text:p text:style-name="P3">024 052 001 007 12810 143</text:p>
      <text:p text:style-name="P3">025 061 001 007 12810 143</text:p>
      <text:p text:style-name="P3">024 049 001 007 12810 143</text:p>
      <text:p text:style-name="P3">023 048 001 006 12810 143</text:p>
      <text:p text:style-name="P3">022 042 001 006 12810 143</text:p>
      <text:p text:style-name="P3">024 048 001 006 12810 143</text:p>
      <text:p text:style-name="P3">024 059 001 006 12810 143</text:p>
      <text:p text:style-name="P3">024 058 001 007 12810 143</text:p>
      <text:p text:style-name="P3">024 057 001 007 12810 143</text:p>
      <text:p text:style-name="P3">024 048 001 007 12810 143</text:p>
      <text:p text:style-name="P3">022 047 001 006 12810 143</text:p>
      <text:p text:style-name="P3">023 041 001 006 12810 143</text:p>
      <text:p text:style-name="P3">022 043 001 006 12810 143</text:p>
      <text:p text:style-name="P3">023 044 001 006 12810 143</text:p>
      <text:p text:style-name="P3">023 053 001 006 12810 143</text:p>
      <text:p text:style-name="P3">023 053 001 007 12810 143</text:p>
      <text:p text:style-name="P3">023 063 001 007 12810 143</text:p>
      <text:p text:style-name="P3">022 053 001 007 12810 143</text:p>
      <text:p text:style-name="P3">023 053 001 007 12810 143</text:p>
      <text:p text:style-name="P3">023 045 001 006 12810 143</text:p>
      <text:p text:style-name="P3">023 044 001 006 12810 143</text:p>
      <text:p text:style-name="P3">023 042 001 006 12810 143</text:p>
      <text:p text:style-name="P3">023 043 001 006 12810 143</text:p>
      <text:p text:style-name="P3">024 049 001 006 12810 143</text:p>
      <text:p text:style-name="P3"><text:soft-page-break/>023 061 001 006 12810 143</text:p>
      <text:p text:style-name="P3">023 063 001 006 12810 143</text:p>
      <text:p text:style-name="P3">024 063 001 007 12810 143</text:p>
      <text:p text:style-name="P3">023 061 001 007 12810 143</text:p>
      <text:p text:style-name="P3">024 050 001 007 12810 143</text:p>
      <text:p text:style-name="P3">023 044 001 006 12810 143</text:p>
      <text:p text:style-name="P3">024 044 001 006 12810 143</text:p>
      <text:p text:style-name="P3">023 046 001 006 12810 143</text:p>
      <text:p text:style-name="P3">024 046 001 006 12810 143</text:p>
      <text:p text:style-name="P3">026 056 001 006 12810 143</text:p>
      <text:p text:style-name="P3">024 063 001 007 12810 143</text:p>
      <text:p text:style-name="P3">024 056 001 007 12810 143</text:p>
      <text:p text:style-name="P3">024 046 001 006 12810 143</text:p>
      <text:p text:style-name="P3">024 046 001 006 12810 143</text:p>
      <text:p text:style-name="P3">022 041 001 006 12810 143</text:p>
      <text:p text:style-name="P3">022 040 001 006 12810 143</text:p>
      <text:p text:style-name="P3">022 040 001 006 12810 143</text:p>
      <text:p text:style-name="P3">022 040 001 006 12810 143</text:p>
      <text:p text:style-name="P3">023 043 001 006 12810 143</text:p>
      <text:p text:style-name="P3">022 043 001 006 12810 143</text:p>
      <text:p text:style-name="P3">022 051 001 006 12810 143</text:p>
      <text:p text:style-name="P3">023 061 001 007 12810 143</text:p>
      <text:p text:style-name="P3">024 061 001 007 12810 143</text:p>
      <text:p text:style-name="P3">022 049 001 007 12810 143</text:p>
      <text:p text:style-name="P3">023 045 001 006 12810 143</text:p>
      <text:p text:style-name="P3">024 054 001 006 12810 143</text:p>
      <text:p text:style-name="P3">024 061 001 006 12810 143</text:p>
      <text:p text:style-name="P3">023 060 001 006 12810 143</text:p>
      <text:p text:style-name="P3">023 048 001 006 12810 143</text:p>
      <text:p text:style-name="P3">022 049 001 006 12810 143</text:p>
      <text:p text:style-name="P3">022 042 001 006 12810 143</text:p>
      <text:p text:style-name="P3">022 041 001 005 12810 143</text:p>
      <text:p text:style-name="P3">023 041 001 006 12810 143</text:p>
      <text:p text:style-name="P3">023 049 001 006 12810 143</text:p>
      <text:p text:style-name="P3">024 061 001 006 12810 143</text:p>
      <text:p text:style-name="P3">023 059 001 006 12810 143</text:p>
      <text:p text:style-name="P3">024 052 001 007 12810 143</text:p>
      <text:p text:style-name="P3">023 051 001 006 12810 143</text:p>
      <text:p text:style-name="P3">022 043 001 006 12810 143</text:p>
      <text:p text:style-name="P3">022 042 001 006 12810 143</text:p>
      <text:p text:style-name="P3">022 038 001 006 12810 143</text:p>
      <text:p text:style-name="P3">023 042 001 005 12810 143</text:p>
      <text:p text:style-name="P3">023 043 001 006 12810 143</text:p>
      <text:p text:style-name="P3">024 052 001 006 12810 143</text:p>
      <text:p text:style-name="P3">022 052 001 006 12810 143</text:p>
      <text:p text:style-name="P3">024 055 001 006 12810 143</text:p>
      <text:p text:style-name="P3">022 046 001 006 12810 143</text:p>
      <text:p text:style-name="P3">022 045 001 006 12810 143</text:p>
      <text:p text:style-name="P3">022 040 001 006 12810 143</text:p>
      <text:p text:style-name="P3"><text:soft-page-break/>022 041 001 005 12810 143</text:p>
      <text:p text:style-name="P3">021 042 001 005 12810 143</text:p>
      <text:p text:style-name="P3">021 042 001 005 12810 143</text:p>
      <text:p text:style-name="P3">020 041 001 005 12810 143</text:p>
      <text:p text:style-name="P3">022 042 001 005 12810 143</text:p>
      <text:p text:style-name="P3">022 051 001 005 12810 143</text:p>
      <text:p text:style-name="P3">022 063 001 006 12810 143</text:p>
      <text:p text:style-name="P3">022 063 001 006 12810 143</text:p>
      <text:p text:style-name="P3">022 061 001 006 12810 143</text:p>
      <text:p text:style-name="P3">022 061 001 006 12810 143</text:p>
      <text:p text:style-name="P3">021 049 001 006 12810 143</text:p>
      <text:p text:style-name="P3">022 049 001 005 12810 143</text:p>
      <text:p text:style-name="P3">022 043 001 005 12810 143</text:p>
      <text:p text:style-name="P3">023 047 001 005 12810 143</text:p>
      <text:p text:style-name="P3">023 047 001 005 12810 143</text:p>
      <text:p text:style-name="P3">023 058 001 006 12810 143</text:p>
      <text:p text:style-name="P3">023 059 001 006 12810 143</text:p>
      <text:p text:style-name="P3">023 063 001 006 12810 143</text:p>
      <text:p text:style-name="P3">023 053 001 006 12810 143</text:p>
      <text:p text:style-name="P3">023 051 001 006 12810 143</text:p>
      <text:p text:style-name="P3">023 041 001 005 12810 143</text:p>
      <text:p text:style-name="P3">022 048 001 006 12810 143</text:p>
      <text:p text:style-name="P3">022 058 001 006 12810 143</text:p>
      <text:p text:style-name="P3">022 057 001 006 12810 143</text:p>
      <text:p text:style-name="P3">023 054 001 006 12810 143</text:p>
      <text:p text:style-name="P3">022 045 001 006 12810 143</text:p>
      <text:p text:style-name="P3">022 043 001 005 12810 143</text:p>
      <text:p text:style-name="P3">022 038 001 005 12810 143</text:p>
      <text:p text:style-name="P3">022 038 001 005 12810 143</text:p>
      <text:p text:style-name="P3">022 041 001 005 12810 143</text:p>
      <text:p text:style-name="P3">021 038 001 005 12810 143</text:p>
      <text:p text:style-name="P3">020 041 001 005 12810 143</text:p>
      <text:p text:style-name="P3">019 037 001 005 12810 143</text:p>
      <text:p text:style-name="P3">021 043 001 005 12810 143</text:p>
      <text:p text:style-name="P3">021 043 001 005 12810 143</text:p>
      <text:p text:style-name="P3">020 052 001 005 12810 143</text:p>
      <text:p text:style-name="P3">021 052 001 006 12810 143</text:p>
      <text:p text:style-name="P3">021 056 001 006 12810 143</text:p>
      <text:p text:style-name="P3">020 054 001 006 12810 143</text:p>
      <text:p text:style-name="P3">020 044 001 006 12810 143</text:p>
      <text:p text:style-name="P3">020 039 001 005 12810 143</text:p>
      <text:p text:style-name="P3">019 040 001 005 12810 143</text:p>
      <text:p text:style-name="P3">019 040 001 005 12810 143</text:p>
      <text:p text:style-name="P3">020 046 001 005 12810 143</text:p>
      <text:p text:style-name="P3">020 058 001 005 12810 143</text:p>
      <text:p text:style-name="P3">021 060 001 006 12810 143</text:p>
      <text:p text:style-name="P3">021 057 001 006 12810 143</text:p>
      <text:p text:style-name="P3">020 047 001 006 12810 143</text:p>
      <text:p text:style-name="P3">020 047 001 005 12810 143</text:p>
      <text:p text:style-name="P3"><text:soft-page-break/>020 042 001 005 12810 143</text:p>
      <text:p text:style-name="P3">020 042 001 005 12810 143</text:p>
      <text:p text:style-name="P3">020 046 001 005 12810 143</text:p>
      <text:p text:style-name="P3">020 057 001 005 12810 143</text:p>
      <text:p text:style-name="P3">020 058 001 005 12810 143</text:p>
      <text:p text:style-name="P3">019 043 001 005 12810 143</text:p>
      <text:p text:style-name="P3">018 048 001 005 12810 143</text:p>
      <text:p text:style-name="P3">019 048 001 005 12810 143</text:p>
      <text:p text:style-name="P3">017 061 001 005 12810 143</text:p>
      <text:p text:style-name="P3">017 060 001 006 12810 143</text:p>
      <text:p text:style-name="P3">017 062 001 006 12810 143</text:p>
      <text:p text:style-name="P3">016 050 001 006 12810 143</text:p>
      <text:p text:style-name="P3">016 050 001 006 12810 143</text:p>
      <text:p text:style-name="P3">016 042 001 005 12810 143</text:p>
      <text:p text:style-name="P3">017 040 001 005 12810 143</text:p>
      <text:p text:style-name="P3">017 058 001 005 12810 143</text:p>
      <text:p text:style-name="P3">017 059 001 006 12810 143</text:p>
      <text:p text:style-name="P3">017 052 001 006 12810 143</text:p>
      <text:p text:style-name="P3">017 042 001 005 12810 143</text:p>
      <text:p text:style-name="P3">017 041 001 005 12810 143</text:p>
      <text:p text:style-name="P3">017 037 001 005 12810 143</text:p>
      <text:p text:style-name="P3">016 043 001 005 12810 143</text:p>
      <text:p text:style-name="P3">016 037 001 005 12810 143</text:p>
      <text:p text:style-name="P3">016 037 001 005 12810 143</text:p>
      <text:p text:style-name="P3">015 040 001 005 12810 143</text:p>
      <text:p text:style-name="P3">017 041 001 005 12810 143</text:p>
      <text:p text:style-name="P3">016 049 001 005 12810 143</text:p>
      <text:p text:style-name="P3">017 050 001 005 12810 143</text:p>
      <text:p text:style-name="P3">016 058 001 005 12810 143</text:p>
      <text:p text:style-name="P3">016 048 001 005 12810 143</text:p>
      <text:p text:style-name="P3">015 047 001 005 12810 143</text:p>
      <text:p text:style-name="P3">014 040 001 005 12810 143</text:p>
      <text:p text:style-name="P3">014 040 001 005 12810 143</text:p>
      <text:p text:style-name="P3">014 038 001 005 12810 143</text:p>
      <text:p text:style-name="P3">014 045 001 005 12810 143</text:p>
      <text:p text:style-name="P3">014 046 001 005 12810 143</text:p>
      <text:p text:style-name="P3">015 057 001 005 12810 143</text:p>
      <text:p text:style-name="P3">014 058 001 005 12810 143</text:p>
      <text:p text:style-name="P3">013 052 001 005 12810 143</text:p>
      <text:p text:style-name="P3">012 044 001 005 12810 143</text:p>
      <text:p text:style-name="P3">011 044 001 005 12810 143</text:p>
      <text:p text:style-name="P3">011 038 001 005 12810 143</text:p>
      <text:p text:style-name="P3">011 038 001 004 12810 143</text:p>
      <text:p text:style-name="P3">011 041 001 004 12810 143</text:p>
      <text:p text:style-name="P3">013 050 001 005 12810 143</text:p>
      <text:p text:style-name="P3">012 050 001 005 12810 143</text:p>
      <text:p text:style-name="P3">013 056 001 005 12810 143</text:p>
      <text:p text:style-name="P3">013 046 001 005 12810 143</text:p>
      <text:p text:style-name="P3">013 057 001 005 12810 143</text:p>
      <text:p text:style-name="P3"><text:soft-page-break/>013 056 001 005 12810 143</text:p>
      <text:p text:style-name="P3">012 046 001 005 12810 143</text:p>
      <text:p text:style-name="P3">011 046 001 005 12810 143</text:p>
      <text:p text:style-name="P3">011 047 001 005 12810 143</text:p>
      <text:p text:style-name="P3">010 041 001 004 12810 143</text:p>
      <text:p text:style-name="P3">010 040 001 005 12810 143</text:p>
      <text:p text:style-name="P3">010 040 001 004 12810 143</text:p>
      <text:p text:style-name="P3">010 037 001 004 12810 143</text:p>
      <text:p text:style-name="P3">011 042 001 004 12810 143</text:p>
      <text:p text:style-name="P3">010 042 001 004 12810 143</text:p>
      <text:p text:style-name="P3">011 057 001 005 12810 143</text:p>
      <text:p text:style-name="P3">010 047 001 004 12810 143</text:p>
      <text:p text:style-name="P3">011 052 001 004 12810 143</text:p>
      <text:p text:style-name="P3">010 043 001 004 12810 143</text:p>
      <text:p text:style-name="P3">010 043 001 004 12810 143</text:p>
      <text:p text:style-name="P3">011 054 001 004 12810 143</text:p>
      <text:p text:style-name="P3">012 058 001 005 12810 143</text:p>
      <text:p text:style-name="P3">011 058 001 005 12810 143</text:p>
      <text:p text:style-name="P3">010 047 001 005 12810 143</text:p>
      <text:p text:style-name="P3">011 047 001 004 12810 143</text:p>
      <text:p text:style-name="P3">011 041 001 004 12810 143</text:p>
      <text:p text:style-name="P3">010 040 001 004 12810 143</text:p>
      <text:p text:style-name="P3">009 041 001 004 12810 143</text:p>
      <text:p text:style-name="P3">009 050 001 004 12810 143</text:p>
      <text:p text:style-name="P3">011 051 001 004 12810 143</text:p>
      <text:p text:style-name="P3">011 061 001 004 12810 143</text:p>
      <text:p text:style-name="P3">010 061 001 004 12810 143</text:p>
      <text:p text:style-name="P3">010 052 001 004 12810 143</text:p>
      <text:p text:style-name="P3">010 044 001 004 12810 143</text:p>
      <text:p text:style-name="P3">009 042 001 004 12810 143</text:p>
      <text:p text:style-name="P3">010 038 001 004 12810 143</text:p>
      <text:p text:style-name="P3">010 038 001 004 12810 143</text:p>
      <text:p text:style-name="P3">010 044 001 004 12810 143</text:p>
      <text:p text:style-name="P3">010 053 001 004 12810 143</text:p>
      <text:p text:style-name="P3">010 053 001 004 12810 143</text:p>
      <text:p text:style-name="P3">010 056 001 004 12810 143</text:p>
      <text:p text:style-name="P3">010 055 001 004 12810 143</text:p>
      <text:p text:style-name="P3">010 044 001 004 12810 143</text:p>
      <text:p text:style-name="P3">010 038 001 004 12810 143</text:p>
      <text:p text:style-name="P3">010 038 001 004 12810 143</text:p>
      <text:p text:style-name="P3">010 039 001 004 12810 143</text:p>
      <text:p text:style-name="P3">010 038 001 004 12810 143</text:p>
      <text:p text:style-name="P3">010 046 001 003 12810 143</text:p>
      <text:p text:style-name="P3">010 057 001 004 12810 143</text:p>
      <text:p text:style-name="P3">010 058 001 004 12810 143</text:p>
      <text:p text:style-name="P3">009 047 001 004 12810 143</text:p>
      <text:p text:style-name="P3">009 046 001 004 12810 143</text:p>
      <text:p text:style-name="P3">009 039 001 004 12810 143</text:p>
      <text:p text:style-name="P3">010 035 001 003 12810 143</text:p>
      <text:p text:style-name="P3"><text:soft-page-break/>010 035 001 003 12810 143</text:p>
      <text:p text:style-name="P3">009 039 001 003 12810 143</text:p>
      <text:p text:style-name="P3">009 039 001 003 12810 143</text:p>
      <text:p text:style-name="P3">009 049 001 003 12810 143</text:p>
      <text:p text:style-name="P3">009 049 001 003 12810 143</text:p>
      <text:p text:style-name="P3">009 034 001 003 12810 143</text:p>
      <text:p text:style-name="P3">008 031 001 003 12810 143</text:p>
      <text:p text:style-name="P3">008 037 001 003 12810 143</text:p>
      <text:p text:style-name="P3">008 043 001 003 12810 143</text:p>
      <text:p text:style-name="P3">008 042 001 003 12810 143</text:p>
      <text:p text:style-name="P3">008 037 001 003 12810 143</text:p>
      <text:p text:style-name="P3">008 036 001 003 12810 143</text:p>
      <text:p text:style-name="P3">007 028 001 003 12810 143</text:p>
      <text:p text:style-name="P3">008 025 001 003 12810 143</text:p>
      <text:p text:style-name="P3">007 024 001 003 12810 143</text:p>
      <text:p text:style-name="P3">007 025 001 003 12810 143</text:p>
      <text:p text:style-name="P3">007 024 001 003 12810 143</text:p>
      <text:p text:style-name="P3">006 027 001 003 12810 143</text:p>
      <text:p text:style-name="P3">006 027 001 003 12810 143</text:p>
      <text:p text:style-name="P3">006 026 001 003 12810 143</text:p>
      <text:p text:style-name="P3">005 020 001 003 12810 143</text:p>
      <text:p text:style-name="P3">005 019 001 003 12810 143</text:p>
      <text:p text:style-name="P3">005 016 001 003 12810 143</text:p>
      <text:p text:style-name="P3">005 019 001 003 12810 143</text:p>
      <text:p text:style-name="P3">005 015 001 003 12810 143</text:p>
      <text:p text:style-name="P3">005 014 001 002 12810 143</text:p>
      <text:p text:style-name="P3">004 013 001 002 12810 143</text:p>
      <text:p text:style-name="P3">004 013 001 002 12810 143</text:p>
      <text:p text:style-name="P3">004 012 001 002 12810 143</text:p>
      <text:p text:style-name="P3">004 012 001 002 12810 143</text:p>
      <text:p text:style-name="P3">004 011 001 002 12810 143</text:p>
      <text:p text:style-name="P3">004 011 001 002 12810 143</text:p>
      <text:p text:style-name="P3">004 009 001 002 12810 143</text:p>
      <text:p text:style-name="P3">004 009 001 002 12810 143</text:p>
      <text:p text:style-name="P3">004 008 001 002 12810 143</text:p>
      <text:p text:style-name="P3">004 008 001 002 12810 143</text:p>
      <text:p text:style-name="P3">003 007 001 002 12810 143</text:p>
      <text:p text:style-name="P3">003 007 001 002 12810 143</text:p>
      <text:p text:style-name="P3">003 007 001 002 12810 143</text:p>
      <text:p text:style-name="P3">003 006 001 002 12810 143</text:p>
      <text:p text:style-name="P3">002 006 001 002 12810 143</text:p>
      <text:p text:style-name="P3">001 005 001 002 12810 143</text:p>
      <text:p text:style-name="P3">001 005 000 002 12810 143</text:p>
      <text:p text:style-name="P3">001 005 001 002 12810 143</text:p>
      <text:p text:style-name="P3">000 004 001 002 12810 143</text:p>
      <text:p text:style-name="P3">000 004 001 002 12810 143</text:p>
      <text:p text:style-name="P3">000 004 001 002 12810 143</text:p>
      <text:p text:style-name="P3">000 004 001 002 12810 143</text:p>
      <text:p text:style-name="P3">000 003 001 002 12810 143</text:p>
      <text:p text:style-name="P3"><text:soft-page-break/>000 003 001 002 12810 143</text:p>
      <text:p text:style-name="P3">000 003 001 002 12810 143</text:p>
      <text:p text:style-name="P3">000 003 001 002 12810 143</text:p>
      <text:p text:style-name="P3">000 003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<text:soft-page-break/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3">000 002 001 002 12810 143</text:p>
      <text:p text:style-name="P4">Squal: Max: Min: Sum: Shutter: LaserPower: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<text:soft-page-break/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<text:soft-page-break/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<text:soft-page-break/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2 001 002 12810 143</text:p>
      <text:p text:style-name="P4">000 003 001 002 12810 143</text:p>
      <text:p text:style-name="P4">000 002 001 002 12810 143</text:p>
      <text:p text:style-name="P4">000 003 001 002 12810 143</text:p>
      <text:p text:style-name="P4">000 003 001 002 12810 143</text:p>
      <text:p text:style-name="P4">000 003 001 002 12810 143</text:p>
      <text:p text:style-name="P4">000 003 001 002 12810 143</text:p>
      <text:p text:style-name="P4">000 003 001 002 12810 143</text:p>
      <text:p text:style-name="P4">000 003 001 002 12810 143</text:p>
      <text:p text:style-name="P4">000 003 001 002 12810 143</text:p>
      <text:p text:style-name="P4">000 003 001 002 12810 143</text:p>
      <text:p text:style-name="P4">000 004 001 002 12810 143</text:p>
      <text:p text:style-name="P4">000 003 001 002 12810 143</text:p>
      <text:p text:style-name="P4">000 004 001 002 12810 143</text:p>
      <text:p text:style-name="P4">000 004 001 002 12810 143</text:p>
      <text:p text:style-name="P4">001 004 001 002 12810 143</text:p>
      <text:p text:style-name="P4">000 004 001 002 12810 143</text:p>
      <text:p text:style-name="P4">000 004 001 002 12810 143</text:p>
      <text:p text:style-name="P4">001 005 001 002 12810 143</text:p>
      <text:p text:style-name="P4">001 005 001 002 12810 143</text:p>
      <text:p text:style-name="P4">000 005 001 002 12810 143</text:p>
      <text:p text:style-name="P4">000 005 001 002 12810 143</text:p>
      <text:p text:style-name="P4">002 006 001 002 12810 143</text:p>
      <text:p text:style-name="P4">001 006 001 002 12810 143</text:p>
      <text:p text:style-name="P4">002 006 001 002 12810 143</text:p>
      <text:p text:style-name="P4">003 007 001 002 12810 143</text:p>
      <text:p text:style-name="P4">002 007 001 002 12810 143</text:p>
      <text:p text:style-name="P4">002 008 001 002 12810 143</text:p>
      <text:p text:style-name="P4">003 008 001 002 12810 143</text:p>
      <text:p text:style-name="P4">004 009 001 002 12810 143</text:p>
      <text:p text:style-name="P4">004 010 001 002 12810 143</text:p>
      <text:p text:style-name="P4">004 011 001 002 12810 143</text:p>
      <text:p text:style-name="P4">004 012 001 002 12810 143</text:p>
      <text:p text:style-name="P4"><text:soft-page-break/>004 011 001 002 12810 143</text:p>
      <text:p text:style-name="P4">004 011 001 002 12810 143</text:p>
      <text:p text:style-name="P4">005 011 001 002 12810 143</text:p>
      <text:p text:style-name="P4">005 011 001 002 12810 143</text:p>
      <text:p text:style-name="P4">005 011 001 002 12810 143</text:p>
      <text:p text:style-name="P4">005 013 001 002 12810 143</text:p>
      <text:p text:style-name="P4">005 013 001 002 12810 143</text:p>
      <text:p text:style-name="P4">006 014 001 002 12810 143</text:p>
      <text:p text:style-name="P4">006 014 001 002 12810 143</text:p>
      <text:p text:style-name="P4">005 015 001 002 12810 143</text:p>
      <text:p text:style-name="P4">006 015 001 003 12810 143</text:p>
      <text:p text:style-name="P4">006 015 001 002 12810 143</text:p>
      <text:p text:style-name="P4">006 018 001 003 12810 143</text:p>
      <text:p text:style-name="P4">006 018 001 003 12810 143</text:p>
      <text:p text:style-name="P4">006 017 001 003 12810 143</text:p>
      <text:p text:style-name="P4">006 018 001 003 12810 143</text:p>
      <text:p text:style-name="P4">005 017 001 003 12810 143</text:p>
      <text:p text:style-name="P4">007 018 001 003 12810 143</text:p>
      <text:p text:style-name="P4">007 020 001 003 12810 143</text:p>
      <text:p text:style-name="P4">006 023 001 003 12810 143</text:p>
      <text:p text:style-name="P4">007 024 001 003 12810 143</text:p>
      <text:p text:style-name="P4">007 028 001 003 12810 143</text:p>
      <text:p text:style-name="P4">007 029 001 003 12810 143</text:p>
      <text:p text:style-name="P4">008 025 001 003 12810 143</text:p>
      <text:p text:style-name="P4">008 023 001 003 12810 143</text:p>
      <text:p text:style-name="P4">008 024 001 003 12810 143</text:p>
      <text:p text:style-name="P4">009 024 001 003 12810 143</text:p>
      <text:p text:style-name="P4">009 024 001 003 12810 143</text:p>
      <text:p text:style-name="P4">008 028 001 003 12810 143</text:p>
      <text:p text:style-name="P4">008 029 001 003 12810 143</text:p>
      <text:p text:style-name="P4">009 036 001 003 12810 143</text:p>
      <text:p text:style-name="P4">008 036 001 003 12810 143</text:p>
      <text:p text:style-name="P4">008 036 001 003 12810 143</text:p>
      <text:p text:style-name="P4">008 030 001 003 12810 143</text:p>
      <text:p text:style-name="P4">008 031 001 003 12810 143</text:p>
      <text:p text:style-name="P4">008 027 001 003 12810 143</text:p>
      <text:p text:style-name="P4">009 029 001 003 12810 143</text:p>
      <text:p text:style-name="P4">009 029 001 003 12810 143</text:p>
      <text:p text:style-name="P4">009 037 001 003 12810 143</text:p>
      <text:p text:style-name="P4">009 036 001 003 12810 143</text:p>
      <text:p text:style-name="P4">008 035 001 003 12810 143</text:p>
      <text:p text:style-name="P4">008 030 001 003 12810 143</text:p>
      <text:p text:style-name="P4">008 029 001 003 12810 143</text:p>
      <text:p text:style-name="P4">009 026 001 003 12810 143</text:p>
      <text:p text:style-name="P4">009 028 001 003 12810 143</text:p>
      <text:p text:style-name="P4">009 028 001 003 12810 143</text:p>
      <text:p text:style-name="P4">008 034 001 003 12810 143</text:p>
      <text:p text:style-name="P4">009 037 001 003 12810 143</text:p>
      <text:p text:style-name="P4">009 038 001 004 12810 143</text:p>
      <text:p text:style-name="P4"><text:soft-page-break/>009 032 001 004 12810 143</text:p>
      <text:p text:style-name="P4">009 034 001 003 12810 143</text:p>
      <text:p text:style-name="P4">009 029 001 003 12810 143</text:p>
      <text:p text:style-name="P4">009 029 001 003 12810 143</text:p>
      <text:p text:style-name="P4">010 029 001 003 12810 143</text:p>
      <text:p text:style-name="P4">010 030 001 003 12810 143</text:p>
      <text:p text:style-name="P4">010 040 001 004 12810 143</text:p>
      <text:p text:style-name="P4">010 031 001 004 12810 143</text:p>
      <text:p text:style-name="P4">010 031 001 003 12810 143</text:p>
      <text:p text:style-name="P4">011 027 001 004 12810 143</text:p>
      <text:p text:style-name="P4">011 028 000 003 12810 143</text:p>
      <text:p text:style-name="P4">012 029 001 004 12810 143</text:p>
      <text:p text:style-name="P4">012 034 001 004 12810 143</text:p>
      <text:p text:style-name="P4">012 035 001 004 12810 143</text:p>
      <text:p text:style-name="P4">012 041 001 004 12810 143</text:p>
      <text:p text:style-name="P4">012 040 001 004 12810 143</text:p>
      <text:p text:style-name="P4">011 030 001 004 12810 143</text:p>
      <text:p text:style-name="P4">011 028 001 004 12810 143</text:p>
      <text:p text:style-name="P4">011 030 001 004 12810 143</text:p>
      <text:p text:style-name="P4">012 030 001 004 12810 143</text:p>
      <text:p text:style-name="P4">012 036 001 004 12810 143</text:p>
      <text:p text:style-name="P4">012 043 001 004 12810 143</text:p>
      <text:p text:style-name="P4">011 043 001 004 12810 143</text:p>
      <text:p text:style-name="P4">012 035 001 004 12810 143</text:p>
      <text:p text:style-name="P4">011 033 001 004 12810 143</text:p>
      <text:p text:style-name="P4">011 030 001 004 12810 143</text:p>
      <text:p text:style-name="P4">011 033 001 004 12810 143</text:p>
      <text:p text:style-name="P4">011 033 001 004 12810 143</text:p>
      <text:p text:style-name="P4">011 040 001 004 12810 143</text:p>
      <text:p text:style-name="P4">012 043 001 005 12810 143</text:p>
      <text:p text:style-name="P4">013 041 001 005 12810 143</text:p>
      <text:p text:style-name="P4">011 033 001 005 12810 143</text:p>
      <text:p text:style-name="P4">011 033 001 004 12810 143</text:p>
      <text:p text:style-name="P4">010 029 001 004 12810 143</text:p>
      <text:p text:style-name="P4">011 029 001 004 12810 143</text:p>
      <text:p text:style-name="P4">010 029 001 004 12810 143</text:p>
      <text:p text:style-name="P4">010 034 001 004 12810 143</text:p>
      <text:p text:style-name="P4">012 035 001 005 12810 143</text:p>
      <text:p text:style-name="P4">012 042 001 005 12810 143</text:p>
      <text:p text:style-name="P4">011 041 001 005 12810 143</text:p>
      <text:p text:style-name="P4">011 035 001 005 12810 143</text:p>
      <text:p text:style-name="P4">010 030 001 005 12810 143</text:p>
      <text:p text:style-name="P4">010 030 001 004 12810 143</text:p>
      <text:p text:style-name="P4">010 028 001 004 12810 143</text:p>
      <text:p text:style-name="P4">010 028 001 004 12810 143</text:p>
      <text:p text:style-name="P4">011 032 001 004 12810 143</text:p>
      <text:p text:style-name="P4">013 039 001 005 12810 143</text:p>
      <text:p text:style-name="P4">013 039 001 005 12810 143</text:p>
      <text:p text:style-name="P4">013 041 001 005 12810 143</text:p>
      <text:p text:style-name="P4"><text:soft-page-break/>012 035 001 005 12810 143</text:p>
      <text:p text:style-name="P4">013 030 001 005 12810 143</text:p>
      <text:p text:style-name="P4">012 030 001 005 12810 143</text:p>
      <text:p text:style-name="P4">011 030 001 005 12810 143</text:p>
      <text:p text:style-name="P4">012 031 001 005 12810 143</text:p>
      <text:p text:style-name="P4">013 035 001 005 12810 143</text:p>
      <text:p text:style-name="P4">014 042 001 005 12810 143</text:p>
      <text:p text:style-name="P4">014 041 001 005 12810 143</text:p>
      <text:p text:style-name="P4">014 040 001 005 12810 143</text:p>
      <text:p text:style-name="P4">014 038 001 005 12810 143</text:p>
      <text:p text:style-name="P4">015 031 001 005 12810 143</text:p>
      <text:p text:style-name="P4">012 028 001 005 12810 143</text:p>
      <text:p text:style-name="P4">012 028 001 005 12810 143</text:p>
      <text:p text:style-name="P4">012 030 001 005 12810 143</text:p>
      <text:p text:style-name="P4">014 030 001 005 12810 143</text:p>
      <text:p text:style-name="P4">013 036 001 005 12810 143</text:p>
      <text:p text:style-name="P4">014 038 001 005 12810 143</text:p>
      <text:p text:style-name="P4">013 044 001 005 12810 143</text:p>
      <text:p text:style-name="P4">013 036 001 006 12810 143</text:p>
      <text:p text:style-name="P4">013 036 001 005 12810 143</text:p>
      <text:p text:style-name="P4">013 032 001 005 12810 143</text:p>
      <text:p text:style-name="P4">012 031 001 005 12810 143</text:p>
      <text:p text:style-name="P4">013 030 001 005 12810 143</text:p>
      <text:p text:style-name="P4">014 035 001 005 12810 143</text:p>
      <text:p text:style-name="P4">013 035 001 005 12810 143</text:p>
      <text:p text:style-name="P4">014 031 001 005 12810 143</text:p>
      <text:p text:style-name="P4">014 031 001 005 12810 143</text:p>
      <text:p text:style-name="P4">015 031 001 005 12810 143</text:p>
      <text:p text:style-name="P4">015 038 001 005 12810 143</text:p>
      <text:p text:style-name="P4">016 037 001 006 12810 143</text:p>
      <text:p text:style-name="P4">015 037 001 005 12810 143</text:p>
      <text:p text:style-name="P4">015 037 001 006 12810 143</text:p>
      <text:p text:style-name="P4">017 046 001 006 12810 143</text:p>
      <text:p text:style-name="P4">016 046 001 006 12810 143</text:p>
      <text:p text:style-name="P4">015 043 001 006 12810 143</text:p>
      <text:p text:style-name="P4">016 044 001 006 12810 143</text:p>
      <text:p text:style-name="P4">015 037 001 006 12810 143</text:p>
      <text:p text:style-name="P4">015 034 001 005 12810 143</text:p>
      <text:p text:style-name="P4">017 036 001 005 12810 143</text:p>
      <text:p text:style-name="P4">017 036 001 005 12810 143</text:p>
      <text:p text:style-name="P4">018 044 001 006 12810 143</text:p>
      <text:p text:style-name="P4">018 044 001 006 12810 143</text:p>
      <text:p text:style-name="P4">019 049 001 006 12810 143</text:p>
      <text:p text:style-name="P4">018 048 001 006 12810 143</text:p>
      <text:p text:style-name="P4">014 032 001 005 12810 143</text:p>
      <text:p text:style-name="P4">016 033 001 005 12810 143</text:p>
      <text:p text:style-name="P4">017 038 001 005 12810 143</text:p>
      <text:p text:style-name="P4">017 047 001 006 12810 143</text:p>
      <text:p text:style-name="P4">020 048 001 006 12810 143</text:p>
      <text:p text:style-name="P4"><text:soft-page-break/>018 048 001 006 12810 143</text:p>
      <text:p text:style-name="P4">018 037 001 006 12810 143</text:p>
      <text:p text:style-name="P4">018 037 001 006 12810 143</text:p>
      <text:p text:style-name="P4">016 034 001 006 12810 143</text:p>
      <text:p text:style-name="P4">019 034 001 005 12810 143</text:p>
      <text:p text:style-name="P4">019 035 001 005 12810 143</text:p>
      <text:p text:style-name="P4">020 036 001 006 12810 143</text:p>
      <text:p text:style-name="P4">020 044 001 006 12810 143</text:p>
      <text:p text:style-name="P4">020 053 001 006 12810 143</text:p>
      <text:p text:style-name="P4">019 052 001 007 12810 143</text:p>
      <text:p text:style-name="P4">020 043 001 007 12810 143</text:p>
      <text:p text:style-name="P4">019 042 001 006 12810 143</text:p>
      <text:p text:style-name="P4">020 036 001 006 12810 143</text:p>
      <text:p text:style-name="P4">019 035 001 006 12810 143</text:p>
      <text:p text:style-name="P4">021 033 001 006 12810 143</text:p>
      <text:p text:style-name="P4">023 038 001 006 12810 143</text:p>
      <text:p text:style-name="P4">023 039 001 006 12810 143</text:p>
      <text:p text:style-name="P4">023 047 001 006 12810 143</text:p>
      <text:p text:style-name="P4">024 046 001 007 12810 143</text:p>
      <text:p text:style-name="P4">023 046 001 007 12810 143</text:p>
      <text:p text:style-name="P4">022 038 001 006 12810 143</text:p>
      <text:p text:style-name="P4">024 047 001 006 12810 143</text:p>
      <text:p text:style-name="P4">024 045 001 007 12810 143</text:p>
      <text:p text:style-name="P4">025 045 001 006 12810 143</text:p>
      <text:p text:style-name="P4">023 037 001 006 12810 143</text:p>
      <text:p text:style-name="P4">021 033 001 006 12810 143</text:p>
      <text:p text:style-name="P4">024 033 001 006 12810 143</text:p>
      <text:p text:style-name="P4">022 035 001 005 12810 143</text:p>
      <text:p text:style-name="P4">023 036 001 006 12810 143</text:p>
      <text:p text:style-name="P4">022 042 001 006 12810 143</text:p>
      <text:p text:style-name="P4">023 049 001 006 12810 143</text:p>
      <text:p text:style-name="P4">023 049 001 006 12810 143</text:p>
      <text:p text:style-name="P4">021 040 001 007 12810 143</text:p>
      <text:p text:style-name="P4">021 038 001 006 12810 143</text:p>
      <text:p text:style-name="P4">019 032 001 006 12810 143</text:p>
      <text:p text:style-name="P4">021 031 001 006 12810 143</text:p>
      <text:p text:style-name="P4">022 031 001 006 12810 143</text:p>
      <text:p text:style-name="P4">020 034 001 006 12810 143</text:p>
      <text:p text:style-name="P4">021 039 001 006 12810 143</text:p>
      <text:p text:style-name="P4">020 033 001 006 12810 143</text:p>
      <text:p text:style-name="P4">020 033 001 006 12810 143</text:p>
      <text:p text:style-name="P4">021 029 001 006 12810 143</text:p>
      <text:p text:style-name="P4">022 032 001 006 12810 143</text:p>
      <text:p text:style-name="P4">020 038 001 007 12810 143</text:p>
      <text:p text:style-name="P4">021 032 001 006 12810 143</text:p>
      <text:p text:style-name="P4">021 031 001 006 12810 143</text:p>
      <text:p text:style-name="P4">022 029 001 006 12810 143</text:p>
      <text:p text:style-name="P4">022 031 001 006 12810 143</text:p>
      <text:p text:style-name="P4">021 030 001 006 12810 143</text:p>
      <text:p text:style-name="P4"><text:soft-page-break/>022 029 001 006 12810 143</text:p>
      <text:p text:style-name="P4">023 031 001 006 12810 143</text:p>
      <text:p text:style-name="P4">024 038 001 006 12810 143</text:p>
      <text:p text:style-name="P4">023 039 001 006 12810 143</text:p>
      <text:p text:style-name="P4">025 044 001 006 12810 143</text:p>
      <text:p text:style-name="P4">024 045 001 007 12810 143</text:p>
      <text:p text:style-name="P4">025 038 001 007 12810 143</text:p>
      <text:p text:style-name="P4">023 033 001 006 12810 143</text:p>
      <text:p text:style-name="P4">024 032 001 006 12810 143</text:p>
      <text:p text:style-name="P4">023 031 001 006 12810 143</text:p>
      <text:p text:style-name="P4">024 031 001 006 12810 143</text:p>
      <text:p text:style-name="P4">025 037 001 006 12810 143</text:p>
      <text:p text:style-name="P4">025 044 001 006 12810 143</text:p>
      <text:p text:style-name="P4">024 044 001 006 12810 143</text:p>
      <text:p text:style-name="P4">026 043 001 007 12810 143</text:p>
      <text:p text:style-name="P4">023 042 001 007 12810 143</text:p>
      <text:p text:style-name="P4">023 035 001 006 12810 143</text:p>
      <text:p text:style-name="P4">022 035 001 006 12810 143</text:p>
      <text:p text:style-name="P4">023 032 001 006 12810 143</text:p>
      <text:p text:style-name="P4">022 034 001 006 12810 143</text:p>
      <text:p text:style-name="P4">024 034 001 006 12810 143</text:p>
      <text:p text:style-name="P4">024 041 001 006 12810 143</text:p>
      <text:p text:style-name="P4">025 048 001 007 12810 143</text:p>
      <text:p text:style-name="P4">025 050 001 007 12810 143</text:p>
      <text:p text:style-name="P4">025 040 001 007 12810 143</text:p>
      <text:p text:style-name="P4">024 041 001 006 12810 143</text:p>
      <text:p text:style-name="P4">024 033 001 006 12810 143</text:p>
      <text:p text:style-name="P4">024 036 001 006 12810 143</text:p>
      <text:p text:style-name="P4">024 043 001 006 12810 143</text:p>
      <text:p text:style-name="P4">024 044 001 007 12810 143</text:p>
      <text:p text:style-name="P4">024 050 001 007 12810 143</text:p>
      <text:p text:style-name="P4">023 049 001 007 12810 143</text:p>
      <text:p text:style-name="P4">022 033 001 006 12810 143</text:p>
      <text:p text:style-name="P4">022 037 001 006 12810 143</text:p>
      <text:p text:style-name="P4">022 037 001 006 12810 143</text:p>
      <text:p text:style-name="P4">022 045 001 006 12810 143</text:p>
      <text:p text:style-name="P4">022 037 001 006 12810 143</text:p>
      <text:p text:style-name="P4">022 043 001 007 12810 143</text:p>
      <text:p text:style-name="P4">022 043 001 007 12810 143</text:p>
      <text:p text:style-name="P4">022 036 001 007 12810 143</text:p>
      <text:p text:style-name="P4">023 032 001 006 12810 143</text:p>
      <text:p text:style-name="P4">024 031 001 006 12810 143</text:p>
      <text:p text:style-name="P4">024 034 001 006 12810 143</text:p>
      <text:p text:style-name="P4">023 034 001 006 12810 143</text:p>
      <text:p text:style-name="P4">025 041 001 006 12810 143</text:p>
      <text:p text:style-name="P4">025 047 001 007 12810 143</text:p>
      <text:p text:style-name="P4">027 047 001 007 12810 143</text:p>
      <text:p text:style-name="P4">027 040 001 007 12810 143</text:p>
      <text:p text:style-name="P4">024 039 001 006 12810 143</text:p>
      <text:p text:style-name="P4"><text:soft-page-break/>025 034 001 006 12810 143</text:p>
      <text:p text:style-name="P4">023 033 001 006 12810 143</text:p>
      <text:p text:style-name="P4">027 033 001 006 12810 143</text:p>
      <text:p text:style-name="P4">025 038 001 006 12810 143</text:p>
      <text:p text:style-name="P4">024 039 001 007 12810 143</text:p>
      <text:p text:style-name="P4">026 047 001 007 12810 143</text:p>
      <text:p text:style-name="P4">024 038 001 007 12810 143</text:p>
      <text:p text:style-name="P4">024 037 001 006 12810 143</text:p>
      <text:p text:style-name="P4">023 033 001 006 12810 143</text:p>
      <text:p text:style-name="P4">024 032 001 006 12810 143</text:p>
      <text:p text:style-name="P4">022 033 001 006 12810 143</text:p>
      <text:p text:style-name="P4">024 039 001 006 12810 143</text:p>
      <text:p text:style-name="P4">023 032 001 006 12810 143</text:p>
      <text:p text:style-name="P4">025 038 001 006 12810 143</text:p>
      <text:p text:style-name="P4">025 039 001 006 12810 143</text:p>
      <text:p text:style-name="P4">024 048 001 007 12810 143</text:p>
      <text:p text:style-name="P4">024 048 001 007 12810 143</text:p>
      <text:p text:style-name="P4">023 039 001 006 12810 143</text:p>
      <text:p text:style-name="P4">023 048 001 007 12810 143</text:p>
      <text:p text:style-name="P4">023 047 001 007 12810 143</text:p>
      <text:p text:style-name="P4">022 046 001 007 12810 143</text:p>
      <text:p text:style-name="P4">022 037 001 007 12810 143</text:p>
      <text:p text:style-name="P4">021 038 001 006 12810 143</text:p>
      <text:p text:style-name="P4">022 034 001 006 12810 143</text:p>
      <text:p text:style-name="P4">022 035 001 006 12810 143</text:p>
      <text:p text:style-name="P4">023 036 001 006 12810 143</text:p>
      <text:p text:style-name="P4">024 045 001 006 12810 143</text:p>
      <text:p text:style-name="P4">025 046 001 008 12810 143</text:p>
      <text:p text:style-name="P4">024 039 001 007 12810 143</text:p>
      <text:p text:style-name="P4">023 038 001 006 12810 143</text:p>
      <text:p text:style-name="P4">023 035 001 006 12810 143</text:p>
      <text:p text:style-name="P4">024 040 001 006 12810 143</text:p>
      <text:p text:style-name="P4">026 039 001 007 12810 143</text:p>
      <text:p text:style-name="P4">026 047 001 007 12810 143</text:p>
      <text:p text:style-name="P4">027 052 001 007 12810 143</text:p>
      <text:p text:style-name="P4">027 050 001 007 12810 143</text:p>
      <text:p text:style-name="P4">026 041 001 007 12810 143</text:p>
      <text:p text:style-name="P4">026 041 001 007 12810 143</text:p>
      <text:p text:style-name="P4">027 036 001 007 12810 143</text:p>
      <text:p text:style-name="P4">027 036 001 006 12810 143</text:p>
      <text:p text:style-name="P4">026 035 001 006 12810 143</text:p>
      <text:p text:style-name="P4">025 042 001 006 12810 143</text:p>
      <text:p text:style-name="P4">026 042 001 007 12810 143</text:p>
      <text:p text:style-name="P4">027 051 001 007 12810 143</text:p>
      <text:p text:style-name="P4">025 050 001 008 12810 143</text:p>
      <text:p text:style-name="P4">025 042 001 008 12810 143</text:p>
      <text:p text:style-name="P4">025 036 001 007 12810 143</text:p>
      <text:p text:style-name="P4">023 035 001 006 12810 143</text:p>
      <text:p text:style-name="P4">023 032 001 006 12810 143</text:p>
      <text:p text:style-name="P4"><text:soft-page-break/>024 032 001 006 12810 143</text:p>
      <text:p text:style-name="P4">024 036 001 006 12810 143</text:p>
      <text:p text:style-name="P4">025 043 001 007 12810 143</text:p>
      <text:p text:style-name="P4">025 043 001 007 12810 143</text:p>
      <text:p text:style-name="P4">026 045 001 007 12810 143</text:p>
      <text:p text:style-name="P4">025 045 001 007 12810 143</text:p>
      <text:p text:style-name="P4">024 037 001 007 12810 143</text:p>
      <text:p text:style-name="P4">024 033 001 006 12810 143</text:p>
      <text:p text:style-name="P4">024 033 001 006 12810 143</text:p>
      <text:p text:style-name="P4">024 039 001 007 12810 143</text:p>
      <text:p text:style-name="P4">023 038 001 007 12810 143</text:p>
      <text:p text:style-name="P4">025 033 001 007 12810 143</text:p>
      <text:p text:style-name="P4">024 034 001 006 12810 143</text:p>
      <text:p text:style-name="P4">026 035 001 006 12810 143</text:p>
      <text:p text:style-name="P4">024 042 001 006 12810 143</text:p>
      <text:p text:style-name="P4">026 041 001 007 12810 143</text:p>
      <text:p text:style-name="P4">026 051 001 007 12810 143</text:p>
      <text:p text:style-name="P4">028 045 001 008 12810 143</text:p>
      <text:p text:style-name="P4">026 043 001 008 12810 143</text:p>
      <text:p text:style-name="P4">025 036 001 007 12810 143</text:p>
      <text:p text:style-name="P4">025 037 001 006 12810 143</text:p>
      <text:p text:style-name="P4">025 035 001 006 12810 143</text:p>
      <text:p text:style-name="P4">026 049 001 007 12810 143</text:p>
      <text:p text:style-name="P4">025 054 001 008 12810 143</text:p>
      <text:p text:style-name="P4">025 043 001 008 12810 143</text:p>
      <text:p text:style-name="P4">026 043 001 007 12810 143</text:p>
      <text:p text:style-name="P4">025 037 001 007 12810 143</text:p>
      <text:p text:style-name="P4">024 037 001 006 12810 143</text:p>
      <text:p text:style-name="P4">024 036 001 006 12810 143</text:p>
      <text:p text:style-name="P4">025 037 001 006 12810 143</text:p>
      <text:p text:style-name="P4">024 043 001 006 12810 143</text:p>
      <text:p text:style-name="P4">026 052 001 007 12810 143</text:p>
      <text:p text:style-name="P4">023 051 001 008 12810 143</text:p>
      <text:p text:style-name="P4">023 046 001 008 12810 143</text:p>
      <text:p text:style-name="P4">022 038 001 007 12810 143</text:p>
      <text:p text:style-name="P4">023 037 001 007 12810 143</text:p>
      <text:p text:style-name="P4">026 049 001 007 12810 143</text:p>
      <text:p text:style-name="P4">025 035 001 006 12810 143</text:p>
      <text:p text:style-name="P4">024 041 001 006 12810 143</text:p>
      <text:p text:style-name="P4">026 046 001 007 12810 143</text:p>
      <text:p text:style-name="P4">024 046 001 007 12810 143</text:p>
      <text:p text:style-name="P4">025 039 001 007 12810 143</text:p>
      <text:p text:style-name="P4">025 039 001 007 12810 143</text:p>
      <text:p text:style-name="P4">024 033 001 007 12810 143</text:p>
      <text:p text:style-name="P4">024 031 001 006 12810 143</text:p>
      <text:p text:style-name="P4">026 032 001 006 12810 143</text:p>
      <text:p text:style-name="P4">027 037 001 006 12810 143</text:p>
      <text:p text:style-name="P4">027 038 001 007 12810 143</text:p>
      <text:p text:style-name="P4">027 047 001 007 12810 143</text:p>
      <text:p text:style-name="P4"><text:soft-page-break/>026 048 001 007 12810 143</text:p>
      <text:p text:style-name="P4">026 040 001 007 12810 143</text:p>
      <text:p text:style-name="P4">026 040 001 007 12810 143</text:p>
      <text:p text:style-name="P4">025 039 001 006 12810 143</text:p>
      <text:p text:style-name="P4">023 036 001 007 12810 143</text:p>
      <text:p text:style-name="P4">024 037 001 006 12810 143</text:p>
      <text:p text:style-name="P4">024 037 001 006 12810 143</text:p>
      <text:p text:style-name="P4">024 046 001 006 12810 143</text:p>
      <text:p text:style-name="P4">024 047 001 007 12810 143</text:p>
      <text:p text:style-name="P4">025 058 001 007 12810 143</text:p>
      <text:p text:style-name="P4">025 048 001 008 12810 143</text:p>
      <text:p text:style-name="P4">024 048 001 007 12810 143</text:p>
      <text:p text:style-name="P4">023 041 001 007 12810 143</text:p>
      <text:p text:style-name="P4">024 041 001 006 12810 143</text:p>
      <text:p text:style-name="P4">024 040 001 006 12810 143</text:p>
      <text:p text:style-name="P4">025 048 001 007 12810 143</text:p>
      <text:p text:style-name="P4">024 058 001 007 12810 143</text:p>
      <text:p text:style-name="P4">023 040 001 007 12810 143</text:p>
      <text:p text:style-name="P4">021 036 001 006 12810 143</text:p>
      <text:p text:style-name="P4">022 036 001 006 12810 143</text:p>
      <text:p text:style-name="P4">022 042 001 006 12810 143</text:p>
      <text:p text:style-name="P4">023 042 001 007 12810 143</text:p>
      <text:p text:style-name="P4">022 051 001 007 12810 143</text:p>
      <text:p text:style-name="P4">023 051 001 007 12810 143</text:p>
      <text:p text:style-name="P4">022 051 001 007 12810 143</text:p>
      <text:p text:style-name="P4">022 041 001 007 12810 143</text:p>
      <text:p text:style-name="P4">021 040 001 006 12810 143</text:p>
      <text:p text:style-name="P4">020 035 001 006 12810 143</text:p>
      <text:p text:style-name="P4">021 036 001 006 12810 143</text:p>
      <text:p text:style-name="P4">022 037 001 006 12810 143</text:p>
      <text:p text:style-name="P4">021 043 001 006 12810 143</text:p>
      <text:p text:style-name="P4">024 043 001 007 12810 143</text:p>
      <text:p text:style-name="P4">023 051 001 007 12810 143</text:p>
      <text:p text:style-name="P4">023 051 001 008 12810 143</text:p>
      <text:p text:style-name="P4">022 043 001 007 12810 143</text:p>
      <text:p text:style-name="P4">021 037 001 007 12810 143</text:p>
      <text:p text:style-name="P4">022 037 001 006 12810 143</text:p>
      <text:p text:style-name="P4">024 036 001 006 12810 143</text:p>
      <text:p text:style-name="P4">025 041 001 006 12810 143</text:p>
      <text:p text:style-name="P4">025 041 001 006 12810 143</text:p>
      <text:p text:style-name="P4">025 052 001 007 12810 143</text:p>
      <text:p text:style-name="P4">024 047 001 007 12810 143</text:p>
      <text:p text:style-name="P4">024 038 001 007 12810 143</text:p>
      <text:p text:style-name="P4">025 038 001 006 12810 143</text:p>
      <text:p text:style-name="P4">025 036 001 006 12810 143</text:p>
      <text:p text:style-name="P4">024 043 001 006 12810 143</text:p>
      <text:p text:style-name="P4">024 042 001 006 12810 143</text:p>
      <text:p text:style-name="P4">023 051 001 007 12810 143</text:p>
      <text:p text:style-name="P4">023 051 001 007 12810 143</text:p>
      <text:p text:style-name="P4"><text:soft-page-break/>025 044 001 007 12810 143</text:p>
      <text:p text:style-name="P4">025 037 001 007 12810 143</text:p>
      <text:p text:style-name="P4">024 036 001 006 12810 143</text:p>
      <text:p text:style-name="P4">026 036 001 006 12810 143</text:p>
      <text:p text:style-name="P4">024 042 001 006 12810 143</text:p>
      <text:p text:style-name="P4">023 036 001 006 12810 143</text:p>
      <text:p text:style-name="P4">023 041 001 006 12810 143</text:p>
      <text:p text:style-name="P4">023 041 001 007 12810 143</text:p>
      <text:p text:style-name="P4">025 051 001 007 12810 143</text:p>
      <text:p text:style-name="P4">023 052 001 007 12810 143</text:p>
      <text:p text:style-name="P4">023 051 001 007 12810 143</text:p>
      <text:p text:style-name="P4">022 043 001 007 12810 143</text:p>
      <text:p text:style-name="P4">021 038 001 006 12810 143</text:p>
      <text:p text:style-name="P4">022 045 001 006 12810 143</text:p>
      <text:p text:style-name="P4">022 046 001 007 12810 143</text:p>
      <text:p text:style-name="P4">024 056 001 007 12810 143</text:p>
      <text:p text:style-name="P4">024 057 001 008 12810 143</text:p>
      <text:p text:style-name="P4">024 047 001 007 12810 143</text:p>
      <text:p text:style-name="P4">024 039 001 007 12810 143</text:p>
      <text:p text:style-name="P4">024 038 001 006 12810 143</text:p>
      <text:p text:style-name="P4">024 039 001 006 12810 143</text:p>
      <text:p text:style-name="P4">023 028 000 005 12810 143</text:p>
      <text:p text:style-name="P5">Squal: Max: Min: Sum: Shutter: LaserPower: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<text:soft-page-break/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<text:soft-page-break/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<text:soft-page-break/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3 001 002 12810 143</text:p>
      <text:p text:style-name="P5">000 003 001 002 12810 143</text:p>
      <text:p text:style-name="P5">000 003 001 002 12810 143</text:p>
      <text:p text:style-name="P5">000 003 001 002 12810 143</text:p>
      <text:p text:style-name="P5">000 003 001 002 12810 143</text:p>
      <text:p text:style-name="P5">000 003 001 002 12810 143</text:p>
      <text:p text:style-name="P5">000 003 001 002 12810 143</text:p>
      <text:p text:style-name="P5">000 003 001 002 12810 143</text:p>
      <text:p text:style-name="P5">000 003 001 002 12810 143</text:p>
      <text:p text:style-name="P5">000 003 001 002 12810 143</text:p>
      <text:p text:style-name="P5">000 004 001 002 12810 143</text:p>
      <text:p text:style-name="P5">000 004 001 002 12810 143</text:p>
      <text:p text:style-name="P5">000 004 001 002 12810 143</text:p>
      <text:p text:style-name="P5">000 004 001 002 12810 143</text:p>
      <text:p text:style-name="P5">000 004 001 002 12810 143</text:p>
      <text:p text:style-name="P5">000 004 001 002 12810 143</text:p>
      <text:p text:style-name="P5">000 004 001 002 12810 143</text:p>
      <text:p text:style-name="P5">001 005 001 002 12810 143</text:p>
      <text:p text:style-name="P5">000 005 001 002 12810 143</text:p>
      <text:p text:style-name="P5">002 005 001 002 12810 143</text:p>
      <text:p text:style-name="P5">002 006 001 002 12810 143</text:p>
      <text:p text:style-name="P5">003 006 001 002 12810 143</text:p>
      <text:p text:style-name="P5">002 006 001 002 12810 143</text:p>
      <text:p text:style-name="P5">002 007 001 002 12810 143</text:p>
      <text:p text:style-name="P5"><text:soft-page-break/>003 007 001 002 12810 143</text:p>
      <text:p text:style-name="P5">003 008 001 002 12810 143</text:p>
      <text:p text:style-name="P5">004 009 001 002 12810 143</text:p>
      <text:p text:style-name="P5">003 009 001 002 12810 143</text:p>
      <text:p text:style-name="P5">004 011 001 002 12810 143</text:p>
      <text:p text:style-name="P5">005 011 001 002 12810 143</text:p>
      <text:p text:style-name="P5">005 011 001 002 12810 143</text:p>
      <text:p text:style-name="P5">005 012 001 002 12810 143</text:p>
      <text:p text:style-name="P5">004 011 001 002 12810 143</text:p>
      <text:p text:style-name="P5">005 012 001 002 12810 143</text:p>
      <text:p text:style-name="P5">005 013 001 002 12810 143</text:p>
      <text:p text:style-name="P5">005 012 001 002 12810 143</text:p>
      <text:p text:style-name="P5">005 012 001 002 12810 143</text:p>
      <text:p text:style-name="P5">005 013 001 002 12810 143</text:p>
      <text:p text:style-name="P5">006 013 001 002 12810 143</text:p>
      <text:p text:style-name="P5">006 014 001 002 12810 143</text:p>
      <text:p text:style-name="P5">006 016 001 002 12810 143</text:p>
      <text:p text:style-name="P5">006 016 001 003 12810 143</text:p>
      <text:p text:style-name="P5">006 017 001 003 12810 143</text:p>
      <text:p text:style-name="P5">006 018 001 003 12810 143</text:p>
      <text:p text:style-name="P5">006 016 001 003 12810 143</text:p>
      <text:p text:style-name="P5">006 018 001 003 12810 143</text:p>
      <text:p text:style-name="P5">007 020 001 003 12810 143</text:p>
      <text:p text:style-name="P5">006 022 001 003 12810 143</text:p>
      <text:p text:style-name="P5">007 023 001 003 12810 143</text:p>
      <text:p text:style-name="P5">008 023 001 003 12810 143</text:p>
      <text:p text:style-name="P5">007 024 001 003 12810 143</text:p>
      <text:p text:style-name="P5">007 022 001 003 12810 143</text:p>
      <text:p text:style-name="P5">008 021 001 003 12810 143</text:p>
      <text:p text:style-name="P5">007 022 001 003 12810 143</text:p>
      <text:p text:style-name="P5">008 024 001 003 12810 143</text:p>
      <text:p text:style-name="P5">008 025 001 003 12810 143</text:p>
      <text:p text:style-name="P5">009 029 001 003 12810 143</text:p>
      <text:p text:style-name="P5">007 033 001 003 12810 143</text:p>
      <text:p text:style-name="P5">009 035 001 003 12810 143</text:p>
      <text:p text:style-name="P5">008 029 001 003 12810 143</text:p>
      <text:p text:style-name="P5">008 029 001 003 12810 143</text:p>
      <text:p text:style-name="P5">009 033 001 003 12810 143</text:p>
      <text:p text:style-name="P5">009 029 001 003 12810 143</text:p>
      <text:p text:style-name="P5">009 029 001 003 12810 143</text:p>
      <text:p text:style-name="P5">009 035 001 003 12810 143</text:p>
      <text:p text:style-name="P5">009 036 001 003 12810 143</text:p>
      <text:p text:style-name="P5">009 039 001 003 12810 143</text:p>
      <text:p text:style-name="P5">008 031 001 003 12810 143</text:p>
      <text:p text:style-name="P5">008 031 001 003 12810 143</text:p>
      <text:p text:style-name="P5">008 028 001 003 12810 143</text:p>
      <text:p text:style-name="P5">008 028 001 003 12810 143</text:p>
      <text:p text:style-name="P5">008 027 001 003 12810 143</text:p>
      <text:p text:style-name="P5">009 032 001 003 12810 143</text:p>
      <text:p text:style-name="P5"><text:soft-page-break/>010 032 001 003 12810 143</text:p>
      <text:p text:style-name="P5">009 037 001 003 12810 143</text:p>
      <text:p text:style-name="P5">010 036 001 004 12810 143</text:p>
      <text:p text:style-name="P5">010 032 001 004 12810 143</text:p>
      <text:p text:style-name="P5">010 028 001 003 12810 143</text:p>
      <text:p text:style-name="P5">010 029 001 003 12810 143</text:p>
      <text:p text:style-name="P5">009 039 001 004 12810 143</text:p>
      <text:p text:style-name="P5">009 032 001 004 12810 143</text:p>
      <text:p text:style-name="P5">009 033 001 004 12810 143</text:p>
      <text:p text:style-name="P5">009 030 001 004 12810 143</text:p>
      <text:p text:style-name="P5">010 029 001 003 12810 143</text:p>
      <text:p text:style-name="P5">010 028 001 003 12810 143</text:p>
      <text:p text:style-name="P5">010 029 001 003 12810 143</text:p>
      <text:p text:style-name="P5">010 033 001 003 12810 143</text:p>
      <text:p text:style-name="P5">010 039 001 004 12810 143</text:p>
      <text:p text:style-name="P5">012 031 001 003 12810 143</text:p>
      <text:p text:style-name="P5">011 027 001 003 12810 143</text:p>
      <text:p text:style-name="P5">012 031 001 004 12810 143</text:p>
      <text:p text:style-name="P5">012 037 001 004 12810 143</text:p>
      <text:p text:style-name="P5">013 038 001 004 12810 143</text:p>
      <text:p text:style-name="P5">013 038 000 004 12810 143</text:p>
      <text:p text:style-name="P5">012 039 001 004 12810 143</text:p>
      <text:p text:style-name="P5">011 032 001 004 12810 143</text:p>
      <text:p text:style-name="P5">012 040 001 004 12810 143</text:p>
      <text:p text:style-name="P5">012 029 001 004 12810 143</text:p>
      <text:p text:style-name="P5">012 034 001 004 12810 143</text:p>
      <text:p text:style-name="P5">013 033 001 004 12810 143</text:p>
      <text:p text:style-name="P5">013 039 001 004 12810 143</text:p>
      <text:p text:style-name="P5">012 037 001 004 12810 143</text:p>
      <text:p text:style-name="P5">012 032 001 004 12810 143</text:p>
      <text:p text:style-name="P5">011 032 001 004 12810 143</text:p>
      <text:p text:style-name="P5">011 029 001 004 12810 143</text:p>
      <text:p text:style-name="P5">011 030 001 004 12810 143</text:p>
      <text:p text:style-name="P5">011 033 001 004 12810 143</text:p>
      <text:p text:style-name="P5">011 032 001 004 12810 143</text:p>
      <text:p text:style-name="P5">011 038 001 004 12810 143</text:p>
      <text:p text:style-name="P5">012 043 001 004 12810 143</text:p>
      <text:p text:style-name="P5">012 042 001 005 12810 143</text:p>
      <text:p text:style-name="P5">011 034 001 005 12810 143</text:p>
      <text:p text:style-name="P5">011 034 001 004 12810 143</text:p>
      <text:p text:style-name="P5">010 029 001 004 12810 143</text:p>
      <text:p text:style-name="P5">010 029 001 004 12810 143</text:p>
      <text:p text:style-name="P5">011 033 001 004 12810 143</text:p>
      <text:p text:style-name="P5">010 029 001 004 12810 143</text:p>
      <text:p text:style-name="P5">009 028 001 004 12810 143</text:p>
      <text:p text:style-name="P5">009 028 001 004 12810 143</text:p>
      <text:p text:style-name="P5">010 033 001 004 12810 143</text:p>
      <text:p text:style-name="P5">010 032 001 005 12810 143</text:p>
      <text:p text:style-name="P5">010 039 001 005 12810 143</text:p>
      <text:p text:style-name="P5"><text:soft-page-break/>012 037 001 005 12810 143</text:p>
      <text:p text:style-name="P5">011 035 001 005 12810 143</text:p>
      <text:p text:style-name="P5">011 030 001 005 12810 143</text:p>
      <text:p text:style-name="P5">011 030 001 005 12810 143</text:p>
      <text:p text:style-name="P5">011 029 001 005 12810 143</text:p>
      <text:p text:style-name="P5">012 029 001 004 12810 143</text:p>
      <text:p text:style-name="P5">010 031 001 004 12810 143</text:p>
      <text:p text:style-name="P5">011 038 001 005 12810 143</text:p>
      <text:p text:style-name="P5">012 039 001 005 12810 143</text:p>
      <text:p text:style-name="P5">013 032 001 005 12810 143</text:p>
      <text:p text:style-name="P5">013 031 001 005 12810 143</text:p>
      <text:p text:style-name="P5">012 030 001 005 12810 143</text:p>
      <text:p text:style-name="P5">014 034 001 005 12810 143</text:p>
      <text:p text:style-name="P5">013 034 001 005 12810 143</text:p>
      <text:p text:style-name="P5">014 040 001 005 12810 143</text:p>
      <text:p text:style-name="P5">014 040 001 005 12810 143</text:p>
      <text:p text:style-name="P5">014 039 001 005 12810 143</text:p>
      <text:p text:style-name="P5">013 032 001 005 12810 143</text:p>
      <text:p text:style-name="P5">013 031 001 005 12810 143</text:p>
      <text:p text:style-name="P5">012 028 001 005 12810 143</text:p>
      <text:p text:style-name="P5">013 040 001 005 12810 143</text:p>
      <text:p text:style-name="P5">012 034 001 005 12810 143</text:p>
      <text:p text:style-name="P5">011 042 001 005 12810 143</text:p>
      <text:p text:style-name="P5">012 043 001 006 12810 143</text:p>
      <text:p text:style-name="P5">012 040 001 006 12810 143</text:p>
      <text:p text:style-name="P5">012 040 001 005 12810 143</text:p>
      <text:p text:style-name="P5">012 033 001 005 12810 143</text:p>
      <text:p text:style-name="P5">013 030 001 005 12810 143</text:p>
      <text:p text:style-name="P5">013 030 001 005 12810 143</text:p>
      <text:p text:style-name="P5">014 033 001 005 12810 143</text:p>
      <text:p text:style-name="P5">015 032 001 005 12810 143</text:p>
      <text:p text:style-name="P5">015 039 001 005 12810 143</text:p>
      <text:p text:style-name="P5">016 045 001 006 12810 143</text:p>
      <text:p text:style-name="P5">017 045 001 006 12810 143</text:p>
      <text:p text:style-name="P5">017 036 001 006 12810 143</text:p>
      <text:p text:style-name="P5">016 035 001 005 12810 143</text:p>
      <text:p text:style-name="P5">015 031 001 005 12810 143</text:p>
      <text:p text:style-name="P5">014 031 001 005 12810 143</text:p>
      <text:p text:style-name="P5">014 031 001 005 12810 143</text:p>
      <text:p text:style-name="P5">017 037 001 005 12810 143</text:p>
      <text:p text:style-name="P5">016 039 001 006 12810 143</text:p>
      <text:p text:style-name="P5">016 049 001 006 12810 143</text:p>
      <text:p text:style-name="P5">017 044 001 006 12810 143</text:p>
      <text:p text:style-name="P5">016 044 001 006 12810 143</text:p>
      <text:p text:style-name="P5">017 037 001 006 12810 143</text:p>
      <text:p text:style-name="P5">016 037 001 005 12810 143</text:p>
      <text:p text:style-name="P5">017 033 001 005 12810 143</text:p>
      <text:p text:style-name="P5">018 033 001 005 12810 143</text:p>
      <text:p text:style-name="P5">017 037 001 005 12810 143</text:p>
      <text:p text:style-name="P5"><text:soft-page-break/>017 044 001 006 12810 143</text:p>
      <text:p text:style-name="P5">019 043 001 006 12810 143</text:p>
      <text:p text:style-name="P5">019 047 001 006 12810 143</text:p>
      <text:p text:style-name="P5">017 033 001 006 12810 143</text:p>
      <text:p text:style-name="P5">016 032 001 005 12810 143</text:p>
      <text:p text:style-name="P5">016 038 001 005 12810 143</text:p>
      <text:p text:style-name="P5">020 038 001 006 12810 143</text:p>
      <text:p text:style-name="P5">019 047 001 006 12810 143</text:p>
      <text:p text:style-name="P5">019 047 001 006 12810 143</text:p>
      <text:p text:style-name="P5">019 043 001 006 12810 143</text:p>
      <text:p text:style-name="P5">019 037 001 006 12810 143</text:p>
      <text:p text:style-name="P5">019 037 001 006 12810 143</text:p>
      <text:p text:style-name="P5">019 034 001 006 12810 143</text:p>
      <text:p text:style-name="P5">019 033 001 005 12810 143</text:p>
      <text:p text:style-name="P5">020 036 001 005 12810 143</text:p>
      <text:p text:style-name="P5">019 044 001 006 12810 143</text:p>
      <text:p text:style-name="P5">019 045 001 006 12810 143</text:p>
      <text:p text:style-name="P5">020 050 001 006 12810 143</text:p>
      <text:p text:style-name="P5">019 050 001 007 12810 143</text:p>
      <text:p text:style-name="P5">020 041 001 007 12810 143</text:p>
      <text:p text:style-name="P5">021 043 001 006 12810 143</text:p>
      <text:p text:style-name="P5">019 033 001 006 12810 143</text:p>
      <text:p text:style-name="P5">020 036 001 006 12810 143</text:p>
      <text:p text:style-name="P5">022 044 001 006 12810 143</text:p>
      <text:p text:style-name="P5">021 045 001 006 12810 143</text:p>
      <text:p text:style-name="P5">022 047 001 006 12810 143</text:p>
      <text:p text:style-name="P5">022 047 001 007 12810 143</text:p>
      <text:p text:style-name="P5">022 039 001 007 12810 143</text:p>
      <text:p text:style-name="P5">021 039 001 006 12810 143</text:p>
      <text:p text:style-name="P5">022 033 001 006 12810 143</text:p>
      <text:p text:style-name="P5">023 034 001 005 12810 143</text:p>
      <text:p text:style-name="P5">022 034 001 006 12810 143</text:p>
      <text:p text:style-name="P5">023 040 001 006 12810 143</text:p>
      <text:p text:style-name="P5">024 040 001 006 12810 143</text:p>
      <text:p text:style-name="P5">023 048 001 006 12810 143</text:p>
      <text:p text:style-name="P5">024 043 001 007 12810 143</text:p>
      <text:p text:style-name="P5">024 043 001 007 12810 143</text:p>
      <text:p text:style-name="P5">024 035 001 006 12810 143</text:p>
      <text:p text:style-name="P5">022 034 001 006 12810 143</text:p>
      <text:p text:style-name="P5">022 032 001 006 12810 143</text:p>
      <text:p text:style-name="P5">021 032 001 005 12810 143</text:p>
      <text:p text:style-name="P5">021 035 001 005 12810 143</text:p>
      <text:p text:style-name="P5">024 041 001 006 12810 143</text:p>
      <text:p text:style-name="P5">023 041 001 006 12810 143</text:p>
      <text:p text:style-name="P5">023 041 001 006 12810 143</text:p>
      <text:p text:style-name="P5">020 033 001 006 12810 143</text:p>
      <text:p text:style-name="P5">020 030 001 005 12810 143</text:p>
      <text:p text:style-name="P5">021 039 001 006 12810 143</text:p>
      <text:p text:style-name="P5">021 041 001 006 12810 143</text:p>
      <text:p text:style-name="P5"><text:soft-page-break/>021 039 001 006 12810 143</text:p>
      <text:p text:style-name="P5">021 033 001 006 12810 143</text:p>
      <text:p text:style-name="P5">021 029 001 006 12810 143</text:p>
      <text:p text:style-name="P5">020 030 001 006 12810 143</text:p>
      <text:p text:style-name="P5">022 029 001 005 12810 143</text:p>
      <text:p text:style-name="P5">021 029 001 006 12810 143</text:p>
      <text:p text:style-name="P5">022 035 001 006 12810 143</text:p>
      <text:p text:style-name="P5">023 042 001 006 12810 143</text:p>
      <text:p text:style-name="P5">022 041 001 006 12810 143</text:p>
      <text:p text:style-name="P5">022 037 001 007 12810 143</text:p>
      <text:p text:style-name="P5">023 037 001 006 12810 143</text:p>
      <text:p text:style-name="P5">024 033 001 006 12810 143</text:p>
      <text:p text:style-name="P5">022 030 001 006 12810 143</text:p>
      <text:p text:style-name="P5">024 030 001 006 12810 143</text:p>
      <text:p text:style-name="P5">024 034 001 006 12810 143</text:p>
      <text:p text:style-name="P5">026 035 001 006 12810 143</text:p>
      <text:p text:style-name="P5">025 041 001 006 12810 143</text:p>
      <text:p text:style-name="P5">024 044 001 007 12810 143</text:p>
      <text:p text:style-name="P5">024 045 001 007 12810 143</text:p>
      <text:p text:style-name="P5">024 037 001 007 12810 143</text:p>
      <text:p text:style-name="P5">023 036 001 006 12810 143</text:p>
      <text:p text:style-name="P5">023 032 001 006 12810 143</text:p>
      <text:p text:style-name="P5">023 032 001 006 12810 143</text:p>
      <text:p text:style-name="P5">023 033 001 006 12810 143</text:p>
      <text:p text:style-name="P5">024 038 001 006 12810 143</text:p>
      <text:p text:style-name="P5">024 038 001 006 12810 143</text:p>
      <text:p text:style-name="P5">024 046 001 006 12810 143</text:p>
      <text:p text:style-name="P5">023 047 001 007 12810 143</text:p>
      <text:p text:style-name="P5">023 040 001 007 12810 143</text:p>
      <text:p text:style-name="P5">023 034 001 006 12810 143</text:p>
      <text:p text:style-name="P5">023 035 001 006 12810 143</text:p>
      <text:p text:style-name="P5">023 033 001 006 12810 143</text:p>
      <text:p text:style-name="P5">023 033 001 006 12810 143</text:p>
      <text:p text:style-name="P5">024 036 001 006 12810 143</text:p>
      <text:p text:style-name="P5">024 045 001 006 12810 143</text:p>
      <text:p text:style-name="P5">024 045 001 006 12810 143</text:p>
      <text:p text:style-name="P5">023 046 001 007 12810 143</text:p>
      <text:p text:style-name="P5">021 045 001 007 12810 143</text:p>
      <text:p text:style-name="P5">022 037 001 007 12810 143</text:p>
      <text:p text:style-name="P5">021 033 001 006 12810 143</text:p>
      <text:p text:style-name="P5">022 036 001 006 12810 143</text:p>
      <text:p text:style-name="P5">021 043 001 007 12810 143</text:p>
      <text:p text:style-name="P5">022 042 001 007 12810 143</text:p>
      <text:p text:style-name="P5">022 036 001 007 12810 143</text:p>
      <text:p text:style-name="P5">023 035 001 006 12810 143</text:p>
      <text:p text:style-name="P5">022 031 001 006 12810 143</text:p>
      <text:p text:style-name="P5">024 032 001 006 12810 143</text:p>
      <text:p text:style-name="P5">025 034 001 006 12810 143</text:p>
      <text:p text:style-name="P5">025 040 001 006 12810 143</text:p>
      <text:p text:style-name="P5"><text:soft-page-break/>025 040 001 007 12810 143</text:p>
      <text:p text:style-name="P5">025 047 001 007 12810 143</text:p>
      <text:p text:style-name="P5">025 047 001 007 12810 143</text:p>
      <text:p text:style-name="P5">025 039 001 007 12810 143</text:p>
      <text:p text:style-name="P5">025 034 001 006 12810 143</text:p>
      <text:p text:style-name="P5">026 034 001 006 12810 143</text:p>
      <text:p text:style-name="P5">025 033 001 006 12810 143</text:p>
      <text:p text:style-name="P5">025 033 001 006 12810 143</text:p>
      <text:p text:style-name="P5">026 037 001 006 12810 143</text:p>
      <text:p text:style-name="P5">025 037 001 006 12810 143</text:p>
      <text:p text:style-name="P5">026 046 001 006 12810 143</text:p>
      <text:p text:style-name="P5">025 043 001 007 12810 143</text:p>
      <text:p text:style-name="P5">025 042 001 007 12810 143</text:p>
      <text:p text:style-name="P5">025 035 001 007 12810 143</text:p>
      <text:p text:style-name="P5">025 036 001 006 12810 143</text:p>
      <text:p text:style-name="P5">025 047 001 007 12810 143</text:p>
      <text:p text:style-name="P5">025 042 001 007 12810 143</text:p>
      <text:p text:style-name="P5">025 033 001 006 12810 143</text:p>
      <text:p text:style-name="P5">024 034 001 006 12810 143</text:p>
      <text:p text:style-name="P5">024 034 001 006 12810 143</text:p>
      <text:p text:style-name="P5">025 040 001 006 12810 143</text:p>
      <text:p text:style-name="P5">024 041 001 007 12810 143</text:p>
      <text:p text:style-name="P5">023 050 001 007 12810 143</text:p>
      <text:p text:style-name="P5">023 042 001 007 12810 143</text:p>
      <text:p text:style-name="P5">023 041 001 007 12810 143</text:p>
      <text:p text:style-name="P5">022 035 001 007 12810 143</text:p>
      <text:p text:style-name="P5">023 035 001 006 12810 143</text:p>
      <text:p text:style-name="P5">022 033 001 006 12810 143</text:p>
      <text:p text:style-name="P5">023 037 001 006 12810 143</text:p>
      <text:p text:style-name="P5">024 037 001 006 12810 143</text:p>
      <text:p text:style-name="P5">024 047 001 007 12810 143</text:p>
      <text:p text:style-name="P5">025 048 001 007 12810 143</text:p>
      <text:p text:style-name="P5">025 050 001 007 12810 143</text:p>
      <text:p text:style-name="P5">023 051 001 007 12810 143</text:p>
      <text:p text:style-name="P5">023 042 001 007 12810 143</text:p>
      <text:p text:style-name="P5">026 036 001 006 12810 143</text:p>
      <text:p text:style-name="P5">023 043 001 006 12810 143</text:p>
      <text:p text:style-name="P5">025 051 001 007 12810 143</text:p>
      <text:p text:style-name="P5">025 053 001 008 12810 143</text:p>
      <text:p text:style-name="P5">026 047 001 008 12810 143</text:p>
      <text:p text:style-name="P5">025 039 001 007 12810 143</text:p>
      <text:p text:style-name="P5">025 038 001 007 12810 143</text:p>
      <text:p text:style-name="P5">026 035 001 006 12810 143</text:p>
      <text:p text:style-name="P5">027 035 001 006 12810 143</text:p>
      <text:p text:style-name="P5">026 052 001 007 12810 143</text:p>
      <text:p text:style-name="P5">026 051 001 007 12810 143</text:p>
      <text:p text:style-name="P5">026 045 001 008 12810 143</text:p>
      <text:p text:style-name="P5">027 044 001 007 12810 143</text:p>
      <text:p text:style-name="P5">027 036 001 007 12810 143</text:p>
      <text:p text:style-name="P5"><text:soft-page-break/>024 036 001 006 12810 143</text:p>
      <text:p text:style-name="P5">023 033 001 006 12810 143</text:p>
      <text:p text:style-name="P5">024 037 001 006 12810 143</text:p>
      <text:p text:style-name="P5">024 037 001 007 12810 143</text:p>
      <text:p text:style-name="P5">025 044 001 007 12810 143</text:p>
      <text:p text:style-name="P5">025 044 001 007 12810 143</text:p>
      <text:p text:style-name="P5">025 045 001 007 12810 143</text:p>
      <text:p text:style-name="P5">024 036 001 007 12810 143</text:p>
      <text:p text:style-name="P5">024 036 001 006 12810 143</text:p>
      <text:p text:style-name="P5">025 033 001 007 12810 143</text:p>
      <text:p text:style-name="P5">024 032 001 006 12810 143</text:p>
      <text:p text:style-name="P5">023 032 001 006 12810 143</text:p>
      <text:p text:style-name="P5">024 039 001 006 12810 143</text:p>
      <text:p text:style-name="P5">025 040 001 006 12810 143</text:p>
      <text:p text:style-name="P5">024 048 001 007 12810 143</text:p>
      <text:p text:style-name="P5">023 048 001 007 12810 143</text:p>
      <text:p text:style-name="P5">026 041 001 007 12810 143</text:p>
      <text:p text:style-name="P5">026 036 001 007 12810 143</text:p>
      <text:p text:style-name="P5">025 035 001 007 12810 143</text:p>
      <text:p text:style-name="P5">024 033 001 006 12810 143</text:p>
      <text:p text:style-name="P5">024 033 001 006 12810 143</text:p>
      <text:p text:style-name="P5">026 038 001 006 12810 143</text:p>
      <text:p text:style-name="P5">026 036 001 007 12810 143</text:p>
      <text:p text:style-name="P5">026 050 001 007 12810 143</text:p>
      <text:p text:style-name="P5">026 041 001 007 12810 143</text:p>
      <text:p text:style-name="P5">025 036 001 007 12810 143</text:p>
      <text:p text:style-name="P5">025 036 001 007 12810 143</text:p>
      <text:p text:style-name="P5">025 035 001 006 12810 143</text:p>
      <text:p text:style-name="P5">025 035 001 006 12810 143</text:p>
      <text:p text:style-name="P5">024 042 001 006 12810 143</text:p>
      <text:p text:style-name="P5">025 051 001 008 12810 143</text:p>
      <text:p text:style-name="P5">024 041 001 007 12810 143</text:p>
      <text:p text:style-name="P5">025 036 001 007 12810 143</text:p>
      <text:p text:style-name="P5">025 036 001 007 12810 143</text:p>
      <text:p text:style-name="P5">025 037 001 006 12810 143</text:p>
      <text:p text:style-name="P5">026 037 001 006 12810 143</text:p>
      <text:p text:style-name="P5">024 044 001 006 12810 143</text:p>
      <text:p text:style-name="P5">025 054 001 007 12810 143</text:p>
      <text:p text:style-name="P5">025 053 001 007 12810 143</text:p>
      <text:p text:style-name="P5">024 044 001 008 12810 143</text:p>
      <text:p text:style-name="P5">022 043 001 007 12810 143</text:p>
      <text:p text:style-name="P5">022 037 001 007 12810 143</text:p>
      <text:p text:style-name="P5">022 036 001 006 12810 143</text:p>
      <text:p text:style-name="P5">022 033 001 006 12810 143</text:p>
      <text:p text:style-name="P5">023 037 001 006 12810 143</text:p>
      <text:p text:style-name="P5">025 038 001 006 12810 143</text:p>
      <text:p text:style-name="P5">026 045 001 007 12810 143</text:p>
      <text:p text:style-name="P5">025 044 001 007 12810 143</text:p>
      <text:p text:style-name="P5">025 042 001 007 12810 143</text:p>
      <text:p text:style-name="P5"><text:soft-page-break/>025 046 001 007 12810 143</text:p>
      <text:p text:style-name="P5">025 045 001 007 12810 143</text:p>
      <text:p text:style-name="P5">025 043 001 007 12810 143</text:p>
      <text:p text:style-name="P5">025 036 001 007 12810 143</text:p>
      <text:p text:style-name="P5">023 033 001 006 12810 143</text:p>
      <text:p text:style-name="P5">025 033 001 006 12810 143</text:p>
      <text:p text:style-name="P5">026 033 001 006 12810 143</text:p>
      <text:p text:style-name="P5">027 034 001 006 12810 143</text:p>
      <text:p text:style-name="P5">026 041 001 006 12810 143</text:p>
      <text:p text:style-name="P5">027 043 001 007 12810 143</text:p>
      <text:p text:style-name="P5">025 051 001 008 12810 143</text:p>
      <text:p text:style-name="P5">024 044 001 007 12810 143</text:p>
      <text:p text:style-name="P5">024 045 001 007 12810 143</text:p>
      <text:p text:style-name="P5">025 039 001 007 12810 143</text:p>
      <text:p text:style-name="P5">025 039 001 006 12810 143</text:p>
      <text:p text:style-name="P5">024 036 001 006 12810 143</text:p>
      <text:p text:style-name="P5">024 041 001 006 12810 143</text:p>
      <text:p text:style-name="P5">025 042 001 007 12810 143</text:p>
      <text:p text:style-name="P5">024 051 001 007 12810 143</text:p>
      <text:p text:style-name="P5">025 037 001 006 12810 143</text:p>
      <text:p text:style-name="P5">026 038 001 006 12810 143</text:p>
      <text:p text:style-name="P5">023 044 001 006 12810 143</text:p>
      <text:p text:style-name="P5">024 044 001 007 12810 143</text:p>
      <text:p text:style-name="P5">023 054 001 007 12810 143</text:p>
      <text:p text:style-name="P5">024 055 001 008 12810 143</text:p>
      <text:p text:style-name="P5">022 038 001 007 12810 143</text:p>
      <text:p text:style-name="P5">021 038 001 006 12810 143</text:p>
      <text:p text:style-name="P5">022 038 001 006 12810 143</text:p>
      <text:p text:style-name="P5">023 045 001 006 12810 143</text:p>
      <text:p text:style-name="P5">023 046 001 007 12810 143</text:p>
      <text:p text:style-name="P5">022 054 001 007 12810 143</text:p>
      <text:p text:style-name="P5">021 045 001 007 12810 143</text:p>
      <text:p text:style-name="P5">020 045 001 007 12810 143</text:p>
      <text:p text:style-name="P5">021 038 001 007 12810 143</text:p>
      <text:p text:style-name="P5">021 037 001 006 12810 143</text:p>
      <text:p text:style-name="P5">021 034 001 006 12810 143</text:p>
      <text:p text:style-name="P5">021 039 001 006 12810 143</text:p>
      <text:p text:style-name="P5">021 040 001 006 12810 143</text:p>
      <text:p text:style-name="P5">023 046 001 007 12810 143</text:p>
      <text:p text:style-name="P5">023 046 001 007 12810 143</text:p>
      <text:p text:style-name="P5">023 046 001 007 12810 143</text:p>
      <text:p text:style-name="P5">023 047 001 007 12810 143</text:p>
      <text:p text:style-name="P5">022 048 001 007 12810 143</text:p>
      <text:p text:style-name="P5">021 049 001 007 12810 143</text:p>
      <text:p text:style-name="P5">023 050 001 007 12810 143</text:p>
      <text:p text:style-name="P5">023 042 001 007 12810 143</text:p>
      <text:p text:style-name="P5">023 041 001 006 12810 143</text:p>
      <text:p text:style-name="P5">023 036 001 006 12810 143</text:p>
      <text:p text:style-name="P5">024 038 001 006 12810 143</text:p>
      <text:p text:style-name="P5"><text:soft-page-break/>024 038 001 006 12810 143</text:p>
      <text:p text:style-name="P5">025 046 001 006 12810 143</text:p>
      <text:p text:style-name="P5">024 046 001 007 12810 143</text:p>
      <text:p text:style-name="P5">025 055 001 007 12810 143</text:p>
      <text:p text:style-name="P5">024 046 001 008 12810 143</text:p>
      <text:p text:style-name="P5">024 045 001 007 12810 143</text:p>
      <text:p text:style-name="P5">024 037 001 007 12810 143</text:p>
      <text:p text:style-name="P5">024 037 001 006 12810 143</text:p>
      <text:p text:style-name="P5">024 035 001 006 12810 143</text:p>
      <text:p text:style-name="P5">024 040 001 006 12810 143</text:p>
      <text:p text:style-name="P5">025 040 001 007 12810 143</text:p>
      <text:p text:style-name="P5">026 049 001 007 12810 143</text:p>
      <text:p text:style-name="P5">024 050 001 007 12810 143</text:p>
      <text:p text:style-name="P5">024 049 001 007 12810 143</text:p>
      <text:p text:style-name="P5">023 040 001 007 12810 143</text:p>
      <text:p text:style-name="P5">024 041 001 007 12810 143</text:p>
      <text:p text:style-name="P5">022 037 001 006 12810 143</text:p>
      <text:p text:style-name="P5">022 037 001 006 12810 143</text:p>
      <text:p text:style-name="P5">023 038 001 006 12810 143</text:p>
      <text:p text:style-name="P5">022 043 001 007 12810 143</text:p>
      <text:p text:style-name="P5">021 043 001 007 12810 143</text:p>
      <text:p text:style-name="P5">022 037 001 006 12810 143</text:p>
      <text:p text:style-name="P5">022 037 001 006 12810 143</text:p>
      <text:p text:style-name="P5">022 039 001 006 12810 143</text:p>
      <text:p text:style-name="P5">024 047 001 006 12810 143</text:p>
      <text:p text:style-name="P5">024 047 001 007 12810 143</text:p>
      <text:p text:style-name="P5">025 055 001 007 12810 143</text:p>
      <text:p text:style-name="P5">025 054 001 007 12810 143</text:p>
      <text:p text:style-name="P5">025 044 001 007 12810 143</text:p>
      <text:p text:style-name="P5">024 038 001 007 12810 143</text:p>
      <text:p text:style-name="P5">024 038 001 006 12810 143</text:p>
      <text:p text:style-name="P5">022 036 001 006 12810 143</text:p>
      <text:p text:style-name="P5">024 037 001 006 12810 143</text:p>
      <text:p text:style-name="P5">023 044 001 006 12810 143</text:p>
      <text:p text:style-name="P5">026 055 001 007 12810 143</text:p>
      <text:p text:style-name="P5">026 056 001 007 12810 143</text:p>
      <text:p text:style-name="P5">025 056 001 007 12810 143</text:p>
      <text:p text:style-name="P5">024 054 001 007 12810 143</text:p>
      <text:p text:style-name="P5">024 044 001 007 12810 143</text:p>
      <text:p text:style-name="P5">023 039 001 006 12810 143</text:p>
      <text:p text:style-name="P5">022 039 001 006 12810 143</text:p>
      <text:p text:style-name="P5">024 041 001 006 12810 143</text:p>
      <text:p text:style-name="P5">023 041 001 006 12810 143</text:p>
      <text:p text:style-name="P5">024 050 001 006 12810 143</text:p>
      <text:p text:style-name="P5">025 060 001 007 12810 143</text:p>
      <text:p text:style-name="P5">025 059 001 007 12810 143</text:p>
      <text:p text:style-name="P5">024 049 001 006 12810 143</text:p>
      <text:p text:style-name="P5">025 059 001 007 12810 143</text:p>
      <text:p text:style-name="P5">025 061 001 008 12810 143</text:p>
      <text:p text:style-name="P5"><text:soft-page-break/>025 050 001 007 12810 143</text:p>
      <text:p text:style-name="P5">024 041 001 007 12810 143</text:p>
      <text:p text:style-name="P5">023 041 001 006 12810 143</text:p>
      <text:p text:style-name="P5">023 038 001 006 12810 143</text:p>
      <text:p text:style-name="P5">022 037 001 006 12810 143</text:p>
      <text:p text:style-name="P5">023 042 001 006 12810 143</text:p>
      <text:p text:style-name="P5">023 051 001 006 12810 143</text:p>
      <text:p text:style-name="P5">024 051 001 007 12810 143</text:p>
      <text:p text:style-name="P5">024 050 001 007 12810 143</text:p>
      <text:p text:style-name="P5">024 049 001 007 12810 143</text:p>
      <text:p text:style-name="P5">024 042 001 006 12810 143</text:p>
      <text:p text:style-name="P5">024 043 001 007 12810 143</text:p>
      <text:p text:style-name="P5">025 052 001 007 12810 143</text:p>
      <text:p text:style-name="P5">025 047 001 007 12810 143</text:p>
      <text:p text:style-name="P5">025 047 001 007 12810 143</text:p>
      <text:p text:style-name="P5">023 038 001 006 12810 143</text:p>
      <text:p text:style-name="P5">025 046 001 006 12810 143</text:p>
      <text:p text:style-name="P5">025 046 001 006 12810 143</text:p>
      <text:p text:style-name="P5">026 054 001 007 12810 143</text:p>
      <text:p text:style-name="P5">025 055 001 007 12810 143</text:p>
      <text:p text:style-name="P5">024 045 001 007 12810 143</text:p>
      <text:p text:style-name="P5">024 044 001 006 12810 143</text:p>
      <text:p text:style-name="P5">024 038 001 006 12810 143</text:p>
      <text:p text:style-name="P5">023 036 001 006 12810 143</text:p>
      <text:p text:style-name="P5">023 037 001 006 12810 143</text:p>
      <text:p text:style-name="P5">023 042 001 006 12810 143</text:p>
      <text:p text:style-name="P5">024 043 001 006 12810 143</text:p>
      <text:p text:style-name="P5">025 053 001 006 12810 143</text:p>
      <text:p text:style-name="P5">023 051 000 007 12810 143</text:p>
      <text:p text:style-name="P5">022 050 001 007 12810 143</text:p>
      <text:p text:style-name="P5">023 042 001 007 12810 143</text:p>
      <text:p text:style-name="P5">022 042 001 006 12810 143</text:p>
      <text:p text:style-name="P5">023 038 001 006 12810 143</text:p>
      <text:p text:style-name="P5">023 039 001 006 12810 143</text:p>
      <text:p text:style-name="P5">023 040 001 006 12810 143</text:p>
      <text:p text:style-name="P5">024 049 001 006 12810 143</text:p>
      <text:p text:style-name="P5">024 050 001 007 12810 143</text:p>
      <text:p text:style-name="P5">024 059 001 007 12810 143</text:p>
      <text:p text:style-name="P5">024 042 001 006 12810 143</text:p>
      <text:p text:style-name="P5">025 052 001 006 12810 143</text:p>
      <text:p text:style-name="P5">024 061 001 007 12810 143</text:p>
      <text:p text:style-name="P5">023 060 001 007 12810 143</text:p>
      <text:p text:style-name="P5">022 049 001 007 12810 143</text:p>
      <text:p text:style-name="P5">023 050 001 006 12810 143</text:p>
      <text:p text:style-name="P5">023 043 001 006 12810 143</text:p>
      <text:p text:style-name="P5">023 040 001 006 12810 143</text:p>
      <text:p text:style-name="P5">025 045 001 006 12810 143</text:p>
      <text:p text:style-name="P5">024 056 001 006 12810 143</text:p>
      <text:p text:style-name="P5">025 057 001 007 12810 143</text:p>
      <text:p text:style-name="P5"><text:soft-page-break/>025 059 001 007 12810 143</text:p>
      <text:p text:style-name="P5">026 047 001 007 12810 143</text:p>
      <text:p text:style-name="P5">025 048 001 007 12810 143</text:p>
      <text:p text:style-name="P5">025 040 001 006 12810 143</text:p>
      <text:p text:style-name="P5">025 040 001 006 12810 143</text:p>
      <text:p text:style-name="P5">025 040 001 006 12810 143</text:p>
      <text:p text:style-name="P5">025 048 001 006 12810 143</text:p>
      <text:p text:style-name="P5">025 049 001 006 12810 143</text:p>
      <text:p text:style-name="P5">024 061 001 006 12810 143</text:p>
      <text:p text:style-name="P5">024 061 001 007 12810 143</text:p>
      <text:p text:style-name="P5">025 040 001 006 12810 143</text:p>
      <text:p text:style-name="P5">024 040 001 006 12810 143</text:p>
      <text:p text:style-name="P5">024 044 001 006 12810 143</text:p>
      <text:p text:style-name="P5">025 053 001 006 12810 143</text:p>
      <text:p text:style-name="P5">025 055 001 007 12810 143</text:p>
      <text:p text:style-name="P5">024 062 001 007 12810 143</text:p>
      <text:p text:style-name="P5">024 061 001 007 12810 143</text:p>
      <text:p text:style-name="P5">023 049 001 007 12810 143</text:p>
      <text:p text:style-name="P5">023 043 001 006 12810 143</text:p>
      <text:p text:style-name="P5">023 043 001 006 12810 143</text:p>
      <text:p text:style-name="P5">023 041 001 006 12810 143</text:p>
      <text:p text:style-name="P5">023 041 001 006 12810 143</text:p>
      <text:p text:style-name="P5">022 050 001 006 12810 143</text:p>
      <text:p text:style-name="P5">023 050 001 006 12810 143</text:p>
      <text:p text:style-name="P5">022 043 001 006 12810 143</text:p>
      <text:p text:style-name="P5">023 049 001 007 12810 143</text:p>
      <text:p text:style-name="P5">023 049 001 006 12810 143</text:p>
      <text:p text:style-name="P5">023 043 001 006 12810 143</text:p>
      <text:p text:style-name="P5">023 043 001 006 12810 143</text:p>
      <text:p text:style-name="P5">022 044 001 006 12810 143</text:p>
      <text:p text:style-name="P5">023 053 001 006 12810 143</text:p>
      <text:p text:style-name="P5">023 054 001 007 12810 143</text:p>
      <text:p text:style-name="P5">023 063 001 006 12810 143</text:p>
      <text:p text:style-name="P5">024 055 001 007 12810 143</text:p>
      <text:p text:style-name="P5">023 056 001 006 12810 143</text:p>
      <text:p text:style-name="P5">024 047 001 006 12810 143</text:p>
      <text:p text:style-name="P5">024 042 001 006 12810 143</text:p>
      <text:p text:style-name="P5">023 042 001 006 12810 143</text:p>
      <text:p text:style-name="P5">023 048 001 006 12810 143</text:p>
      <text:p text:style-name="P5">023 049 001 006 12810 143</text:p>
      <text:p text:style-name="P5">023 059 001 006 12810 143</text:p>
      <text:p text:style-name="P5">024 059 001 007 12810 143</text:p>
      <text:p text:style-name="P5">022 061 001 007 12810 143</text:p>
      <text:p text:style-name="P5">024 049 001 007 12810 143</text:p>
      <text:p text:style-name="P5">024 047 001 006 12810 143</text:p>
      <text:p text:style-name="P5">024 041 001 006 12810 143</text:p>
      <text:p text:style-name="P5">023 041 001 006 12810 143</text:p>
      <text:p text:style-name="P5">022 043 001 006 12810 143</text:p>
      <text:p text:style-name="P5">023 051 001 006 12810 143</text:p>
      <text:p text:style-name="P5"><text:soft-page-break/>022 051 001 006 12810 143</text:p>
      <text:p text:style-name="P5">023 062 001 006 12810 143</text:p>
      <text:p text:style-name="P5">022 047 001 006 12810 143</text:p>
      <text:p text:style-name="P5">022 041 001 006 12810 143</text:p>
      <text:p text:style-name="P5">023 041 001 006 12810 143</text:p>
      <text:p text:style-name="P5">023 051 001 006 12810 143</text:p>
      <text:p text:style-name="P5">022 063 001 007 12810 143</text:p>
      <text:p text:style-name="P5">022 053 001 007 12810 143</text:p>
      <text:p text:style-name="P5">024 045 001 006 12810 143</text:p>
      <text:p text:style-name="P5">024 044 001 006 12810 143</text:p>
      <text:p text:style-name="P5">024 041 001 006 12810 143</text:p>
      <text:p text:style-name="P5">024 040 001 005 12810 143</text:p>
      <text:p text:style-name="P5">022 049 001 007 12810 143</text:p>
      <text:p text:style-name="P5">022 042 001 006 12810 143</text:p>
      <text:p text:style-name="P5">022 042 001 006 12810 143</text:p>
      <text:p text:style-name="P5">022 039 001 005 12810 143</text:p>
      <text:p text:style-name="P5">023 039 001 006 12810 143</text:p>
      <text:p text:style-name="P5">024 046 001 006 12810 143</text:p>
      <text:p text:style-name="P5">025 046 001 006 12810 143</text:p>
      <text:p text:style-name="P5">024 055 001 006 12810 143</text:p>
      <text:p text:style-name="P5">023 051 001 007 12810 143</text:p>
      <text:p text:style-name="P5">024 051 001 006 12810 143</text:p>
      <text:p text:style-name="P5">022 043 001 006 12810 143</text:p>
      <text:p text:style-name="P5">022 042 001 006 12810 143</text:p>
      <text:p text:style-name="P5">022 038 001 006 12810 143</text:p>
      <text:p text:style-name="P5">023 041 001 005 12810 143</text:p>
      <text:p text:style-name="P5">023 042 001 005 12810 143</text:p>
      <text:p text:style-name="P5">023 050 001 006 12810 143</text:p>
      <text:p text:style-name="P5">023 050 001 006 12810 143</text:p>
      <text:p text:style-name="P5">023 056 001 006 12810 143</text:p>
      <text:p text:style-name="P5">023 046 001 006 12810 143</text:p>
      <text:p text:style-name="P5">022 046 001 006 12810 143</text:p>
      <text:p text:style-name="P5">022 040 001 006 12810 143</text:p>
      <text:p text:style-name="P5">023 041 001 005 12810 143</text:p>
      <text:p text:style-name="P5">021 041 001 005 12810 143</text:p>
      <text:p text:style-name="P5">021 049 001 005 12810 143</text:p>
      <text:p text:style-name="P5">023 050 001 005 12810 143</text:p>
      <text:p text:style-name="P5">022 063 001 006 12810 143</text:p>
      <text:p text:style-name="P5">022 063 001 006 12810 143</text:p>
      <text:p text:style-name="P5">022 060 001 006 12810 143</text:p>
      <text:p text:style-name="P5">021 049 001 006 12810 143</text:p>
      <text:p text:style-name="P5">021 050 001 006 12810 143</text:p>
      <text:p text:style-name="P5">022 044 001 005 12810 143</text:p>
      <text:p text:style-name="P5">022 046 001 005 12810 143</text:p>
      <text:p text:style-name="P5">022 056 001 005 12810 143</text:p>
      <text:p text:style-name="P5">022 057 001 006 12810 143</text:p>
      <text:p text:style-name="P5">023 063 001 006 12810 143</text:p>
      <text:p text:style-name="P5">022 057 001 006 12810 143</text:p>
      <text:p text:style-name="P5">022 056 001 006 12810 143</text:p>
      <text:p text:style-name="P5"><text:soft-page-break/>023 042 001 005 12810 143</text:p>
      <text:p text:style-name="P5">023 049 001 005 12810 143</text:p>
      <text:p text:style-name="P5">023 058 001 006 12810 143</text:p>
      <text:p text:style-name="P5">023 057 001 006 12810 143</text:p>
      <text:p text:style-name="P5">022 059 001 006 12810 143</text:p>
      <text:p text:style-name="P5">022 049 001 006 12810 143</text:p>
      <text:p text:style-name="P5">021 046 001 006 12810 143</text:p>
      <text:p text:style-name="P5">022 039 001 005 12810 143</text:p>
      <text:p text:style-name="P5">023 039 001 005 12810 143</text:p>
      <text:p text:style-name="P5">021 039 001 005 12810 143</text:p>
      <text:p text:style-name="P5">022 046 001 005 12810 143</text:p>
      <text:p text:style-name="P5">021 046 001 005 12810 143</text:p>
      <text:p text:style-name="P5">021 056 001 006 12810 143</text:p>
      <text:p text:style-name="P5">020 058 001 006 12810 143</text:p>
      <text:p text:style-name="P5">020 049 001 006 12810 143</text:p>
      <text:p text:style-name="P5">020 048 001 006 12810 143</text:p>
      <text:p text:style-name="P5">021 041 001 006 12810 143</text:p>
      <text:p text:style-name="P5">020 038 001 005 12810 143</text:p>
      <text:p text:style-name="P5">021 037 001 005 12810 143</text:p>
      <text:p text:style-name="P5">021 042 001 005 12810 143</text:p>
      <text:p text:style-name="P5">021 042 001 005 12810 143</text:p>
      <text:p text:style-name="P5">020 040 001 005 12810 143</text:p>
      <text:p text:style-name="P5">020 046 001 006 12810 143</text:p>
      <text:p text:style-name="P5">020 046 001 005 12810 143</text:p>
      <text:p text:style-name="P5">021 040 001 005 12810 143</text:p>
      <text:p text:style-name="P5">020 039 001 005 12810 143</text:p>
      <text:p text:style-name="P5">020 039 001 005 12810 143</text:p>
      <text:p text:style-name="P5">020 045 001 005 12810 143</text:p>
      <text:p text:style-name="P5">020 047 001 005 12810 143</text:p>
      <text:p text:style-name="P5">020 060 001 006 12810 143</text:p>
      <text:p text:style-name="P5">020 058 001 006 12810 143</text:p>
      <text:p text:style-name="P5">019 057 001 006 12810 143</text:p>
      <text:p text:style-name="P5">019 048 001 006 12810 143</text:p>
      <text:p text:style-name="P5">019 049 001 005 12810 143</text:p>
      <text:p text:style-name="P5">020 043 001 005 12810 143</text:p>
      <text:p text:style-name="P5">020 045 001 005 12810 143</text:p>
      <text:p text:style-name="P5">019 046 001 005 12810 143</text:p>
      <text:p text:style-name="P5">020 056 001 005 12810 143</text:p>
      <text:p text:style-name="P5">018 055 001 006 12810 143</text:p>
      <text:p text:style-name="P5">017 063 001 006 12810 143</text:p>
      <text:p text:style-name="P5">017 063 001 006 12810 143</text:p>
      <text:p text:style-name="P5">017 051 001 006 12810 143</text:p>
      <text:p text:style-name="P5">016 042 001 005 12810 143</text:p>
      <text:p text:style-name="P5">015 042 001 005 12810 143</text:p>
      <text:p text:style-name="P5">017 045 001 005 12810 143</text:p>
      <text:p text:style-name="P5">017 041 001 005 12810 143</text:p>
      <text:p text:style-name="P5">017 039 001 005 12810 143</text:p>
      <text:p text:style-name="P5">017 045 001 005 12810 143</text:p>
      <text:p text:style-name="P5">017 053 001 005 12810 143</text:p>
      <text:p text:style-name="P5"><text:soft-page-break/>017 037 001 005 12810 143</text:p>
      <text:p text:style-name="P5">017 044 001 005 12810 143</text:p>
      <text:p text:style-name="P5">017 052 001 005 12810 143</text:p>
      <text:p text:style-name="P5">016 052 001 005 12810 143</text:p>
      <text:p text:style-name="P5">017 050 001 006 12810 143</text:p>
      <text:p text:style-name="P5">016 050 001 005 12810 143</text:p>
      <text:p text:style-name="P5">016 041 001 005 12810 143</text:p>
      <text:p text:style-name="P5">016 037 001 005 12810 143</text:p>
      <text:p text:style-name="P5">016 037 001 005 12810 143</text:p>
      <text:p text:style-name="P5">016 041 001 005 12810 143</text:p>
      <text:p text:style-name="P5">016 040 001 005 12810 143</text:p>
      <text:p text:style-name="P5">016 048 001 005 12810 143</text:p>
      <text:p text:style-name="P5">016 050 001 005 12810 143</text:p>
      <text:p text:style-name="P5">016 058 001 005 12810 143</text:p>
      <text:p text:style-name="P5">015 047 001 005 12810 143</text:p>
      <text:p text:style-name="P5">014 047 001 005 12810 143</text:p>
      <text:p text:style-name="P5">014 040 001 005 12810 143</text:p>
      <text:p text:style-name="P5">014 040 001 005 12810 143</text:p>
      <text:p text:style-name="P5">013 038 001 005 12810 143</text:p>
      <text:p text:style-name="P5">013 045 001 005 12810 143</text:p>
      <text:p text:style-name="P5">013 046 001 005 12810 143</text:p>
      <text:p text:style-name="P5">013 056 001 005 12810 143</text:p>
      <text:p text:style-name="P5">012 056 001 005 12810 143</text:p>
      <text:p text:style-name="P5">012 052 001 005 12810 143</text:p>
      <text:p text:style-name="P5">012 044 001 005 12810 143</text:p>
      <text:p text:style-name="P5">012 043 001 005 12810 143</text:p>
      <text:p text:style-name="P5">011 038 001 005 12810 143</text:p>
      <text:p text:style-name="P5">012 037 001 004 12810 143</text:p>
      <text:p text:style-name="P5">013 040 001 004 12810 143</text:p>
      <text:p text:style-name="P5">013 048 001 005 12810 143</text:p>
      <text:p text:style-name="P5">013 047 001 005 12810 143</text:p>
      <text:p text:style-name="P5">013 054 001 005 12810 143</text:p>
      <text:p text:style-name="P5">012 054 001 005 12810 143</text:p>
      <text:p text:style-name="P5">012 044 001 005 12810 143</text:p>
      <text:p text:style-name="P5">011 043 001 005 12810 143</text:p>
      <text:p text:style-name="P5">010 037 001 005 12810 143</text:p>
      <text:p text:style-name="P5">010 037 001 004 12810 143</text:p>
      <text:p text:style-name="P5">010 037 001 004 12810 143</text:p>
      <text:p text:style-name="P5">011 043 001 004 12810 143</text:p>
      <text:p text:style-name="P5">011 051 001 005 12810 143</text:p>
      <text:p text:style-name="P5">011 054 001 004 12810 143</text:p>
      <text:p text:style-name="P5">011 054 001 005 12810 143</text:p>
      <text:p text:style-name="P5">012 052 001 005 12810 143</text:p>
      <text:p text:style-name="P5">011 043 001 005 12810 143</text:p>
      <text:p text:style-name="P5">011 044 001 004 12810 143</text:p>
      <text:p text:style-name="P5">011 046 001 005 12810 143</text:p>
      <text:p text:style-name="P5">011 045 001 005 12810 143</text:p>
      <text:p text:style-name="P5">010 039 001 004 12810 143</text:p>
      <text:p text:style-name="P5">011 040 001 004 12810 143</text:p>
      <text:p text:style-name="P5"><text:soft-page-break/>010 041 001 004 12810 143</text:p>
      <text:p text:style-name="P5">011 041 001 004 12810 143</text:p>
      <text:p text:style-name="P5">012 049 001 004 12810 143</text:p>
      <text:p text:style-name="P5">011 062 001 004 12810 143</text:p>
      <text:p text:style-name="P5">009 040 001 004 12810 143</text:p>
      <text:p text:style-name="P5">010 045 001 004 12810 143</text:p>
      <text:p text:style-name="P5">010 039 001 004 12810 143</text:p>
      <text:p text:style-name="P5">010 039 001 004 12810 143</text:p>
      <text:p text:style-name="P5">010 042 001 004 12810 143</text:p>
      <text:p text:style-name="P5">010 042 001 004 12810 143</text:p>
      <text:p text:style-name="P5">010 049 001 004 12810 143</text:p>
      <text:p text:style-name="P5">010 060 001 004 12810 143</text:p>
      <text:p text:style-name="P5">010 059 001 004 12810 143</text:p>
      <text:p text:style-name="P5">010 047 001 004 12810 143</text:p>
      <text:p text:style-name="P5">010 046 001 004 12810 143</text:p>
      <text:p text:style-name="P5">010 040 001 004 12810 143</text:p>
      <text:p text:style-name="P5">010 038 001 004 12810 143</text:p>
      <text:p text:style-name="P5">010 037 001 004 12810 143</text:p>
      <text:p text:style-name="P5">010 044 001 004 12810 143</text:p>
      <text:p text:style-name="P5">010 044 001 004 12810 143</text:p>
      <text:p text:style-name="P5">010 054 001 004 12810 143</text:p>
      <text:p text:style-name="P5">010 054 001 004 12810 143</text:p>
      <text:p text:style-name="P5">010 050 001 004 12810 143</text:p>
      <text:p text:style-name="P5">010 041 001 004 12810 143</text:p>
      <text:p text:style-name="P5">010 041 001 004 12810 143</text:p>
      <text:p text:style-name="P5">010 036 001 003 12810 143</text:p>
      <text:p text:style-name="P5">010 035 001 003 12810 143</text:p>
      <text:p text:style-name="P5">009 039 001 003 12810 143</text:p>
      <text:p text:style-name="P5">010 047 001 003 12810 143</text:p>
      <text:p text:style-name="P5">009 047 001 003 12810 143</text:p>
      <text:p text:style-name="P5">009 053 001 004 12810 143</text:p>
      <text:p text:style-name="P5">010 045 001 003 12810 143</text:p>
      <text:p text:style-name="P5">010 054 001 004 12810 143</text:p>
      <text:p text:style-name="P5">009 052 001 003 12810 143</text:p>
      <text:p text:style-name="P5">009 035 001 003 12810 143</text:p>
      <text:p text:style-name="P5">009 035 001 003 12810 143</text:p>
      <text:p text:style-name="P5">008 040 001 003 12810 143</text:p>
      <text:p text:style-name="P5">008 032 001 003 12810 143</text:p>
      <text:p text:style-name="P5">008 031 001 003 12810 143</text:p>
      <text:p text:style-name="P5">008 030 001 003 12810 143</text:p>
      <text:p text:style-name="P5">008 029 001 003 12810 143</text:p>
      <text:p text:style-name="P5">008 033 001 003 12810 143</text:p>
      <text:p text:style-name="P5">008 039 001 003 12810 143</text:p>
      <text:p text:style-name="P5">008 038 001 003 12810 143</text:p>
      <text:p text:style-name="P5">008 034 001 003 12810 143</text:p>
      <text:p text:style-name="P5">007 031 001 003 12810 143</text:p>
      <text:p text:style-name="P5">007 025 001 003 12810 143</text:p>
      <text:p text:style-name="P5">007 024 001 003 12810 143</text:p>
      <text:p text:style-name="P5">006 022 001 003 12810 143</text:p>
      <text:p text:style-name="P5"><text:soft-page-break/>006 022 001 003 12810 143</text:p>
      <text:p text:style-name="P5">006 022 001 003 12810 143</text:p>
      <text:p text:style-name="P5">006 024 001 003 12810 143</text:p>
      <text:p text:style-name="P5">006 023 001 003 12810 143</text:p>
      <text:p text:style-name="P5">006 021 001 003 12810 143</text:p>
      <text:p text:style-name="P5">005 018 001 003 12810 143</text:p>
      <text:p text:style-name="P5">005 016 001 003 12810 143</text:p>
      <text:p text:style-name="P5">005 015 001 003 12810 143</text:p>
      <text:p text:style-name="P5">005 014 001 002 12810 143</text:p>
      <text:p text:style-name="P5">005 013 001 002 12810 143</text:p>
      <text:p text:style-name="P5">004 013 001 002 12810 143</text:p>
      <text:p text:style-name="P5">005 013 001 002 12810 143</text:p>
      <text:p text:style-name="P5">004 013 001 002 12810 143</text:p>
      <text:p text:style-name="P5">004 011 001 002 12810 143</text:p>
      <text:p text:style-name="P5">004 010 001 002 12810 143</text:p>
      <text:p text:style-name="P5">004 011 001 002 12810 143</text:p>
      <text:p text:style-name="P5">004 010 001 002 12810 143</text:p>
      <text:p text:style-name="P5">004 009 001 002 12810 143</text:p>
      <text:p text:style-name="P5">004 009 001 002 12810 143</text:p>
      <text:p text:style-name="P5">004 008 001 002 12810 143</text:p>
      <text:p text:style-name="P5">003 007 001 002 12810 143</text:p>
      <text:p text:style-name="P5">003 006 001 002 12810 143</text:p>
      <text:p text:style-name="P5">002 006 001 002 12810 143</text:p>
      <text:p text:style-name="P5">002 006 001 002 12810 143</text:p>
      <text:p text:style-name="P5">001 005 001 002 12810 143</text:p>
      <text:p text:style-name="P5">001 005 001 002 12810 143</text:p>
      <text:p text:style-name="P5">001 005 001 002 12810 143</text:p>
      <text:p text:style-name="P5">000 004 001 002 12810 143</text:p>
      <text:p text:style-name="P5">000 004 001 002 12810 143</text:p>
      <text:p text:style-name="P5">000 004 001 002 12810 143</text:p>
      <text:p text:style-name="P5">000 003 001 002 12810 143</text:p>
      <text:p text:style-name="P5">000 003 001 002 12810 143</text:p>
      <text:p text:style-name="P5">000 003 001 002 12810 143</text:p>
      <text:p text:style-name="P5">000 003 001 002 12810 143</text:p>
      <text:p text:style-name="P5">000 003 001 002 12810 143</text:p>
      <text:p text:style-name="P5">000 003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<text:soft-page-break/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5">000 002 001 002 12810 143</text:p>
      <text:p text:style-name="P6">Squal: Max: Min: Sum: Shutter: LaserPower: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<text:soft-page-break/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<text:soft-page-break/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<text:soft-page-break/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3 001 002 12810 143</text:p>
      <text:p text:style-name="P6">000 003 001 002 12810 143</text:p>
      <text:p text:style-name="P6">000 003 001 002 12810 143</text:p>
      <text:p text:style-name="P6">000 003 001 002 12810 143</text:p>
      <text:p text:style-name="P6">000 003 001 002 12810 143</text:p>
      <text:p text:style-name="P6"><text:soft-page-break/>000 003 001 002 12810 143</text:p>
      <text:p text:style-name="P6">000 003 001 002 12810 143</text:p>
      <text:p text:style-name="P6">000 003 001 002 12810 143</text:p>
      <text:p text:style-name="P6">000 003 001 002 12810 143</text:p>
      <text:p text:style-name="P6">000 003 001 002 12810 143</text:p>
      <text:p text:style-name="P6">000 003 001 002 12810 143</text:p>
      <text:p text:style-name="P6">000 003 001 002 12810 143</text:p>
      <text:p text:style-name="P6">000 004 001 002 12810 143</text:p>
      <text:p text:style-name="P6">000 004 001 002 12810 143</text:p>
      <text:p text:style-name="P6">000 004 001 002 12810 143</text:p>
      <text:p text:style-name="P6">000 004 001 002 12810 143</text:p>
      <text:p text:style-name="P6">000 004 001 002 12810 143</text:p>
      <text:p text:style-name="P6">000 004 001 002 12810 143</text:p>
      <text:p text:style-name="P6">001 005 001 002 12810 143</text:p>
      <text:p text:style-name="P6">001 005 001 002 12810 143</text:p>
      <text:p text:style-name="P6">000 005 001 002 12810 143</text:p>
      <text:p text:style-name="P6">001 005 001 002 12810 143</text:p>
      <text:p text:style-name="P6">002 006 001 002 12810 143</text:p>
      <text:p text:style-name="P6">002 006 001 002 12810 143</text:p>
      <text:p text:style-name="P6">002 007 001 002 12810 143</text:p>
      <text:p text:style-name="P6">002 007 001 002 12810 143</text:p>
      <text:p text:style-name="P6">003 007 001 002 12810 143</text:p>
      <text:p text:style-name="P6">003 008 001 002 12810 143</text:p>
      <text:p text:style-name="P6">004 009 001 002 12810 143</text:p>
      <text:p text:style-name="P6">004 009 001 002 12810 143</text:p>
      <text:p text:style-name="P6">004 010 001 002 12810 143</text:p>
      <text:p text:style-name="P6">004 010 001 002 12810 143</text:p>
      <text:p text:style-name="P6">004 012 001 002 12810 143</text:p>
      <text:p text:style-name="P6">004 012 001 002 12810 143</text:p>
      <text:p text:style-name="P6">004 012 001 002 12810 143</text:p>
      <text:p text:style-name="P6">005 011 001 002 12810 143</text:p>
      <text:p text:style-name="P6">005 011 001 002 12810 143</text:p>
      <text:p text:style-name="P6">005 011 001 002 12810 143</text:p>
      <text:p text:style-name="P6">005 012 001 002 12810 143</text:p>
      <text:p text:style-name="P6">005 013 001 002 12810 143</text:p>
      <text:p text:style-name="P6">006 013 001 002 12810 143</text:p>
      <text:p text:style-name="P6">006 015 001 002 12810 143</text:p>
      <text:p text:style-name="P6">006 015 001 002 12810 143</text:p>
      <text:p text:style-name="P6">006 016 001 003 12810 143</text:p>
      <text:p text:style-name="P6">006 015 001 003 12810 143</text:p>
      <text:p text:style-name="P6">006 015 001 003 12810 143</text:p>
      <text:p text:style-name="P6">006 017 001 003 12810 143</text:p>
      <text:p text:style-name="P6">006 019 001 003 12810 143</text:p>
      <text:p text:style-name="P6">006 021 001 003 12810 143</text:p>
      <text:p text:style-name="P6">006 019 001 003 12810 143</text:p>
      <text:p text:style-name="P6">005 020 001 003 12810 143</text:p>
      <text:p text:style-name="P6">007 019 001 003 12810 143</text:p>
      <text:p text:style-name="P6">006 019 001 003 12810 143</text:p>
      <text:p text:style-name="P6">005 020 001 003 12810 143</text:p>
      <text:p text:style-name="P6"><text:soft-page-break/>007 022 001 003 12810 143</text:p>
      <text:p text:style-name="P6">008 023 001 003 12810 143</text:p>
      <text:p text:style-name="P6">008 023 001 003 12810 143</text:p>
      <text:p text:style-name="P6">008 023 001 003 12810 143</text:p>
      <text:p text:style-name="P6">008 028 001 003 12810 143</text:p>
      <text:p text:style-name="P6">009 029 001 003 12810 143</text:p>
      <text:p text:style-name="P6">007 034 001 003 12810 143</text:p>
      <text:p text:style-name="P6">009 028 001 003 12810 143</text:p>
      <text:p text:style-name="P6">007 029 001 003 12810 143</text:p>
      <text:p text:style-name="P6">009 026 001 003 12810 143</text:p>
      <text:p text:style-name="P6">009 026 001 003 12810 143</text:p>
      <text:p text:style-name="P6">008 026 001 003 12810 143</text:p>
      <text:p text:style-name="P6">008 026 001 003 12810 143</text:p>
      <text:p text:style-name="P6">009 031 001 003 12810 143</text:p>
      <text:p text:style-name="P6">009 038 001 003 12810 143</text:p>
      <text:p text:style-name="P6">009 038 001 003 12810 143</text:p>
      <text:p text:style-name="P6">009 037 001 003 12810 143</text:p>
      <text:p text:style-name="P6">009 037 001 003 12810 143</text:p>
      <text:p text:style-name="P6">009 031 001 003 12810 143</text:p>
      <text:p text:style-name="P6">007 027 001 003 12810 143</text:p>
      <text:p text:style-name="P6">008 027 001 003 12810 143</text:p>
      <text:p text:style-name="P6">009 028 001 003 12810 143</text:p>
      <text:p text:style-name="P6">009 029 001 003 12810 143</text:p>
      <text:p text:style-name="P6">009 032 001 003 12810 143</text:p>
      <text:p text:style-name="P6">009 036 001 003 12810 143</text:p>
      <text:p text:style-name="P6">008 036 001 004 12810 143</text:p>
      <text:p text:style-name="P6">009 031 001 004 12810 143</text:p>
      <text:p text:style-name="P6">009 030 001 003 12810 143</text:p>
      <text:p text:style-name="P6">009 027 001 003 12810 143</text:p>
      <text:p text:style-name="P6">009 034 001 003 12810 143</text:p>
      <text:p text:style-name="P6">009 030 001 003 12810 143</text:p>
      <text:p text:style-name="P6">010 029 001 003 12810 143</text:p>
      <text:p text:style-name="P6">010 028 001 003 12810 143</text:p>
      <text:p text:style-name="P6">010 032 001 003 12810 143</text:p>
      <text:p text:style-name="P6">010 029 001 003 12810 143</text:p>
      <text:p text:style-name="P6">011 037 001 003 12810 143</text:p>
      <text:p text:style-name="P6">011 041 001 004 12810 143</text:p>
      <text:p text:style-name="P6">010 040 001 004 12810 143</text:p>
      <text:p text:style-name="P6">011 032 001 004 12810 143</text:p>
      <text:p text:style-name="P6">013 035 001 004 12810 143</text:p>
      <text:p text:style-name="P6">012 035 001 004 12810 143</text:p>
      <text:p text:style-name="P6">012 027 001 004 12810 143</text:p>
      <text:p text:style-name="P6">012 036 001 004 12810 143</text:p>
      <text:p text:style-name="P6">012 039 001 004 12810 143</text:p>
      <text:p text:style-name="P6">012 039 001 004 12810 143</text:p>
      <text:p text:style-name="P6">012 032 001 004 12810 143</text:p>
      <text:p text:style-name="P6">011 029 001 004 12810 143</text:p>
      <text:p text:style-name="P6">010 028 001 004 12810 143</text:p>
      <text:p text:style-name="P6">010 027 001 004 12810 143</text:p>
      <text:p text:style-name="P6"><text:soft-page-break/>012 027 001 004 12810 143</text:p>
      <text:p text:style-name="P6">012 033 001 004 12810 143</text:p>
      <text:p text:style-name="P6">012 041 001 004 12810 143</text:p>
      <text:p text:style-name="P6">012 042 001 004 12810 143</text:p>
      <text:p text:style-name="P6">012 039 001 004 12810 143</text:p>
      <text:p text:style-name="P6">011 041 001 004 12810 143</text:p>
      <text:p text:style-name="P6">011 033 001 004 12810 143</text:p>
      <text:p text:style-name="P6">010 032 001 004 12810 143</text:p>
      <text:p text:style-name="P6">010 029 001 004 12810 143</text:p>
      <text:p text:style-name="P6">011 032 001 004 12810 143</text:p>
      <text:p text:style-name="P6">012 031 001 004 12810 143</text:p>
      <text:p text:style-name="P6">011 037 001 004 12810 143</text:p>
      <text:p text:style-name="P6">012 038 001 005 12810 143</text:p>
      <text:p text:style-name="P6">011 042 001 005 12810 143</text:p>
      <text:p text:style-name="P6">012 034 001 005 12810 143</text:p>
      <text:p text:style-name="P6">010 033 001 004 12810 143</text:p>
      <text:p text:style-name="P6">009 029 001 004 12810 143</text:p>
      <text:p text:style-name="P6">009 029 001 004 12810 143</text:p>
      <text:p text:style-name="P6">010 028 001 004 12810 143</text:p>
      <text:p text:style-name="P6">010 033 001 004 12810 143</text:p>
      <text:p text:style-name="P6">010 040 001 005 12810 143</text:p>
      <text:p text:style-name="P6">010 040 001 005 12810 143</text:p>
      <text:p text:style-name="P6">010 032 001 005 12810 143</text:p>
      <text:p text:style-name="P6">010 028 001 005 12810 143</text:p>
      <text:p text:style-name="P6">010 028 001 005 12810 143</text:p>
      <text:p text:style-name="P6">011 029 001 004 12810 143</text:p>
      <text:p text:style-name="P6">012 029 001 004 12810 143</text:p>
      <text:p text:style-name="P6">013 034 001 005 12810 143</text:p>
      <text:p text:style-name="P6">012 042 001 005 12810 143</text:p>
      <text:p text:style-name="P6">012 043 001 005 12810 143</text:p>
      <text:p text:style-name="P6">013 033 001 005 12810 143</text:p>
      <text:p text:style-name="P6">012 030 001 005 12810 143</text:p>
      <text:p text:style-name="P6">013 033 001 005 12810 143</text:p>
      <text:p text:style-name="P6">013 033 001 005 12810 143</text:p>
      <text:p text:style-name="P6">014 039 001 005 12810 143</text:p>
      <text:p text:style-name="P6">015 042 001 005 12810 143</text:p>
      <text:p text:style-name="P6">013 041 001 005 12810 143</text:p>
      <text:p text:style-name="P6">014 034 001 005 12810 143</text:p>
      <text:p text:style-name="P6">013 033 001 005 12810 143</text:p>
      <text:p text:style-name="P6">013 029 001 005 12810 143</text:p>
      <text:p text:style-name="P6">012 028 001 005 12810 143</text:p>
      <text:p text:style-name="P6">013 028 001 005 12810 143</text:p>
      <text:p text:style-name="P6">012 033 001 005 12810 143</text:p>
      <text:p text:style-name="P6">014 033 001 005 12810 143</text:p>
      <text:p text:style-name="P6">013 040 001 005 12810 143</text:p>
      <text:p text:style-name="P6">014 039 001 006 12810 143</text:p>
      <text:p text:style-name="P6">013 038 001 006 12810 143</text:p>
      <text:p text:style-name="P6">012 030 001 005 12810 143</text:p>
      <text:p text:style-name="P6">012 030 001 005 12810 143</text:p>
      <text:p text:style-name="P6"><text:soft-page-break/>013 036 001 005 12810 143</text:p>
      <text:p text:style-name="P6">013 036 001 005 12810 143</text:p>
      <text:p text:style-name="P6">014 043 001 005 12810 143</text:p>
      <text:p text:style-name="P6">014 031 001 005 12810 143</text:p>
      <text:p text:style-name="P6">014 031 001 005 12810 143</text:p>
      <text:p text:style-name="P6">015 031 001 005 12810 143</text:p>
      <text:p text:style-name="P6">015 031 001 005 12810 143</text:p>
      <text:p text:style-name="P6">016 032 001 005 12810 143</text:p>
      <text:p text:style-name="P6">016 038 001 005 12810 143</text:p>
      <text:p text:style-name="P6">015 047 001 006 12810 143</text:p>
      <text:p text:style-name="P6">015 046 001 006 12810 143</text:p>
      <text:p text:style-name="P6">014 032 001 005 12810 143</text:p>
      <text:p text:style-name="P6">015 031 001 005 12810 143</text:p>
      <text:p text:style-name="P6">015 031 001 005 12810 143</text:p>
      <text:p text:style-name="P6">015 034 001 005 12810 143</text:p>
      <text:p text:style-name="P6">015 035 001 005 12810 143</text:p>
      <text:p text:style-name="P6">017 043 001 005 12810 143</text:p>
      <text:p text:style-name="P6">018 044 001 006 12810 143</text:p>
      <text:p text:style-name="P6">020 050 001 006 12810 143</text:p>
      <text:p text:style-name="P6">018 041 001 006 12810 143</text:p>
      <text:p text:style-name="P6">017 041 001 006 12810 143</text:p>
      <text:p text:style-name="P6">016 034 001 006 12810 143</text:p>
      <text:p text:style-name="P6">016 033 001 005 12810 143</text:p>
      <text:p text:style-name="P6">017 031 001 005 12810 143</text:p>
      <text:p text:style-name="P6">018 047 001 006 12810 143</text:p>
      <text:p text:style-name="P6">017 048 001 006 12810 143</text:p>
      <text:p text:style-name="P6">017 038 001 006 12810 143</text:p>
      <text:p text:style-name="P6">015 038 001 006 12810 143</text:p>
      <text:p text:style-name="P6">016 033 001 006 12810 143</text:p>
      <text:p text:style-name="P6">016 034 001 005 12810 143</text:p>
      <text:p text:style-name="P6">016 033 001 005 12810 143</text:p>
      <text:p text:style-name="P6">018 040 001 006 12810 143</text:p>
      <text:p text:style-name="P6">019 042 001 006 12810 143</text:p>
      <text:p text:style-name="P6">021 052 001 006 12810 143</text:p>
      <text:p text:style-name="P6">021 043 001 007 12810 143</text:p>
      <text:p text:style-name="P6">021 043 001 007 12810 143</text:p>
      <text:p text:style-name="P6">019 037 001 006 12810 143</text:p>
      <text:p text:style-name="P6">019 036 001 006 12810 143</text:p>
      <text:p text:style-name="P6">019 034 001 006 12810 143</text:p>
      <text:p text:style-name="P6">020 036 001 006 12810 143</text:p>
      <text:p text:style-name="P6">020 033 001 006 12810 143</text:p>
      <text:p text:style-name="P6">021 033 001 006 12810 143</text:p>
      <text:p text:style-name="P6">020 036 001 005 12810 143</text:p>
      <text:p text:style-name="P6">022 037 001 006 12810 143</text:p>
      <text:p text:style-name="P6">022 044 001 006 12810 143</text:p>
      <text:p text:style-name="P6">023 049 001 007 12810 143</text:p>
      <text:p text:style-name="P6">023 048 001 006 12810 143</text:p>
      <text:p text:style-name="P6">022 039 001 006 12810 143</text:p>
      <text:p text:style-name="P6">023 039 001 006 12810 143</text:p>
      <text:p text:style-name="P6"><text:soft-page-break/>021 034 001 006 12810 143</text:p>
      <text:p text:style-name="P6">023 033 001 006 12810 143</text:p>
      <text:p text:style-name="P6">024 034 001 006 12810 143</text:p>
      <text:p text:style-name="P6">022 040 001 006 12810 143</text:p>
      <text:p text:style-name="P6">025 041 001 006 12810 143</text:p>
      <text:p text:style-name="P6">023 048 001 006 12810 143</text:p>
      <text:p text:style-name="P6">023 049 001 007 12810 143</text:p>
      <text:p text:style-name="P6">023 043 001 007 12810 143</text:p>
      <text:p text:style-name="P6">024 036 001 006 12810 143</text:p>
      <text:p text:style-name="P6">023 035 001 006 12810 143</text:p>
      <text:p text:style-name="P6">022 032 001 006 12810 143</text:p>
      <text:p text:style-name="P6">022 036 001 005 12810 143</text:p>
      <text:p text:style-name="P6">021 035 001 005 12810 143</text:p>
      <text:p text:style-name="P6">023 041 001 006 12810 143</text:p>
      <text:p text:style-name="P6">022 041 001 006 12810 143</text:p>
      <text:p text:style-name="P6">023 043 001 006 12810 143</text:p>
      <text:p text:style-name="P6">021 031 001 006 12810 143</text:p>
      <text:p text:style-name="P6">020 030 001 006 12810 143</text:p>
      <text:p text:style-name="P6">021 038 001 006 12810 143</text:p>
      <text:p text:style-name="P6">021 041 001 006 12810 143</text:p>
      <text:p text:style-name="P6">021 041 001 006 12810 143</text:p>
      <text:p text:style-name="P6">022 033 001 006 12810 143</text:p>
      <text:p text:style-name="P6">020 029 001 006 12810 143</text:p>
      <text:p text:style-name="P6">022 030 001 006 12810 143</text:p>
      <text:p text:style-name="P6">021 030 001 006 12810 143</text:p>
      <text:p text:style-name="P6">022 030 001 006 12810 143</text:p>
      <text:p text:style-name="P6">023 035 001 006 12810 143</text:p>
      <text:p text:style-name="P6">022 041 001 006 12810 143</text:p>
      <text:p text:style-name="P6">022 042 001 006 12810 143</text:p>
      <text:p text:style-name="P6">023 037 001 007 12810 143</text:p>
      <text:p text:style-name="P6">022 037 001 006 12810 143</text:p>
      <text:p text:style-name="P6">022 032 001 006 12810 143</text:p>
      <text:p text:style-name="P6">022 030 001 006 12810 143</text:p>
      <text:p text:style-name="P6">022 030 001 006 12810 143</text:p>
      <text:p text:style-name="P6">024 037 001 007 12810 143</text:p>
      <text:p text:style-name="P6">023 037 001 006 12810 143</text:p>
      <text:p text:style-name="P6">024 032 001 006 12810 143</text:p>
      <text:p text:style-name="P6">024 032 001 006 12810 143</text:p>
      <text:p text:style-name="P6">024 031 001 006 12810 143</text:p>
      <text:p text:style-name="P6">025 036 001 006 12810 143</text:p>
      <text:p text:style-name="P6">025 037 001 006 12810 143</text:p>
      <text:p text:style-name="P6">024 043 001 006 12810 143</text:p>
      <text:p text:style-name="P6">025 044 001 007 12810 143</text:p>
      <text:p text:style-name="P6">025 042 001 007 12810 143</text:p>
      <text:p text:style-name="P6">022 035 001 007 12810 143</text:p>
      <text:p text:style-name="P6">022 035 001 006 12810 143</text:p>
      <text:p text:style-name="P6">023 031 001 006 12810 143</text:p>
      <text:p text:style-name="P6">023 031 001 006 12810 143</text:p>
      <text:p text:style-name="P6">023 034 001 006 12810 143</text:p>
      <text:p text:style-name="P6"><text:soft-page-break/>024 039 001 006 12810 143</text:p>
      <text:p text:style-name="P6">024 040 001 006 12810 143</text:p>
      <text:p text:style-name="P6">025 048 001 007 12810 143</text:p>
      <text:p text:style-name="P6">025 049 001 007 12810 143</text:p>
      <text:p text:style-name="P6">024 040 001 007 12810 143</text:p>
      <text:p text:style-name="P6">025 034 001 006 12810 143</text:p>
      <text:p text:style-name="P6">024 035 001 006 12810 143</text:p>
      <text:p text:style-name="P6">024 035 001 006 12810 143</text:p>
      <text:p text:style-name="P6">024 037 001 006 12810 143</text:p>
      <text:p text:style-name="P6">024 044 001 006 12810 143</text:p>
      <text:p text:style-name="P6">023 045 001 007 12810 143</text:p>
      <text:p text:style-name="P6">023 047 001 007 12810 143</text:p>
      <text:p text:style-name="P6">020 033 001 006 12810 143</text:p>
      <text:p text:style-name="P6">021 032 001 006 12810 143</text:p>
      <text:p text:style-name="P6">021 037 001 006 12810 143</text:p>
      <text:p text:style-name="P6">021 039 001 006 12810 143</text:p>
      <text:p text:style-name="P6">022 045 001 006 12810 143</text:p>
      <text:p text:style-name="P6">022 045 001 007 12810 143</text:p>
      <text:p text:style-name="P6">023 041 001 007 12810 143</text:p>
      <text:p text:style-name="P6">023 035 001 007 12810 143</text:p>
      <text:p text:style-name="P6">024 034 001 006 12810 143</text:p>
      <text:p text:style-name="P6">024 031 001 006 12810 143</text:p>
      <text:p text:style-name="P6">024 031 001 006 12810 143</text:p>
      <text:p text:style-name="P6">025 035 001 006 12810 143</text:p>
      <text:p text:style-name="P6">026 041 001 006 12810 143</text:p>
      <text:p text:style-name="P6">025 041 001 006 12810 143</text:p>
      <text:p text:style-name="P6">026 046 001 007 12810 143</text:p>
      <text:p text:style-name="P6">025 047 001 007 12810 143</text:p>
      <text:p text:style-name="P6">026 038 001 007 12810 143</text:p>
      <text:p text:style-name="P6">024 038 001 006 12810 143</text:p>
      <text:p text:style-name="P6">024 033 001 006 12810 143</text:p>
      <text:p text:style-name="P6">023 033 001 006 12810 143</text:p>
      <text:p text:style-name="P6">025 033 001 006 12810 143</text:p>
      <text:p text:style-name="P6">025 038 001 006 12810 143</text:p>
      <text:p text:style-name="P6">026 038 001 007 12810 143</text:p>
      <text:p text:style-name="P6">025 032 001 006 12810 143</text:p>
      <text:p text:style-name="P6">026 036 001 007 12810 143</text:p>
      <text:p text:style-name="P6">023 032 001 006 12810 143</text:p>
      <text:p text:style-name="P6">023 032 001 006 12810 143</text:p>
      <text:p text:style-name="P6">024 034 001 006 12810 143</text:p>
      <text:p text:style-name="P6">025 034 001 006 12810 143</text:p>
      <text:p text:style-name="P6">025 040 001 006 12810 143</text:p>
      <text:p text:style-name="P6">025 041 001 007 12810 143</text:p>
      <text:p text:style-name="P6">025 049 001 007 12810 143</text:p>
      <text:p text:style-name="P6">024 041 001 007 12810 143</text:p>
      <text:p text:style-name="P6">023 040 001 007 12810 143</text:p>
      <text:p text:style-name="P6">021 034 001 007 12810 143</text:p>
      <text:p text:style-name="P6">022 035 001 006 12810 143</text:p>
      <text:p text:style-name="P6">021 033 001 006 12810 143</text:p>
      <text:p text:style-name="P6"><text:soft-page-break/>021 038 001 006 12810 143</text:p>
      <text:p text:style-name="P6">023 039 001 006 12810 143</text:p>
      <text:p text:style-name="P6">023 048 001 007 12810 143</text:p>
      <text:p text:style-name="P6">023 048 001 007 12810 143</text:p>
      <text:p text:style-name="P6">025 048 001 007 12810 143</text:p>
      <text:p text:style-name="P6">023 040 001 007 12810 143</text:p>
      <text:p text:style-name="P6">024 041 001 007 12810 143</text:p>
      <text:p text:style-name="P6">024 036 001 006 12810 143</text:p>
      <text:p text:style-name="P6">024 044 001 007 12810 143</text:p>
      <text:p text:style-name="P6">023 053 001 007 12810 143</text:p>
      <text:p text:style-name="P6">025 054 001 008 12810 143</text:p>
      <text:p text:style-name="P6">024 046 001 008 12810 143</text:p>
      <text:p text:style-name="P6">024 038 001 007 12810 143</text:p>
      <text:p text:style-name="P6">026 052 001 007 12810 143</text:p>
      <text:p text:style-name="P6">026 036 001 006 12810 143</text:p>
      <text:p text:style-name="P6">025 043 001 006 12810 143</text:p>
      <text:p text:style-name="P6">027 052 001 007 12810 143</text:p>
      <text:p text:style-name="P6">026 052 001 008 12810 143</text:p>
      <text:p text:style-name="P6">026 045 001 008 12810 143</text:p>
      <text:p text:style-name="P6">026 043 001 007 12810 143</text:p>
      <text:p text:style-name="P6">026 036 001 007 12810 143</text:p>
      <text:p text:style-name="P6">027 052 001 007 12810 143</text:p>
      <text:p text:style-name="P6">025 037 001 007 12810 143</text:p>
      <text:p text:style-name="P6">026 044 001 007 12810 143</text:p>
      <text:p text:style-name="P6">026 049 001 007 12810 143</text:p>
      <text:p text:style-name="P6">025 048 001 007 12810 143</text:p>
      <text:p text:style-name="P6">024 040 001 007 12810 143</text:p>
      <text:p text:style-name="P6">024 039 001 007 12810 143</text:p>
      <text:p text:style-name="P6">023 033 001 007 12810 143</text:p>
      <text:p text:style-name="P6">024 032 001 006 12810 143</text:p>
      <text:p text:style-name="P6">023 032 001 006 12810 143</text:p>
      <text:p text:style-name="P6">026 037 001 006 12810 143</text:p>
      <text:p text:style-name="P6">025 037 001 007 12810 143</text:p>
      <text:p text:style-name="P6">025 044 001 007 12810 143</text:p>
      <text:p text:style-name="P6">025 042 000 007 12810 143</text:p>
      <text:p text:style-name="P6">025 041 001 007 12810 143</text:p>
      <text:p text:style-name="P6">024 035 001 007 12810 143</text:p>
      <text:p text:style-name="P6">024 035 001 006 12810 143</text:p>
      <text:p text:style-name="P6">024 033 001 006 12810 143</text:p>
      <text:p text:style-name="P6">025 032 001 006 12810 143</text:p>
      <text:p text:style-name="P6">024 035 001 006 12810 143</text:p>
      <text:p text:style-name="P6">024 042 001 006 12810 143</text:p>
      <text:p text:style-name="P6">026 043 001 007 12810 143</text:p>
      <text:p text:style-name="P6">026 050 001 007 12810 143</text:p>
      <text:p text:style-name="P6">025 040 001 007 12810 143</text:p>
      <text:p text:style-name="P6">026 039 001 007 12810 143</text:p>
      <text:p text:style-name="P6">025 035 001 007 12810 143</text:p>
      <text:p text:style-name="P6">025 035 001 006 12810 143</text:p>
      <text:p text:style-name="P6">024 036 001 006 12810 143</text:p>
      <text:p text:style-name="P6"><text:soft-page-break/>025 036 001 007 12810 143</text:p>
      <text:p text:style-name="P6">025 034 001 006 12810 143</text:p>
      <text:p text:style-name="P6">026 048 001 007 12810 143</text:p>
      <text:p text:style-name="P6">025 051 001 007 12810 143</text:p>
      <text:p text:style-name="P6">024 050 001 007 12810 143</text:p>
      <text:p text:style-name="P6">024 042 001 007 12810 143</text:p>
      <text:p text:style-name="P6">025 042 001 007 12810 143</text:p>
      <text:p text:style-name="P6">024 035 001 006 12810 143</text:p>
      <text:p text:style-name="P6">024 035 001 006 12810 143</text:p>
      <text:p text:style-name="P6">025 036 001 006 12810 143</text:p>
      <text:p text:style-name="P6">026 043 001 007 12810 143</text:p>
      <text:p text:style-name="P6">025 050 001 007 12810 143</text:p>
      <text:p text:style-name="P6">024 045 001 007 12810 143</text:p>
      <text:p text:style-name="P6">023 045 001 008 12810 143</text:p>
      <text:p text:style-name="P6">022 038 001 007 12810 143</text:p>
      <text:p text:style-name="P6">021 036 001 006 12810 143</text:p>
      <text:p text:style-name="P6">022 033 001 006 12810 143</text:p>
      <text:p text:style-name="P6">022 033 001 006 12810 143</text:p>
      <text:p text:style-name="P6">024 036 001 006 12810 143</text:p>
      <text:p text:style-name="P6">025 042 001 006 12810 143</text:p>
      <text:p text:style-name="P6">025 042 001 007 12810 143</text:p>
      <text:p text:style-name="P6">025 045 001 007 12810 143</text:p>
      <text:p text:style-name="P6">024 037 001 007 12810 143</text:p>
      <text:p text:style-name="P6">025 036 001 007 12810 143</text:p>
      <text:p text:style-name="P6">025 032 001 006 12810 143</text:p>
      <text:p text:style-name="P6">025 032 001 006 12810 143</text:p>
      <text:p text:style-name="P6">023 034 001 007 12810 143</text:p>
      <text:p text:style-name="P6">025 033 001 006 12810 143</text:p>
      <text:p text:style-name="P6">025 034 001 006 12810 143</text:p>
      <text:p text:style-name="P6">026 034 001 006 12810 143</text:p>
      <text:p text:style-name="P6">026 041 001 006 12810 143</text:p>
      <text:p text:style-name="P6">024 041 001 006 12810 143</text:p>
      <text:p text:style-name="P6">025 050 001 007 12810 143</text:p>
      <text:p text:style-name="P6">024 052 001 008 12810 143</text:p>
      <text:p text:style-name="P6">025 048 001 008 12810 143</text:p>
      <text:p text:style-name="P6">024 047 001 007 12810 143</text:p>
      <text:p text:style-name="P6">025 040 001 007 12810 143</text:p>
      <text:p text:style-name="P6">024 037 001 006 12810 143</text:p>
      <text:p text:style-name="P6">024 037 001 006 12810 143</text:p>
      <text:p text:style-name="P6">025 040 001 006 12810 143</text:p>
      <text:p text:style-name="P6">025 041 001 006 12810 143</text:p>
      <text:p text:style-name="P6">025 051 001 007 12810 143</text:p>
      <text:p text:style-name="P6">026 058 001 007 12810 143</text:p>
      <text:p text:style-name="P6">024 056 001 007 12810 143</text:p>
      <text:p text:style-name="P6">024 046 001 007 12810 143</text:p>
      <text:p text:style-name="P6">023 046 001 007 12810 143</text:p>
      <text:p text:style-name="P6">023 043 001 006 12810 143</text:p>
      <text:p text:style-name="P6">023 043 001 007 12810 143</text:p>
      <text:p text:style-name="P6">025 053 001 007 12810 143</text:p>
      <text:p text:style-name="P6"><text:soft-page-break/>023 050 001 007 12810 143</text:p>
      <text:p text:style-name="P6">023 049 001 007 12810 143</text:p>
      <text:p text:style-name="P6">023 040 001 007 12810 143</text:p>
      <text:p text:style-name="P6">021 040 001 006 12810 143</text:p>
      <text:p text:style-name="P6">021 036 001 006 12810 143</text:p>
      <text:p text:style-name="P6">020 037 001 006 12810 143</text:p>
      <text:p text:style-name="P6">020 037 001 006 12810 143</text:p>
      <text:p text:style-name="P6">021 044 001 006 12810 143</text:p>
      <text:p text:style-name="P6">022 044 001 007 12810 143</text:p>
      <text:p text:style-name="P6">022 051 001 007 12810 143</text:p>
      <text:p text:style-name="P6">021 041 001 007 12810 143</text:p>
      <text:p text:style-name="P6">021 040 001 007 12810 143</text:p>
      <text:p text:style-name="P6">023 035 001 006 12810 143</text:p>
      <text:p text:style-name="P6">021 035 001 006 12810 143</text:p>
      <text:p text:style-name="P6">024 048 001 007 12810 143</text:p>
      <text:p text:style-name="P6">023 040 001 007 12810 143</text:p>
      <text:p text:style-name="P6">023 040 001 006 12810 143</text:p>
      <text:p text:style-name="P6">023 051 001 007 12810 143</text:p>
      <text:p text:style-name="P6">024 035 001 006 12810 143</text:p>
      <text:p text:style-name="P6">024 042 001 006 12810 143</text:p>
      <text:p text:style-name="P6">025 043 001 007 12810 143</text:p>
      <text:p text:style-name="P6">024 053 001 007 12810 143</text:p>
      <text:p text:style-name="P6">025 049 001 007 12810 143</text:p>
      <text:p text:style-name="P6">027 046 001 007 12810 143</text:p>
      <text:p text:style-name="P6">024 039 001 007 12810 143</text:p>
      <text:p text:style-name="P6">024 039 001 006 12810 143</text:p>
      <text:p text:style-name="P6">024 034 001 006 12810 143</text:p>
      <text:p text:style-name="P6">024 036 001 006 12810 143</text:p>
      <text:p text:style-name="P6">025 037 001 006 12810 143</text:p>
      <text:p text:style-name="P6">024 044 001 006 12810 143</text:p>
      <text:p text:style-name="P6">025 044 001 007 12810 143</text:p>
      <text:p text:style-name="P6">026 049 001 007 12810 143</text:p>
      <text:p text:style-name="P6">024 048 001 007 12810 143</text:p>
      <text:p text:style-name="P6">024 041 001 007 12810 143</text:p>
      <text:p text:style-name="P6">022 036 001 006 12810 143</text:p>
      <text:p text:style-name="P6">022 036 001 006 12810 143</text:p>
      <text:p text:style-name="P6">024 035 001 006 12810 143</text:p>
      <text:p text:style-name="P6">022 041 001 006 12810 143</text:p>
      <text:p text:style-name="P6">022 041 001 006 12810 143</text:p>
      <text:p text:style-name="P6">023 050 001 007 12810 143</text:p>
      <text:p text:style-name="P6">024 052 001 007 12810 143</text:p>
      <text:p text:style-name="P6">021 041 001 006 12810 143</text:p>
      <text:p text:style-name="P6">022 036 001 006 12810 143</text:p>
      <text:p text:style-name="P6">022 038 001 006 12810 143</text:p>
      <text:p text:style-name="P6">024 045 001 006 12810 143</text:p>
      <text:p text:style-name="P6">023 041 001 006 12810 143</text:p>
      <text:p text:style-name="P6">025 047 001 007 12810 143</text:p>
      <text:p text:style-name="P6">023 038 001 007 12810 143</text:p>
      <text:p text:style-name="P6">024 038 001 007 12810 143</text:p>
      <text:p text:style-name="P6"><text:soft-page-break/>022 035 001 006 12810 143</text:p>
      <text:p text:style-name="P6">022 035 001 006 12810 143</text:p>
      <text:p text:style-name="P6">024 039 001 006 12810 143</text:p>
      <text:p text:style-name="P6">025 041 001 006 12810 143</text:p>
      <text:p text:style-name="P6">024 050 001 006 12810 143</text:p>
      <text:p text:style-name="P6">025 056 001 007 12810 143</text:p>
      <text:p text:style-name="P6">026 056 001 007 12810 143</text:p>
      <text:p text:style-name="P6">024 046 001 007 12810 143</text:p>
      <text:p text:style-name="P6">023 046 001 006 12810 143</text:p>
      <text:p text:style-name="P6">023 039 001 006 12810 143</text:p>
      <text:p text:style-name="P6">023 039 001 006 12810 143</text:p>
      <text:p text:style-name="P6">023 039 001 006 12810 143</text:p>
      <text:p text:style-name="P6">024 047 001 006 12810 143</text:p>
      <text:p text:style-name="P6">024 047 001 007 12810 143</text:p>
      <text:p text:style-name="P6">024 057 001 007 12810 143</text:p>
      <text:p text:style-name="P6">025 052 001 007 12810 143</text:p>
      <text:p text:style-name="P6">024 052 001 007 12810 143</text:p>
      <text:p text:style-name="P6">024 043 001 007 12810 143</text:p>
      <text:p text:style-name="P6">024 042 001 006 12810 143</text:p>
      <text:p text:style-name="P6">023 038 001 006 12810 143</text:p>
      <text:p text:style-name="P6">024 043 001 006 12810 143</text:p>
      <text:p text:style-name="P6">024 043 001 006 12810 143</text:p>
      <text:p text:style-name="P6">024 051 001 006 12810 143</text:p>
      <text:p text:style-name="P6">022 038 001 006 12810 143</text:p>
      <text:p text:style-name="P6">022 042 001 007 12810 143</text:p>
      <text:p text:style-name="P6">022 040 001 007 12810 143</text:p>
      <text:p text:style-name="P6">022 036 001 006 12810 143</text:p>
      <text:p text:style-name="P6">024 036 001 006 12810 143</text:p>
      <text:p text:style-name="P6">023 041 001 006 12810 143</text:p>
      <text:p text:style-name="P6">025 049 001 006 12810 143</text:p>
      <text:p text:style-name="P6">024 048 001 006 12810 143</text:p>
      <text:p text:style-name="P6">024 051 001 007 12810 143</text:p>
      <text:p text:style-name="P6">024 051 001 007 12810 143</text:p>
      <text:p text:style-name="P6">025 042 001 007 12810 143</text:p>
      <text:p text:style-name="P6">024 041 001 006 12810 143</text:p>
      <text:p text:style-name="P6">024 036 001 006 12810 143</text:p>
      <text:p text:style-name="P6">026 043 001 007 12810 143</text:p>
      <text:p text:style-name="P6">025 054 001 007 12810 143</text:p>
      <text:p text:style-name="P6">024 047 001 007 12810 143</text:p>
      <text:p text:style-name="P6">024 046 001 007 12810 143</text:p>
      <text:p text:style-name="P6">024 045 001 006 12810 143</text:p>
      <text:p text:style-name="P6">024 054 001 007 12810 143</text:p>
      <text:p text:style-name="P6">023 054 001 007 12810 143</text:p>
      <text:p text:style-name="P6">023 045 001 007 12810 143</text:p>
      <text:p text:style-name="P6">024 045 001 006 12810 143</text:p>
      <text:p text:style-name="P6">024 039 001 006 12810 143</text:p>
      <text:p text:style-name="P6">023 036 001 006 12810 143</text:p>
      <text:p text:style-name="P6">023 037 001 006 12810 143</text:p>
      <text:p text:style-name="P6">022 042 001 006 12810 143</text:p>
      <text:p text:style-name="P6"><text:soft-page-break/>023 042 001 006 12810 143</text:p>
      <text:p text:style-name="P6">023 051 001 006 12810 143</text:p>
      <text:p text:style-name="P6">023 052 001 007 12810 143</text:p>
      <text:p text:style-name="P6">024 052 001 007 12810 143</text:p>
      <text:p text:style-name="P6">022 043 001 007 12810 143</text:p>
      <text:p text:style-name="P6">022 043 001 006 12810 143</text:p>
      <text:p text:style-name="P6">022 038 001 006 12810 143</text:p>
      <text:p text:style-name="P6">023 039 001 006 12810 143</text:p>
      <text:p text:style-name="P6">023 041 001 006 12810 143</text:p>
      <text:p text:style-name="P6">023 049 001 006 12810 143</text:p>
      <text:p text:style-name="P6">024 049 001 007 12810 143</text:p>
      <text:p text:style-name="P6">024 061 001 007 12810 143</text:p>
      <text:p text:style-name="P6">023 061 001 007 12810 143</text:p>
      <text:p text:style-name="P6">023 050 001 007 12810 143</text:p>
      <text:p text:style-name="P6">022 042 001 006 12810 143</text:p>
      <text:p text:style-name="P6">022 040 001 006 12810 143</text:p>
      <text:p text:style-name="P6">023 044 001 006 12810 143</text:p>
      <text:p text:style-name="P6">024 044 001 006 12810 143</text:p>
      <text:p text:style-name="P6">025 054 001 006 12810 143</text:p>
      <text:p text:style-name="P6">024 056 001 007 12810 143</text:p>
      <text:p text:style-name="P6">026 061 001 007 12810 143</text:p>
      <text:p text:style-name="P6">025 048 001 007 12810 143</text:p>
      <text:p text:style-name="P6">025 047 001 007 12810 143</text:p>
      <text:p text:style-name="P6">025 041 001 006 12810 143</text:p>
      <text:p text:style-name="P6">025 041 001 006 12810 143</text:p>
      <text:p text:style-name="P6">025 039 001 006 12810 143</text:p>
      <text:p text:style-name="P6">025 040 001 006 12810 143</text:p>
      <text:p text:style-name="P6">024 049 001 006 12810 143</text:p>
      <text:p text:style-name="P6">023 060 001 007 12810 143</text:p>
      <text:p text:style-name="P6">024 060 001 007 12810 143</text:p>
      <text:p text:style-name="P6">024 053 001 007 12810 143</text:p>
      <text:p text:style-name="P6">024 040 001 006 12810 143</text:p>
      <text:p text:style-name="P6">025 044 001 006 12810 143</text:p>
      <text:p text:style-name="P6">025 053 001 006 12810 143</text:p>
      <text:p text:style-name="P6">024 053 001 007 12810 143</text:p>
      <text:p text:style-name="P6">025 062 001 007 12810 143</text:p>
      <text:p text:style-name="P6">024 062 001 007 12810 143</text:p>
      <text:p text:style-name="P6">023 049 001 007 12810 143</text:p>
      <text:p text:style-name="P6">023 043 001 006 12810 143</text:p>
      <text:p text:style-name="P6">022 043 001 006 12810 143</text:p>
      <text:p text:style-name="P6">022 041 001 006 12810 143</text:p>
      <text:p text:style-name="P6">022 041 001 006 12810 143</text:p>
      <text:p text:style-name="P6">022 050 001 007 12810 143</text:p>
      <text:p text:style-name="P6">022 042 001 006 12810 143</text:p>
      <text:p text:style-name="P6">023 042 001 006 12810 143</text:p>
      <text:p text:style-name="P6">023 048 001 006 12810 143</text:p>
      <text:p text:style-name="P6">023 049 001 006 12810 143</text:p>
      <text:p text:style-name="P6">022 061 001 006 12810 143</text:p>
      <text:p text:style-name="P6">023 058 001 007 12810 143</text:p>
      <text:p text:style-name="P6"><text:soft-page-break/>023 057 001 007 12810 143</text:p>
      <text:p text:style-name="P6">022 047 001 006 12810 143</text:p>
      <text:p text:style-name="P6">022 047 001 006 12810 143</text:p>
      <text:p text:style-name="P6">023 043 001 006 12810 143</text:p>
      <text:p text:style-name="P6">023 045 001 006 12810 143</text:p>
      <text:p text:style-name="P6">022 046 001 006 12810 143</text:p>
      <text:p text:style-name="P6">024 057 001 006 12810 143</text:p>
      <text:p text:style-name="P6">024 058 001 007 12810 143</text:p>
      <text:p text:style-name="P6">024 063 001 007 12810 143</text:p>
      <text:p text:style-name="P6">024 053 001 007 12810 143</text:p>
      <text:p text:style-name="P6">024 053 001 007 12810 143</text:p>
      <text:p text:style-name="P6">023 045 001 006 12810 143</text:p>
      <text:p text:style-name="P6">023 044 001 006 12810 143</text:p>
      <text:p text:style-name="P6">024 042 001 006 12810 143</text:p>
      <text:p text:style-name="P6">023 042 001 006 12810 143</text:p>
      <text:p text:style-name="P6">023 050 001 006 12810 143</text:p>
      <text:p text:style-name="P6">025 061 001 006 12810 143</text:p>
      <text:p text:style-name="P6">023 061 001 007 12810 143</text:p>
      <text:p text:style-name="P6">024 056 001 007 12810 143</text:p>
      <text:p text:style-name="P6">023 055 001 006 12810 143</text:p>
      <text:p text:style-name="P6">023 045 001 006 12810 143</text:p>
      <text:p text:style-name="P6">022 040 001 006 12810 143</text:p>
      <text:p text:style-name="P6">022 040 001 006 12810 143</text:p>
      <text:p text:style-name="P6">022 044 001 006 12810 143</text:p>
      <text:p text:style-name="P6">022 043 001 006 12810 143</text:p>
      <text:p text:style-name="P6">022 053 001 006 12810 143</text:p>
      <text:p text:style-name="P6">024 051 001 007 12810 143</text:p>
      <text:p text:style-name="P6">022 044 001 006 12810 143</text:p>
      <text:p text:style-name="P6">024 041 001 006 12810 143</text:p>
      <text:p text:style-name="P6">024 041 001 006 12810 143</text:p>
      <text:p text:style-name="P6">024 048 001 006 12810 143</text:p>
      <text:p text:style-name="P6">024 048 001 006 12810 143</text:p>
      <text:p text:style-name="P6">023 058 001 006 12810 143</text:p>
      <text:p text:style-name="P6">023 054 001 006 12810 143</text:p>
      <text:p text:style-name="P6">022 047 001 006 12810 143</text:p>
      <text:p text:style-name="P6">022 041 001 006 12810 143</text:p>
      <text:p text:style-name="P6">023 040 001 005 12810 143</text:p>
      <text:p text:style-name="P6">023 039 001 005 12810 143</text:p>
      <text:p text:style-name="P6">023 047 001 006 12810 143</text:p>
      <text:p text:style-name="P6">024 047 001 006 12810 143</text:p>
      <text:p text:style-name="P6">024 056 001 006 12810 143</text:p>
      <text:p text:style-name="P6">023 055 001 006 12810 143</text:p>
      <text:p text:style-name="P6">023 048 001 007 12810 143</text:p>
      <text:p text:style-name="P6">023 041 001 006 12810 143</text:p>
      <text:p text:style-name="P6">022 041 001 006 12810 143</text:p>
      <text:p text:style-name="P6">022 037 001 005 12810 143</text:p>
      <text:p text:style-name="P6">023 037 001 005 12810 143</text:p>
      <text:p text:style-name="P6">022 042 001 005 12810 143</text:p>
      <text:p text:style-name="P6">023 050 001 006 12810 143</text:p>
      <text:p text:style-name="P6"><text:soft-page-break/>022 051 001 006 12810 143</text:p>
      <text:p text:style-name="P6">023 055 001 006 12810 143</text:p>
      <text:p text:style-name="P6">023 058 001 006 12810 143</text:p>
      <text:p text:style-name="P6">022 047 001 006 12810 143</text:p>
      <text:p text:style-name="P6">022 041 001 006 12810 143</text:p>
      <text:p text:style-name="P6">021 042 001 006 12810 143</text:p>
      <text:p text:style-name="P6">021 043 001 005 12810 143</text:p>
      <text:p text:style-name="P6">022 043 001 005 12810 143</text:p>
      <text:p text:style-name="P6">021 052 001 005 12810 143</text:p>
      <text:p text:style-name="P6">022 063 001 006 12810 143</text:p>
      <text:p text:style-name="P6">022 063 001 006 12810 143</text:p>
      <text:p text:style-name="P6">021 056 001 006 12810 143</text:p>
      <text:p text:style-name="P6">022 063 001 006 12810 143</text:p>
      <text:p text:style-name="P6">022 060 001 006 12810 143</text:p>
      <text:p text:style-name="P6">022 061 001 006 12810 143</text:p>
      <text:p text:style-name="P6">022 049 001 006 12810 143</text:p>
      <text:p text:style-name="P6">022 049 001 005 12810 143</text:p>
      <text:p text:style-name="P6">022 043 001 005 12810 143</text:p>
      <text:p text:style-name="P6">022 043 001 005 12810 143</text:p>
      <text:p text:style-name="P6">023 046 001 005 12810 143</text:p>
      <text:p text:style-name="P6">023 055 001 005 12810 143</text:p>
      <text:p text:style-name="P6">023 053 001 006 12810 143</text:p>
      <text:p text:style-name="P6">023 045 001 006 12810 143</text:p>
      <text:p text:style-name="P6">022 043 001 005 12810 143</text:p>
      <text:p text:style-name="P6">022 039 001 005 12810 143</text:p>
      <text:p text:style-name="P6">022 045 001 005 12810 143</text:p>
      <text:p text:style-name="P6">022 046 001 005 12810 143</text:p>
      <text:p text:style-name="P6">022 055 001 006 12810 143</text:p>
      <text:p text:style-name="P6">023 055 001 006 12810 143</text:p>
      <text:p text:style-name="P6">023 051 001 006 12810 143</text:p>
      <text:p text:style-name="P6">022 043 001 006 12810 143</text:p>
      <text:p text:style-name="P6">021 043 001 006 12810 143</text:p>
      <text:p text:style-name="P6">019 037 001 005 12810 143</text:p>
      <text:p text:style-name="P6">019 037 001 005 12810 143</text:p>
      <text:p text:style-name="P6">019 041 001 005 12810 143</text:p>
      <text:p text:style-name="P6">021 037 001 005 12810 143</text:p>
      <text:p text:style-name="P6">020 041 001 006 12810 143</text:p>
      <text:p text:style-name="P6">020 037 001 005 12810 143</text:p>
      <text:p text:style-name="P6">020 037 001 005 12810 143</text:p>
      <text:p text:style-name="P6">021 058 001 006 12810 143</text:p>
      <text:p text:style-name="P6">021 057 001 006 12810 143</text:p>
      <text:p text:style-name="P6">021 047 001 006 12810 143</text:p>
      <text:p text:style-name="P6">020 048 001 006 12810 143</text:p>
      <text:p text:style-name="P6">020 040 001 005 12810 143</text:p>
      <text:p text:style-name="P6">020 041 001 005 12810 143</text:p>
      <text:p text:style-name="P6">020 038 001 005 12810 143</text:p>
      <text:p text:style-name="P6">020 045 001 005 12810 143</text:p>
      <text:p text:style-name="P6">020 045 001 005 12810 143</text:p>
      <text:p text:style-name="P6">020 055 001 005 12810 143</text:p>
      <text:p text:style-name="P6"><text:soft-page-break/>020 059 001 006 12810 143</text:p>
      <text:p text:style-name="P6">020 060 001 006 12810 143</text:p>
      <text:p text:style-name="P6">020 049 001 006 12810 143</text:p>
      <text:p text:style-name="P6">019 049 001 005 12810 143</text:p>
      <text:p text:style-name="P6">020 043 001 005 12810 143</text:p>
      <text:p text:style-name="P6">020 044 001 005 12810 143</text:p>
      <text:p text:style-name="P6">020 044 001 005 12810 143</text:p>
      <text:p text:style-name="P6">019 053 001 005 12810 143</text:p>
      <text:p text:style-name="P6">019 054 001 005 12810 143</text:p>
      <text:p text:style-name="P6">018 063 001 006 12810 143</text:p>
      <text:p text:style-name="P6">017 063 001 006 12810 143</text:p>
      <text:p text:style-name="P6">017 054 001 006 12810 143</text:p>
      <text:p text:style-name="P6">017 045 001 005 12810 143</text:p>
      <text:p text:style-name="P6">017 044 001 005 12810 143</text:p>
      <text:p text:style-name="P6">016 040 001 005 12810 143</text:p>
      <text:p text:style-name="P6">016 039 001 005 12810 143</text:p>
      <text:p text:style-name="P6">017 058 001 006 12810 143</text:p>
      <text:p text:style-name="P6">018 052 001 005 12810 143</text:p>
      <text:p text:style-name="P6">017 059 001 006 12810 143</text:p>
      <text:p text:style-name="P6">017 058 001 006 12810 143</text:p>
      <text:p text:style-name="P6">017 046 001 006 12810 143</text:p>
      <text:p text:style-name="P6">017 040 001 005 12810 143</text:p>
      <text:p text:style-name="P6">017 039 001 005 12810 143</text:p>
      <text:p text:style-name="P6">016 036 001 005 12810 143</text:p>
      <text:p text:style-name="P6">017 036 001 005 12810 143</text:p>
      <text:p text:style-name="P6">016 051 001 005 12810 143</text:p>
      <text:p text:style-name="P6">017 051 001 005 12810 143</text:p>
      <text:p text:style-name="P6">017 052 001 005 12810 143</text:p>
      <text:p text:style-name="P6">016 043 001 005 12810 143</text:p>
      <text:p text:style-name="P6">016 044 001 005 12810 143</text:p>
      <text:p text:style-name="P6">015 038 001 005 12810 143</text:p>
      <text:p text:style-name="P6">016 038 001 005 12810 143</text:p>
      <text:p text:style-name="P6">015 039 001 005 12810 143</text:p>
      <text:p text:style-name="P6">016 047 001 005 12810 143</text:p>
      <text:p text:style-name="P6">016 047 001 005 12810 143</text:p>
      <text:p text:style-name="P6">015 057 001 005 12810 143</text:p>
      <text:p text:style-name="P6">014 058 001 005 12810 143</text:p>
      <text:p text:style-name="P6">014 050 001 005 12810 143</text:p>
      <text:p text:style-name="P6">013 042 001 005 12810 143</text:p>
      <text:p text:style-name="P6">012 040 001 005 12810 143</text:p>
      <text:p text:style-name="P6">013 037 001 005 12810 143</text:p>
      <text:p text:style-name="P6">012 038 001 004 12810 143</text:p>
      <text:p text:style-name="P6">012 042 001 004 12810 143</text:p>
      <text:p text:style-name="P6">011 043 001 005 12810 143</text:p>
      <text:p text:style-name="P6">011 053 001 005 12810 143</text:p>
      <text:p text:style-name="P6">013 055 001 005 12810 143</text:p>
      <text:p text:style-name="P6">012 054 001 005 12810 143</text:p>
      <text:p text:style-name="P6">012 043 001 005 12810 143</text:p>
      <text:p text:style-name="P6">012 042 001 005 12810 143</text:p>
      <text:p text:style-name="P6"><text:soft-page-break/>012 037 001 005 12810 143</text:p>
      <text:p text:style-name="P6">012 038 001 004 12810 143</text:p>
      <text:p text:style-name="P6">013 038 001 004 12810 143</text:p>
      <text:p text:style-name="P6">012 037 001 004 12810 143</text:p>
      <text:p text:style-name="P6">012 036 001 004 12810 143</text:p>
      <text:p text:style-name="P6">012 043 001 004 12810 143</text:p>
      <text:p text:style-name="P6">011 043 001 005 12810 143</text:p>
      <text:p text:style-name="P6">012 053 001 005 12810 143</text:p>
      <text:p text:style-name="P6">011 048 001 005 12810 143</text:p>
      <text:p text:style-name="P6">010 047 001 005 12810 143</text:p>
      <text:p text:style-name="P6">011 039 001 005 12810 143</text:p>
      <text:p text:style-name="P6">011 039 001 004 12810 143</text:p>
      <text:p text:style-name="P6">011 048 001 004 12810 143</text:p>
      <text:p text:style-name="P6">011 049 001 005 12810 143</text:p>
      <text:p text:style-name="P6">011 055 001 005 12810 143</text:p>
      <text:p text:style-name="P6">011 046 001 005 12810 143</text:p>
      <text:p text:style-name="P6">012 047 001 005 12810 143</text:p>
      <text:p text:style-name="P6">011 040 001 004 12810 143</text:p>
      <text:p text:style-name="P6">011 040 001 004 12810 143</text:p>
      <text:p text:style-name="P6">010 038 001 004 12810 143</text:p>
      <text:p text:style-name="P6">011 045 001 004 12810 143</text:p>
      <text:p text:style-name="P6">012 046 001 004 12810 143</text:p>
      <text:p text:style-name="P6">012 057 001 004 12810 143</text:p>
      <text:p text:style-name="P6">011 058 001 005 12810 143</text:p>
      <text:p text:style-name="P6">012 055 001 005 12810 143</text:p>
      <text:p text:style-name="P6">011 055 001 004 12810 143</text:p>
      <text:p text:style-name="P6">010 044 001 004 12810 143</text:p>
      <text:p text:style-name="P6">012 039 001 004 12810 143</text:p>
      <text:p text:style-name="P6">009 039 001 004 12810 143</text:p>
      <text:p text:style-name="P6">010 042 001 004 12810 143</text:p>
      <text:p text:style-name="P6">009 058 001 004 12810 143</text:p>
      <text:p text:style-name="P6">010 051 001 004 12810 143</text:p>
      <text:p text:style-name="P6">010 051 001 004 12810 143</text:p>
      <text:p text:style-name="P6">010 043 001 004 12810 143</text:p>
      <text:p text:style-name="P6">010 042 001 004 12810 143</text:p>
      <text:p text:style-name="P6">010 037 001 004 12810 143</text:p>
      <text:p text:style-name="P6">010 041 001 004 12810 143</text:p>
      <text:p text:style-name="P6">010 042 001 004 12810 143</text:p>
      <text:p text:style-name="P6">010 050 001 004 12810 143</text:p>
      <text:p text:style-name="P6">010 050 001 004 12810 143</text:p>
      <text:p text:style-name="P6">010 055 001 004 12810 143</text:p>
      <text:p text:style-name="P6">010 045 001 004 12810 143</text:p>
      <text:p text:style-name="P6">010 043 001 004 12810 143</text:p>
      <text:p text:style-name="P6">010 037 001 004 12810 143</text:p>
      <text:p text:style-name="P6">010 037 001 003 12810 143</text:p>
      <text:p text:style-name="P6">010 037 001 003 12810 143</text:p>
      <text:p text:style-name="P6">010 044 001 003 12810 143</text:p>
      <text:p text:style-name="P6">010 044 001 003 12810 143</text:p>
      <text:p text:style-name="P6">009 054 001 004 12810 143</text:p>
      <text:p text:style-name="P6"><text:soft-page-break/>009 054 001 004 12810 143</text:p>
      <text:p text:style-name="P6">009 046 001 004 12810 143</text:p>
      <text:p text:style-name="P6">009 038 001 003 12810 143</text:p>
      <text:p text:style-name="P6">009 037 001 003 12810 143</text:p>
      <text:p text:style-name="P6">009 034 001 003 12810 143</text:p>
      <text:p text:style-name="P6">009 033 001 003 12810 143</text:p>
      <text:p text:style-name="P6">009 049 001 003 12810 143</text:p>
      <text:p text:style-name="P6">009 049 001 003 12810 143</text:p>
      <text:p text:style-name="P6">009 035 001 003 12810 143</text:p>
      <text:p text:style-name="P6">008 046 001 003 12810 143</text:p>
      <text:p text:style-name="P6">008 044 001 003 12810 143</text:p>
      <text:p text:style-name="P6">009 034 001 003 12810 143</text:p>
      <text:p text:style-name="P6">008 029 001 003 12810 143</text:p>
      <text:p text:style-name="P6">008 027 001 003 12810 143</text:p>
      <text:p text:style-name="P6">008 026 001 003 12810 143</text:p>
      <text:p text:style-name="P6">007 026 001 003 12810 143</text:p>
      <text:p text:style-name="P6">007 029 001 003 12810 143</text:p>
      <text:p text:style-name="P6">007 028 001 003 12810 143</text:p>
      <text:p text:style-name="P6">007 030 001 003 12810 143</text:p>
      <text:p text:style-name="P6">007 026 001 003 12810 143</text:p>
      <text:p text:style-name="P6">006 025 001 003 12810 143</text:p>
      <text:p text:style-name="P6">006 020 001 003 12810 143</text:p>
      <text:p text:style-name="P6">006 019 001 003 12810 143</text:p>
      <text:p text:style-name="P6">005 018 001 003 12810 143</text:p>
      <text:p text:style-name="P6">005 018 001 003 12810 143</text:p>
      <text:p text:style-name="P6">005 017 001 003 12810 143</text:p>
      <text:p text:style-name="P6">005 017 001 003 12810 143</text:p>
      <text:p text:style-name="P6">005 017 001 003 12810 143</text:p>
      <text:p text:style-name="P6">005 015 001 003 12810 143</text:p>
      <text:p text:style-name="P6">004 014 001 002 12810 143</text:p>
      <text:p text:style-name="P6">004 012 001 002 12810 143</text:p>
      <text:p text:style-name="P6">004 011 001 002 12810 143</text:p>
      <text:p text:style-name="P6">004 011 001 002 12810 143</text:p>
      <text:p text:style-name="P6">004 010 001 002 12810 143</text:p>
      <text:p text:style-name="P6">004 010 001 002 12810 143</text:p>
      <text:p text:style-name="P6">004 009 001 002 12810 143</text:p>
      <text:p text:style-name="P6">004 008 001 002 12810 143</text:p>
      <text:p text:style-name="P6">004 008 001 002 12810 143</text:p>
      <text:p text:style-name="P6">004 008 001 002 12810 143</text:p>
      <text:p text:style-name="P6">003 007 001 002 12810 143</text:p>
      <text:p text:style-name="P6">003 007 001 002 12810 143</text:p>
      <text:p text:style-name="P6">002 006 001 002 12810 143</text:p>
      <text:p text:style-name="P6">002 006 001 002 12810 143</text:p>
      <text:p text:style-name="P6">001 005 001 002 12810 143</text:p>
      <text:p text:style-name="P6">002 005 001 002 12810 143</text:p>
      <text:p text:style-name="P6">002 005 001 002 12810 143</text:p>
      <text:p text:style-name="P6">000 004 001 002 12810 143</text:p>
      <text:p text:style-name="P6">001 004 001 002 12810 143</text:p>
      <text:p text:style-name="P6">000 004 001 002 12810 143</text:p>
      <text:p text:style-name="P6"><text:soft-page-break/>000 004 001 002 12810 143</text:p>
      <text:p text:style-name="P6">000 003 001 002 12810 143</text:p>
      <text:p text:style-name="P6">000 003 001 002 12810 143</text:p>
      <text:p text:style-name="P6">000 003 001 002 12810 143</text:p>
      <text:p text:style-name="P6">000 003 001 002 12810 143</text:p>
      <text:p text:style-name="P6">000 003 001 002 12810 143</text:p>
      <text:p text:style-name="P6">000 003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<text:soft-page-break/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6">000 002 001 002 12810 143</text:p>
      <text:p text:style-name="P7">Squal: Max: Min: Sum: Shutter: LaserPower: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<text:soft-page-break/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<text:soft-page-break/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<text:soft-page-break/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3 001 002 12810 143</text:p>
      <text:p text:style-name="P7">000 003 001 002 12810 143</text:p>
      <text:p text:style-name="P7">000 003 001 002 12810 143</text:p>
      <text:p text:style-name="P7">000 003 001 002 12810 143</text:p>
      <text:p text:style-name="P7">000 003 001 002 12810 143</text:p>
      <text:p text:style-name="P7">000 003 001 002 12810 143</text:p>
      <text:p text:style-name="P7">000 003 001 002 12810 143</text:p>
      <text:p text:style-name="P7">000 003 001 002 12810 143</text:p>
      <text:p text:style-name="P7">000 003 001 002 12810 143</text:p>
      <text:p text:style-name="P7">000 003 001 002 12810 143</text:p>
      <text:p text:style-name="P7">000 003 001 002 12810 143</text:p>
      <text:p text:style-name="P7">000 004 001 002 12810 143</text:p>
      <text:p text:style-name="P7">000 004 001 002 12810 143</text:p>
      <text:p text:style-name="P7">000 004 001 002 12810 143</text:p>
      <text:p text:style-name="P7">000 004 001 002 12810 143</text:p>
      <text:p text:style-name="P7">000 004 001 002 12810 143</text:p>
      <text:p text:style-name="P7">002 005 001 002 12810 143</text:p>
      <text:p text:style-name="P7">001 005 001 002 12810 143</text:p>
      <text:p text:style-name="P7">000 005 001 002 12810 143</text:p>
      <text:p text:style-name="P7">001 005 001 002 12810 143</text:p>
      <text:p text:style-name="P7">002 005 001 002 12810 143</text:p>
      <text:p text:style-name="P7">002 006 001 002 12810 143</text:p>
      <text:p text:style-name="P7">002 006 001 002 12810 143</text:p>
      <text:p text:style-name="P7">002 007 001 002 12810 143</text:p>
      <text:p text:style-name="P7">003 008 001 002 12810 143</text:p>
      <text:p text:style-name="P7">003 008 001 002 12810 143</text:p>
      <text:p text:style-name="P7">004 008 001 002 12810 143</text:p>
      <text:p text:style-name="P7">004 009 001 002 12810 143</text:p>
      <text:p text:style-name="P7">004 009 001 002 12810 143</text:p>
      <text:p text:style-name="P7">004 010 001 002 12810 143</text:p>
      <text:p text:style-name="P7"><text:soft-page-break/>004 010 001 002 12810 143</text:p>
      <text:p text:style-name="P7">004 011 001 002 12810 143</text:p>
      <text:p text:style-name="P7">004 011 001 002 12810 143</text:p>
      <text:p text:style-name="P7">005 012 001 002 12810 143</text:p>
      <text:p text:style-name="P7">005 011 001 002 12810 143</text:p>
      <text:p text:style-name="P7">005 011 001 002 12810 143</text:p>
      <text:p text:style-name="P7">005 011 001 002 12810 143</text:p>
      <text:p text:style-name="P7">006 012 001 002 12810 143</text:p>
      <text:p text:style-name="P7">006 012 001 002 12810 143</text:p>
      <text:p text:style-name="P7">006 013 001 002 12810 143</text:p>
      <text:p text:style-name="P7">006 014 001 002 12810 143</text:p>
      <text:p text:style-name="P7">006 016 001 002 12810 143</text:p>
      <text:p text:style-name="P7">006 017 001 003 12810 143</text:p>
      <text:p text:style-name="P7">005 016 001 003 12810 143</text:p>
      <text:p text:style-name="P7">005 015 001 003 12810 143</text:p>
      <text:p text:style-name="P7">005 017 001 003 12810 143</text:p>
      <text:p text:style-name="P7">006 019 001 003 12810 143</text:p>
      <text:p text:style-name="P7">006 020 001 003 12810 143</text:p>
      <text:p text:style-name="P7">007 023 000 003 12810 143</text:p>
      <text:p text:style-name="P7">007 025 001 003 12810 143</text:p>
      <text:p text:style-name="P7">007 023 001 003 12810 143</text:p>
      <text:p text:style-name="P7">007 021 001 003 12810 143</text:p>
      <text:p text:style-name="P7">007 022 001 003 12810 143</text:p>
      <text:p text:style-name="P7">008 021 001 003 12810 143</text:p>
      <text:p text:style-name="P7">008 022 001 003 12810 143</text:p>
      <text:p text:style-name="P7">008 024 001 003 12810 143</text:p>
      <text:p text:style-name="P7">008 029 001 003 12810 143</text:p>
      <text:p text:style-name="P7">008 025 001 003 12810 143</text:p>
      <text:p text:style-name="P7">008 026 001 003 12810 143</text:p>
      <text:p text:style-name="P7">008 031 001 003 12810 143</text:p>
      <text:p text:style-name="P7">009 032 001 003 12810 143</text:p>
      <text:p text:style-name="P7">008 037 001 003 12810 143</text:p>
      <text:p text:style-name="P7">008 031 001 003 12810 143</text:p>
      <text:p text:style-name="P7">008 031 001 003 12810 143</text:p>
      <text:p text:style-name="P7">009 027 001 003 12810 143</text:p>
      <text:p text:style-name="P7">008 028 001 003 12810 143</text:p>
      <text:p text:style-name="P7">008 027 001 003 12810 143</text:p>
      <text:p text:style-name="P7">008 030 001 003 12810 143</text:p>
      <text:p text:style-name="P7">009 031 001 003 12810 143</text:p>
      <text:p text:style-name="P7">009 037 001 003 12810 143</text:p>
      <text:p text:style-name="P7">009 036 001 003 12810 143</text:p>
      <text:p text:style-name="P7">008 034 001 003 12810 143</text:p>
      <text:p text:style-name="P7">008 029 001 003 12810 143</text:p>
      <text:p text:style-name="P7">009 029 001 003 12810 143</text:p>
      <text:p text:style-name="P7">008 026 001 003 12810 143</text:p>
      <text:p text:style-name="P7">008 025 001 003 12810 143</text:p>
      <text:p text:style-name="P7">010 027 001 003 12810 143</text:p>
      <text:p text:style-name="P7">009 032 001 003 12810 143</text:p>
      <text:p text:style-name="P7">010 033 001 003 12810 143</text:p>
      <text:p text:style-name="P7"><text:soft-page-break/>010 038 001 003 12810 143</text:p>
      <text:p text:style-name="P7">010 040 001 004 12810 143</text:p>
      <text:p text:style-name="P7">010 034 001 004 12810 143</text:p>
      <text:p text:style-name="P7">010 034 001 003 12810 143</text:p>
      <text:p text:style-name="P7">009 029 001 003 12810 143</text:p>
      <text:p text:style-name="P7">011 037 001 004 12810 143</text:p>
      <text:p text:style-name="P7">011 037 001 003 12810 143</text:p>
      <text:p text:style-name="P7">011 037 001 004 12810 143</text:p>
      <text:p text:style-name="P7">011 036 001 003 12810 143</text:p>
      <text:p text:style-name="P7">011 036 001 004 12810 143</text:p>
      <text:p text:style-name="P7">012 037 001 004 12810 143</text:p>
      <text:p text:style-name="P7">011 035 001 004 12810 143</text:p>
      <text:p text:style-name="P7">012 029 001 004 12810 143</text:p>
      <text:p text:style-name="P7">012 037 001 004 12810 143</text:p>
      <text:p text:style-name="P7">012 032 001 004 12810 143</text:p>
      <text:p text:style-name="P7">011 031 001 004 12810 143</text:p>
      <text:p text:style-name="P7">011 027 001 004 12810 143</text:p>
      <text:p text:style-name="P7">011 027 001 004 12810 143</text:p>
      <text:p text:style-name="P7">011 027 001 004 12810 143</text:p>
      <text:p text:style-name="P7">012 032 001 004 12810 143</text:p>
      <text:p text:style-name="P7">012 032 001 004 12810 143</text:p>
      <text:p text:style-name="P7">013 039 001 004 12810 143</text:p>
      <text:p text:style-name="P7">011 041 001 004 12810 143</text:p>
      <text:p text:style-name="P7">011 037 001 004 12810 143</text:p>
      <text:p text:style-name="P7">011 031 001 004 12810 143</text:p>
      <text:p text:style-name="P7">011 031 001 004 12810 143</text:p>
      <text:p text:style-name="P7">011 030 001 004 12810 143</text:p>
      <text:p text:style-name="P7">011 029 001 004 12810 143</text:p>
      <text:p text:style-name="P7">010 032 001 004 12810 143</text:p>
      <text:p text:style-name="P7">011 038 001 004 12810 143</text:p>
      <text:p text:style-name="P7">012 038 001 004 12810 143</text:p>
      <text:p text:style-name="P7">012 040 001 004 12810 143</text:p>
      <text:p text:style-name="P7">011 040 001 005 12810 143</text:p>
      <text:p text:style-name="P7">011 033 001 005 12810 143</text:p>
      <text:p text:style-name="P7">010 029 001 004 12810 143</text:p>
      <text:p text:style-name="P7">009 029 001 004 12810 143</text:p>
      <text:p text:style-name="P7">010 028 001 004 12810 143</text:p>
      <text:p text:style-name="P7">011 028 001 004 12810 143</text:p>
      <text:p text:style-name="P7">010 033 001 004 12810 143</text:p>
      <text:p text:style-name="P7">011 040 001 005 12810 143</text:p>
      <text:p text:style-name="P7">010 028 001 004 12810 143</text:p>
      <text:p text:style-name="P7">010 031 001 005 12810 143</text:p>
      <text:p text:style-name="P7">009 028 001 004 12810 143</text:p>
      <text:p text:style-name="P7">011 028 001 004 12810 143</text:p>
      <text:p text:style-name="P7">010 029 001 004 12810 143</text:p>
      <text:p text:style-name="P7">011 029 001 004 12810 143</text:p>
      <text:p text:style-name="P7">011 035 001 004 12810 143</text:p>
      <text:p text:style-name="P7">013 041 001 005 12810 143</text:p>
      <text:p text:style-name="P7">014 041 001 005 12810 143</text:p>
      <text:p text:style-name="P7"><text:soft-page-break/>013 036 001 005 12810 143</text:p>
      <text:p text:style-name="P7">011 037 001 005 12810 143</text:p>
      <text:p text:style-name="P7">012 033 001 004 12810 143</text:p>
      <text:p text:style-name="P7">013 033 001 005 12810 143</text:p>
      <text:p text:style-name="P7">012 039 001 005 12810 143</text:p>
      <text:p text:style-name="P7">013 042 001 005 12810 143</text:p>
      <text:p text:style-name="P7">012 042 001 005 12810 143</text:p>
      <text:p text:style-name="P7">013 033 001 005 12810 143</text:p>
      <text:p text:style-name="P7">013 032 001 005 12810 143</text:p>
      <text:p text:style-name="P7">013 029 001 005 12810 143</text:p>
      <text:p text:style-name="P7">014 029 001 005 12810 143</text:p>
      <text:p text:style-name="P7">014 028 001 005 12810 143</text:p>
      <text:p text:style-name="P7">013 032 001 005 12810 143</text:p>
      <text:p text:style-name="P7">014 034 001 005 12810 143</text:p>
      <text:p text:style-name="P7">014 040 001 005 12810 143</text:p>
      <text:p text:style-name="P7">014 040 001 005 12810 143</text:p>
      <text:p text:style-name="P7">013 035 001 006 12810 143</text:p>
      <text:p text:style-name="P7">013 031 001 005 12810 143</text:p>
      <text:p text:style-name="P7">014 039 001 006 12810 143</text:p>
      <text:p text:style-name="P7">012 038 001 005 12810 143</text:p>
      <text:p text:style-name="P7">013 032 001 005 12810 143</text:p>
      <text:p text:style-name="P7">012 029 001 005 12810 143</text:p>
      <text:p text:style-name="P7">013 029 001 005 12810 143</text:p>
      <text:p text:style-name="P7">013 032 001 005 12810 143</text:p>
      <text:p text:style-name="P7">014 033 001 005 12810 143</text:p>
      <text:p text:style-name="P7">015 040 001 005 12810 143</text:p>
      <text:p text:style-name="P7">014 039 001 005 12810 143</text:p>
      <text:p text:style-name="P7">015 039 001 005 12810 143</text:p>
      <text:p text:style-name="P7">014 033 001 005 12810 143</text:p>
      <text:p text:style-name="P7">015 031 001 005 12810 143</text:p>
      <text:p text:style-name="P7">015 031 001 005 12810 143</text:p>
      <text:p text:style-name="P7">016 034 001 005 12810 143</text:p>
      <text:p text:style-name="P7">016 035 001 005 12810 143</text:p>
      <text:p text:style-name="P7">015 042 001 005 12810 143</text:p>
      <text:p text:style-name="P7">015 045 001 006 12810 143</text:p>
      <text:p text:style-name="P7">017 045 001 006 12810 143</text:p>
      <text:p text:style-name="P7">016 037 001 006 12810 143</text:p>
      <text:p text:style-name="P7">016 038 001 005 12810 143</text:p>
      <text:p text:style-name="P7">016 033 001 005 12810 143</text:p>
      <text:p text:style-name="P7">017 033 001 005 12810 143</text:p>
      <text:p text:style-name="P7">016 033 001 005 12810 143</text:p>
      <text:p text:style-name="P7">017 040 001 005 12810 143</text:p>
      <text:p text:style-name="P7">017 039 001 006 12810 143</text:p>
      <text:p text:style-name="P7">018 047 001 006 12810 143</text:p>
      <text:p text:style-name="P7">017 048 001 006 12810 143</text:p>
      <text:p text:style-name="P7">016 034 001 005 12810 143</text:p>
      <text:p text:style-name="P7">018 042 001 006 12810 143</text:p>
      <text:p text:style-name="P7">019 041 001 006 12810 143</text:p>
      <text:p text:style-name="P7">019 049 001 006 12810 143</text:p>
      <text:p text:style-name="P7"><text:soft-page-break/>019 042 001 006 12810 143</text:p>
      <text:p text:style-name="P7">017 041 001 006 12810 143</text:p>
      <text:p text:style-name="P7">017 034 001 006 12810 143</text:p>
      <text:p text:style-name="P7">018 034 001 005 12810 143</text:p>
      <text:p text:style-name="P7">017 033 001 005 12810 143</text:p>
      <text:p text:style-name="P7">020 038 001 005 12810 143</text:p>
      <text:p text:style-name="P7">019 038 001 005 12810 143</text:p>
      <text:p text:style-name="P7">020 047 001 006 12810 143</text:p>
      <text:p text:style-name="P7">021 047 001 006 12810 143</text:p>
      <text:p text:style-name="P7">020 048 001 006 12810 143</text:p>
      <text:p text:style-name="P7">019 038 001 006 12810 143</text:p>
      <text:p text:style-name="P7">020 038 001 006 12810 143</text:p>
      <text:p text:style-name="P7">020 033 001 006 12810 143</text:p>
      <text:p text:style-name="P7">020 034 001 005 12810 143</text:p>
      <text:p text:style-name="P7">020 034 001 005 12810 143</text:p>
      <text:p text:style-name="P7">020 040 001 006 12810 143</text:p>
      <text:p text:style-name="P7">022 041 001 006 12810 143</text:p>
      <text:p text:style-name="P7">022 049 001 006 12810 143</text:p>
      <text:p text:style-name="P7">021 048 001 007 12810 143</text:p>
      <text:p text:style-name="P7">022 041 001 007 12810 143</text:p>
      <text:p text:style-name="P7">022 035 001 006 12810 143</text:p>
      <text:p text:style-name="P7">023 035 001 006 12810 143</text:p>
      <text:p text:style-name="P7">023 032 001 005 12810 143</text:p>
      <text:p text:style-name="P7">024 035 001 006 12810 143</text:p>
      <text:p text:style-name="P7">022 033 001 006 12810 143</text:p>
      <text:p text:style-name="P7">021 032 001 006 12810 143</text:p>
      <text:p text:style-name="P7">022 035 001 005 12810 143</text:p>
      <text:p text:style-name="P7">024 036 001 006 12810 143</text:p>
      <text:p text:style-name="P7">024 044 001 006 12810 143</text:p>
      <text:p text:style-name="P7">023 045 001 006 12810 143</text:p>
      <text:p text:style-name="P7">024 046 001 006 12810 143</text:p>
      <text:p text:style-name="P7">022 038 001 006 12810 143</text:p>
      <text:p text:style-name="P7">020 038 001 006 12810 143</text:p>
      <text:p text:style-name="P7">022 033 001 006 12810 143</text:p>
      <text:p text:style-name="P7">021 032 001 005 12810 143</text:p>
      <text:p text:style-name="P7">021 032 001 005 12810 143</text:p>
      <text:p text:style-name="P7">021 037 001 006 12810 143</text:p>
      <text:p text:style-name="P7">022 037 001 006 12810 143</text:p>
      <text:p text:style-name="P7">024 043 001 006 12810 143</text:p>
      <text:p text:style-name="P7">019 032 001 006 12810 143</text:p>
      <text:p text:style-name="P7">020 029 001 006 12810 143</text:p>
      <text:p text:style-name="P7">020 029 001 005 12810 143</text:p>
      <text:p text:style-name="P7">019 031 001 005 12810 143</text:p>
      <text:p text:style-name="P7">021 037 001 006 12810 143</text:p>
      <text:p text:style-name="P7">022 038 001 006 12810 143</text:p>
      <text:p text:style-name="P7">022 042 001 006 12810 143</text:p>
      <text:p text:style-name="P7">022 040 001 006 12810 143</text:p>
      <text:p text:style-name="P7">021 034 001 006 12810 143</text:p>
      <text:p text:style-name="P7">022 030 001 006 12810 143</text:p>
      <text:p text:style-name="P7"><text:soft-page-break/>022 030 001 006 12810 143</text:p>
      <text:p text:style-name="P7">022 041 001 006 12810 143</text:p>
      <text:p text:style-name="P7">023 039 001 006 12810 143</text:p>
      <text:p text:style-name="P7">023 039 001 006 12810 143</text:p>
      <text:p text:style-name="P7">024 041 001 007 12810 143</text:p>
      <text:p text:style-name="P7">023 034 001 006 12810 143</text:p>
      <text:p text:style-name="P7">023 034 001 006 12810 143</text:p>
      <text:p text:style-name="P7">024 031 001 006 12810 143</text:p>
      <text:p text:style-name="P7">023 031 001 006 12810 143</text:p>
      <text:p text:style-name="P7">023 031 001 006 12810 143</text:p>
      <text:p text:style-name="P7">024 037 001 006 12810 143</text:p>
      <text:p text:style-name="P7">024 037 001 006 12810 143</text:p>
      <text:p text:style-name="P7">025 045 001 006 12810 143</text:p>
      <text:p text:style-name="P7">025 044 001 007 12810 143</text:p>
      <text:p text:style-name="P7">024 038 001 007 12810 143</text:p>
      <text:p text:style-name="P7">024 038 001 006 12810 143</text:p>
      <text:p text:style-name="P7">023 033 001 006 12810 143</text:p>
      <text:p text:style-name="P7">022 031 001 006 12810 143</text:p>
      <text:p text:style-name="P7">023 031 001 006 12810 143</text:p>
      <text:p text:style-name="P7">025 035 001 006 12810 143</text:p>
      <text:p text:style-name="P7">025 036 001 006 12810 143</text:p>
      <text:p text:style-name="P7">024 042 001 006 12810 143</text:p>
      <text:p text:style-name="P7">024 043 001 007 12810 143</text:p>
      <text:p text:style-name="P7">024 044 001 007 12810 143</text:p>
      <text:p text:style-name="P7">024 037 001 007 12810 143</text:p>
      <text:p text:style-name="P7">024 036 001 006 12810 143</text:p>
      <text:p text:style-name="P7">025 032 001 006 12810 143</text:p>
      <text:p text:style-name="P7">024 034 001 006 12810 143</text:p>
      <text:p text:style-name="P7">024 046 001 006 12810 143</text:p>
      <text:p text:style-name="P7">024 046 001 006 12810 143</text:p>
      <text:p text:style-name="P7">024 043 001 007 12810 143</text:p>
      <text:p text:style-name="P7">022 043 001 006 12810 143</text:p>
      <text:p text:style-name="P7">022 036 001 006 12810 143</text:p>
      <text:p text:style-name="P7">021 033 001 006 12810 143</text:p>
      <text:p text:style-name="P7">024 039 001 006 12810 143</text:p>
      <text:p text:style-name="P7">021 045 001 006 12810 143</text:p>
      <text:p text:style-name="P7">021 046 001 007 12810 143</text:p>
      <text:p text:style-name="P7">021 038 001 007 12810 143</text:p>
      <text:p text:style-name="P7">021 038 001 006 12810 143</text:p>
      <text:p text:style-name="P7">021 033 001 006 12810 143</text:p>
      <text:p text:style-name="P7">023 031 001 006 12810 143</text:p>
      <text:p text:style-name="P7">022 031 001 006 12810 143</text:p>
      <text:p text:style-name="P7">024 035 001 006 12810 143</text:p>
      <text:p text:style-name="P7">025 035 001 006 12810 143</text:p>
      <text:p text:style-name="P7">026 043 001 006 12810 143</text:p>
      <text:p text:style-name="P7">025 043 001 007 12810 143</text:p>
      <text:p text:style-name="P7">024 042 001 007 12810 143</text:p>
      <text:p text:style-name="P7">025 036 001 007 12810 143</text:p>
      <text:p text:style-name="P7">025 037 001 006 12810 143</text:p>
      <text:p text:style-name="P7"><text:soft-page-break/>024 032 001 006 12810 143</text:p>
      <text:p text:style-name="P7">024 033 001 006 12810 143</text:p>
      <text:p text:style-name="P7">027 034 001 006 12810 143</text:p>
      <text:p text:style-name="P7">026 040 001 006 12810 143</text:p>
      <text:p text:style-name="P7">026 039 001 007 12810 143</text:p>
      <text:p text:style-name="P7">026 046 001 007 12810 143</text:p>
      <text:p text:style-name="P7">025 042 001 007 12810 143</text:p>
      <text:p text:style-name="P7">025 031 001 006 12810 143</text:p>
      <text:p text:style-name="P7">024 031 001 006 12810 143</text:p>
      <text:p text:style-name="P7">023 033 001 006 12810 143</text:p>
      <text:p text:style-name="P7">025 034 001 006 12810 143</text:p>
      <text:p text:style-name="P7">025 041 001 006 12810 143</text:p>
      <text:p text:style-name="P7">026 047 001 007 12810 143</text:p>
      <text:p text:style-name="P7">025 046 001 007 12810 143</text:p>
      <text:p text:style-name="P7">024 034 001 006 12810 143</text:p>
      <text:p text:style-name="P7">024 032 001 006 12810 143</text:p>
      <text:p text:style-name="P7">023 032 001 006 12810 143</text:p>
      <text:p text:style-name="P7">021 035 001 006 12810 143</text:p>
      <text:p text:style-name="P7">022 036 001 006 12810 143</text:p>
      <text:p text:style-name="P7">022 044 001 006 12810 143</text:p>
      <text:p text:style-name="P7">023 047 001 007 12810 143</text:p>
      <text:p text:style-name="P7">022 047 001 007 12810 143</text:p>
      <text:p text:style-name="P7">023 039 001 007 12810 143</text:p>
      <text:p text:style-name="P7">023 040 001 006 12810 143</text:p>
      <text:p text:style-name="P7">023 035 001 006 12810 143</text:p>
      <text:p text:style-name="P7">024 034 001 006 12810 143</text:p>
      <text:p text:style-name="P7">023 035 001 006 12810 143</text:p>
      <text:p text:style-name="P7">024 043 001 006 12810 143</text:p>
      <text:p text:style-name="P7">024 048 001 007 12810 143</text:p>
      <text:p text:style-name="P7">024 039 001 007 12810 143</text:p>
      <text:p text:style-name="P7">024 039 001 006 12810 143</text:p>
      <text:p text:style-name="P7">023 035 001 006 12810 143</text:p>
      <text:p text:style-name="P7">025 037 001 006 12810 143</text:p>
      <text:p text:style-name="P7">025 035 001 006 12810 143</text:p>
      <text:p text:style-name="P7">026 034 001 006 12810 143</text:p>
      <text:p text:style-name="P7">025 036 001 006 12810 143</text:p>
      <text:p text:style-name="P7">026 043 001 006 12810 143</text:p>
      <text:p text:style-name="P7">026 043 001 007 12810 143</text:p>
      <text:p text:style-name="P7">025 051 001 007 12810 143</text:p>
      <text:p text:style-name="P7">026 051 001 008 12810 143</text:p>
      <text:p text:style-name="P7">026 042 001 008 12810 143</text:p>
      <text:p text:style-name="P7">026 035 001 007 12810 143</text:p>
      <text:p text:style-name="P7">024 035 001 006 12810 143</text:p>
      <text:p text:style-name="P7">024 033 001 006 12810 143</text:p>
      <text:p text:style-name="P7">023 032 001 006 12810 143</text:p>
      <text:p text:style-name="P7">024 037 001 006 12810 143</text:p>
      <text:p text:style-name="P7">024 044 001 007 12810 143</text:p>
      <text:p text:style-name="P7">026 045 001 007 12810 143</text:p>
      <text:p text:style-name="P7">025 044 001 007 12810 143</text:p>
      <text:p text:style-name="P7"><text:soft-page-break/>025 042 001 007 12810 143</text:p>
      <text:p text:style-name="P7">024 035 001 007 12810 143</text:p>
      <text:p text:style-name="P7">025 035 001 006 12810 143</text:p>
      <text:p text:style-name="P7">023 032 001 006 12810 143</text:p>
      <text:p text:style-name="P7">024 033 001 006 12810 143</text:p>
      <text:p text:style-name="P7">024 033 001 006 12810 143</text:p>
      <text:p text:style-name="P7">025 040 001 006 12810 143</text:p>
      <text:p text:style-name="P7">025 040 001 007 12810 143</text:p>
      <text:p text:style-name="P7">025 047 001 007 12810 143</text:p>
      <text:p text:style-name="P7">026 039 001 007 12810 143</text:p>
      <text:p text:style-name="P7">025 040 001 007 12810 143</text:p>
      <text:p text:style-name="P7">025 032 001 006 12810 143</text:p>
      <text:p text:style-name="P7">024 034 001 006 12810 143</text:p>
      <text:p text:style-name="P7">026 041 001 006 12810 143</text:p>
      <text:p text:style-name="P7">025 043 001 006 12810 143</text:p>
      <text:p text:style-name="P7">025 049 001 007 12810 143</text:p>
      <text:p text:style-name="P7">026 048 001 007 12810 143</text:p>
      <text:p text:style-name="P7">026 039 001 007 12810 143</text:p>
      <text:p text:style-name="P7">025 040 001 007 12810 143</text:p>
      <text:p text:style-name="P7">026 035 001 007 12810 143</text:p>
      <text:p text:style-name="P7">025 034 001 006 12810 143</text:p>
      <text:p text:style-name="P7">026 034 001 006 12810 143</text:p>
      <text:p text:style-name="P7">025 041 001 006 12810 143</text:p>
      <text:p text:style-name="P7">025 049 001 008 12810 143</text:p>
      <text:p text:style-name="P7">024 040 001 007 12810 143</text:p>
      <text:p text:style-name="P7">024 035 001 006 12810 143</text:p>
      <text:p text:style-name="P7">025 036 001 006 12810 143</text:p>
      <text:p text:style-name="P7">025 037 001 006 12810 143</text:p>
      <text:p text:style-name="P7">025 037 001 006 12810 143</text:p>
      <text:p text:style-name="P7">025 045 001 006 12810 143</text:p>
      <text:p text:style-name="P7">025 053 001 007 12810 143</text:p>
      <text:p text:style-name="P7">026 053 001 007 12810 143</text:p>
      <text:p text:style-name="P7">025 043 001 008 12810 143</text:p>
      <text:p text:style-name="P7">023 043 001 007 12810 143</text:p>
      <text:p text:style-name="P7">023 036 001 007 12810 143</text:p>
      <text:p text:style-name="P7">021 034 001 006 12810 143</text:p>
      <text:p text:style-name="P7">022 034 001 006 12810 143</text:p>
      <text:p text:style-name="P7">023 038 001 006 12810 143</text:p>
      <text:p text:style-name="P7">025 040 001 007 12810 143</text:p>
      <text:p text:style-name="P7">025 047 001 007 12810 143</text:p>
      <text:p text:style-name="P7">025 038 001 007 12810 143</text:p>
      <text:p text:style-name="P7">024 037 001 006 12810 143</text:p>
      <text:p text:style-name="P7">024 033 001 006 12810 143</text:p>
      <text:p text:style-name="P7">024 032 001 006 12810 143</text:p>
      <text:p text:style-name="P7">025 032 001 006 12810 143</text:p>
      <text:p text:style-name="P7">025 036 001 006 12810 143</text:p>
      <text:p text:style-name="P7">026 038 001 007 12810 143</text:p>
      <text:p text:style-name="P7">025 047 001 007 12810 143</text:p>
      <text:p text:style-name="P7">026 047 001 007 12810 143</text:p>
      <text:p text:style-name="P7"><text:soft-page-break/>027 043 001 007 12810 143</text:p>
      <text:p text:style-name="P7">026 037 001 007 12810 143</text:p>
      <text:p text:style-name="P7">025 037 001 007 12810 143</text:p>
      <text:p text:style-name="P7">025 034 001 006 12810 143</text:p>
      <text:p text:style-name="P7">026 034 001 006 12810 143</text:p>
      <text:p text:style-name="P7">025 038 001 006 12810 143</text:p>
      <text:p text:style-name="P7">025 047 001 007 12810 143</text:p>
      <text:p text:style-name="P7">025 048 001 006 12810 143</text:p>
      <text:p text:style-name="P7">026 054 001 007 12810 143</text:p>
      <text:p text:style-name="P7">025 055 001 007 12810 143</text:p>
      <text:p text:style-name="P7">026 045 001 007 12810 143</text:p>
      <text:p text:style-name="P7">023 038 001 006 12810 143</text:p>
      <text:p text:style-name="P7">025 038 001 007 12810 143</text:p>
      <text:p text:style-name="P7">024 038 001 006 12810 143</text:p>
      <text:p text:style-name="P7">025 038 001 006 12810 143</text:p>
      <text:p text:style-name="P7">025 045 001 006 12810 143</text:p>
      <text:p text:style-name="P7">024 043 001 007 12810 143</text:p>
      <text:p text:style-name="P7">024 043 001 006 12810 143</text:p>
      <text:p text:style-name="P7">023 052 001 007 12810 143</text:p>
      <text:p text:style-name="P7">023 042 001 007 12810 143</text:p>
      <text:p text:style-name="P7">023 041 001 006 12810 143</text:p>
      <text:p text:style-name="P7">023 037 001 006 12810 143</text:p>
      <text:p text:style-name="P7">022 037 001 006 12810 143</text:p>
      <text:p text:style-name="P7">021 037 001 006 12810 143</text:p>
      <text:p text:style-name="P7">022 044 001 006 12810 143</text:p>
      <text:p text:style-name="P7">023 044 001 007 12810 143</text:p>
      <text:p text:style-name="P7">021 053 001 007 12810 143</text:p>
      <text:p text:style-name="P7">021 051 001 007 12810 143</text:p>
      <text:p text:style-name="P7">021 042 001 007 12810 143</text:p>
      <text:p text:style-name="P7">021 036 001 007 12810 143</text:p>
      <text:p text:style-name="P7">021 036 001 006 12810 143</text:p>
      <text:p text:style-name="P7">020 033 001 006 12810 143</text:p>
      <text:p text:style-name="P7">021 033 001 006 12810 143</text:p>
      <text:p text:style-name="P7">023 038 001 006 12810 143</text:p>
      <text:p text:style-name="P7">024 047 001 007 12810 143</text:p>
      <text:p text:style-name="P7">024 047 001 007 12810 143</text:p>
      <text:p text:style-name="P7">023 047 001 007 12810 143</text:p>
      <text:p text:style-name="P7">023 047 001 007 12810 143</text:p>
      <text:p text:style-name="P7">024 041 001 007 12810 143</text:p>
      <text:p text:style-name="P7">023 035 001 006 12810 143</text:p>
      <text:p text:style-name="P7">024 036 001 006 12810 143</text:p>
      <text:p text:style-name="P7">024 038 001 006 12810 143</text:p>
      <text:p text:style-name="P7">025 038 001 006 12810 143</text:p>
      <text:p text:style-name="P7">026 045 001 006 12810 143</text:p>
      <text:p text:style-name="P7">024 053 001 007 12810 143</text:p>
      <text:p text:style-name="P7">025 053 001 007 12810 143</text:p>
      <text:p text:style-name="P7">024 044 001 007 12810 143</text:p>
      <text:p text:style-name="P7">023 042 001 007 12810 143</text:p>
      <text:p text:style-name="P7">024 036 001 007 12810 143</text:p>
      <text:p text:style-name="P7"><text:soft-page-break/>024 035 001 006 12810 143</text:p>
      <text:p text:style-name="P7">024 035 001 006 12810 143</text:p>
      <text:p text:style-name="P7">025 040 001 006 12810 143</text:p>
      <text:p text:style-name="P7">024 040 001 007 12810 143</text:p>
      <text:p text:style-name="P7">025 048 001 007 12810 143</text:p>
      <text:p text:style-name="P7">025 050 001 007 12810 143</text:p>
      <text:p text:style-name="P7">024 047 001 007 12810 143</text:p>
      <text:p text:style-name="P7">023 039 001 007 12810 143</text:p>
      <text:p text:style-name="P7">022 037 001 006 12810 143</text:p>
      <text:p text:style-name="P7">024 037 001 006 12810 143</text:p>
      <text:p text:style-name="P7">022 037 001 006 12810 143</text:p>
      <text:p text:style-name="P7">021 044 001 006 12810 143</text:p>
      <text:p text:style-name="P7">021 054 001 007 12810 143</text:p>
      <text:p text:style-name="P7">023 041 001 007 12810 143</text:p>
      <text:p text:style-name="P7">022 036 001 006 12810 143</text:p>
      <text:p text:style-name="P7">023 036 001 006 12810 143</text:p>
      <text:p text:style-name="P7">024 040 001 007 12810 143</text:p>
      <text:p text:style-name="P7">024 036 001 006 12810 143</text:p>
      <text:p text:style-name="P7">024 036 001 006 12810 143</text:p>
      <text:p text:style-name="P7">025 037 001 006 12810 143</text:p>
      <text:p text:style-name="P7">024 038 001 006 12810 143</text:p>
      <text:p text:style-name="P7">025 047 001 006 12810 143</text:p>
      <text:p text:style-name="P7">024 054 001 007 12810 143</text:p>
      <text:p text:style-name="P7">024 055 001 007 12810 143</text:p>
      <text:p text:style-name="P7">026 045 001 007 12810 143</text:p>
      <text:p text:style-name="P7">023 046 001 006 12810 143</text:p>
      <text:p text:style-name="P7">024 040 001 006 12810 143</text:p>
      <text:p text:style-name="P7">022 038 001 006 12810 143</text:p>
      <text:p text:style-name="P7">022 038 001 006 12810 143</text:p>
      <text:p text:style-name="P7">025 045 001 006 12810 143</text:p>
      <text:p text:style-name="P7">024 045 001 006 12810 143</text:p>
      <text:p text:style-name="P7">025 055 001 006 12810 143</text:p>
      <text:p text:style-name="P7">025 056 001 007 12810 143</text:p>
      <text:p text:style-name="P7">024 053 001 007 12810 143</text:p>
      <text:p text:style-name="P7">023 043 001 007 12810 143</text:p>
      <text:p text:style-name="P7">023 042 001 006 12810 143</text:p>
      <text:p text:style-name="P7">022 038 001 006 12810 143</text:p>
      <text:p text:style-name="P7">023 038 001 006 12810 143</text:p>
      <text:p text:style-name="P7">023 041 001 006 12810 143</text:p>
      <text:p text:style-name="P7">024 049 001 006 12810 143</text:p>
      <text:p text:style-name="P7">025 050 001 007 12810 143</text:p>
      <text:p text:style-name="P7">023 059 001 007 12810 143</text:p>
      <text:p text:style-name="P7">023 057 001 007 12810 143</text:p>
      <text:p text:style-name="P7">023 038 001 006 12810 143</text:p>
      <text:p text:style-name="P7">022 037 001 006 12810 143</text:p>
      <text:p text:style-name="P7">022 041 001 006 12810 143</text:p>
      <text:p text:style-name="P7">022 040 001 006 12810 143</text:p>
      <text:p text:style-name="P7">024 047 001 006 12810 143</text:p>
      <text:p text:style-name="P7">025 051 001 007 12810 143</text:p>
      <text:p text:style-name="P7"><text:soft-page-break/>025 052 001 007 12810 143</text:p>
      <text:p text:style-name="P7">024 042 001 007 12810 143</text:p>
      <text:p text:style-name="P7">023 041 001 006 12810 143</text:p>
      <text:p text:style-name="P7">023 035 001 006 12810 143</text:p>
      <text:p text:style-name="P7">024 036 001 006 12810 143</text:p>
      <text:p text:style-name="P7">023 036 001 006 12810 143</text:p>
      <text:p text:style-name="P7">025 042 001 006 12810 143</text:p>
      <text:p text:style-name="P7">025 043 001 007 12810 143</text:p>
      <text:p text:style-name="P7">026 040 001 007 12810 143</text:p>
      <text:p text:style-name="P7">024 039 001 006 12810 143</text:p>
      <text:p text:style-name="P7">022 035 001 006 12810 143</text:p>
      <text:p text:style-name="P7">025 037 001 006 12810 143</text:p>
      <text:p text:style-name="P7">024 038 001 006 12810 143</text:p>
      <text:p text:style-name="P7">024 045 001 006 12810 143</text:p>
      <text:p text:style-name="P7">025 046 001 007 12810 143</text:p>
      <text:p text:style-name="P7">026 052 001 007 12810 143</text:p>
      <text:p text:style-name="P7">024 053 001 007 12810 143</text:p>
      <text:p text:style-name="P7">024 044 001 007 12810 143</text:p>
      <text:p text:style-name="P7">023 037 001 006 12810 143</text:p>
      <text:p text:style-name="P7">022 037 001 006 12810 143</text:p>
      <text:p text:style-name="P7">022 037 001 006 12810 143</text:p>
      <text:p text:style-name="P7">023 054 001 007 12810 143</text:p>
      <text:p text:style-name="P7">023 049 001 007 12810 143</text:p>
      <text:p text:style-name="P7">024 052 001 007 12810 143</text:p>
      <text:p text:style-name="P7">023 043 001 007 12810 143</text:p>
      <text:p text:style-name="P7">024 043 001 007 12810 143</text:p>
      <text:p text:style-name="P7">022 038 001 006 12810 143</text:p>
      <text:p text:style-name="P7">022 038 001 006 12810 143</text:p>
      <text:p text:style-name="P7">022 039 001 006 12810 143</text:p>
      <text:p text:style-name="P7">022 046 001 006 12810 143</text:p>
      <text:p text:style-name="P7">023 047 001 006 12810 143</text:p>
      <text:p text:style-name="P7">023 057 001 006 12810 143</text:p>
      <text:p text:style-name="P7">022 059 001 007 12810 143</text:p>
      <text:p text:style-name="P7">023 051 001 007 12810 143</text:p>
      <text:p text:style-name="P7">022 050 001 006 12810 143</text:p>
      <text:p text:style-name="P7">022 042 001 006 12810 143</text:p>
      <text:p text:style-name="P7">023 039 001 006 12810 143</text:p>
      <text:p text:style-name="P7">022 039 001 006 12810 143</text:p>
      <text:p text:style-name="P7">023 043 001 006 12810 143</text:p>
      <text:p text:style-name="P7">024 044 001 006 12810 143</text:p>
      <text:p text:style-name="P7">025 055 001 006 12810 143</text:p>
      <text:p text:style-name="P7">025 058 001 007 12810 143</text:p>
      <text:p text:style-name="P7">026 057 001 007 12810 143</text:p>
      <text:p text:style-name="P7">025 047 001 007 12810 143</text:p>
      <text:p text:style-name="P7">025 046 001 006 12810 143</text:p>
      <text:p text:style-name="P7">025 040 001 006 12810 143</text:p>
      <text:p text:style-name="P7">024 039 001 006 12810 143</text:p>
      <text:p text:style-name="P7">025 040 001 006 12810 143</text:p>
      <text:p text:style-name="P7">024 041 001 006 12810 143</text:p>
      <text:p text:style-name="P7"><text:soft-page-break/>024 040 001 006 12810 143</text:p>
      <text:p text:style-name="P7">025 040 001 006 12810 143</text:p>
      <text:p text:style-name="P7">024 047 001 006 12810 143</text:p>
      <text:p text:style-name="P7">024 055 001 007 12810 143</text:p>
      <text:p text:style-name="P7">024 045 001 007 12810 143</text:p>
      <text:p text:style-name="P7">023 040 001 006 12810 143</text:p>
      <text:p text:style-name="P7">023 040 001 006 12810 143</text:p>
      <text:p text:style-name="P7">024 042 001 006 12810 143</text:p>
      <text:p text:style-name="P7">025 052 001 006 12810 143</text:p>
      <text:p text:style-name="P7">024 052 001 006 12810 143</text:p>
      <text:p text:style-name="P7">024 061 001 007 12810 143</text:p>
      <text:p text:style-name="P7">023 061 001 007 12810 143</text:p>
      <text:p text:style-name="P7">022 050 001 007 12810 143</text:p>
      <text:p text:style-name="P7">022 050 001 006 12810 143</text:p>
      <text:p text:style-name="P7">022 043 001 006 12810 143</text:p>
      <text:p text:style-name="P7">022 041 001 006 12810 143</text:p>
      <text:p text:style-name="P7">022 041 001 006 12810 143</text:p>
      <text:p text:style-name="P7">022 047 001 006 12810 143</text:p>
      <text:p text:style-name="P7">024 057 001 006 12810 143</text:p>
      <text:p text:style-name="P7">023 059 001 006 12810 143</text:p>
      <text:p text:style-name="P7">023 057 001 007 12810 143</text:p>
      <text:p text:style-name="P7">022 056 001 007 12810 143</text:p>
      <text:p text:style-name="P7">022 047 001 006 12810 143</text:p>
      <text:p text:style-name="P7">023 047 001 006 12810 143</text:p>
      <text:p text:style-name="P7">023 042 001 006 12810 143</text:p>
      <text:p text:style-name="P7">023 044 001 006 12810 143</text:p>
      <text:p text:style-name="P7">023 044 001 006 12810 143</text:p>
      <text:p text:style-name="P7">024 055 001 006 12810 143</text:p>
      <text:p text:style-name="P7">023 055 001 006 12810 143</text:p>
      <text:p text:style-name="P7">024 063 001 006 12810 143</text:p>
      <text:p text:style-name="P7">023 046 001 006 12810 143</text:p>
      <text:p text:style-name="P7">024 047 001 006 12810 143</text:p>
      <text:p text:style-name="P7">024 058 001 006 12810 143</text:p>
      <text:p text:style-name="P7">023 057 001 007 12810 143</text:p>
      <text:p text:style-name="P7">024 059 001 007 12810 143</text:p>
      <text:p text:style-name="P7">022 049 001 006 12810 143</text:p>
      <text:p text:style-name="P7">024 049 001 007 12810 143</text:p>
      <text:p text:style-name="P7">023 041 001 006 12810 143</text:p>
      <text:p text:style-name="P7">023 041 001 006 12810 143</text:p>
      <text:p text:style-name="P7">024 042 001 006 12810 143</text:p>
      <text:p text:style-name="P7">022 049 001 006 12810 143</text:p>
      <text:p text:style-name="P7">022 059 001 007 12810 143</text:p>
      <text:p text:style-name="P7">023 054 001 007 12810 143</text:p>
      <text:p text:style-name="P7">022 054 001 006 12810 143</text:p>
      <text:p text:style-name="P7">022 045 001 006 12810 143</text:p>
      <text:p text:style-name="P7">022 045 001 006 12810 143</text:p>
      <text:p text:style-name="P7">023 040 001 006 12810 143</text:p>
      <text:p text:style-name="P7">022 052 001 006 12810 143</text:p>
      <text:p text:style-name="P7">022 063 001 006 12810 143</text:p>
      <text:p text:style-name="P7"><text:soft-page-break/>024 051 001 007 12810 143</text:p>
      <text:p text:style-name="P7">023 051 001 006 12810 143</text:p>
      <text:p text:style-name="P7">023 043 001 006 12810 143</text:p>
      <text:p text:style-name="P7">024 043 001 006 12810 143</text:p>
      <text:p text:style-name="P7">023 039 001 005 12810 143</text:p>
      <text:p text:style-name="P7">023 045 001 005 12810 143</text:p>
      <text:p text:style-name="P7">023 045 001 006 12810 143</text:p>
      <text:p text:style-name="P7">023 055 001 006 12810 143</text:p>
      <text:p text:style-name="P7">022 054 001 006 12810 143</text:p>
      <text:p text:style-name="P7">024 052 001 006 12810 143</text:p>
      <text:p text:style-name="P7">024 043 001 006 12810 143</text:p>
      <text:p text:style-name="P7">023 043 001 006 12810 143</text:p>
      <text:p text:style-name="P7">024 038 001 006 12810 143</text:p>
      <text:p text:style-name="P7">023 037 001 005 12810 143</text:p>
      <text:p text:style-name="P7">022 040 001 005 12810 143</text:p>
      <text:p text:style-name="P7">023 048 001 006 12810 143</text:p>
      <text:p text:style-name="P7">023 047 001 006 12810 143</text:p>
      <text:p text:style-name="P7">024 056 001 006 12810 143</text:p>
      <text:p text:style-name="P7">024 042 001 006 12810 143</text:p>
      <text:p text:style-name="P7">023 042 001 006 12810 143</text:p>
      <text:p text:style-name="P7">023 037 001 005 12810 143</text:p>
      <text:p text:style-name="P7">022 040 001 005 12810 143</text:p>
      <text:p text:style-name="P7">023 040 001 006 12810 143</text:p>
      <text:p text:style-name="P7">023 049 001 006 12810 143</text:p>
      <text:p text:style-name="P7">023 050 001 006 12810 143</text:p>
      <text:p text:style-name="P7">022 057 001 006 12810 143</text:p>
      <text:p text:style-name="P7">022 048 001 006 12810 143</text:p>
      <text:p text:style-name="P7">022 049 001 006 12810 143</text:p>
      <text:p text:style-name="P7">021 042 001 006 12810 143</text:p>
      <text:p text:style-name="P7">021 042 001 005 12810 143</text:p>
      <text:p text:style-name="P7">022 042 001 005 12810 143</text:p>
      <text:p text:style-name="P7">021 051 001 005 12810 143</text:p>
      <text:p text:style-name="P7">021 051 001 005 12810 143</text:p>
      <text:p text:style-name="P7">022 063 001 006 12810 143</text:p>
      <text:p text:style-name="P7">022 060 001 006 12810 143</text:p>
      <text:p text:style-name="P7">022 061 001 006 12810 143</text:p>
      <text:p text:style-name="P7">021 049 001 006 12810 143</text:p>
      <text:p text:style-name="P7">022 049 001 005 12810 143</text:p>
      <text:p text:style-name="P7">022 043 001 005 12810 143</text:p>
      <text:p text:style-name="P7">022 044 001 005 12810 143</text:p>
      <text:p text:style-name="P7">023 047 001 005 12810 143</text:p>
      <text:p text:style-name="P7">024 057 001 005 12810 143</text:p>
      <text:p text:style-name="P7">022 054 001 006 12810 143</text:p>
      <text:p text:style-name="P7">022 046 001 006 12810 143</text:p>
      <text:p text:style-name="P7">022 044 001 005 12810 143</text:p>
      <text:p text:style-name="P7">021 044 001 005 12810 143</text:p>
      <text:p text:style-name="P7">023 053 001 005 12810 143</text:p>
      <text:p text:style-name="P7">023 061 001 006 12810 143</text:p>
      <text:p text:style-name="P7">022 058 001 006 12810 143</text:p>
      <text:p text:style-name="P7"><text:soft-page-break/>022 047 001 006 12810 143</text:p>
      <text:p text:style-name="P7">022 045 001 005 12810 143</text:p>
      <text:p text:style-name="P7">022 039 001 005 12810 143</text:p>
      <text:p text:style-name="P7">021 038 001 005 12810 143</text:p>
      <text:p text:style-name="P7">022 037 001 005 12810 143</text:p>
      <text:p text:style-name="P7">021 043 001 005 12810 143</text:p>
      <text:p text:style-name="P7">020 044 001 006 12810 143</text:p>
      <text:p text:style-name="P7">021 054 001 006 12810 143</text:p>
      <text:p text:style-name="P7">019 045 001 005 12810 143</text:p>
      <text:p text:style-name="P7">020 039 001 005 12810 143</text:p>
      <text:p text:style-name="P7">021 047 001 005 12810 143</text:p>
      <text:p text:style-name="P7">021 046 001 006 12810 143</text:p>
      <text:p text:style-name="P7">020 055 001 006 12810 143</text:p>
      <text:p text:style-name="P7">020 056 001 006 12810 143</text:p>
      <text:p text:style-name="P7">020 048 001 006 12810 143</text:p>
      <text:p text:style-name="P7">020 039 001 005 12810 143</text:p>
      <text:p text:style-name="P7">020 039 001 005 12810 143</text:p>
      <text:p text:style-name="P7">019 037 001 005 12810 143</text:p>
      <text:p text:style-name="P7">019 038 001 005 12810 143</text:p>
      <text:p text:style-name="P7">020 044 001 005 12810 143</text:p>
      <text:p text:style-name="P7">021 053 001 005 12810 143</text:p>
      <text:p text:style-name="P7">021 055 001 005 12810 143</text:p>
      <text:p text:style-name="P7">021 058 001 006 12810 143</text:p>
      <text:p text:style-name="P7">020 055 001 005 12810 143</text:p>
      <text:p text:style-name="P7">021 061 001 006 12810 143</text:p>
      <text:p text:style-name="P7">020 061 001 006 12810 143</text:p>
      <text:p text:style-name="P7">019 051 001 006 12810 143</text:p>
      <text:p text:style-name="P7">019 051 001 005 12810 143</text:p>
      <text:p text:style-name="P7">019 043 001 005 12810 143</text:p>
      <text:p text:style-name="P7">020 043 001 005 12810 143</text:p>
      <text:p text:style-name="P7">020 043 001 005 12810 143</text:p>
      <text:p text:style-name="P7">020 051 001 005 12810 143</text:p>
      <text:p text:style-name="P7">018 051 001 005 12810 143</text:p>
      <text:p text:style-name="P7">017 063 001 005 12810 143</text:p>
      <text:p text:style-name="P7">016 056 001 006 12810 143</text:p>
      <text:p text:style-name="P7">015 053 001 005 12810 143</text:p>
      <text:p text:style-name="P7">016 043 001 005 12810 143</text:p>
      <text:p text:style-name="P7">016 042 001 005 12810 143</text:p>
      <text:p text:style-name="P7">017 051 001 005 12810 143</text:p>
      <text:p text:style-name="P7">017 059 001 005 12810 143</text:p>
      <text:p text:style-name="P7">017 057 001 005 12810 143</text:p>
      <text:p text:style-name="P7">017 046 001 006 12810 143</text:p>
      <text:p text:style-name="P7">017 046 001 005 12810 143</text:p>
      <text:p text:style-name="P7">017 039 001 005 12810 143</text:p>
      <text:p text:style-name="P7">017 037 000 005 12810 143</text:p>
      <text:p text:style-name="P7">016 036 001 005 12810 143</text:p>
      <text:p text:style-name="P7">016 043 001 005 12810 143</text:p>
      <text:p text:style-name="P7">017 042 001 005 12810 143</text:p>
      <text:p text:style-name="P7">016 051 001 005 12810 143</text:p>
      <text:p text:style-name="P7"><text:soft-page-break/>017 052 001 005 12810 143</text:p>
      <text:p text:style-name="P7">016 038 001 005 12810 143</text:p>
      <text:p text:style-name="P7">015 038 001 005 12810 143</text:p>
      <text:p text:style-name="P7">015 037 001 005 12810 143</text:p>
      <text:p text:style-name="P7">015 037 001 005 12810 143</text:p>
      <text:p text:style-name="P7">016 045 001 005 12810 143</text:p>
      <text:p text:style-name="P7">016 055 001 005 12810 143</text:p>
      <text:p text:style-name="P7">015 055 001 005 12810 143</text:p>
      <text:p text:style-name="P7">014 048 001 005 12810 143</text:p>
      <text:p text:style-name="P7">014 048 001 005 12810 143</text:p>
      <text:p text:style-name="P7">014 041 001 005 12810 143</text:p>
      <text:p text:style-name="P7">014 037 001 005 12810 143</text:p>
      <text:p text:style-name="P7">013 037 001 004 12810 143</text:p>
      <text:p text:style-name="P7">012 041 001 005 12810 143</text:p>
      <text:p text:style-name="P7">013 042 001 005 12810 143</text:p>
      <text:p text:style-name="P7">011 051 001 005 12810 143</text:p>
      <text:p text:style-name="P7">012 056 001 005 12810 143</text:p>
      <text:p text:style-name="P7">011 055 001 005 12810 143</text:p>
      <text:p text:style-name="P7">012 045 001 005 12810 143</text:p>
      <text:p text:style-name="P7">012 043 001 005 12810 143</text:p>
      <text:p text:style-name="P7">012 038 001 005 12810 143</text:p>
      <text:p text:style-name="P7">012 037 001 004 12810 143</text:p>
      <text:p text:style-name="P7">013 037 001 004 12810 143</text:p>
      <text:p text:style-name="P7">013 043 001 004 12810 143</text:p>
      <text:p text:style-name="P7">013 043 001 005 12810 143</text:p>
      <text:p text:style-name="P7">013 054 001 005 12810 143</text:p>
      <text:p text:style-name="P7">013 047 001 005 12810 143</text:p>
      <text:p text:style-name="P7">012 044 001 005 12810 143</text:p>
      <text:p text:style-name="P7">011 035 001 004 12810 143</text:p>
      <text:p text:style-name="P7">011 037 001 004 12810 143</text:p>
      <text:p text:style-name="P7">010 037 001 004 12810 143</text:p>
      <text:p text:style-name="P7">011 044 001 004 12810 143</text:p>
      <text:p text:style-name="P7">010 046 001 005 12810 143</text:p>
      <text:p text:style-name="P7">011 040 001 004 12810 143</text:p>
      <text:p text:style-name="P7">011 037 001 004 12810 143</text:p>
      <text:p text:style-name="P7">011 036 001 004 12810 143</text:p>
      <text:p text:style-name="P7">011 040 001 004 12810 143</text:p>
      <text:p text:style-name="P7">011 042 001 004 12810 143</text:p>
      <text:p text:style-name="P7">011 051 001 004 12810 143</text:p>
      <text:p text:style-name="P7">011 056 001 005 12810 143</text:p>
      <text:p text:style-name="P7">011 056 001 005 12810 143</text:p>
      <text:p text:style-name="P7">011 047 001 005 12810 143</text:p>
      <text:p text:style-name="P7">011 047 001 004 12810 143</text:p>
      <text:p text:style-name="P7">010 040 001 004 12810 143</text:p>
      <text:p text:style-name="P7">010 039 001 004 12810 143</text:p>
      <text:p text:style-name="P7">010 040 001 004 12810 143</text:p>
      <text:p text:style-name="P7">010 048 001 004 12810 143</text:p>
      <text:p text:style-name="P7">010 048 001 004 12810 143</text:p>
      <text:p text:style-name="P7">010 059 001 004 12810 143</text:p>
      <text:p text:style-name="P7"><text:soft-page-break/>009 052 001 004 12810 143</text:p>
      <text:p text:style-name="P7">010 052 001 004 12810 143</text:p>
      <text:p text:style-name="P7">010 042 001 004 12810 143</text:p>
      <text:p text:style-name="P7">009 042 001 004 12810 143</text:p>
      <text:p text:style-name="P7">010 038 001 004 12810 143</text:p>
      <text:p text:style-name="P7">009 042 001 004 12810 143</text:p>
      <text:p text:style-name="P7">010 049 001 004 12810 143</text:p>
      <text:p text:style-name="P7">010 037 001 004 12810 143</text:p>
      <text:p text:style-name="P7">010 037 001 004 12810 143</text:p>
      <text:p text:style-name="P7">010 041 001 004 12810 143</text:p>
      <text:p text:style-name="P7">010 049 001 004 12810 143</text:p>
      <text:p text:style-name="P7">010 049 001 004 12810 143</text:p>
      <text:p text:style-name="P7">010 054 001 004 12810 143</text:p>
      <text:p text:style-name="P7">010 053 001 004 12810 143</text:p>
      <text:p text:style-name="P7">010 042 001 004 12810 143</text:p>
      <text:p text:style-name="P7">010 037 001 004 12810 143</text:p>
      <text:p text:style-name="P7">010 037 001 003 12810 143</text:p>
      <text:p text:style-name="P7">009 037 001 003 12810 143</text:p>
      <text:p text:style-name="P7">010 036 001 003 12810 143</text:p>
      <text:p text:style-name="P7">010 043 001 003 12810 143</text:p>
      <text:p text:style-name="P7">010 052 001 004 12810 143</text:p>
      <text:p text:style-name="P7">010 052 001 004 12810 143</text:p>
      <text:p text:style-name="P7">010 045 001 004 12810 143</text:p>
      <text:p text:style-name="P7">010 044 001 003 12810 143</text:p>
      <text:p text:style-name="P7">010 037 001 003 12810 143</text:p>
      <text:p text:style-name="P7">010 034 001 003 12810 143</text:p>
      <text:p text:style-name="P7">009 033 001 003 12810 143</text:p>
      <text:p text:style-name="P7">009 043 001 003 12810 143</text:p>
      <text:p text:style-name="P7">009 047 001 003 12810 143</text:p>
      <text:p text:style-name="P7">009 038 001 003 12810 143</text:p>
      <text:p text:style-name="P7">008 036 001 003 12810 143</text:p>
      <text:p text:style-name="P7">008 031 001 003 12810 143</text:p>
      <text:p text:style-name="P7">009 030 001 003 12810 143</text:p>
      <text:p text:style-name="P7">009 038 001 003 12810 143</text:p>
      <text:p text:style-name="P7">008 037 001 003 12810 143</text:p>
      <text:p text:style-name="P7">008 038 001 003 12810 143</text:p>
      <text:p text:style-name="P7">008 030 001 003 12810 143</text:p>
      <text:p text:style-name="P7">008 029 001 003 12810 143</text:p>
      <text:p text:style-name="P7">008 024 001 003 12810 143</text:p>
      <text:p text:style-name="P7">007 023 001 003 12810 143</text:p>
      <text:p text:style-name="P7">007 023 001 003 12810 143</text:p>
      <text:p text:style-name="P7">007 026 001 003 12810 143</text:p>
      <text:p text:style-name="P7">007 024 001 003 12810 143</text:p>
      <text:p text:style-name="P7">007 026 001 003 12810 143</text:p>
      <text:p text:style-name="P7">006 025 001 003 12810 143</text:p>
      <text:p text:style-name="P7">006 024 001 003 12810 143</text:p>
      <text:p text:style-name="P7">006 018 001 003 12810 143</text:p>
      <text:p text:style-name="P7">005 017 001 003 12810 143</text:p>
      <text:p text:style-name="P7">005 016 001 003 12810 143</text:p>
      <text:p text:style-name="P7"><text:soft-page-break/>005 015 001 003 12810 143</text:p>
      <text:p text:style-name="P7">005 015 001 003 12810 143</text:p>
      <text:p text:style-name="P7">005 015 001 002 12810 143</text:p>
      <text:p text:style-name="P7">004 015 001 002 12810 143</text:p>
      <text:p text:style-name="P7">004 014 001 002 12810 143</text:p>
      <text:p text:style-name="P7">004 013 001 002 12810 143</text:p>
      <text:p text:style-name="P7">004 011 001 002 12810 143</text:p>
      <text:p text:style-name="P7">004 011 001 002 12810 143</text:p>
      <text:p text:style-name="P7">004 010 001 002 12810 143</text:p>
      <text:p text:style-name="P7">004 010 001 002 12810 143</text:p>
      <text:p text:style-name="P7">004 009 001 002 12810 143</text:p>
      <text:p text:style-name="P7">004 009 001 002 12810 143</text:p>
      <text:p text:style-name="P7">004 008 001 002 12810 143</text:p>
      <text:p text:style-name="P7">003 007 001 002 12810 143</text:p>
      <text:p text:style-name="P7">003 007 001 002 12810 143</text:p>
      <text:p text:style-name="P7">003 006 001 002 12810 143</text:p>
      <text:p text:style-name="P7">002 006 001 002 12810 143</text:p>
      <text:p text:style-name="P7">002 006 001 002 12810 143</text:p>
      <text:p text:style-name="P7">003 006 001 002 12810 143</text:p>
      <text:p text:style-name="P7">001 005 001 002 12810 143</text:p>
      <text:p text:style-name="P7">000 005 001 002 12810 143</text:p>
      <text:p text:style-name="P7">000 004 001 002 12810 143</text:p>
      <text:p text:style-name="P7">000 004 001 002 12810 143</text:p>
      <text:p text:style-name="P7">000 004 001 002 12810 143</text:p>
      <text:p text:style-name="P7">000 003 001 002 12810 143</text:p>
      <text:p text:style-name="P7">000 003 001 002 12810 143</text:p>
      <text:p text:style-name="P7">000 003 001 002 12810 143</text:p>
      <text:p text:style-name="P7">000 003 001 002 12810 143</text:p>
      <text:p text:style-name="P7">000 003 001 002 12810 143</text:p>
      <text:p text:style-name="P7">000 003 001 002 12810 143</text:p>
      <text:p text:style-name="P7">000 002 001 002 12810 143</text:p>
      <text:p text:style-name="P7">000 003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<text:soft-page-break/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7">000 002 001 002 12810 143</text:p>
      <text:p text:style-name="P8">Squal: Max: Min: Sum: Shutter: LaserPower: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<text:soft-page-break/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<text:soft-page-break/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<text:soft-page-break/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3 001 002 12810 143</text:p>
      <text:p text:style-name="P8">000 003 001 002 12810 143</text:p>
      <text:p text:style-name="P8">000 003 001 002 12810 143</text:p>
      <text:p text:style-name="P8">000 003 001 002 12810 143</text:p>
      <text:p text:style-name="P8">000 003 001 002 12810 143</text:p>
      <text:p text:style-name="P8">000 003 001 002 12810 143</text:p>
      <text:p text:style-name="P8">000 003 001 002 12810 143</text:p>
      <text:p text:style-name="P8">000 003 001 002 12810 143</text:p>
      <text:p text:style-name="P8">000 003 001 002 12810 143</text:p>
      <text:p text:style-name="P8">000 003 001 002 12810 143</text:p>
      <text:p text:style-name="P8"><text:soft-page-break/>000 003 001 002 12810 143</text:p>
      <text:p text:style-name="P8">000 003 001 002 12810 143</text:p>
      <text:p text:style-name="P8">000 004 001 002 12810 143</text:p>
      <text:p text:style-name="P8">000 004 001 002 12810 143</text:p>
      <text:p text:style-name="P8">000 004 001 002 12810 143</text:p>
      <text:p text:style-name="P8">000 004 001 002 12810 143</text:p>
      <text:p text:style-name="P8">000 004 001 002 12810 143</text:p>
      <text:p text:style-name="P8">002 005 001 002 12810 143</text:p>
      <text:p text:style-name="P8">002 005 001 002 12810 143</text:p>
      <text:p text:style-name="P8">001 005 001 002 12810 143</text:p>
      <text:p text:style-name="P8">001 005 001 002 12810 143</text:p>
      <text:p text:style-name="P8">002 006 001 002 12810 143</text:p>
      <text:p text:style-name="P8">001 006 001 002 12810 143</text:p>
      <text:p text:style-name="P8">002 006 001 002 12810 143</text:p>
      <text:p text:style-name="P8">003 007 001 002 12810 143</text:p>
      <text:p text:style-name="P8">002 007 001 002 12810 143</text:p>
      <text:p text:style-name="P8">002 008 001 002 12810 143</text:p>
      <text:p text:style-name="P8">004 008 001 002 12810 143</text:p>
      <text:p text:style-name="P8">004 009 001 002 12810 143</text:p>
      <text:p text:style-name="P8">004 010 001 002 12810 143</text:p>
      <text:p text:style-name="P8">004 010 001 002 12810 143</text:p>
      <text:p text:style-name="P8">004 010 001 002 12810 143</text:p>
      <text:p text:style-name="P8">004 010 001 002 12810 143</text:p>
      <text:p text:style-name="P8">005 011 001 002 12810 143</text:p>
      <text:p text:style-name="P8">004 011 001 002 12810 143</text:p>
      <text:p text:style-name="P8">005 011 001 002 12810 143</text:p>
      <text:p text:style-name="P8">005 011 001 002 12810 143</text:p>
      <text:p text:style-name="P8">005 013 001 002 12810 143</text:p>
      <text:p text:style-name="P8">006 013 001 002 12810 143</text:p>
      <text:p text:style-name="P8">006 013 001 002 12810 143</text:p>
      <text:p text:style-name="P8">005 013 001 002 12810 143</text:p>
      <text:p text:style-name="P8">006 013 001 002 12810 143</text:p>
      <text:p text:style-name="P8">006 016 001 003 12810 143</text:p>
      <text:p text:style-name="P8">006 015 001 003 12810 143</text:p>
      <text:p text:style-name="P8">005 015 001 002 12810 143</text:p>
      <text:p text:style-name="P8">006 016 001 003 12810 143</text:p>
      <text:p text:style-name="P8">007 017 001 003 12810 143</text:p>
      <text:p text:style-name="P8">006 020 001 003 12810 143</text:p>
      <text:p text:style-name="P8">006 020 001 003 12810 143</text:p>
      <text:p text:style-name="P8">006 021 001 003 12810 143</text:p>
      <text:p text:style-name="P8">007 019 001 003 12810 143</text:p>
      <text:p text:style-name="P8">008 020 001 003 12810 143</text:p>
      <text:p text:style-name="P8">007 020 001 003 12810 143</text:p>
      <text:p text:style-name="P8">008 021 001 003 12810 143</text:p>
      <text:p text:style-name="P8">007 022 001 003 12810 143</text:p>
      <text:p text:style-name="P8">008 026 001 003 12810 143</text:p>
      <text:p text:style-name="P8">007 027 001 003 12810 143</text:p>
      <text:p text:style-name="P8">008 031 001 003 12810 143</text:p>
      <text:p text:style-name="P8">009 032 001 003 12810 143</text:p>
      <text:p text:style-name="P8"><text:soft-page-break/>009 027 001 003 12810 143</text:p>
      <text:p text:style-name="P8">009 025 001 003 12810 143</text:p>
      <text:p text:style-name="P8">008 025 001 003 12810 143</text:p>
      <text:p text:style-name="P8">009 025 001 003 12810 143</text:p>
      <text:p text:style-name="P8">008 029 001 003 12810 143</text:p>
      <text:p text:style-name="P8">008 030 001 003 12810 143</text:p>
      <text:p text:style-name="P8">009 036 001 003 12810 143</text:p>
      <text:p text:style-name="P8">009 037 001 003 12810 143</text:p>
      <text:p text:style-name="P8">009 035 001 003 12810 143</text:p>
      <text:p text:style-name="P8">008 035 001 003 12810 143</text:p>
      <text:p text:style-name="P8">009 027 001 003 12810 143</text:p>
      <text:p text:style-name="P8">009 027 001 003 12810 143</text:p>
      <text:p text:style-name="P8">008 031 001 003 12810 143</text:p>
      <text:p text:style-name="P8">009 031 001 003 12810 143</text:p>
      <text:p text:style-name="P8">009 036 001 003 12810 143</text:p>
      <text:p text:style-name="P8">009 034 001 003 12810 143</text:p>
      <text:p text:style-name="P8">009 032 001 003 12810 143</text:p>
      <text:p text:style-name="P8">009 027 001 003 12810 143</text:p>
      <text:p text:style-name="P8">009 027 001 003 12810 143</text:p>
      <text:p text:style-name="P8">009 025 001 003 12810 143</text:p>
      <text:p text:style-name="P8">010 027 001 003 12810 143</text:p>
      <text:p text:style-name="P8">009 028 001 003 12810 143</text:p>
      <text:p text:style-name="P8">010 035 001 003 12810 143</text:p>
      <text:p text:style-name="P8">009 036 001 004 12810 143</text:p>
      <text:p text:style-name="P8">010 040 001 004 12810 143</text:p>
      <text:p text:style-name="P8">010 040 001 004 12810 143</text:p>
      <text:p text:style-name="P8">009 033 001 004 12810 143</text:p>
      <text:p text:style-name="P8">011 029 001 003 12810 143</text:p>
      <text:p text:style-name="P8">011 032 001 003 12810 143</text:p>
      <text:p text:style-name="P8">011 038 001 004 12810 143</text:p>
      <text:p text:style-name="P8">011 038 001 004 12810 143</text:p>
      <text:p text:style-name="P8">011 036 001 004 12810 143</text:p>
      <text:p text:style-name="P8">011 029 001 004 12810 143</text:p>
      <text:p text:style-name="P8">010 028 001 004 12810 143</text:p>
      <text:p text:style-name="P8">011 026 001 004 12810 143</text:p>
      <text:p text:style-name="P8">012 027 001 004 12810 143</text:p>
      <text:p text:style-name="P8">011 029 001 004 12810 143</text:p>
      <text:p text:style-name="P8">012 035 001 004 12810 143</text:p>
      <text:p text:style-name="P8">011 038 001 004 12810 143</text:p>
      <text:p text:style-name="P8">013 035 001 004 12810 143</text:p>
      <text:p text:style-name="P8">011 029 001 004 12810 143</text:p>
      <text:p text:style-name="P8">012 029 001 004 12810 143</text:p>
      <text:p text:style-name="P8">011 027 001 004 12810 143</text:p>
      <text:p text:style-name="P8">012 028 001 004 12810 143</text:p>
      <text:p text:style-name="P8">012 031 001 004 12810 143</text:p>
      <text:p text:style-name="P8">012 037 001 004 12810 143</text:p>
      <text:p text:style-name="P8">012 038 001 004 12810 143</text:p>
      <text:p text:style-name="P8">012 043 001 004 12810 143</text:p>
      <text:p text:style-name="P8">011 042 001 004 12810 143</text:p>
      <text:p text:style-name="P8"><text:soft-page-break/>010 034 001 004 12810 143</text:p>
      <text:p text:style-name="P8">010 033 001 004 12810 143</text:p>
      <text:p text:style-name="P8">010 030 001 004 12810 143</text:p>
      <text:p text:style-name="P8">009 029 001 004 12810 143</text:p>
      <text:p text:style-name="P8">010 029 001 004 12810 143</text:p>
      <text:p text:style-name="P8">011 034 001 004 12810 143</text:p>
      <text:p text:style-name="P8">012 035 001 004 12810 143</text:p>
      <text:p text:style-name="P8">011 040 001 004 12810 143</text:p>
      <text:p text:style-name="P8">012 035 001 005 12810 143</text:p>
      <text:p text:style-name="P8">009 035 001 005 12810 143</text:p>
      <text:p text:style-name="P8">009 030 001 004 12810 143</text:p>
      <text:p text:style-name="P8">009 029 001 004 12810 143</text:p>
      <text:p text:style-name="P8">008 027 001 004 12810 143</text:p>
      <text:p text:style-name="P8">010 030 001 004 12810 143</text:p>
      <text:p text:style-name="P8">010 031 001 004 12810 143</text:p>
      <text:p text:style-name="P8">012 039 001 005 12810 143</text:p>
      <text:p text:style-name="P8">010 034 001 005 12810 143</text:p>
      <text:p text:style-name="P8">009 034 001 005 12810 143</text:p>
      <text:p text:style-name="P8">011 029 001 005 12810 143</text:p>
      <text:p text:style-name="P8">010 027 001 004 12810 143</text:p>
      <text:p text:style-name="P8">012 028 001 004 12810 143</text:p>
      <text:p text:style-name="P8">012 032 001 004 12810 143</text:p>
      <text:p text:style-name="P8">014 033 001 005 12810 143</text:p>
      <text:p text:style-name="P8">012 034 001 005 12810 143</text:p>
      <text:p text:style-name="P8">013 034 001 005 12810 143</text:p>
      <text:p text:style-name="P8">012 030 001 005 12810 143</text:p>
      <text:p text:style-name="P8">013 031 001 005 12810 143</text:p>
      <text:p text:style-name="P8">012 030 001 005 12810 143</text:p>
      <text:p text:style-name="P8">012 035 001 005 12810 143</text:p>
      <text:p text:style-name="P8">014 035 001 005 12810 143</text:p>
      <text:p text:style-name="P8">014 041 001 005 12810 143</text:p>
      <text:p text:style-name="P8">014 035 001 005 12810 143</text:p>
      <text:p text:style-name="P8">014 034 001 005 12810 143</text:p>
      <text:p text:style-name="P8">014 029 001 005 12810 143</text:p>
      <text:p text:style-name="P8">013 029 001 005 12810 143</text:p>
      <text:p text:style-name="P8">012 027 001 005 12810 143</text:p>
      <text:p text:style-name="P8">013 030 001 005 12810 143</text:p>
      <text:p text:style-name="P8">013 030 001 005 12810 143</text:p>
      <text:p text:style-name="P8">013 037 001 005 12810 143</text:p>
      <text:p text:style-name="P8">014 038 001 005 12810 143</text:p>
      <text:p text:style-name="P8">014 041 001 005 12810 143</text:p>
      <text:p text:style-name="P8">013 034 001 005 12810 143</text:p>
      <text:p text:style-name="P8">013 034 001 005 12810 143</text:p>
      <text:p text:style-name="P8">013 030 001 005 12810 143</text:p>
      <text:p text:style-name="P8">014 029 001 005 12810 143</text:p>
      <text:p text:style-name="P8">013 030 001 005 12810 143</text:p>
      <text:p text:style-name="P8">015 031 001 005 12810 143</text:p>
      <text:p text:style-name="P8">015 037 001 005 12810 143</text:p>
      <text:p text:style-name="P8">016 045 001 006 12810 143</text:p>
      <text:p text:style-name="P8"><text:soft-page-break/>015 045 001 006 12810 143</text:p>
      <text:p text:style-name="P8">015 040 001 006 12810 143</text:p>
      <text:p text:style-name="P8">015 040 001 006 12810 143</text:p>
      <text:p text:style-name="P8">015 033 001 006 12810 143</text:p>
      <text:p text:style-name="P8">014 030 001 005 12810 143</text:p>
      <text:p text:style-name="P8">015 031 001 005 12810 143</text:p>
      <text:p text:style-name="P8">015 034 001 005 12810 143</text:p>
      <text:p text:style-name="P8">016 040 001 006 12810 143</text:p>
      <text:p text:style-name="P8">016 047 001 006 12810 143</text:p>
      <text:p text:style-name="P8">016 040 001 006 12810 143</text:p>
      <text:p text:style-name="P8">016 041 001 006 12810 143</text:p>
      <text:p text:style-name="P8">015 034 001 006 12810 143</text:p>
      <text:p text:style-name="P8">016 034 001 005 12810 143</text:p>
      <text:p text:style-name="P8">016 032 001 005 12810 143</text:p>
      <text:p text:style-name="P8">017 037 001 005 12810 143</text:p>
      <text:p text:style-name="P8">017 037 001 006 12810 143</text:p>
      <text:p text:style-name="P8">019 044 001 006 12810 143</text:p>
      <text:p text:style-name="P8">016 036 001 006 12810 143</text:p>
      <text:p text:style-name="P8">015 033 001 006 12810 143</text:p>
      <text:p text:style-name="P8">016 033 001 005 12810 143</text:p>
      <text:p text:style-name="P8">017 033 001 005 12810 143</text:p>
      <text:p text:style-name="P8">017 041 001 006 12810 143</text:p>
      <text:p text:style-name="P8">019 041 001 006 12810 143</text:p>
      <text:p text:style-name="P8">019 048 001 006 12810 143</text:p>
      <text:p text:style-name="P8">018 048 001 006 12810 143</text:p>
      <text:p text:style-name="P8">018 040 001 006 12810 143</text:p>
      <text:p text:style-name="P8">018 035 001 006 12810 143</text:p>
      <text:p text:style-name="P8">017 035 001 005 12810 143</text:p>
      <text:p text:style-name="P8">018 033 001 005 12810 143</text:p>
      <text:p text:style-name="P8">019 033 001 005 12810 143</text:p>
      <text:p text:style-name="P8">020 038 001 005 12810 143</text:p>
      <text:p text:style-name="P8">020 045 001 006 12810 143</text:p>
      <text:p text:style-name="P8">020 046 001 006 12810 143</text:p>
      <text:p text:style-name="P8">020 046 001 006 12810 143</text:p>
      <text:p text:style-name="P8">020 033 001 005 12810 143</text:p>
      <text:p text:style-name="P8">020 034 001 005 12810 143</text:p>
      <text:p text:style-name="P8">021 033 001 005 12810 143</text:p>
      <text:p text:style-name="P8">021 033 001 006 12810 143</text:p>
      <text:p text:style-name="P8">023 039 001 006 12810 143</text:p>
      <text:p text:style-name="P8">023 046 001 006 12810 143</text:p>
      <text:p text:style-name="P8">023 047 001 006 12810 143</text:p>
      <text:p text:style-name="P8">025 044 001 007 12810 143</text:p>
      <text:p text:style-name="P8">022 044 001 006 12810 143</text:p>
      <text:p text:style-name="P8">024 036 001 006 12810 143</text:p>
      <text:p text:style-name="P8">023 032 001 006 12810 143</text:p>
      <text:p text:style-name="P8">023 032 001 006 12810 143</text:p>
      <text:p text:style-name="P8">021 035 001 005 12810 143</text:p>
      <text:p text:style-name="P8">024 035 001 006 12810 143</text:p>
      <text:p text:style-name="P8">024 042 001 006 12810 143</text:p>
      <text:p text:style-name="P8"><text:soft-page-break/>024 043 001 006 12810 143</text:p>
      <text:p text:style-name="P8">024 047 001 006 12810 143</text:p>
      <text:p text:style-name="P8">023 038 001 006 12810 143</text:p>
      <text:p text:style-name="P8">022 038 001 006 12810 143</text:p>
      <text:p text:style-name="P8">022 033 001 006 12810 143</text:p>
      <text:p text:style-name="P8">020 032 001 005 12810 143</text:p>
      <text:p text:style-name="P8">020 031 001 005 12810 143</text:p>
      <text:p text:style-name="P8">022 035 001 005 12810 143</text:p>
      <text:p text:style-name="P8">024 035 001 006 12810 143</text:p>
      <text:p text:style-name="P8">023 041 001 006 12810 143</text:p>
      <text:p text:style-name="P8">024 040 001 006 12810 143</text:p>
      <text:p text:style-name="P8">020 029 001 006 12810 143</text:p>
      <text:p text:style-name="P8">020 032 001 006 12810 143</text:p>
      <text:p text:style-name="P8">019 029 001 006 12810 143</text:p>
      <text:p text:style-name="P8">019 029 001 006 12810 143</text:p>
      <text:p text:style-name="P8">020 031 001 006 12810 143</text:p>
      <text:p text:style-name="P8">020 032 001 006 12810 143</text:p>
      <text:p text:style-name="P8">021 029 001 005 12810 143</text:p>
      <text:p text:style-name="P8">021 029 001 005 12810 143</text:p>
      <text:p text:style-name="P8">023 029 001 006 12810 143</text:p>
      <text:p text:style-name="P8">023 034 001 006 12810 143</text:p>
      <text:p text:style-name="P8">022 041 001 006 12810 143</text:p>
      <text:p text:style-name="P8">021 040 001 007 12810 143</text:p>
      <text:p text:style-name="P8">022 035 001 007 12810 143</text:p>
      <text:p text:style-name="P8">022 036 001 006 12810 143</text:p>
      <text:p text:style-name="P8">024 032 001 006 12810 143</text:p>
      <text:p text:style-name="P8">022 029 001 006 12810 143</text:p>
      <text:p text:style-name="P8">023 030 001 006 12810 143</text:p>
      <text:p text:style-name="P8">025 034 001 006 12810 143</text:p>
      <text:p text:style-name="P8">025 034 001 006 12810 143</text:p>
      <text:p text:style-name="P8">025 040 001 006 12810 143</text:p>
      <text:p text:style-name="P8">025 042 001 006 12810 143</text:p>
      <text:p text:style-name="P8">024 042 001 006 12810 143</text:p>
      <text:p text:style-name="P8">025 036 001 006 12810 143</text:p>
      <text:p text:style-name="P8">023 031 001 006 12810 143</text:p>
      <text:p text:style-name="P8">023 031 001 006 12810 143</text:p>
      <text:p text:style-name="P8">023 031 001 006 12810 143</text:p>
      <text:p text:style-name="P8">024 032 001 006 12810 143</text:p>
      <text:p text:style-name="P8">023 037 001 006 12810 143</text:p>
      <text:p text:style-name="P8">023 031 001 006 12810 143</text:p>
      <text:p text:style-name="P8">023 032 001 006 12810 143</text:p>
      <text:p text:style-name="P8">024 038 001 006 12810 143</text:p>
      <text:p text:style-name="P8">024 038 001 006 12810 143</text:p>
      <text:p text:style-name="P8">024 044 001 006 12810 143</text:p>
      <text:p text:style-name="P8">024 046 001 007 12810 143</text:p>
      <text:p text:style-name="P8">024 041 001 007 12810 143</text:p>
      <text:p text:style-name="P8">024 035 001 006 12810 143</text:p>
      <text:p text:style-name="P8">024 034 001 006 12810 143</text:p>
      <text:p text:style-name="P8">024 034 001 006 12810 143</text:p>
      <text:p text:style-name="P8"><text:soft-page-break/>024 033 001 006 12810 143</text:p>
      <text:p text:style-name="P8">024 036 001 006 12810 143</text:p>
      <text:p text:style-name="P8">024 043 001 006 12810 143</text:p>
      <text:p text:style-name="P8">023 044 001 006 12810 143</text:p>
      <text:p text:style-name="P8">023 045 001 007 12810 143</text:p>
      <text:p text:style-name="P8">022 033 001 006 12810 143</text:p>
      <text:p text:style-name="P8">021 032 001 006 12810 143</text:p>
      <text:p text:style-name="P8">022 032 001 006 12810 143</text:p>
      <text:p text:style-name="P8">022 038 001 006 12810 143</text:p>
      <text:p text:style-name="P8">022 044 001 006 12810 143</text:p>
      <text:p text:style-name="P8">022 044 001 007 12810 143</text:p>
      <text:p text:style-name="P8">022 040 001 007 12810 143</text:p>
      <text:p text:style-name="P8">022 039 001 006 12810 143</text:p>
      <text:p text:style-name="P8">023 033 001 006 12810 143</text:p>
      <text:p text:style-name="P8">023 031 001 006 12810 143</text:p>
      <text:p text:style-name="P8">024 031 001 006 12810 143</text:p>
      <text:p text:style-name="P8">024 034 001 006 12810 143</text:p>
      <text:p text:style-name="P8">025 039 001 006 12810 143</text:p>
      <text:p text:style-name="P8">024 031 001 006 12810 143</text:p>
      <text:p text:style-name="P8">026 034 001 006 12810 143</text:p>
      <text:p text:style-name="P8">026 034 001 006 12810 143</text:p>
      <text:p text:style-name="P8">026 041 001 006 12810 143</text:p>
      <text:p text:style-name="P8">027 042 001 007 12810 143</text:p>
      <text:p text:style-name="P8">026 046 001 007 12810 143</text:p>
      <text:p text:style-name="P8">026 039 001 007 12810 143</text:p>
      <text:p text:style-name="P8">025 032 001 006 12810 143</text:p>
      <text:p text:style-name="P8">025 034 001 006 12810 143</text:p>
      <text:p text:style-name="P8">024 034 001 006 12810 143</text:p>
      <text:p text:style-name="P8">025 035 001 006 12810 143</text:p>
      <text:p text:style-name="P8">026 042 001 007 12810 143</text:p>
      <text:p text:style-name="P8">025 043 001 007 12810 143</text:p>
      <text:p text:style-name="P8">025 043 001 007 12810 143</text:p>
      <text:p text:style-name="P8">024 037 001 007 12810 143</text:p>
      <text:p text:style-name="P8">024 032 001 006 12810 143</text:p>
      <text:p text:style-name="P8">023 032 001 006 12810 143</text:p>
      <text:p text:style-name="P8">025 032 001 006 12810 143</text:p>
      <text:p text:style-name="P8">024 033 001 006 12810 143</text:p>
      <text:p text:style-name="P8">024 039 001 006 12810 143</text:p>
      <text:p text:style-name="P8">024 046 001 007 12810 143</text:p>
      <text:p text:style-name="P8">023 047 001 007 12810 143</text:p>
      <text:p text:style-name="P8">023 042 001 007 12810 143</text:p>
      <text:p text:style-name="P8">021 042 001 007 12810 143</text:p>
      <text:p text:style-name="P8">023 036 001 007 12810 143</text:p>
      <text:p text:style-name="P8">022 033 001 006 12810 143</text:p>
      <text:p text:style-name="P8">021 034 001 006 12810 143</text:p>
      <text:p text:style-name="P8">022 037 001 006 12810 143</text:p>
      <text:p text:style-name="P8">025 038 001 006 12810 143</text:p>
      <text:p text:style-name="P8">023 046 001 006 12810 143</text:p>
      <text:p text:style-name="P8">025 048 001 007 12810 143</text:p>
      <text:p text:style-name="P8"><text:soft-page-break/>024 036 001 006 12810 143</text:p>
      <text:p text:style-name="P8">024 035 001 006 12810 143</text:p>
      <text:p text:style-name="P8">024 035 001 006 12810 143</text:p>
      <text:p text:style-name="P8">025 051 001 007 12810 143</text:p>
      <text:p text:style-name="P8">025 050 001 007 12810 143</text:p>
      <text:p text:style-name="P8">025 047 001 007 12810 143</text:p>
      <text:p text:style-name="P8">024 039 001 007 12810 143</text:p>
      <text:p text:style-name="P8">025 039 001 007 12810 143</text:p>
      <text:p text:style-name="P8">026 035 001 007 12810 143</text:p>
      <text:p text:style-name="P8">026 035 001 006 12810 143</text:p>
      <text:p text:style-name="P8">027 035 001 006 12810 143</text:p>
      <text:p text:style-name="P8">027 042 001 006 12810 143</text:p>
      <text:p text:style-name="P8">027 042 001 007 12810 143</text:p>
      <text:p text:style-name="P8">027 049 001 007 12810 143</text:p>
      <text:p text:style-name="P8">026 049 001 008 12810 143</text:p>
      <text:p text:style-name="P8">026 042 001 008 12810 143</text:p>
      <text:p text:style-name="P8">024 035 001 007 12810 143</text:p>
      <text:p text:style-name="P8">023 034 001 006 12810 143</text:p>
      <text:p text:style-name="P8">024 032 001 006 12810 143</text:p>
      <text:p text:style-name="P8">025 032 001 006 12810 143</text:p>
      <text:p text:style-name="P8">023 036 001 006 12810 143</text:p>
      <text:p text:style-name="P8">026 042 001 006 12810 143</text:p>
      <text:p text:style-name="P8">024 043 001 007 12810 143</text:p>
      <text:p text:style-name="P8">025 043 001 007 12810 143</text:p>
      <text:p text:style-name="P8">023 042 001 007 12810 143</text:p>
      <text:p text:style-name="P8">024 035 001 007 12810 143</text:p>
      <text:p text:style-name="P8">024 031 001 006 12810 143</text:p>
      <text:p text:style-name="P8">025 032 001 006 12810 143</text:p>
      <text:p text:style-name="P8">025 033 001 006 12810 143</text:p>
      <text:p text:style-name="P8">025 033 001 006 12810 143</text:p>
      <text:p text:style-name="P8">025 045 001 007 12810 143</text:p>
      <text:p text:style-name="P8">025 044 001 007 12810 143</text:p>
      <text:p text:style-name="P8">025 036 001 007 12810 143</text:p>
      <text:p text:style-name="P8">025 035 001 006 12810 143</text:p>
      <text:p text:style-name="P8">026 032 001 006 12810 143</text:p>
      <text:p text:style-name="P8">025 033 001 006 12810 143</text:p>
      <text:p text:style-name="P8">026 035 001 006 12810 143</text:p>
      <text:p text:style-name="P8">026 042 001 006 12810 143</text:p>
      <text:p text:style-name="P8">027 042 001 006 12810 143</text:p>
      <text:p text:style-name="P8">027 049 001 007 12810 143</text:p>
      <text:p text:style-name="P8">026 049 001 007 12810 143</text:p>
      <text:p text:style-name="P8">026 040 001 007 12810 143</text:p>
      <text:p text:style-name="P8">025 035 001 007 12810 143</text:p>
      <text:p text:style-name="P8">025 036 001 007 12810 143</text:p>
      <text:p text:style-name="P8">026 040 001 007 12810 143</text:p>
      <text:p text:style-name="P8">025 048 001 007 12810 143</text:p>
      <text:p text:style-name="P8">026 049 001 007 12810 143</text:p>
      <text:p text:style-name="P8">025 049 001 007 12810 143</text:p>
      <text:p text:style-name="P8">024 041 001 007 12810 143</text:p>
      <text:p text:style-name="P8"><text:soft-page-break/>025 036 001 007 12810 143</text:p>
      <text:p text:style-name="P8">025 035 001 007 12810 143</text:p>
      <text:p text:style-name="P8">023 035 001 006 12810 143</text:p>
      <text:p text:style-name="P8">022 037 001 006 12810 143</text:p>
      <text:p text:style-name="P8">022 035 001 006 12810 143</text:p>
      <text:p text:style-name="P8">023 035 001 006 12810 143</text:p>
      <text:p text:style-name="P8">022 036 001 006 12810 143</text:p>
      <text:p text:style-name="P8">021 042 001 006 12810 143</text:p>
      <text:p text:style-name="P8">024 044 001 007 12810 143</text:p>
      <text:p text:style-name="P8">023 043 001 007 12810 143</text:p>
      <text:p text:style-name="P8">023 036 001 007 12810 143</text:p>
      <text:p text:style-name="P8">025 033 001 006 12810 143</text:p>
      <text:p text:style-name="P8">023 032 001 006 12810 143</text:p>
      <text:p text:style-name="P8">022 033 001 006 12810 143</text:p>
      <text:p text:style-name="P8">024 039 001 006 12810 143</text:p>
      <text:p text:style-name="P8">025 039 001 006 12810 143</text:p>
      <text:p text:style-name="P8">025 044 001 007 12810 143</text:p>
      <text:p text:style-name="P8">024 044 001 007 12810 143</text:p>
      <text:p text:style-name="P8">025 037 001 007 12810 143</text:p>
      <text:p text:style-name="P8">024 039 001 007 12810 143</text:p>
      <text:p text:style-name="P8">024 033 001 006 12810 143</text:p>
      <text:p text:style-name="P8">025 032 001 006 12810 143</text:p>
      <text:p text:style-name="P8">025 033 001 006 12810 143</text:p>
      <text:p text:style-name="P8">026 039 001 006 12810 143</text:p>
      <text:p text:style-name="P8">026 047 001 007 12810 143</text:p>
      <text:p text:style-name="P8">026 048 001 007 12810 143</text:p>
      <text:p text:style-name="P8">025 047 001 007 12810 143</text:p>
      <text:p text:style-name="P8">025 047 001 007 12810 143</text:p>
      <text:p text:style-name="P8">024 040 001 007 12810 143</text:p>
      <text:p text:style-name="P8">024 036 001 006 12810 143</text:p>
      <text:p text:style-name="P8">024 036 001 006 12810 143</text:p>
      <text:p text:style-name="P8">025 039 001 006 12810 143</text:p>
      <text:p text:style-name="P8">025 039 001 006 12810 143</text:p>
      <text:p text:style-name="P8">026 047 001 006 12810 143</text:p>
      <text:p text:style-name="P8">026 049 001 007 12810 143</text:p>
      <text:p text:style-name="P8">025 047 001 006 12810 143</text:p>
      <text:p text:style-name="P8">024 046 001 006 12810 143</text:p>
      <text:p text:style-name="P8">025 056 001 007 12810 143</text:p>
      <text:p text:style-name="P8">024 056 001 007 12810 143</text:p>
      <text:p text:style-name="P8">023 037 001 006 12810 143</text:p>
      <text:p text:style-name="P8">024 036 001 006 12810 143</text:p>
      <text:p text:style-name="P8">023 040 001 006 12810 143</text:p>
      <text:p text:style-name="P8">025 048 001 006 12810 143</text:p>
      <text:p text:style-name="P8">023 049 001 007 12810 143</text:p>
      <text:p text:style-name="P8">022 051 001 007 12810 143</text:p>
      <text:p text:style-name="P8">023 050 001 007 12810 143</text:p>
      <text:p text:style-name="P8">021 041 001 007 12810 143</text:p>
      <text:p text:style-name="P8">020 036 001 006 12810 143</text:p>
      <text:p text:style-name="P8">019 035 001 006 12810 143</text:p>
      <text:p text:style-name="P8"><text:soft-page-break/>020 035 001 006 12810 143</text:p>
      <text:p text:style-name="P8">021 035 001 006 12810 143</text:p>
      <text:p text:style-name="P8">021 041 001 006 12810 143</text:p>
      <text:p text:style-name="P8">022 048 001 007 12810 143</text:p>
      <text:p text:style-name="P8">022 048 001 007 12810 143</text:p>
      <text:p text:style-name="P8">023 042 001 007 12810 143</text:p>
      <text:p text:style-name="P8">023 042 001 007 12810 143</text:p>
      <text:p text:style-name="P8">022 035 001 007 12810 143</text:p>
      <text:p text:style-name="P8">021 033 001 006 12810 143</text:p>
      <text:p text:style-name="P8">023 034 001 006 12810 143</text:p>
      <text:p text:style-name="P8">022 039 001 006 12810 143</text:p>
      <text:p text:style-name="P8">023 038 001 006 12810 143</text:p>
      <text:p text:style-name="P8">024 047 001 006 12810 143</text:p>
      <text:p text:style-name="P8">025 039 001 006 12810 143</text:p>
      <text:p text:style-name="P8">027 047 001 006 12810 143</text:p>
      <text:p text:style-name="P8">026 047 001 007 12810 143</text:p>
      <text:p text:style-name="P8">026 052 001 007 12810 143</text:p>
      <text:p text:style-name="P8">026 043 001 007 12810 143</text:p>
      <text:p text:style-name="P8">025 043 001 007 12810 143</text:p>
      <text:p text:style-name="P8">024 036 001 007 12810 143</text:p>
      <text:p text:style-name="P8">025 035 001 006 12810 143</text:p>
      <text:p text:style-name="P8">024 035 001 006 12810 143</text:p>
      <text:p text:style-name="P8">024 041 001 006 12810 143</text:p>
      <text:p text:style-name="P8">025 040 001 006 12810 143</text:p>
      <text:p text:style-name="P8">025 048 001 007 12810 143</text:p>
      <text:p text:style-name="P8">025 049 001 007 12810 143</text:p>
      <text:p text:style-name="P8">024 046 001 007 12810 143</text:p>
      <text:p text:style-name="P8">022 044 001 007 12810 143</text:p>
      <text:p text:style-name="P8">022 038 001 007 12810 143</text:p>
      <text:p text:style-name="P8">023 035 001 006 12810 143</text:p>
      <text:p text:style-name="P8">022 035 001 006 12810 143</text:p>
      <text:p text:style-name="P8">022 038 001 006 12810 143</text:p>
      <text:p text:style-name="P8">023 039 001 006 12810 143</text:p>
      <text:p text:style-name="P8">023 047 001 006 12810 143</text:p>
      <text:p text:style-name="P8">021 045 001 007 12810 143</text:p>
      <text:p text:style-name="P8">022 038 001 006 12810 143</text:p>
      <text:p text:style-name="P8">021 036 001 006 12810 143</text:p>
      <text:p text:style-name="P8">023 036 001 006 12810 143</text:p>
      <text:p text:style-name="P8">025 042 001 006 12810 143</text:p>
      <text:p text:style-name="P8">024 042 001 006 12810 143</text:p>
      <text:p text:style-name="P8">024 037 001 006 12810 143</text:p>
      <text:p text:style-name="P8">024 042 001 007 12810 143</text:p>
      <text:p text:style-name="P8">023 041 001 006 12810 143</text:p>
      <text:p text:style-name="P8">024 036 001 006 12810 143</text:p>
      <text:p text:style-name="P8">024 036 001 006 12810 143</text:p>
      <text:p text:style-name="P8">023 036 001 006 12810 143</text:p>
      <text:p text:style-name="P8">023 044 001 006 12810 143</text:p>
      <text:p text:style-name="P8">026 045 001 007 12810 143</text:p>
      <text:p text:style-name="P8">024 056 001 007 12810 143</text:p>
      <text:p text:style-name="P8"><text:soft-page-break/>024 050 001 007 12810 143</text:p>
      <text:p text:style-name="P8">025 050 001 007 12810 143</text:p>
      <text:p text:style-name="P8">023 042 001 007 12810 143</text:p>
      <text:p text:style-name="P8">023 041 001 006 12810 143</text:p>
      <text:p text:style-name="P8">022 038 001 006 12810 143</text:p>
      <text:p text:style-name="P8">024 042 001 006 12810 143</text:p>
      <text:p text:style-name="P8">025 042 001 006 12810 143</text:p>
      <text:p text:style-name="P8">023 050 001 006 12810 143</text:p>
      <text:p text:style-name="P8">026 051 001 007 12810 143</text:p>
      <text:p text:style-name="P8">024 056 001 007 12810 143</text:p>
      <text:p text:style-name="P8">024 055 001 007 12810 143</text:p>
      <text:p text:style-name="P8">023 045 001 007 12810 143</text:p>
      <text:p text:style-name="P8">022 039 001 006 12810 143</text:p>
      <text:p text:style-name="P8">023 039 001 006 12810 143</text:p>
      <text:p text:style-name="P8">023 039 001 006 12810 143</text:p>
      <text:p text:style-name="P8">024 039 001 006 12810 143</text:p>
      <text:p text:style-name="P8">023 045 001 006 12810 143</text:p>
      <text:p text:style-name="P8">022 056 001 007 12810 143</text:p>
      <text:p text:style-name="P8">022 037 001 006 12810 143</text:p>
      <text:p text:style-name="P8">023 043 001 006 12810 143</text:p>
      <text:p text:style-name="P8">024 051 001 007 12810 143</text:p>
      <text:p text:style-name="P8">024 052 001 007 12810 143</text:p>
      <text:p text:style-name="P8">023 046 001 007 12810 143</text:p>
      <text:p text:style-name="P8">022 038 001 007 12810 143</text:p>
      <text:p text:style-name="P8">024 038 001 006 12810 143</text:p>
      <text:p text:style-name="P8">024 035 001 006 12810 143</text:p>
      <text:p text:style-name="P8">023 037 001 006 12810 143</text:p>
      <text:p text:style-name="P8">023 038 001 006 12810 143</text:p>
      <text:p text:style-name="P8">025 045 001 006 12810 143</text:p>
      <text:p text:style-name="P8">025 043 001 007 12810 143</text:p>
      <text:p text:style-name="P8">025 037 001 006 12810 143</text:p>
      <text:p text:style-name="P8">023 037 001 006 12810 143</text:p>
      <text:p text:style-name="P8">023 035 001 006 12810 143</text:p>
      <text:p text:style-name="P8">025 041 001 006 12810 143</text:p>
      <text:p text:style-name="P8">023 041 001 006 12810 143</text:p>
      <text:p text:style-name="P8">022 049 001 006 12810 143</text:p>
      <text:p text:style-name="P8">023 050 001 007 12810 143</text:p>
      <text:p text:style-name="P8">024 049 001 007 12810 143</text:p>
      <text:p text:style-name="P8">024 041 001 007 12810 143</text:p>
      <text:p text:style-name="P8">024 040 001 007 12810 143</text:p>
      <text:p text:style-name="P8">023 048 001 007 12810 143</text:p>
      <text:p text:style-name="P8">022 042 001 006 12810 143</text:p>
      <text:p text:style-name="P8">021 042 001 006 12810 143</text:p>
      <text:p text:style-name="P8">022 037 001 006 12810 143</text:p>
      <text:p text:style-name="P8">023 037 001 006 12810 143</text:p>
      <text:p text:style-name="P8">024 044 001 006 12810 143</text:p>
      <text:p text:style-name="P8">025 053 001 006 12810 143</text:p>
      <text:p text:style-name="P8">024 053 001 007 12810 143</text:p>
      <text:p text:style-name="P8">022 049 001 007 12810 143</text:p>
      <text:p text:style-name="P8"><text:soft-page-break/>023 042 001 006 12810 143</text:p>
      <text:p text:style-name="P8">023 042 001 006 12810 143</text:p>
      <text:p text:style-name="P8">022 038 001 006 12810 143</text:p>
      <text:p text:style-name="P8">023 038 001 006 12810 143</text:p>
      <text:p text:style-name="P8">023 042 001 006 12810 143</text:p>
      <text:p text:style-name="P8">023 042 001 006 12810 143</text:p>
      <text:p text:style-name="P8">023 051 001 006 12810 143</text:p>
      <text:p text:style-name="P8">023 058 001 007 12810 143</text:p>
      <text:p text:style-name="P8">023 059 001 007 12810 143</text:p>
      <text:p text:style-name="P8">023 048 001 007 12810 143</text:p>
      <text:p text:style-name="P8">024 041 001 006 12810 143</text:p>
      <text:p text:style-name="P8">024 041 001 006 12810 143</text:p>
      <text:p text:style-name="P8">025 040 001 006 12810 143</text:p>
      <text:p text:style-name="P8">025 040 001 006 12810 143</text:p>
      <text:p text:style-name="P8">024 046 001 006 12810 143</text:p>
      <text:p text:style-name="P8">024 047 001 006 12810 143</text:p>
      <text:p text:style-name="P8">026 058 001 006 12810 143</text:p>
      <text:p text:style-name="P8">026 053 001 007 12810 143</text:p>
      <text:p text:style-name="P8">025 051 001 006 12810 143</text:p>
      <text:p text:style-name="P8">024 043 001 006 12810 143</text:p>
      <text:p text:style-name="P8">024 043 001 006 12810 143</text:p>
      <text:p text:style-name="P8">023 039 001 006 12810 143</text:p>
      <text:p text:style-name="P8">024 043 001 006 12810 143</text:p>
      <text:p text:style-name="P8">023 059 001 006 12810 143</text:p>
      <text:p text:style-name="P8">024 044 001 006 12810 143</text:p>
      <text:p text:style-name="P8">025 040 001 006 12810 143</text:p>
      <text:p text:style-name="P8">023 039 001 006 12810 143</text:p>
      <text:p text:style-name="P8">024 043 001 006 12810 143</text:p>
      <text:p text:style-name="P8">024 052 001 006 12810 143</text:p>
      <text:p text:style-name="P8">024 062 001 007 12810 143</text:p>
      <text:p text:style-name="P8">024 060 001 007 12810 143</text:p>
      <text:p text:style-name="P8">023 049 001 007 12810 143</text:p>
      <text:p text:style-name="P8">022 049 001 006 12810 143</text:p>
      <text:p text:style-name="P8">023 043 001 006 12810 143</text:p>
      <text:p text:style-name="P8">022 042 001 006 12810 143</text:p>
      <text:p text:style-name="P8">023 041 001 006 12810 143</text:p>
      <text:p text:style-name="P8">022 047 001 006 12810 143</text:p>
      <text:p text:style-name="P8">022 048 001 006 12810 143</text:p>
      <text:p text:style-name="P8">023 057 001 006 12810 143</text:p>
      <text:p text:style-name="P8">023 059 001 007 12810 143</text:p>
      <text:p text:style-name="P8">022 055 001 007 12810 143</text:p>
      <text:p text:style-name="P8">023 055 001 006 12810 143</text:p>
      <text:p text:style-name="P8">023 046 001 006 12810 143</text:p>
      <text:p text:style-name="P8">022 041 001 006 12810 143</text:p>
      <text:p text:style-name="P8">023 041 001 006 12810 143</text:p>
      <text:p text:style-name="P8">022 046 001 006 12810 143</text:p>
      <text:p text:style-name="P8">023 046 001 006 12810 143</text:p>
      <text:p text:style-name="P8">023 055 001 006 12810 143</text:p>
      <text:p text:style-name="P8">023 063 001 007 12810 143</text:p>
      <text:p text:style-name="P8"><text:soft-page-break/>023 063 001 007 12810 143</text:p>
      <text:p text:style-name="P8">022 047 001 006 12810 143</text:p>
      <text:p text:style-name="P8">023 041 001 006 12810 143</text:p>
      <text:p text:style-name="P8">024 046 001 006 12810 143</text:p>
      <text:p text:style-name="P8">023 047 001 006 12810 143</text:p>
      <text:p text:style-name="P8">024 056 001 006 12810 143</text:p>
      <text:p text:style-name="P8">025 056 001 006 12810 143</text:p>
      <text:p text:style-name="P8">024 061 001 006 12810 143</text:p>
      <text:p text:style-name="P8">023 061 001 007 12810 143</text:p>
      <text:p text:style-name="P8">025 059 001 007 12810 143</text:p>
      <text:p text:style-name="P8">023 057 001 006 12810 143</text:p>
      <text:p text:style-name="P8">024 058 001 007 12810 143</text:p>
      <text:p text:style-name="P8">023 057 001 007 12810 143</text:p>
      <text:p text:style-name="P8">023 046 001 006 12810 143</text:p>
      <text:p text:style-name="P8">022 045 001 006 12810 143</text:p>
      <text:p text:style-name="P8">022 040 001 006 12810 143</text:p>
      <text:p text:style-name="P8">022 039 001 006 12810 143</text:p>
      <text:p text:style-name="P8">022 042 001 006 12810 143</text:p>
      <text:p text:style-name="P8">022 051 001 006 12810 143</text:p>
      <text:p text:style-name="P8">023 052 001 007 12810 143</text:p>
      <text:p text:style-name="P8">023 045 001 006 12810 143</text:p>
      <text:p text:style-name="P8">022 044 001 006 12810 143</text:p>
      <text:p text:style-name="P8">023 040 001 006 12810 143</text:p>
      <text:p text:style-name="P8">024 040 001 005 12810 143</text:p>
      <text:p text:style-name="P8">023 046 001 005 12810 143</text:p>
      <text:p text:style-name="P8">024 055 001 006 12810 143</text:p>
      <text:p text:style-name="P8">023 055 001 006 12810 143</text:p>
      <text:p text:style-name="P8">023 056 001 006 12810 143</text:p>
      <text:p text:style-name="P8">023 039 001 005 12810 143</text:p>
      <text:p text:style-name="P8">023 041 001 005 12810 143</text:p>
      <text:p text:style-name="P8">023 038 001 005 12810 143</text:p>
      <text:p text:style-name="P8">023 038 001 005 12810 143</text:p>
      <text:p text:style-name="P8">023 045 001 005 12810 143</text:p>
      <text:p text:style-name="P8">024 053 001 006 12810 143</text:p>
      <text:p text:style-name="P8">022 053 001 006 12810 143</text:p>
      <text:p text:style-name="P8">023 050 001 006 12810 143</text:p>
      <text:p text:style-name="P8">023 050 001 006 12810 143</text:p>
      <text:p text:style-name="P8">023 041 001 006 12810 143</text:p>
      <text:p text:style-name="P8">022 037 001 005 12810 143</text:p>
      <text:p text:style-name="P8">023 037 001 006 12810 143</text:p>
      <text:p text:style-name="P8">022 040 001 005 12810 143</text:p>
      <text:p text:style-name="P8">023 040 001 006 12810 143</text:p>
      <text:p text:style-name="P8">023 048 001 006 12810 143</text:p>
      <text:p text:style-name="P8">023 048 000 006 12810 143</text:p>
      <text:p text:style-name="P8">023 055 001 006 12810 143</text:p>
      <text:p text:style-name="P8">022 046 001 006 12810 143</text:p>
      <text:p text:style-name="P8">023 047 001 006 12810 143</text:p>
      <text:p text:style-name="P8">023 041 001 006 12810 143</text:p>
      <text:p text:style-name="P8">021 042 001 005 12810 143</text:p>
      <text:p text:style-name="P8"><text:soft-page-break/>022 041 001 005 12810 143</text:p>
      <text:p text:style-name="P8">022 048 001 005 12810 143</text:p>
      <text:p text:style-name="P8">022 049 001 006 12810 143</text:p>
      <text:p text:style-name="P8">023 063 001 006 12810 143</text:p>
      <text:p text:style-name="P8">022 063 001 006 12810 143</text:p>
      <text:p text:style-name="P8">022 058 001 006 12810 143</text:p>
      <text:p text:style-name="P8">021 050 001 005 12810 143</text:p>
      <text:p text:style-name="P8">022 063 001 006 12810 143</text:p>
      <text:p text:style-name="P8">021 061 001 006 12810 143</text:p>
      <text:p text:style-name="P8">022 050 001 006 12810 143</text:p>
      <text:p text:style-name="P8">022 043 001 005 12810 143</text:p>
      <text:p text:style-name="P8">022 044 001 005 12810 143</text:p>
      <text:p text:style-name="P8">023 044 001 005 12810 143</text:p>
      <text:p text:style-name="P8">023 045 001 005 12810 143</text:p>
      <text:p text:style-name="P8">023 056 001 006 12810 143</text:p>
      <text:p text:style-name="P8">022 055 001 006 12810 143</text:p>
      <text:p text:style-name="P8">021 045 001 006 12810 143</text:p>
      <text:p text:style-name="P8">022 040 001 005 12810 143</text:p>
      <text:p text:style-name="P8">022 039 001 005 12810 143</text:p>
      <text:p text:style-name="P8">022 045 001 005 12810 143</text:p>
      <text:p text:style-name="P8">022 044 001 005 12810 143</text:p>
      <text:p text:style-name="P8">022 051 001 005 12810 143</text:p>
      <text:p text:style-name="P8">023 052 001 006 12810 143</text:p>
      <text:p text:style-name="P8">023 053 001 006 12810 143</text:p>
      <text:p text:style-name="P8">022 043 001 006 12810 143</text:p>
      <text:p text:style-name="P8">021 042 001 005 12810 143</text:p>
      <text:p text:style-name="P8">020 037 001 005 12810 143</text:p>
      <text:p text:style-name="P8">020 038 001 005 12810 143</text:p>
      <text:p text:style-name="P8">019 049 001 006 12810 143</text:p>
      <text:p text:style-name="P8">020 044 001 005 12810 143</text:p>
      <text:p text:style-name="P8">021 038 001 005 12810 143</text:p>
      <text:p text:style-name="P8">020 038 001 005 12810 143</text:p>
      <text:p text:style-name="P8">020 045 001 005 12810 143</text:p>
      <text:p text:style-name="P8">021 055 001 006 12810 143</text:p>
      <text:p text:style-name="P8">021 055 001 006 12810 143</text:p>
      <text:p text:style-name="P8">020 048 001 006 12810 143</text:p>
      <text:p text:style-name="P8">020 047 001 006 12810 143</text:p>
      <text:p text:style-name="P8">020 040 001 005 12810 143</text:p>
      <text:p text:style-name="P8">019 041 001 005 12810 143</text:p>
      <text:p text:style-name="P8">020 038 001 005 12810 143</text:p>
      <text:p text:style-name="P8">020 043 001 005 12810 143</text:p>
      <text:p text:style-name="P8">021 059 001 005 12810 143</text:p>
      <text:p text:style-name="P8">021 059 001 006 12810 143</text:p>
      <text:p text:style-name="P8">021 051 001 006 12810 143</text:p>
      <text:p text:style-name="P8">020 051 001 005 12810 143</text:p>
      <text:p text:style-name="P8">019 043 001 005 12810 143</text:p>
      <text:p text:style-name="P8">020 041 001 005 12810 143</text:p>
      <text:p text:style-name="P8">020 041 001 005 12810 143</text:p>
      <text:p text:style-name="P8">021 048 001 005 12810 143</text:p>
      <text:p text:style-name="P8"><text:soft-page-break/>020 048 001 005 12810 143</text:p>
      <text:p text:style-name="P8">020 059 001 005 12810 143</text:p>
      <text:p text:style-name="P8">020 062 001 006 12810 143</text:p>
      <text:p text:style-name="P8">018 059 001 006 12810 143</text:p>
      <text:p text:style-name="P8">016 047 001 005 12810 143</text:p>
      <text:p text:style-name="P8">016 046 001 005 12810 143</text:p>
      <text:p text:style-name="P8">016 041 001 005 12810 143</text:p>
      <text:p text:style-name="P8">016 040 001 005 12810 143</text:p>
      <text:p text:style-name="P8">015 041 001 005 12810 143</text:p>
      <text:p text:style-name="P8">017 060 001 006 12810 143</text:p>
      <text:p text:style-name="P8">016 050 001 006 12810 143</text:p>
      <text:p text:style-name="P8">017 042 001 005 12810 143</text:p>
      <text:p text:style-name="P8">017 041 001 005 12810 143</text:p>
      <text:p text:style-name="P8">017 037 001 005 12810 143</text:p>
      <text:p text:style-name="P8">017 037 001 005 12810 143</text:p>
      <text:p text:style-name="P8">017 042 001 005 12810 143</text:p>
      <text:p text:style-name="P8">017 050 001 005 12810 143</text:p>
      <text:p text:style-name="P8">016 049 001 005 12810 143</text:p>
      <text:p text:style-name="P8">016 052 001 005 12810 143</text:p>
      <text:p text:style-name="P8">017 051 001 005 12810 143</text:p>
      <text:p text:style-name="P8">016 042 001 005 12810 143</text:p>
      <text:p text:style-name="P8">016 037 001 005 12810 143</text:p>
      <text:p text:style-name="P8">016 037 001 005 12810 143</text:p>
      <text:p text:style-name="P8">016 038 001 005 12810 143</text:p>
      <text:p text:style-name="P8">016 038 001 005 12810 143</text:p>
      <text:p text:style-name="P8">016 046 001 005 12810 143</text:p>
      <text:p text:style-name="P8">016 056 001 005 12810 143</text:p>
      <text:p text:style-name="P8">016 056 001 005 12810 143</text:p>
      <text:p text:style-name="P8">015 047 001 005 12810 143</text:p>
      <text:p text:style-name="P8">014 047 001 005 12810 143</text:p>
      <text:p text:style-name="P8">014 040 001 005 12810 143</text:p>
      <text:p text:style-name="P8">013 037 001 005 12810 143</text:p>
      <text:p text:style-name="P8">014 037 001 005 12810 143</text:p>
      <text:p text:style-name="P8">014 049 001 005 12810 143</text:p>
      <text:p text:style-name="P8">013 050 001 005 12810 143</text:p>
      <text:p text:style-name="P8">014 055 001 005 12810 143</text:p>
      <text:p text:style-name="P8">012 055 001 005 12810 143</text:p>
      <text:p text:style-name="P8">012 045 001 005 12810 143</text:p>
      <text:p text:style-name="P8">011 039 001 005 12810 143</text:p>
      <text:p text:style-name="P8">012 039 001 004 12810 143</text:p>
      <text:p text:style-name="P8">011 037 001 004 12810 143</text:p>
      <text:p text:style-name="P8">012 037 001 004 12810 143</text:p>
      <text:p text:style-name="P8">012 044 001 004 12810 143</text:p>
      <text:p text:style-name="P8">013 053 001 005 12810 143</text:p>
      <text:p text:style-name="P8">013 053 001 005 12810 143</text:p>
      <text:p text:style-name="P8">012 047 001 005 12810 143</text:p>
      <text:p text:style-name="P8">011 047 001 005 12810 143</text:p>
      <text:p text:style-name="P8">012 039 001 005 12810 143</text:p>
      <text:p text:style-name="P8">011 035 001 004 12810 143</text:p>
      <text:p text:style-name="P8"><text:soft-page-break/>010 038 001 004 12810 143</text:p>
      <text:p text:style-name="P8">010 039 001 004 12810 143</text:p>
      <text:p text:style-name="P8">010 039 001 004 12810 143</text:p>
      <text:p text:style-name="P8">011 047 001 004 12810 143</text:p>
      <text:p text:style-name="P8">010 043 001 004 12810 143</text:p>
      <text:p text:style-name="P8">010 038 001 004 12810 143</text:p>
      <text:p text:style-name="P8">011 037 001 004 12810 143</text:p>
      <text:p text:style-name="P8">011 036 001 004 12810 143</text:p>
      <text:p text:style-name="P8">010 042 001 004 12810 143</text:p>
      <text:p text:style-name="P8">011 052 001 004 12810 143</text:p>
      <text:p text:style-name="P8">011 054 001 004 12810 143</text:p>
      <text:p text:style-name="P8">011 046 001 004 12810 143</text:p>
      <text:p text:style-name="P8">010 039 001 004 12810 143</text:p>
      <text:p text:style-name="P8">010 040 001 004 12810 143</text:p>
      <text:p text:style-name="P8">011 039 001 004 12810 143</text:p>
      <text:p text:style-name="P8">011 046 001 004 12810 143</text:p>
      <text:p text:style-name="P8">011 046 001 004 12810 143</text:p>
      <text:p text:style-name="P8">010 058 001 004 12810 143</text:p>
      <text:p text:style-name="P8">011 058 001 005 12810 143</text:p>
      <text:p text:style-name="P8">010 053 001 005 12810 143</text:p>
      <text:p text:style-name="P8">009 044 001 004 12810 143</text:p>
      <text:p text:style-name="P8">010 043 001 004 12810 143</text:p>
      <text:p text:style-name="P8">009 039 001 004 12810 143</text:p>
      <text:p text:style-name="P8">009 038 001 004 12810 143</text:p>
      <text:p text:style-name="P8">009 041 001 004 12810 143</text:p>
      <text:p text:style-name="P8">009 050 001 004 12810 143</text:p>
      <text:p text:style-name="P8">010 050 001 004 12810 143</text:p>
      <text:p text:style-name="P8">010 056 001 004 12810 143</text:p>
      <text:p text:style-name="P8">010 055 001 004 12810 143</text:p>
      <text:p text:style-name="P8">010 045 001 004 12810 143</text:p>
      <text:p text:style-name="P8">010 039 001 004 12810 143</text:p>
      <text:p text:style-name="P8">010 038 001 004 12810 143</text:p>
      <text:p text:style-name="P8">010 037 001 004 12810 143</text:p>
      <text:p text:style-name="P8">010 037 001 004 12810 143</text:p>
      <text:p text:style-name="P8">010 044 001 004 12810 143</text:p>
      <text:p text:style-name="P8">010 053 001 004 12810 143</text:p>
      <text:p text:style-name="P8">010 053 001 004 12810 143</text:p>
      <text:p text:style-name="P8">010 048 001 004 12810 143</text:p>
      <text:p text:style-name="P8">010 036 001 003 12810 143</text:p>
      <text:p text:style-name="P8">009 036 001 004 12810 143</text:p>
      <text:p text:style-name="P8">010 036 001 003 12810 143</text:p>
      <text:p text:style-name="P8">010 037 001 003 12810 143</text:p>
      <text:p text:style-name="P8">009 044 001 003 12810 143</text:p>
      <text:p text:style-name="P8">010 053 001 004 12810 143</text:p>
      <text:p text:style-name="P8">009 052 001 004 12810 143</text:p>
      <text:p text:style-name="P8">009 045 001 004 12810 143</text:p>
      <text:p text:style-name="P8">009 043 001 003 12810 143</text:p>
      <text:p text:style-name="P8">009 035 001 003 12810 143</text:p>
      <text:p text:style-name="P8">009 036 001 003 12810 143</text:p>
      <text:p text:style-name="P8"><text:soft-page-break/>009 043 001 003 12810 143</text:p>
      <text:p text:style-name="P8">009 047 001 003 12810 143</text:p>
      <text:p text:style-name="P8">008 045 001 003 12810 143</text:p>
      <text:p text:style-name="P8">008 035 001 003 12810 143</text:p>
      <text:p text:style-name="P8">008 034 001 003 12810 143</text:p>
      <text:p text:style-name="P8">008 029 001 003 12810 143</text:p>
      <text:p text:style-name="P8">008 028 001 003 12810 143</text:p>
      <text:p text:style-name="P8">008 028 001 003 12810 143</text:p>
      <text:p text:style-name="P8">008 032 001 003 12810 143</text:p>
      <text:p text:style-name="P8">007 031 001 003 12810 143</text:p>
      <text:p text:style-name="P8">008 034 001 003 12810 143</text:p>
      <text:p text:style-name="P8">008 028 001 003 12810 143</text:p>
      <text:p text:style-name="P8">007 027 001 003 12810 143</text:p>
      <text:p text:style-name="P8">008 023 001 003 12810 143</text:p>
      <text:p text:style-name="P8">006 021 001 003 12810 143</text:p>
      <text:p text:style-name="P8">006 020 001 003 12810 143</text:p>
      <text:p text:style-name="P8">006 018 001 003 12810 143</text:p>
      <text:p text:style-name="P8">006 018 001 003 12810 143</text:p>
      <text:p text:style-name="P8">005 017 001 003 12810 143</text:p>
      <text:p text:style-name="P8">005 017 001 003 12810 143</text:p>
      <text:p text:style-name="P8">005 017 001 003 12810 143</text:p>
      <text:p text:style-name="P8">005 018 001 003 12810 143</text:p>
      <text:p text:style-name="P8">005 016 001 003 12810 143</text:p>
      <text:p text:style-name="P8">004 015 001 002 12810 143</text:p>
      <text:p text:style-name="P8">005 013 001 002 12810 143</text:p>
      <text:p text:style-name="P8">005 012 001 002 12810 143</text:p>
      <text:p text:style-name="P8">004 011 001 002 12810 143</text:p>
      <text:p text:style-name="P8">004 011 001 002 12810 143</text:p>
      <text:p text:style-name="P8">004 010 001 002 12810 143</text:p>
      <text:p text:style-name="P8">004 010 001 002 12810 143</text:p>
      <text:p text:style-name="P8">004 009 001 002 12810 143</text:p>
      <text:p text:style-name="P8">004 009 001 002 12810 143</text:p>
      <text:p text:style-name="P8">004 008 001 002 12810 143</text:p>
      <text:p text:style-name="P8">003 007 001 002 12810 143</text:p>
      <text:p text:style-name="P8">003 007 001 002 12810 143</text:p>
      <text:p text:style-name="P8">003 006 001 002 12810 143</text:p>
      <text:p text:style-name="P8">002 006 001 002 12810 143</text:p>
      <text:p text:style-name="P8">002 006 001 002 12810 143</text:p>
      <text:p text:style-name="P8">003 005 001 002 12810 143</text:p>
      <text:p text:style-name="P8">001 005 001 002 12810 143</text:p>
      <text:p text:style-name="P8">002 005 001 002 12810 143</text:p>
      <text:p text:style-name="P8">000 004 001 002 12810 143</text:p>
      <text:p text:style-name="P8">000 004 001 002 12810 143</text:p>
      <text:p text:style-name="P8">000 003 001 002 12810 143</text:p>
      <text:p text:style-name="P8">000 003 001 002 12810 143</text:p>
      <text:p text:style-name="P8">000 003 001 002 12810 143</text:p>
      <text:p text:style-name="P8">000 003 001 002 12810 143</text:p>
      <text:p text:style-name="P8">000 003 001 002 12810 143</text:p>
      <text:p text:style-name="P8">000 003 001 002 12810 143</text:p>
      <text:p text:style-name="P8"><text:soft-page-break/>000 003 001 002 12810 143</text:p>
      <text:p text:style-name="P8">000 003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<text:soft-page-break/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>000 002 001 002 12810 143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0:50:17.194745568</meta:creation-date>
    <dc:date>2016-07-29T01:07:27.449513227</dc:date>
    <meta:editing-duration>PT17M9S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156" meta:paragraph-count="7603" meta:word-count="45618" meta:character-count="190211" meta:non-whitespace-character-count="152196"/>
  </office:meta>
</office:document-meta>
</file>